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419cm"/>
    </style:style>
    <style:style style:family="table-column" style:name="co2">
      <style:table-column-properties fo:break-before="auto" style:column-width="12.139cm"/>
    </style:style>
    <style:style style:family="table-column" style:name="co3">
      <style:table-column-properties fo:break-before="auto" style:column-width="0.923cm"/>
    </style:style>
    <style:style style:family="table-column" style:name="co4">
      <style:table-column-properties fo:break-before="auto" style:column-width="1.986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2.265cm"/>
    </style:style>
    <style:style style:family="table-column" style:name="co7">
      <style:table-column-properties fo:break-before="auto" style:column-width="2.182cm"/>
    </style:style>
    <style:style style:family="table-column" style:name="co8">
      <style:table-column-properties fo:break-before="auto" style:column-width="2.293cm"/>
    </style:style>
    <style:style style:family="table-column" style:name="co9">
      <style:table-column-properties fo:break-before="auto" style:column-width="2.154cm"/>
    </style:style>
    <style:style style:family="table-column" style:name="co10">
      <style:table-column-properties fo:break-before="auto" style:column-width="2.237cm"/>
    </style:style>
    <style:style style:family="table-column" style:name="co11">
      <style:table-column-properties fo:break-before="auto" style:column-width="1.774cm"/>
    </style:style>
    <style:style style:family="table-column" style:name="co12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8">
      <style:table-cell-properties fo:padding="0.071cm" style:diagonal-bl-tr="none" style:rotation-align="none" fo:border="none" style:diagonal-tl-br="none"/>
    </style:style>
    <style:style style:family="table-cell" style:parent-style-name="TL Data" style:name="ce2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10111"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family="table-cell" style:parent-style-name="Default" style:name="ce3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TL Data" style:name="ce3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37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Default" style:name="ce3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39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Metadata" style:family="table-cell" style:name="ce40" style:display-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Metadata" style:family="table-cell" style:name="ce41" style:display-name="ce4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parent-style-name="TL Metadata" style:family="table-cell" style:name="ce42" style:display-name="ce42">
      <style:table-cell-properties fo:padding="0.071cm"/>
    </style:style>
    <style:style style:parent-style-name="TL Metadata" style:family="table-cell" style:name="ce43" style:display-name="ce4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6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Default" table:number-columns-repeated="1011"/>
        <table:table-row table:style-name="ro1">
          <table:table-cell ns41:value-type="string" table:style-name="ce1" office:value-type="string">
            <office:annotation draw:style-name="gr1" svg:height="2.779cm" draw:caption-point-y="-0.042cm" svg:width="7.172cm" svg:x="8.834cm" draw:caption-point-x="-0.425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DERDE GEDEELTE- INDEELING DER BEVOLKING DES RIJKS, NAAR DE BEROEPEN. </text:p>
          </table:table-cell>
          <table:table-cell table:style-name="ce11" table:number-columns-repeated="12"/>
          <table:table-cell table:style-name="ce33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ns41:value-type="string" table:number-rows-spanned="3" table:style-name="ce3" table:number-columns-spanned="1" office:value-type="string">
            <text:p>Gebied</text:p>
          </table:table-cell>
          <table:table-cell ns41:value-type="string" table:number-rows-spanned="3" table:style-name="ce12" table:number-columns-spanned="1" office:value-type="string">
            <text:p>Beroepen of middelen van bestaan</text:p>
          </table:table-cell>
          <table:table-cell table:style-name="ce18"/>
          <table:table-cell ns41:value-type="string" table:number-rows-spanned="1" table:style-name="ce20" table:number-columns-spanned="2" office:value-type="string">
            <text:p>Beneden de 10 jaren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Van 10 en 11 jaren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Van 12 tot en met 15 jaren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Van 16 jaren en daarboven</text:p>
          </table:table-cell>
          <table:covered-table-cell table:style-name="ce24"/>
          <table:table-cell ns41:value-type="string" table:number-rows-spanned="2" table:style-name="ce30" table:number-columns-spanned="3" office:value-type="string">
            <text:p>TOTAAL</text:p>
          </table:table-cell>
          <table:covered-table-cell table:style-name="ce24"/>
          <table:covered-table-cell table:style-name="ce30"/>
          <table:table-cell table:number-columns-repeated="1010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ns41:value-type="string" table:number-rows-spanned="1" table:style-name="ce4" table:number-columns-spanned="2" office:value-type="string">
            <text:p>Geboren in 1849 tot en met 1840</text:p>
          </table:table-cell>
          <table:covered-table-cell table:style-name="ce25"/>
          <table:table-cell ns41:value-type="string" table:number-rows-spanned="1" table:style-name="ce25" table:number-columns-spanned="2" office:value-type="string">
            <text:p>Geboren in 1839 en 1838</text:p>
          </table:table-cell>
          <table:covered-table-cell table:style-name="ce25"/>
          <table:table-cell ns41:value-type="string" table:number-rows-spanned="1" table:style-name="ce25" table:number-columns-spanned="2" office:value-type="string">
            <text:p>Geboren in 1837 tot en met 1834</text:p>
          </table:table-cell>
          <table:covered-table-cell table:style-name="ce25"/>
          <table:table-cell ns41:value-type="string" table:number-rows-spanned="1" table:style-name="ce25" table:number-columns-spanned="2" office:value-type="string">
            <text:p>Geboren in 1833 en vroegere jaren.</text:p>
          </table:table-cell>
          <table:covered-table-cell table:style-name="ce25" table:number-columns-repeated="3"/>
          <table:covered-table-cell table:style-name="ce13"/>
          <table:table-cell table:style-name="ce37"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18"/>
          <table:table-cell ns41:value-type="string" table:style-name="ce5" office:value-type="string">
            <text:p>Mannelijk </text:p>
          </table:table-cell>
          <table:table-cell ns41:value-type="string" table:style-name="ce26" office:value-type="string">
            <text:p>Vrouwelijk</text:p>
          </table:table-cell>
          <table:table-cell ns41:value-type="string" table:style-name="ce26" office:value-type="string">
            <text:p>Mannelijk </text:p>
          </table:table-cell>
          <table:table-cell ns41:value-type="string" table:style-name="ce26" office:value-type="string">
            <text:p>Vrouwelijk</text:p>
          </table:table-cell>
          <table:table-cell ns41:value-type="string" table:style-name="ce26" office:value-type="string">
            <text:p>Mannelijk </text:p>
          </table:table-cell>
          <table:table-cell ns41:value-type="string" table:style-name="ce26" office:value-type="string">
            <text:p>Vrouwelijk</text:p>
          </table:table-cell>
          <table:table-cell ns41:value-type="string" table:style-name="ce26" office:value-type="string">
            <text:p>Mannelijk </text:p>
          </table:table-cell>
          <table:table-cell ns41:value-type="string" table:style-name="ce26" office:value-type="string">
            <text:p>Vrouwelijk</text:p>
          </table:table-cell>
          <table:table-cell ns41:value-type="string" table:style-name="ce26" office:value-type="string">
            <text:p>Mannelijk </text:p>
          </table:table-cell>
          <table:table-cell ns41:value-type="string" table:style-name="ce26" office:value-type="string">
            <text:p>Vrouwelijk</text:p>
          </table:table-cell>
          <table:table-cell ns41:value-type="string" table:style-name="ce14" office:value-type="string">
            <text:p>Totaal</text:p>
          </table:table-cell>
          <table:table-cell table:number-columns-repeated="1010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4">
          <table:table-cell ns41:value-type="string" table:style-name="ce7" office:value-type="string">
            <text:p>DE ZEVEN EN TACHTIG STEDEN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21"/>
          <table:table-cell table:style-name="ce27" table:number-columns-repeated="5"/>
          <table:table-cell ns41:value-type="float" table:style-name="ce27" office:value="143" office:value-type="float">
            <text:p>143</text:p>
          </table:table-cell>
          <table:table-cell ns41:value-type="float" table:style-name="ce27" office:value="1" office:value-type="float">
            <text:p>1</text:p>
          </table:table-cell>
          <table:table-cell ns41:value-type="string" table:style-name="ce27" office:value-type="string">
            <text:p>144/1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34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28" table:number-columns-repeated="6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74" office:value-type="float">
            <text:p>74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35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1" office:value-type="float">
            <text:p>3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61" office:value-type="float">
            <text:p>561</text:p>
          </table:table-cell>
          <table:table-cell table:style-name="ce28"/>
          <table:table-cell ns41:value-type="float" table:style-name="ce28" office:value="561" office:value-type="float">
            <text:p>561</text:p>
          </table:table-cell>
          <table:table-cell table:style-name="ce28"/>
          <table:table-cell ns41:value-type="float" table:style-name="ce35" office:value="561" office:value-type="float">
            <text:p>5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.778" office:value-type="float">
            <text:p>2.778</text:p>
          </table:table-cell>
          <table:table-cell ns41:value-type="float" table:style-name="ce28" office:value="10" office:value-type="float">
            <text:p>10</text:p>
          </table:table-cell>
          <table:table-cell ns41:value-type="string" table:style-name="ce28" office:value-type="string">
            <text:p>2,781/2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2.791" office:value-type="float">
            <text:p>2.7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93" office:value-type="float">
            <text:p>29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93" office:value-type="float">
            <text:p>29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296" office:value-type="float">
            <text:p>2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.47" office:value-type="float">
            <text:p>1.4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.47" office:value-type="float">
            <text:p>1.4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1.481" office:value-type="float">
            <text:p>1.4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63" office:value-type="float">
            <text:p>663</text:p>
          </table:table-cell>
          <table:table-cell table:style-name="ce28"/>
          <table:table-cell ns41:value-type="float" table:style-name="ce28" office:value="663" office:value-type="float">
            <text:p>663</text:p>
          </table:table-cell>
          <table:table-cell table:style-name="ce28"/>
          <table:table-cell ns41:value-type="float" table:style-name="ce35" office:value="663" office:value-type="float">
            <text:p>6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72" office:value-type="float">
            <text:p>72</text:p>
          </table:table-cell>
          <table:table-cell table:style-name="ce28"/>
          <table:table-cell ns41:value-type="float" table:style-name="ce28" office:value="1.833" office:value-type="float">
            <text:p>1.833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.911" office:value-type="float">
            <text:p>1.911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35" office:value="1.94" office:value-type="float">
            <text:p>1.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2" office:value="18" office:value-type="float">
            <text:p>1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772" office:value-type="float">
            <text:p>772</text:p>
          </table:table-cell>
          <table:table-cell ns41:value-type="float" table:style-name="ce28" office:value="202" office:value-type="float">
            <text:p>202</text:p>
          </table:table-cell>
          <table:table-cell ns41:value-type="float" table:style-name="ce28" office:value="25.621" office:value-type="float">
            <text:p>25.621</text:p>
          </table:table-cell>
          <table:table-cell ns41:value-type="float" table:style-name="ce28" office:value="6.448" office:value-type="float">
            <text:p>6.448</text:p>
          </table:table-cell>
          <table:table-cell ns41:value-type="float" table:style-name="ce28" office:value="26.474" office:value-type="float">
            <text:p>26.474</text:p>
          </table:table-cell>
          <table:table-cell ns41:value-type="float" table:style-name="ce28" office:value="6.676" office:value-type="float">
            <text:p>6.676</text:p>
          </table:table-cell>
          <table:table-cell ns41:value-type="float" table:style-name="ce35" office:value="33.15" office:value-type="float">
            <text:p>33.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388" office:value-type="float">
            <text:p>38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94" office:value-type="float">
            <text:p>39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398" office:value-type="float">
            <text:p>3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1" office:value-type="float">
            <text:p>31</text:p>
          </table:table-cell>
          <table:table-cell table:style-name="ce28"/>
          <table:table-cell ns41:value-type="float" table:style-name="ce28" office:value="63" office:value-type="float">
            <text:p>6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94" office:value-type="float">
            <text:p>94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79" office:value-type="float">
            <text:p>79</text:p>
          </table:table-cell>
          <table:table-cell table:style-name="ce28"/>
          <table:table-cell ns41:value-type="float" table:style-name="ce28" office:value="1.688" office:value-type="float">
            <text:p>1.688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1.774" office:value-type="float">
            <text:p>1.774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35" office:value="1.805" office:value-type="float">
            <text:p>1.8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69" office:value-type="float">
            <text:p>16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69" office:value-type="float">
            <text:p>16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6" office:value-type="float">
            <text:p>6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.459" office:value-type="float">
            <text:p>1.459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1.527" office:value-type="float">
            <text:p>1.527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35" office:value="1.57" office:value-type="float">
            <text:p>1.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4" office:value-type="float">
            <text:p>24</text:p>
          </table:table-cell>
          <table:table-cell table:style-name="ce28"/>
          <table:table-cell ns41:value-type="float" table:style-name="ce28" office:value="194" office:value-type="float">
            <text:p>194</text:p>
          </table:table-cell>
          <table:table-cell table:style-name="ce28"/>
          <table:table-cell ns41:value-type="float" table:style-name="ce28" office:value="219" office:value-type="float">
            <text:p>219</text:p>
          </table:table-cell>
          <table:table-cell table:style-name="ce28"/>
          <table:table-cell ns41:value-type="float" table:style-name="ce35" office:value="219" office:value-type="float">
            <text:p>2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26" office:value-type="float">
            <text:p>126</text:p>
          </table:table-cell>
          <table:table-cell ns41:value-type="float" table:style-name="ce28" office:value="84" office:value-type="float">
            <text:p>84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28" office:value="84" office:value-type="float">
            <text:p>84</text:p>
          </table:table-cell>
          <table:table-cell ns41:value-type="float" table:style-name="ce35" office:value="210" office:value-type="float">
            <text:p>2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2" office:value-type="float">
            <text:p>32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35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823" office:value-type="float">
            <text:p>823</text:p>
          </table:table-cell>
          <table:table-cell ns41:value-type="float" table:style-name="ce28" office:value="104" office:value-type="float">
            <text:p>104</text:p>
          </table:table-cell>
          <table:table-cell ns41:value-type="float" table:style-name="ce35" office:value="927" office:value-type="float">
            <text:p>9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65" office:value-type="float">
            <text:p>365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97" office:value-type="float">
            <text:p>397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35" office:value="417" office:value-type="float">
            <text:p>4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462" office:value-type="float">
            <text:p>462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5" office:value="482" office:value-type="float">
            <text:p>48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illard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office:value="2" table:style-name="ce28" table:number-columns-repeated="2" office:value-type="float">
            <text:p>2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623" office:value-type="float">
            <text:p>623</text:p>
          </table:table-cell>
          <table:table-cell ns41:value-type="float" table:style-name="ce28" office:value="327" office:value-type="float">
            <text:p>327</text:p>
          </table:table-cell>
          <table:table-cell ns41:value-type="float" table:style-name="ce28" office:value="641" office:value-type="float">
            <text:p>641</text:p>
          </table:table-cell>
          <table:table-cell ns41:value-type="float" table:style-name="ce28" office:value="336" office:value-type="float">
            <text:p>336</text:p>
          </table:table-cell>
          <table:table-cell ns41:value-type="float" table:style-name="ce35" office:value="977" office:value-type="float">
            <text:p>9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7" office:value-type="float">
            <text:p>3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14" office:value-type="float">
            <text:p>21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4.059" office:value-type="float">
            <text:p>4.059</text:p>
          </table:table-cell>
          <table:table-cell ns41:value-type="float" table:style-name="ce28" office:value="296" office:value-type="float">
            <text:p>296</text:p>
          </table:table-cell>
          <table:table-cell ns41:value-type="float" table:style-name="ce28" office:value="4.289" office:value-type="float">
            <text:p>4.289</text:p>
          </table:table-cell>
          <table:table-cell ns41:value-type="float" table:style-name="ce28" office:value="306" office:value-type="float">
            <text:p>306</text:p>
          </table:table-cell>
          <table:table-cell ns41:value-type="float" table:style-name="ce35" office:value="4.595" office:value-type="float">
            <text:p>4.5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28" office:value="212" office:value-type="float">
            <text:p>212</text:p>
          </table:table-cell>
          <table:table-cell table:style-name="ce28"/>
          <table:table-cell ns41:value-type="float" table:style-name="ce28" office:value="1.012" office:value-type="float">
            <text:p>1.01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.245" office:value-type="float">
            <text:p>1.24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.248" office:value-type="float">
            <text:p>1.2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oek- en dagbladdrukkers en verkoopers, meesters, knechts, letterzett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212" office:value-type="float">
            <text:p>212</text:p>
          </table:table-cell>
          <table:table-cell table:style-name="ce28"/>
          <table:table-cell ns41:value-type="float" table:style-name="ce28" office:value="2.526" office:value-type="float">
            <text:p>2.526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.758" office:value-type="float">
            <text:p>2.758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35" office:value="2.811" office:value-type="float">
            <text:p>2.8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105" office:value-type="float">
            <text:p>105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113" office:value-type="float">
            <text:p>113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35" office:value="151" office:value-type="float">
            <text:p>1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35" office:value="233" office:value-type="float">
            <text:p>2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1" office:value-type="float">
            <text:p>71</text:p>
          </table:table-cell>
          <table:table-cell table:style-name="ce28"/>
          <table:table-cell ns41:value-type="float" table:style-name="ce28" office:value="632" office:value-type="float">
            <text:p>632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712" office:value-type="float">
            <text:p>712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5" office:value="729" office:value-type="float">
            <text:p>7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36" office:value-type="float">
            <text:p>136</text:p>
          </table:table-cell>
          <table:table-cell table:style-name="ce28"/>
          <table:table-cell ns41:value-type="float" table:style-name="ce28" office:value="138" office:value-type="float">
            <text:p>138</text:p>
          </table:table-cell>
          <table:table-cell table:style-name="ce28"/>
          <table:table-cell ns41:value-type="float" table:style-name="ce35" office:value="138" office:value-type="float">
            <text:p>1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1.023" office:value-type="float">
            <text:p>1.023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.029" office:value-type="float">
            <text:p>1.029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1.037" office:value-type="float">
            <text:p>1.0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54" office:value-type="float">
            <text:p>54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56" office:value-type="float">
            <text:p>56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35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" office:value-type="float">
            <text:p>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ns41:value-type="float" table:style-name="ce22" office:value="4" office:value-type="float">
            <text:p>4</text:p>
          </table:table-cell>
          <table:table-cell table:style-name="ce28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28" office:value="374" office:value-type="float">
            <text:p>374</text:p>
          </table:table-cell>
          <table:table-cell table:style-name="ce28"/>
          <table:table-cell ns41:value-type="float" table:style-name="ce28" office:value="7.38" office:value-type="float">
            <text:p>7.38</text:p>
          </table:table-cell>
          <table:table-cell ns41:value-type="float" table:style-name="ce28" office:value="347" office:value-type="float">
            <text:p>347</text:p>
          </table:table-cell>
          <table:table-cell ns41:value-type="float" table:style-name="ce28" office:value="7.777" office:value-type="float">
            <text:p>7.777</text:p>
          </table:table-cell>
          <table:table-cell ns41:value-type="float" table:style-name="ce28" office:value="347" office:value-type="float">
            <text:p>347</text:p>
          </table:table-cell>
          <table:table-cell ns41:value-type="float" table:style-name="ce35" office:value="8.124" office:value-type="float">
            <text:p>8.1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1" office:value-type="float">
            <text:p>2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9" office:value-type="float">
            <text:p>1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9" office:value-type="float">
            <text:p>5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223" office:value-type="float">
            <text:p>22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24" office:value-type="float">
            <text:p>22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312" office:value-type="float">
            <text:p>31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18" office:value-type="float">
            <text:p>31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319" office:value-type="float">
            <text:p>3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00" office:value-type="float">
            <text:p>300</text:p>
          </table:table-cell>
          <table:table-cell table:style-name="ce28"/>
          <table:table-cell ns41:value-type="float" table:style-name="ce28" office:value="300" office:value-type="float">
            <text:p>300</text:p>
          </table:table-cell>
          <table:table-cell table:style-name="ce28"/>
          <table:table-cell ns41:value-type="float" table:style-name="ce35" office:value="300" office:value-type="float">
            <text:p>30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22" office:value="8" office:value-type="float">
            <text:p>8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28" office:value="217" office:value-type="float">
            <text:p>217</text:p>
          </table:table-cell>
          <table:table-cell ns41:value-type="float" table:style-name="ce28" office:value="1.829" office:value-type="float">
            <text:p>1.829</text:p>
          </table:table-cell>
          <table:table-cell ns41:value-type="float" table:style-name="ce28" office:value="5.895" office:value-type="float">
            <text:p>5.895</text:p>
          </table:table-cell>
          <table:table-cell ns41:value-type="float" table:style-name="ce28" office:value="49.651" office:value-type="float">
            <text:p>49.651</text:p>
          </table:table-cell>
          <table:table-cell ns41:value-type="float" table:style-name="ce28" office:value="6.142" office:value-type="float">
            <text:p>6.142</text:p>
          </table:table-cell>
          <table:table-cell ns41:value-type="string" table:style-name="ce28" office:value-type="string">
            <text:p>51,622/3</text:p>
          </table:table-cell>
          <table:table-cell ns41:value-type="float" table:style-name="ce35" office:value="57.764" office:value-type="float">
            <text:p>57.7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11" office:value-type="float">
            <text:p>611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611" office:value-type="float">
            <text:p>611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5" office:value="625" office:value-type="float">
            <text:p>6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ns41:value-type="float" table:style-name="ce22" office:value="16" office:value-type="float">
            <text:p>1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297" office:value-type="float">
            <text:p>297</text:p>
          </table:table-cell>
          <table:table-cell ns41:value-type="float" table:style-name="ce28" office:value="93" office:value-type="float">
            <text:p>93</text:p>
          </table:table-cell>
          <table:table-cell ns41:value-type="float" table:style-name="ce28" office:value="1.386" office:value-type="float">
            <text:p>1.386</text:p>
          </table:table-cell>
          <table:table-cell ns41:value-type="float" table:style-name="ce28" office:value="341" office:value-type="float">
            <text:p>341</text:p>
          </table:table-cell>
          <table:table-cell ns41:value-type="float" table:style-name="ce28" office:value="1.748" office:value-type="float">
            <text:p>1.748</text:p>
          </table:table-cell>
          <table:table-cell ns41:value-type="float" table:style-name="ce28" office:value="454" office:value-type="float">
            <text:p>454</text:p>
          </table:table-cell>
          <table:table-cell ns41:value-type="float" table:style-name="ce35" office:value="2.202" office:value-type="float">
            <text:p>2.20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35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74" office:value-type="float">
            <text:p>174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176" office:value-type="float">
            <text:p>176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35" office:value="238" office:value-type="float">
            <text:p>2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4" office:value-type="float">
            <text:p>64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5" office:value="78" office:value-type="float">
            <text:p>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3" office:value-type="float">
            <text:p>33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35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6" office:value-type="float">
            <text:p>76</text:p>
          </table:table-cell>
          <table:table-cell table:style-name="ce28"/>
          <table:table-cell ns41:value-type="float" table:style-name="ce28" office:value="76" office:value-type="float">
            <text:p>76</text:p>
          </table:table-cell>
          <table:table-cell table:style-name="ce28"/>
          <table:table-cell ns41:value-type="float" table:style-name="ce35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1.297" office:value-type="float">
            <text:p>1.297</text:p>
          </table:table-cell>
          <table:table-cell ns41:value-type="float" table:style-name="ce28" office:value="282" office:value-type="float">
            <text:p>282</text:p>
          </table:table-cell>
          <table:table-cell ns41:value-type="float" table:style-name="ce28" office:value="1.303" office:value-type="float">
            <text:p>1.303</text:p>
          </table:table-cell>
          <table:table-cell ns41:value-type="float" table:style-name="ce28" office:value="282" office:value-type="float">
            <text:p>282</text:p>
          </table:table-cell>
          <table:table-cell ns41:value-type="float" table:style-name="ce35" office:value="1.585" office:value-type="float">
            <text:p>1.5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.817" office:value-type="float">
            <text:p>2.817</text:p>
          </table:table-cell>
          <table:table-cell ns41:value-type="float" table:style-name="ce28" office:value="444" office:value-type="float">
            <text:p>444</text:p>
          </table:table-cell>
          <table:table-cell ns41:value-type="float" table:style-name="ce28" office:value="2.817" office:value-type="float">
            <text:p>2.817</text:p>
          </table:table-cell>
          <table:table-cell ns41:value-type="float" table:style-name="ce28" office:value="444" office:value-type="float">
            <text:p>444</text:p>
          </table:table-cell>
          <table:table-cell ns41:value-type="float" table:style-name="ce35" office:value="3.261" office:value-type="float">
            <text:p>3.2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8" office:value-type="float">
            <text:p>38</text:p>
          </table:table-cell>
          <table:table-cell table:style-name="ce28"/>
          <table:table-cell ns41:value-type="float" table:style-name="ce28" office:value="312" office:value-type="float">
            <text:p>312</text:p>
          </table:table-cell>
          <table:table-cell table:style-name="ce28"/>
          <table:table-cell ns41:value-type="float" table:style-name="ce28" office:value="351" office:value-type="float">
            <text:p>351</text:p>
          </table:table-cell>
          <table:table-cell table:style-name="ce28"/>
          <table:table-cell ns41:value-type="float" table:style-name="ce35" office:value="351" office:value-type="float">
            <text:p>3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string" table:style-name="ce31" office:value-type="string">
            <text:p>28/1</text:p>
          </table:table-cell>
          <table:table-cell table:style-name="ce28"/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51" office:value-type="float">
            <text:p>5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16" office:value-type="float">
            <text:p>516</text:p>
          </table:table-cell>
          <table:table-cell table:style-name="ce28"/>
          <table:table-cell ns41:value-type="float" table:style-name="ce28" office:value="516" office:value-type="float">
            <text:p>516</text:p>
          </table:table-cell>
          <table:table-cell table:style-name="ce28"/>
          <table:table-cell ns41:value-type="float" table:style-name="ce35" office:value="516" office:value-type="float">
            <text:p>5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93" office:value-type="float">
            <text:p>193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193" office:value-type="float">
            <text:p>193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35" office:value="310" office:value-type="float">
            <text:p>3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60" office:value-type="float">
            <text:p>460</text:p>
          </table:table-cell>
          <table:table-cell table:style-name="ce28"/>
          <table:table-cell ns41:value-type="float" table:style-name="ce28" office:value="460" office:value-type="float">
            <text:p>460</text:p>
          </table:table-cell>
          <table:table-cell table:style-name="ce28"/>
          <table:table-cell ns41:value-type="float" table:style-name="ce35" office:value="460" office:value-type="float">
            <text:p>4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4" office:value-type="float">
            <text:p>64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35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4" office:value-type="float">
            <text:p>54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54" office:value-type="float">
            <text:p>54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35" office:value="484" office:value-type="float">
            <text:p>4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5" office:value-type="float">
            <text:p>85</text:p>
          </table:table-cell>
          <table:table-cell table:style-name="ce28"/>
          <table:table-cell ns41:value-type="float" table:style-name="ce28" office:value="85" office:value-type="float">
            <text:p>85</text:p>
          </table:table-cell>
          <table:table-cell table:style-name="ce28"/>
          <table:table-cell ns41:value-type="float" table:style-name="ce35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5" office:value-type="float">
            <text:p>55</text:p>
          </table:table-cell>
          <table:table-cell table:style-name="ce28"/>
          <table:table-cell ns41:value-type="float" table:style-name="ce28" office:value="352" office:value-type="float">
            <text:p>352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413" office:value-type="float">
            <text:p>413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5" office:value="428" office:value-type="float">
            <text:p>4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65" office:value-type="float">
            <text:p>265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67" office:value-type="float">
            <text:p>267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5" office:value="282" office:value-type="float">
            <text:p>28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23" office:value-type="float">
            <text:p>123</text:p>
          </table:table-cell>
          <table:table-cell table:style-name="ce28"/>
          <table:table-cell ns41:value-type="float" table:style-name="ce28" office:value="127" office:value-type="float">
            <text:p>127</text:p>
          </table:table-cell>
          <table:table-cell table:style-name="ce28"/>
          <table:table-cell ns41:value-type="float" table:style-name="ce35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90" office:value-type="float">
            <text:p>290</text:p>
          </table:table-cell>
          <table:table-cell ns41:value-type="float" table:style-name="ce28" office:value="900" office:value-type="float">
            <text:p>900</text:p>
          </table:table-cell>
          <table:table-cell ns41:value-type="float" table:style-name="ce28" office:value="296" office:value-type="float">
            <text:p>296</text:p>
          </table:table-cell>
          <table:table-cell ns41:value-type="float" table:style-name="ce28" office:value="911" office:value-type="float">
            <text:p>911</text:p>
          </table:table-cell>
          <table:table-cell ns41:value-type="float" table:style-name="ce35" office:value="1.207" office:value-type="float">
            <text:p>1.2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79" office:value-type="float">
            <text:p>179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35" office:value="215" office:value-type="float">
            <text:p>2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39" office:value-type="float">
            <text:p>339</text:p>
          </table:table-cell>
          <table:table-cell ns41:value-type="float" table:style-name="ce28" office:value="102" office:value-type="float">
            <text:p>102</text:p>
          </table:table-cell>
          <table:table-cell ns41:value-type="float" table:style-name="ce28" office:value="341" office:value-type="float">
            <text:p>341</text:p>
          </table:table-cell>
          <table:table-cell ns41:value-type="float" table:style-name="ce28" office:value="102" office:value-type="float">
            <text:p>102</text:p>
          </table:table-cell>
          <table:table-cell ns41:value-type="float" table:style-name="ce35" office:value="443" office:value-type="float">
            <text:p>4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62" office:value-type="float">
            <text:p>62</text:p>
          </table:table-cell>
          <table:table-cell table:style-name="ce28"/>
          <table:table-cell ns41:value-type="float" table:style-name="ce28" office:value="1.449" office:value-type="float">
            <text:p>1.449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1.514" office:value-type="float">
            <text:p>1.514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35" office:value="1.658" office:value-type="float">
            <text:p>1.6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9" office:value-type="float">
            <text:p>1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28" office:value="167" office:value-type="float">
            <text:p>16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92" office:value-type="float">
            <text:p>19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95" office:value-type="float">
            <text:p>295</text:p>
          </table:table-cell>
          <table:table-cell table:style-name="ce28"/>
          <table:table-cell ns41:value-type="float" table:style-name="ce28" office:value="295" office:value-type="float">
            <text:p>295</text:p>
          </table:table-cell>
          <table:table-cell table:style-name="ce28"/>
          <table:table-cell ns41:value-type="float" table:style-name="ce35" office:value="295" office:value-type="float">
            <text:p>2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4" office:value-type="float">
            <text:p>4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0" office:value-type="float">
            <text:p>50</text:p>
          </table:table-cell>
          <table:table-cell table:style-name="ce28"/>
          <table:table-cell ns41:value-type="float" table:style-name="ce28" office:value="50" office:value-type="float">
            <text:p>50</text:p>
          </table:table-cell>
          <table:table-cell table:style-name="ce28"/>
          <table:table-cell ns41:value-type="float" table:style-name="ce35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2" office:value-type="float">
            <text:p>52</text:p>
          </table:table-cell>
          <table:table-cell table:style-name="ce28"/>
          <table:table-cell ns41:value-type="float" table:style-name="ce28" office:value="52" office:value-type="float">
            <text:p>52</text:p>
          </table:table-cell>
          <table:table-cell table:style-name="ce28"/>
          <table:table-cell ns41:value-type="float" table:style-name="ce35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35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office:value="2" table:style-name="ce28" table:number-columns-repeated="2" office:value-type="float">
            <text:p>2</text:p>
          </table:table-cell>
          <table:table-cell ns41:value-type="float" table:style-name="ce28" office:value="1.422" office:value-type="float">
            <text:p>1.422</text:p>
          </table:table-cell>
          <table:table-cell ns41:value-type="float" table:style-name="ce28" office:value="447" office:value-type="float">
            <text:p>447</text:p>
          </table:table-cell>
          <table:table-cell ns41:value-type="float" table:style-name="ce28" office:value="1.424" office:value-type="float">
            <text:p>1.424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35" office:value="1.873" office:value-type="float">
            <text:p>1.8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61" office:value-type="float">
            <text:p>61</text:p>
          </table:table-cell>
          <table:table-cell table:style-name="ce28"/>
          <table:table-cell ns41:value-type="float" table:style-name="ce28" office:value="196" office:value-type="float">
            <text:p>19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68" office:value-type="float">
            <text:p>26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273" office:value-type="float">
            <text:p>2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54" office:value-type="float">
            <text:p>54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98" office:value-type="float">
            <text:p>998</text:p>
          </table:table-cell>
          <table:table-cell ns41:value-type="float" table:style-name="ce28" office:value="239" office:value-type="float">
            <text:p>239</text:p>
          </table:table-cell>
          <table:table-cell ns41:value-type="float" table:style-name="ce28" office:value="1.06" office:value-type="float">
            <text:p>1.06</text:p>
          </table:table-cell>
          <table:table-cell ns41:value-type="float" table:style-name="ce28" office:value="251" office:value-type="float">
            <text:p>251</text:p>
          </table:table-cell>
          <table:table-cell ns41:value-type="float" table:style-name="ce35" office:value="1.311" office:value-type="float">
            <text:p>1.3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oogleeraren en leeraren aan hooge scholen, athenaea, seminarien, clinische scholen en akademien, seminari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76" office:value-type="float">
            <text:p>176</text:p>
          </table:table-cell>
          <table:table-cell table:style-name="ce28"/>
          <table:table-cell ns41:value-type="float" table:style-name="ce28" office:value="176" office:value-type="float">
            <text:p>176</text:p>
          </table:table-cell>
          <table:table-cell table:style-name="ce28"/>
          <table:table-cell ns41:value-type="float" table:style-name="ce35" office:value="176" office:value-type="float">
            <text:p>1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0" office:value-type="float">
            <text:p>30</text:p>
          </table:table-cell>
          <table:table-cell table:style-name="ce28"/>
          <table:table-cell ns41:value-type="float" table:style-name="ce28" office:value="1.096" office:value-type="float">
            <text:p>1.09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.127" office:value-type="float">
            <text:p>1.127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5" office:value="1.136" office:value-type="float">
            <text:p>1.1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649" office:value-type="float">
            <text:p>649</text:p>
          </table:table-cell>
          <table:table-cell ns41:value-type="float" table:style-name="ce28" office:value="633" office:value-type="float">
            <text:p>633</text:p>
          </table:table-cell>
          <table:table-cell ns41:value-type="float" table:style-name="ce28" office:value="249" office:value-type="float">
            <text:p>249</text:p>
          </table:table-cell>
          <table:table-cell ns41:value-type="float" table:style-name="ce28" office:value="318" office:value-type="float">
            <text:p>318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13" office:value-type="float">
            <text:p>513</text:p>
          </table:table-cell>
          <table:table-cell ns41:value-type="float" table:style-name="ce28" office:value="241" office:value-type="float">
            <text:p>241</text:p>
          </table:table-cell>
          <table:table-cell ns41:value-type="float" table:style-name="ce28" office:value="356" office:value-type="float">
            <text:p>356</text:p>
          </table:table-cell>
          <table:table-cell ns41:value-type="float" table:style-name="ce28" office:value="1.527" office:value-type="float">
            <text:p>1.527</text:p>
          </table:table-cell>
          <table:table-cell ns41:value-type="float" table:style-name="ce28" office:value="1.82" office:value-type="float">
            <text:p>1.82</text:p>
          </table:table-cell>
          <table:table-cell ns41:value-type="float" table:style-name="ce35" office:value="3.347" office:value-type="float">
            <text:p>3.3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84" office:value-type="float">
            <text:p>184</text:p>
          </table:table-cell>
          <table:table-cell table:style-name="ce28"/>
          <table:table-cell ns41:value-type="float" table:style-name="ce28" office:value="185" office:value-type="float">
            <text:p>185</text:p>
          </table:table-cell>
          <table:table-cell table:style-name="ce28"/>
          <table:table-cell ns41:value-type="float" table:style-name="ce35" office:value="185" office:value-type="float">
            <text:p>1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28" office:value="26" office:value-type="float">
            <text:p>26</text:p>
          </table:table-cell>
          <table:table-cell table:style-name="ce28"/>
          <table:table-cell ns41:value-type="float" table:style-name="ce35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28" office:value="165" office:value-type="float">
            <text:p>16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.93" office:value-type="float">
            <text:p>1.93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2.113" office:value-type="float">
            <text:p>2.113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35" office:value="2.147" office:value-type="float">
            <text:p>2.1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23" office:value-type="float">
            <text:p>23</text:p>
          </table:table-cell>
          <table:table-cell table:style-name="ce28"/>
          <table:table-cell ns41:value-type="float" table:style-name="ce28" office:value="365" office:value-type="float">
            <text:p>36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394" office:value-type="float">
            <text:p>394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35" office:value="423" office:value-type="float">
            <text:p>4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226" office:value-type="float">
            <text:p>22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36" office:value-type="float">
            <text:p>23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5" office:value="245" office:value-type="float">
            <text:p>2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338" office:value-type="float">
            <text:p>338</text:p>
          </table:table-cell>
          <table:table-cell table:style-name="ce28"/>
          <table:table-cell ns41:value-type="float" table:style-name="ce28" office:value="3.595" office:value-type="float">
            <text:p>3.595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3.954" office:value-type="float">
            <text:p>3.954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3.965" office:value-type="float">
            <text:p>3.9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39" office:value-type="float">
            <text:p>139</text:p>
          </table:table-cell>
          <table:table-cell table:style-name="ce28"/>
          <table:table-cell ns41:value-type="float" table:style-name="ce28" office:value="150" office:value-type="float">
            <text:p>150</text:p>
          </table:table-cell>
          <table:table-cell table:style-name="ce28"/>
          <table:table-cell ns41:value-type="float" table:style-name="ce35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0" office:value-type="float">
            <text:p>30</text:p>
          </table:table-cell>
          <table:table-cell table:style-name="ce28"/>
          <table:table-cell ns41:value-type="float" table:style-name="ce28" office:value="77" office:value-type="float">
            <text:p>77</text:p>
          </table:table-cell>
          <table:table-cell table:style-name="ce28"/>
          <table:table-cell ns41:value-type="float" table:style-name="ce28" office:value="107" office:value-type="float">
            <text:p>107</text:p>
          </table:table-cell>
          <table:table-cell table:style-name="ce28"/>
          <table:table-cell ns41:value-type="float" table:style-name="ce35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3" office:value-type="float">
            <text:p>6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2" office:value-type="float">
            <text:p>1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6.595" office:value-type="float">
            <text:p>6.595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6.83" office:value-type="float">
            <text:p>6.83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35" office:value="7.798" office:value-type="float">
            <text:p>7.7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ns41:value-type="float" table:style-name="ce22" office:value="10" office:value-type="float">
            <text:p>10</text:p>
          </table:table-cell>
          <table:table-cell table:style-name="ce28"/>
          <table:table-cell ns41:value-type="float" table:style-name="ce28" office:value="78" office:value-type="float">
            <text:p>78</text:p>
          </table:table-cell>
          <table:table-cell table:style-name="ce28"/>
          <table:table-cell ns41:value-type="float" table:style-name="ce28" office:value="965" office:value-type="float">
            <text:p>965</text:p>
          </table:table-cell>
          <table:table-cell table:style-name="ce28"/>
          <table:table-cell ns41:value-type="float" table:style-name="ce28" office:value="10.294" office:value-type="float">
            <text:p>10.294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11.347" office:value-type="float">
            <text:p>11.347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35" office:value="11.372" office:value-type="float">
            <text:p>11.3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1" office:value-type="float">
            <text:p>41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6.34" office:value-type="float">
            <text:p>6.34</text:p>
          </table:table-cell>
          <table:table-cell ns41:value-type="float" table:style-name="ce28" office:value="5.826" office:value-type="float">
            <text:p>5.826</text:p>
          </table:table-cell>
          <table:table-cell ns41:value-type="float" table:style-name="ce28" office:value="6.344" office:value-type="float">
            <text:p>6.344</text:p>
          </table:table-cell>
          <table:table-cell ns41:value-type="float" table:style-name="ce28" office:value="5.829" office:value-type="float">
            <text:p>5.829</text:p>
          </table:table-cell>
          <table:table-cell ns41:value-type="float" table:style-name="ce35" office:value="12.173" office:value-type="float">
            <text:p>12.1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7" office:value-type="float">
            <text:p>37</text:p>
          </table:table-cell>
          <table:table-cell table:style-name="ce28"/>
          <table:table-cell ns41:value-type="float" table:style-name="ce28" office:value="989" office:value-type="float">
            <text:p>989</text:p>
          </table:table-cell>
          <table:table-cell table:style-name="ce28"/>
          <table:table-cell ns41:value-type="float" table:style-name="ce28" office:value="1.026" office:value-type="float">
            <text:p>1.026</text:p>
          </table:table-cell>
          <table:table-cell table:style-name="ce28"/>
          <table:table-cell ns41:value-type="float" table:style-name="ce35" office:value="1.026" office:value-type="float">
            <text:p>1.0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440" office:value-type="float">
            <text:p>44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450" office:value-type="float">
            <text:p>45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452" office:value-type="float">
            <text:p>4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3" office:value-type="float">
            <text:p>1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59" office:value-type="float">
            <text:p>15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73" office:value-type="float">
            <text:p>17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178" office:value-type="float">
            <text:p>1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lonisten gewone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lonisten bedelaa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lonisten arbeid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lonisten hulpbehoevende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67" office:value-type="float">
            <text:p>6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69" office:value-type="float">
            <text:p>69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61" office:value-type="float">
            <text:p>61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9.05" office:value-type="float">
            <text:p>9.05</text:p>
          </table:table-cell>
          <table:table-cell ns41:value-type="float" table:style-name="ce28" office:value="1.971" office:value-type="float">
            <text:p>1.971</text:p>
          </table:table-cell>
          <table:table-cell ns41:value-type="float" table:style-name="ce28" office:value="9.117" office:value-type="float">
            <text:p>9.117</text:p>
          </table:table-cell>
          <table:table-cell ns41:value-type="float" table:style-name="ce28" office:value="1.98" office:value-type="float">
            <text:p>1.98</text:p>
          </table:table-cell>
          <table:table-cell ns41:value-type="float" table:style-name="ce35" office:value="11.097" office:value-type="float">
            <text:p>11.0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6" office:value-type="float">
            <text:p>46</text:p>
          </table:table-cell>
          <table:table-cell table:style-name="ce28"/>
          <table:table-cell ns41:value-type="float" table:style-name="ce28" office:value="1.453" office:value-type="float">
            <text:p>1.453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.5" office:value-type="float">
            <text:p>1.5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35" office:value="1.526" office:value-type="float">
            <text:p>1.5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4" office:value-type="float">
            <text:p>94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94" office:value-type="float">
            <text:p>94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28" office:value="247" office:value-type="float">
            <text:p>247</text:p>
          </table:table-cell>
          <table:table-cell table:style-name="ce28"/>
          <table:table-cell ns41:value-type="float" table:style-name="ce28" office:value="2.18" office:value-type="float">
            <text:p>2.18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2.453" office:value-type="float">
            <text:p>2.453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35" office:value="2.476" office:value-type="float">
            <text:p>2.4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23" office:value-type="float">
            <text:p>23</text:p>
          </table:table-cell>
          <table:table-cell table:style-name="ce28"/>
          <table:table-cell ns41:value-type="float" table:style-name="ce28" office:value="212" office:value-type="float">
            <text:p>21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36" office:value-type="float">
            <text:p>23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239" office:value-type="float">
            <text:p>2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0" office:value-type="float">
            <text:p>80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80" office:value-type="float">
            <text:p>80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35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22" office:value="39" office:value-type="float">
            <text:p>39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122" office:value-type="float">
            <text:p>122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13" office:value-type="float">
            <text:p>213</text:p>
          </table:table-cell>
          <table:table-cell ns41:value-type="float" table:style-name="ce28" office:value="175" office:value-type="float">
            <text:p>175</text:p>
          </table:table-cell>
          <table:table-cell ns41:value-type="float" table:style-name="ce28" office:value="204" office:value-type="float">
            <text:p>204</text:p>
          </table:table-cell>
          <table:table-cell ns41:value-type="string" table:style-name="ce28" office:value-type="string">
            <text:p>786/1</text:p>
          </table:table-cell>
          <table:table-cell ns41:value-type="float" table:style-name="ce28" office:value="503" office:value-type="float">
            <text:p>503</text:p>
          </table:table-cell>
          <table:table-cell ns41:value-type="float" table:style-name="ce35" office:value="1.289" office:value-type="float">
            <text:p>1.2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ns41:value-type="float" table:style-name="ce22" office:value="4" office:value-type="float">
            <text:p>4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634" office:value-type="float">
            <text:p>634</text:p>
          </table:table-cell>
          <table:table-cell ns41:value-type="float" table:style-name="ce28" office:value="270" office:value-type="float">
            <text:p>270</text:p>
          </table:table-cell>
          <table:table-cell ns41:value-type="float" table:style-name="ce28" office:value="658" office:value-type="float">
            <text:p>658</text:p>
          </table:table-cell>
          <table:table-cell ns41:value-type="float" table:style-name="ce28" office:value="285" office:value-type="float">
            <text:p>285</text:p>
          </table:table-cell>
          <table:table-cell ns41:value-type="float" table:style-name="ce35" office:value="943" office:value-type="float">
            <text:p>9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2" office:value-type="float">
            <text:p>1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460" office:value-type="float">
            <text:p>460</text:p>
          </table:table-cell>
          <table:table-cell table:style-name="ce28"/>
          <table:table-cell ns41:value-type="float" table:style-name="ce28" office:value="474" office:value-type="float">
            <text:p>474</text:p>
          </table:table-cell>
          <table:table-cell table:style-name="ce28"/>
          <table:table-cell ns41:value-type="float" table:style-name="ce35" office:value="474" office:value-type="float">
            <text:p>4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.146" office:value-type="float">
            <text:p>2.146</text:p>
          </table:table-cell>
          <table:table-cell ns41:value-type="float" table:style-name="ce28" office:value="1.634" office:value-type="float">
            <text:p>1.634</text:p>
          </table:table-cell>
          <table:table-cell ns41:value-type="float" table:style-name="ce28" office:value="2.147" office:value-type="float">
            <text:p>2.147</text:p>
          </table:table-cell>
          <table:table-cell ns41:value-type="float" table:style-name="ce28" office:value="1.636" office:value-type="float">
            <text:p>1.636</text:p>
          </table:table-cell>
          <table:table-cell ns41:value-type="float" table:style-name="ce35" office:value="3.783" office:value-type="float">
            <text:p>3.7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82" office:value-type="float">
            <text:p>8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.49" office:value-type="float">
            <text:p>9.49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9.582" office:value-type="float">
            <text:p>9.582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35" office:value="9.645" office:value-type="float">
            <text:p>9.6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.422" office:value-type="float">
            <text:p>1.422</text:p>
          </table:table-cell>
          <table:table-cell table:style-name="ce28"/>
          <table:table-cell ns41:value-type="string" table:style-name="ce28" office:value-type="string">
            <text:p>1,423/2</text:p>
          </table:table-cell>
          <table:table-cell table:style-name="ce28"/>
          <table:table-cell ns41:value-type="float" table:style-name="ce35" office:value="1.423" office:value-type="float">
            <text:p>1.4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28" office:value="201" office:value-type="float">
            <text:p>201</text:p>
          </table:table-cell>
          <table:table-cell table:style-name="ce28"/>
          <table:table-cell ns41:value-type="float" table:style-name="ce28" office:value="16.332" office:value-type="float">
            <text:p>16.332</text:p>
          </table:table-cell>
          <table:table-cell table:style-name="ce28"/>
          <table:table-cell ns41:value-type="string" table:style-name="ce28" office:value-type="string">
            <text:p>16,562/3</text:p>
          </table:table-cell>
          <table:table-cell table:style-name="ce28"/>
          <table:table-cell ns41:value-type="float" table:style-name="ce35" office:value="16.562" office:value-type="float">
            <text:p>16.5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208" office:value-type="float">
            <text:p>208</text:p>
          </table:table-cell>
          <table:table-cell table:style-name="ce28"/>
          <table:table-cell ns41:value-type="float" table:style-name="ce28" office:value="2.335" office:value-type="float">
            <text:p>2.335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.559" office:value-type="float">
            <text:p>2.559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35" office:value="2.579" office:value-type="float">
            <text:p>2.5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5" office:value-type="float">
            <text:p>1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126" office:value-type="float">
            <text:p>12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39" office:value-type="float">
            <text:p>13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141" office:value-type="float">
            <text:p>1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994" office:value-type="float">
            <text:p>994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.022" office:value-type="float">
            <text:p>1.022</text:p>
          </table:table-cell>
          <table:table-cell ns41:value-type="float" table:style-name="ce28" office:value="80" office:value-type="float">
            <text:p>80</text:p>
          </table:table-cell>
          <table:table-cell ns41:value-type="float" table:style-name="ce35" office:value="1.102" office:value-type="float">
            <text:p>1.10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449" office:value-type="float">
            <text:p>449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472" office:value-type="float">
            <text:p>4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92" office:value-type="float">
            <text:p>9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3" office:value-type="float">
            <text:p>9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8"/>
          <table:table-cell ns41:value-type="float" office:value="1" table:style-name="ce28" table:number-columns-repeated="3" office:value-type="float">
            <text:p>1</text:p>
          </table:table-cell>
          <table:table-cell table:style-name="ce28"/>
          <table:table-cell ns41:value-type="float" table:style-name="ce28" office:value="213" office:value-type="float">
            <text:p>213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215" office:value-type="float">
            <text:p>21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35" office:value="302" office:value-type="float">
            <text:p>30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5" office:value-type="float">
            <text:p>3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6" office:value-type="float">
            <text:p>7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69" office:value-type="float">
            <text:p>69</text:p>
          </table:table-cell>
          <table:table-cell table:style-name="ce28"/>
          <table:table-cell ns41:value-type="float" table:style-name="ce28" office:value="70" office:value-type="float">
            <text:p>70</text:p>
          </table:table-cell>
          <table:table-cell table:style-name="ce28"/>
          <table:table-cell ns41:value-type="float" table:style-name="ce35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2" office:value="4" office:value-type="float">
            <text:p>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447" office:value-type="float">
            <text:p>447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10.14" office:value-type="float">
            <text:p>10.14</text:p>
          </table:table-cell>
          <table:table-cell ns41:value-type="float" table:style-name="ce28" office:value="1.975" office:value-type="float">
            <text:p>1.975</text:p>
          </table:table-cell>
          <table:table-cell ns41:value-type="float" table:style-name="ce28" office:value="10.623" office:value-type="float">
            <text:p>10.623</text:p>
          </table:table-cell>
          <table:table-cell ns41:value-type="float" table:style-name="ce28" office:value="2.055" office:value-type="float">
            <text:p>2.055</text:p>
          </table:table-cell>
          <table:table-cell ns41:value-type="float" table:style-name="ce35" office:value="12.678" office:value-type="float">
            <text:p>12.6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7" office:value-type="float">
            <text:p>27</text:p>
          </table:table-cell>
          <table:table-cell table:style-name="ce28"/>
          <table:table-cell ns41:value-type="float" table:style-name="ce28" office:value="27" office:value-type="float">
            <text:p>27</text:p>
          </table:table-cell>
          <table:table-cell table:style-name="ce28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1" office:value-type="float">
            <text:p>91</text:p>
          </table:table-cell>
          <table:table-cell table:style-name="ce28"/>
          <table:table-cell ns41:value-type="float" table:style-name="ce28" office:value="91" office:value-type="float">
            <text:p>91</text:p>
          </table:table-cell>
          <table:table-cell table:style-name="ce28"/>
          <table:table-cell ns41:value-type="float" table:style-name="ce35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7" office:value-type="float">
            <text:p>97</text:p>
          </table:table-cell>
          <table:table-cell table:style-name="ce28"/>
          <table:table-cell ns41:value-type="float" table:style-name="ce28" office:value="97" office:value-type="float">
            <text:p>97</text:p>
          </table:table-cell>
          <table:table-cell table:style-name="ce28"/>
          <table:table-cell ns41:value-type="float" table:style-name="ce35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23" office:value-type="float">
            <text:p>123</text:p>
          </table:table-cell>
          <table:table-cell table:style-name="ce28"/>
          <table:table-cell ns41:value-type="float" table:style-name="ce28" office:value="124" office:value-type="float">
            <text:p>124</text:p>
          </table:table-cell>
          <table:table-cell table:style-name="ce28"/>
          <table:table-cell ns41:value-type="float" table:style-name="ce35" office:value="124" office:value-type="float">
            <text:p>1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109" office:value-type="float">
            <text:p>109</text:p>
          </table:table-cell>
          <table:table-cell table:style-name="ce28"/>
          <table:table-cell ns41:value-type="float" table:style-name="ce28" office:value="130" office:value-type="float">
            <text:p>130</text:p>
          </table:table-cell>
          <table:table-cell table:style-name="ce28"/>
          <table:table-cell ns41:value-type="float" table:style-name="ce28" office:value="250" office:value-type="float">
            <text:p>250</text:p>
          </table:table-cell>
          <table:table-cell table:style-name="ce28"/>
          <table:table-cell ns41:value-type="float" table:style-name="ce35" office:value="250" office:value-type="float">
            <text:p>2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4" office:value-type="float">
            <text:p>24</text:p>
          </table:table-cell>
          <table:table-cell table:style-name="ce28"/>
          <table:table-cell ns41:value-type="float" table:style-name="ce28" office:value="1.04" office:value-type="float">
            <text:p>1.04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.065" office:value-type="float">
            <text:p>1.065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35" office:value="1.084" office:value-type="float">
            <text:p>1.0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90" office:value-type="float">
            <text:p>90</text:p>
          </table:table-cell>
          <table:table-cell table:style-name="ce28"/>
          <table:table-cell ns41:value-type="float" table:style-name="ce28" office:value="98" office:value-type="float">
            <text:p>98</text:p>
          </table:table-cell>
          <table:table-cell table:style-name="ce28"/>
          <table:table-cell ns41:value-type="float" table:style-name="ce35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39" office:value-type="float">
            <text:p>239</text:p>
          </table:table-cell>
          <table:table-cell ns41:value-type="float" table:style-name="ce28" office:value="246" office:value-type="float">
            <text:p>246</text:p>
          </table:table-cell>
          <table:table-cell ns41:value-type="float" table:style-name="ce28" office:value="239" office:value-type="float">
            <text:p>239</text:p>
          </table:table-cell>
          <table:table-cell ns41:value-type="float" table:style-name="ce28" office:value="246" office:value-type="float">
            <text:p>246</text:p>
          </table:table-cell>
          <table:table-cell ns41:value-type="float" table:style-name="ce35" office:value="485" office:value-type="float">
            <text:p>4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18" office:value-type="float">
            <text:p>318</text:p>
          </table:table-cell>
          <table:table-cell ns41:value-type="float" table:style-name="ce28" office:value="579" office:value-type="float">
            <text:p>579</text:p>
          </table:table-cell>
          <table:table-cell ns41:value-type="float" table:style-name="ce28" office:value="318" office:value-type="float">
            <text:p>318</text:p>
          </table:table-cell>
          <table:table-cell ns41:value-type="float" table:style-name="ce28" office:value="579" office:value-type="float">
            <text:p>579</text:p>
          </table:table-cell>
          <table:table-cell ns41:value-type="float" table:style-name="ce35" office:value="897" office:value-type="float">
            <text:p>8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28" office:value="20" office:value-type="float">
            <text:p>20</text:p>
          </table:table-cell>
          <table:table-cell table:style-name="ce28"/>
          <table:table-cell ns41:value-type="float" table:style-name="ce35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oodgieters en pomp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4" office:value-type="float">
            <text:p>44</text:p>
          </table:table-cell>
          <table:table-cell table:style-name="ce28"/>
          <table:table-cell ns41:value-type="float" table:style-name="ce28" office:value="808" office:value-type="float">
            <text:p>808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853" office:value-type="float">
            <text:p>853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35" office:value="866" office:value-type="float">
            <text:p>8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2" office:value-type="float">
            <text:p>52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7" office:value-type="float">
            <text:p>57</text:p>
          </table:table-cell>
          <table:table-cell table:style-name="ce28"/>
          <table:table-cell ns41:value-type="float" table:style-name="ce28" office:value="57" office:value-type="float">
            <text:p>57</text:p>
          </table:table-cell>
          <table:table-cell table:style-name="ce28"/>
          <table:table-cell ns41:value-type="float" table:style-name="ce35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81" office:value-type="float">
            <text:p>58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81" office:value-type="float">
            <text:p>58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582" office:value-type="float">
            <text:p>58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table:style-name="ce28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103" office:value-type="float">
            <text:p>10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.019" office:value-type="float">
            <text:p>1.019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.14" office:value-type="float">
            <text:p>1.14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5" office:value="1.157" office:value-type="float">
            <text:p>1.1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01" office:value-type="float">
            <text:p>201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201" office:value-type="float">
            <text:p>201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209" office:value-type="float">
            <text:p>2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33" office:value-type="float">
            <text:p>333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336" office:value-type="float">
            <text:p>336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35" office:value="395" office:value-type="float">
            <text:p>3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ns41:value-type="float" table:style-name="ce22" office:value="20" office:value-type="float">
            <text:p>2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624" office:value-type="float">
            <text:p>624</text:p>
          </table:table-cell>
          <table:table-cell ns41:value-type="float" table:style-name="ce28" office:value="269" office:value-type="float">
            <text:p>269</text:p>
          </table:table-cell>
          <table:table-cell ns41:value-type="float" table:style-name="ce28" office:value="740" office:value-type="float">
            <text:p>740</text:p>
          </table:table-cell>
          <table:table-cell ns41:value-type="float" table:style-name="ce28" office:value="329" office:value-type="float">
            <text:p>329</text:p>
          </table:table-cell>
          <table:table-cell ns41:value-type="float" table:style-name="ce35" office:value="1.069" office:value-type="float">
            <text:p>1.0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85" office:value-type="float">
            <text:p>185</text:p>
          </table:table-cell>
          <table:table-cell table:style-name="ce28"/>
          <table:table-cell ns41:value-type="float" table:style-name="ce28" office:value="185" office:value-type="float">
            <text:p>185</text:p>
          </table:table-cell>
          <table:table-cell table:style-name="ce28"/>
          <table:table-cell ns41:value-type="float" table:style-name="ce35" office:value="185" office:value-type="float">
            <text:p>1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2" office:value-type="float">
            <text:p>32</text:p>
          </table:table-cell>
          <table:table-cell table:style-name="ce28"/>
          <table:table-cell ns41:value-type="float" table:style-name="ce28" office:value="1.246" office:value-type="float">
            <text:p>1.246</text:p>
          </table:table-cell>
          <table:table-cell table:style-name="ce28"/>
          <table:table-cell ns41:value-type="float" table:style-name="ce28" office:value="1.278" office:value-type="float">
            <text:p>1.278</text:p>
          </table:table-cell>
          <table:table-cell table:style-name="ce28"/>
          <table:table-cell ns41:value-type="float" table:style-name="ce35" office:value="1.278" office:value-type="float">
            <text:p>1.2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1" office:value-type="float">
            <text:p>101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110" office:value-type="float">
            <text:p>110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35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eesters (keur-, markt, waag-), afsla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18" office:value-type="float">
            <text:p>31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18" office:value-type="float">
            <text:p>31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323" office:value-type="float">
            <text:p>3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1.085" office:value-type="float">
            <text:p>1.085</text:p>
          </table:table-cell>
          <table:table-cell ns41:value-type="float" table:style-name="ce28" office:value="278" office:value-type="float">
            <text:p>278</text:p>
          </table:table-cell>
          <table:table-cell ns41:value-type="float" table:style-name="ce28" office:value="1.103" office:value-type="float">
            <text:p>1.103</text:p>
          </table:table-cell>
          <table:table-cell ns41:value-type="float" table:style-name="ce28" office:value="278" office:value-type="float">
            <text:p>278</text:p>
          </table:table-cell>
          <table:table-cell ns41:value-type="float" table:style-name="ce35" office:value="1.381" office:value-type="float">
            <text:p>1.3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1" office:value-type="float">
            <text:p>61</text:p>
          </table:table-cell>
          <table:table-cell table:style-name="ce28"/>
          <table:table-cell ns41:value-type="float" table:style-name="ce28" office:value="62" office:value-type="float">
            <text:p>62</text:p>
          </table:table-cell>
          <table:table-cell table:style-name="ce28"/>
          <table:table-cell ns41:value-type="float" table:style-name="ce35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509" office:value-type="float">
            <text:p>509</text:p>
          </table:table-cell>
          <table:table-cell ns41:value-type="float" table:style-name="ce28" office:value="141" office:value-type="float">
            <text:p>141</text:p>
          </table:table-cell>
          <table:table-cell ns41:value-type="float" table:style-name="ce28" office:value="510" office:value-type="float">
            <text:p>510</text:p>
          </table:table-cell>
          <table:table-cell ns41:value-type="float" table:style-name="ce28" office:value="141" office:value-type="float">
            <text:p>141</text:p>
          </table:table-cell>
          <table:table-cell ns41:value-type="float" table:style-name="ce35" office:value="651" office:value-type="float">
            <text:p>6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75" office:value-type="float">
            <text:p>75</text:p>
          </table:table-cell>
          <table:table-cell table:style-name="ce28"/>
          <table:table-cell ns41:value-type="float" table:style-name="ce28" office:value="5.76" office:value-type="float">
            <text:p>5.76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5.839" office:value-type="float">
            <text:p>5.839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35" office:value="5.851" office:value-type="float">
            <text:p>5.8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8" office:value-type="float">
            <text:p>3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824" office:value-type="float">
            <text:p>82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865" office:value-type="float">
            <text:p>865</text:p>
          </table:table-cell>
          <table:table-cell ns41:value-type="float" table:style-name="ce35" office:value="869" office:value-type="float">
            <text:p>8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193" office:value-type="float">
            <text:p>193</text:p>
          </table:table-cell>
          <table:table-cell table:style-name="ce28"/>
          <table:table-cell ns41:value-type="float" table:style-name="ce28" office:value="206" office:value-type="float">
            <text:p>206</text:p>
          </table:table-cell>
          <table:table-cell table:style-name="ce28"/>
          <table:table-cell ns41:value-type="float" table:style-name="ce35" office:value="206" office:value-type="float">
            <text:p>2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7" office:value-type="float">
            <text:p>17</text:p>
          </table:table-cell>
          <table:table-cell table:style-name="ce28"/>
          <table:table-cell ns41:value-type="float" table:style-name="ce28" office:value="243" office:value-type="float">
            <text:p>24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60" office:value-type="float">
            <text:p>260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265" office:value-type="float">
            <text:p>2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28" office:value="99" office:value-type="float">
            <text:p>99</text:p>
          </table:table-cell>
          <table:table-cell table:style-name="ce28"/>
          <table:table-cell ns41:value-type="float" table:style-name="ce28" office:value="250" office:value-type="float">
            <text:p>250</text:p>
          </table:table-cell>
          <table:table-cell table:style-name="ce28"/>
          <table:table-cell ns41:value-type="float" table:style-name="ce28" office:value="1.938" office:value-type="float">
            <text:p>1.938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29.496" office:value-type="float">
            <text:p>29.496</text:p>
          </table:table-cell>
          <table:table-cell ns41:value-type="float" table:style-name="ce28" office:value="31" office:value-type="float">
            <text:p>31</text:p>
          </table:table-cell>
          <table:table-cell ns41:value-type="string" table:style-name="ce28" office:value-type="string">
            <text:p>31,786/1</text:p>
          </table:table-cell>
          <table:table-cell ns41:value-type="float" table:style-name="ce35" office:value="31.817" office:value-type="float">
            <text:p>31.8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3" office:value-type="float">
            <text:p>1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97" office:value-type="float">
            <text:p>297</text:p>
          </table:table-cell>
          <table:table-cell table:style-name="ce28"/>
          <table:table-cell ns41:value-type="float" table:style-name="ce28" office:value="297" office:value-type="float">
            <text:p>297</text:p>
          </table:table-cell>
          <table:table-cell table:style-name="ce28"/>
          <table:table-cell ns41:value-type="float" table:style-name="ce35" office:value="297" office:value-type="float">
            <text:p>2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05" office:value-type="float">
            <text:p>105</text:p>
          </table:table-cell>
          <table:table-cell table:style-name="ce28"/>
          <table:table-cell ns41:value-type="float" table:style-name="ce28" office:value="105" office:value-type="float">
            <text:p>105</text:p>
          </table:table-cell>
          <table:table-cell table:style-name="ce28"/>
          <table:table-cell ns41:value-type="float" table:style-name="ce35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570" office:value-type="float">
            <text:p>570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586" office:value-type="float">
            <text:p>58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591" office:value-type="float">
            <text:p>5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2" office:value-type="float">
            <text:p>7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4" office:value-type="float">
            <text:p>44</text:p>
          </table:table-cell>
          <table:table-cell table:style-name="ce28"/>
          <table:table-cell ns41:value-type="float" table:style-name="ce28" office:value="44" office:value-type="float">
            <text:p>44</text:p>
          </table:table-cell>
          <table:table-cell table:style-name="ce28"/>
          <table:table-cell ns41:value-type="float" table:style-name="ce35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0" office:value-type="float">
            <text:p>50</text:p>
          </table:table-cell>
          <table:table-cell table:style-name="ce28"/>
          <table:table-cell ns41:value-type="float" table:style-name="ce28" office:value="50" office:value-type="float">
            <text:p>50</text:p>
          </table:table-cell>
          <table:table-cell table:style-name="ce28"/>
          <table:table-cell ns41:value-type="float" table:style-name="ce35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45" office:value-type="float">
            <text:p>145</text:p>
          </table:table-cell>
          <table:table-cell table:style-name="ce28"/>
          <table:table-cell ns41:value-type="float" table:style-name="ce28" office:value="145" office:value-type="float">
            <text:p>145</text:p>
          </table:table-cell>
          <table:table-cell table:style-name="ce28"/>
          <table:table-cell ns41:value-type="float" table:style-name="ce35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5" office:value-type="float">
            <text:p>6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29" office:value-type="float">
            <text:p>12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.282" office:value-type="float">
            <text:p>2.282</text:p>
          </table:table-cell>
          <table:table-cell ns41:value-type="float" table:style-name="ce28" office:value="1.199" office:value-type="float">
            <text:p>1.199</text:p>
          </table:table-cell>
          <table:table-cell ns41:value-type="float" table:style-name="ce28" office:value="2.416" office:value-type="float">
            <text:p>2.416</text:p>
          </table:table-cell>
          <table:table-cell ns41:value-type="float" table:style-name="ce28" office:value="1.209" office:value-type="float">
            <text:p>1.209</text:p>
          </table:table-cell>
          <table:table-cell ns41:value-type="float" table:style-name="ce35" office:value="3.625" office:value-type="float">
            <text:p>3.6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11" office:value-type="float">
            <text:p>31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316" office:value-type="float">
            <text:p>3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80" office:value-type="float">
            <text:p>80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35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08" office:value-type="float">
            <text:p>108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108" office:value-type="float">
            <text:p>108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35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587" office:value-type="float">
            <text:p>587</text:p>
          </table:table-cell>
          <table:table-cell ns41:value-type="float" table:style-name="ce28" office:value="75" office:value-type="float">
            <text:p>75</text:p>
          </table:table-cell>
          <table:table-cell ns41:value-type="float" table:style-name="ce28" office:value="594" office:value-type="float">
            <text:p>594</text:p>
          </table:table-cell>
          <table:table-cell ns41:value-type="float" table:style-name="ce28" office:value="75" office:value-type="float">
            <text:p>75</text:p>
          </table:table-cell>
          <table:table-cell ns41:value-type="float" table:style-name="ce35" office:value="669" office:value-type="float">
            <text:p>6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65" office:value-type="float">
            <text:p>165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1.535" office:value-type="float">
            <text:p>1.53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.726" office:value-type="float">
            <text:p>1.726</text:p>
          </table:table-cell>
          <table:table-cell ns41:value-type="float" table:style-name="ce28" office:value="652" office:value-type="float">
            <text:p>652</text:p>
          </table:table-cell>
          <table:table-cell ns41:value-type="float" table:style-name="ce35" office:value="2.378" office:value-type="float">
            <text:p>2.3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1" office:value-type="float">
            <text:p>4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2" office:value-type="float">
            <text:p>22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9" office:value-type="float">
            <text:p>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5" office:value="78" office:value-type="float">
            <text:p>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29" office:value-type="float">
            <text:p>12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33" office:value-type="float">
            <text:p>133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0" office:value-type="float">
            <text:p>30</text:p>
          </table:table-cell>
          <table:table-cell table:style-name="ce28"/>
          <table:table-cell ns41:value-type="float" table:style-name="ce28" office:value="287" office:value-type="float">
            <text:p>287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17" office:value-type="float">
            <text:p>317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320" office:value-type="float">
            <text:p>3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67" office:value-type="float">
            <text:p>6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.308" office:value-type="float">
            <text:p>1.30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.308" office:value-type="float">
            <text:p>1.30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1.312" office:value-type="float">
            <text:p>1.3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44" office:value-type="float">
            <text:p>144</text:p>
          </table:table-cell>
          <table:table-cell table:style-name="ce28"/>
          <table:table-cell ns41:value-type="float" table:style-name="ce28" office:value="144" office:value-type="float">
            <text:p>144</text:p>
          </table:table-cell>
          <table:table-cell table:style-name="ce28"/>
          <table:table-cell ns41:value-type="float" table:style-name="ce35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ublieke vrouwen, publiekhuishouden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" office:value-type="float">
            <text:p>8</text:p>
          </table:table-cell>
          <table:table-cell ns41:value-type="float" table:style-name="ce28" office:value="428" office:value-type="float">
            <text:p>42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428" office:value-type="float">
            <text:p>428</text:p>
          </table:table-cell>
          <table:table-cell ns41:value-type="float" table:style-name="ce35" office:value="436" office:value-type="float">
            <text:p>4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24" office:value-type="float">
            <text:p>24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35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4" office:value-type="float">
            <text:p>6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76" office:value-type="float">
            <text:p>576</text:p>
          </table:table-cell>
          <table:table-cell table:style-name="ce28"/>
          <table:table-cell ns41:value-type="float" table:style-name="ce28" office:value="576" office:value-type="float">
            <text:p>576</text:p>
          </table:table-cell>
          <table:table-cell table:style-name="ce28"/>
          <table:table-cell ns41:value-type="float" table:style-name="ce35" office:value="576" office:value-type="float">
            <text:p>5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28" table:number-columns-repeated="4"/>
          <table:table-cell ns41:value-type="float" table:style-name="ce28" office:value="3" office:value-type="float">
            <text:p>3</text:p>
          </table:table-cell>
          <table:table-cell ns41:value-type="float" table:style-name="ce28" office:value="1.213" office:value-type="float">
            <text:p>1.213</text:p>
          </table:table-cell>
          <table:table-cell ns41:value-type="float" table:style-name="ce28" office:value="1.774" office:value-type="float">
            <text:p>1.774</text:p>
          </table:table-cell>
          <table:table-cell ns41:value-type="string" table:style-name="ce28" office:value-type="string">
            <text:p>1,218/1</text:p>
          </table:table-cell>
          <table:table-cell ns41:value-type="float" table:style-name="ce28" office:value="1.777" office:value-type="float">
            <text:p>1.777</text:p>
          </table:table-cell>
          <table:table-cell ns41:value-type="float" table:style-name="ce35" office:value="2.995" office:value-type="float">
            <text:p>2.9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9" office:value-type="float">
            <text:p>29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222" office:value-type="float">
            <text:p>222</text:p>
          </table:table-cell>
          <table:table-cell table:style-name="ce28"/>
          <table:table-cell ns41:value-type="float" table:style-name="ce28" office:value="2.058" office:value-type="float">
            <text:p>2.058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2.287" office:value-type="float">
            <text:p>2.287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35" office:value="2.312" office:value-type="float">
            <text:p>2.3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130" office:value-type="float">
            <text:p>13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38" office:value-type="float">
            <text:p>1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09" office:value-type="float">
            <text:p>10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10" office:value-type="float">
            <text:p>11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7" office:value-type="float">
            <text:p>5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172" office:value-type="float">
            <text:p>172</text:p>
          </table:table-cell>
          <table:table-cell table:style-name="ce28"/>
          <table:table-cell ns41:value-type="float" table:style-name="ce28" office:value="3.121" office:value-type="float">
            <text:p>3.121</text:p>
          </table:table-cell>
          <table:table-cell ns41:value-type="float" table:style-name="ce28" office:value="11" office:value-type="float">
            <text:p>11</text:p>
          </table:table-cell>
          <table:table-cell ns41:value-type="string" table:style-name="ce28" office:value-type="string">
            <text:p>3,302/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3.313" office:value-type="float">
            <text:p>3.3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8" office:value-type="float">
            <text:p>2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54" office:value-type="float">
            <text:p>5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7" office:value-type="float">
            <text:p>17</text:p>
          </table:table-cell>
          <table:table-cell table:style-name="ce28"/>
          <table:table-cell ns41:value-type="float" table:style-name="ce28" office:value="313" office:value-type="float">
            <text:p>313</text:p>
          </table:table-cell>
          <table:table-cell table:style-name="ce28"/>
          <table:table-cell ns41:value-type="float" table:style-name="ce28" office:value="5.924" office:value-type="float">
            <text:p>5.924</text:p>
          </table:table-cell>
          <table:table-cell ns41:value-type="float" table:style-name="ce28" office:value="36" office:value-type="float">
            <text:p>36</text:p>
          </table:table-cell>
          <table:table-cell ns41:value-type="string" table:style-name="ce28" office:value-type="string">
            <text:p>6,258/3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35" office:value="6.295" office:value-type="float">
            <text:p>6.2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2" office:value="17" office:value-type="float">
            <text:p>17</text:p>
          </table:table-cell>
          <table:table-cell table:style-name="ce28"/>
          <table:table-cell ns41:value-type="float" table:style-name="ce28" office:value="70" office:value-type="float">
            <text:p>70</text:p>
          </table:table-cell>
          <table:table-cell table:style-name="ce28"/>
          <table:table-cell ns41:value-type="float" table:style-name="ce28" office:value="537" office:value-type="float">
            <text:p>537</text:p>
          </table:table-cell>
          <table:table-cell table:style-name="ce28"/>
          <table:table-cell ns41:value-type="float" table:style-name="ce28" office:value="13.449" office:value-type="float">
            <text:p>13.449</text:p>
          </table:table-cell>
          <table:table-cell ns41:value-type="float" table:style-name="ce28" office:value="113" office:value-type="float">
            <text:p>113</text:p>
          </table:table-cell>
          <table:table-cell ns41:value-type="string" table:style-name="ce28" office:value-type="string">
            <text:p>14,119/4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35" office:value="14.232" office:value-type="float">
            <text:p>14.2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2" office:value="16" office:value-type="float">
            <text:p>16</text:p>
          </table:table-cell>
          <table:table-cell table:style-name="ce28"/>
          <table:table-cell ns41:value-type="float" table:style-name="ce28" office:value="91" office:value-type="float">
            <text:p>91</text:p>
          </table:table-cell>
          <table:table-cell table:style-name="ce28"/>
          <table:table-cell ns41:value-type="float" table:style-name="ce28" office:value="968" office:value-type="float">
            <text:p>96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0.924" office:value-type="float">
            <text:p>10.924</text:p>
          </table:table-cell>
          <table:table-cell ns41:value-type="float" table:style-name="ce28" office:value="88" office:value-type="float">
            <text:p>88</text:p>
          </table:table-cell>
          <table:table-cell ns41:value-type="string" table:style-name="ce28" office:value-type="string">
            <text:p>12,000/5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35" office:value="12.089" office:value-type="float">
            <text:p>12.0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2" office:value="26.327" office:value-type="float">
            <text:p>26.327</text:p>
          </table:table-cell>
          <table:table-cell ns41:value-type="float" table:style-name="ce28" office:value="22.617" office:value-type="float">
            <text:p>22.617</text:p>
          </table:table-cell>
          <table:table-cell ns41:value-type="float" table:style-name="ce28" office:value="10.254" office:value-type="float">
            <text:p>10.254</text:p>
          </table:table-cell>
          <table:table-cell ns41:value-type="float" table:style-name="ce28" office:value="8.792" office:value-type="float">
            <text:p>8.792</text:p>
          </table:table-cell>
          <table:table-cell ns41:value-type="float" table:style-name="ce28" office:value="8.915" office:value-type="float">
            <text:p>8.915</text:p>
          </table:table-cell>
          <table:table-cell ns41:value-type="float" table:style-name="ce28" office:value="7.928" office:value-type="float">
            <text:p>7.928</text:p>
          </table:table-cell>
          <table:table-cell ns41:value-type="float" table:style-name="ce28" office:value="1.084" office:value-type="float">
            <text:p>1.084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6.58" office:value-type="float">
            <text:p>46.58</text:p>
          </table:table-cell>
          <table:table-cell ns41:value-type="float" table:style-name="ce28" office:value="40.316" office:value-type="float">
            <text:p>40.316</text:p>
          </table:table-cell>
          <table:table-cell ns41:value-type="float" table:style-name="ce35" office:value="36.896" office:value-type="float">
            <text:p>36.8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 table:number-columns-repeated="3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224" office:value-type="float">
            <text:p>22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44" office:value-type="float">
            <text:p>24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247" office:value-type="float">
            <text:p>2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37" office:value-type="float">
            <text:p>3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54" office:value-type="float">
            <text:p>954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95" office:value-type="float">
            <text:p>995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35" office:value="1.042" office:value-type="float">
            <text:p>1.0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meden (grof-, hoef-, kagchel- en andere)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table:style-name="ce28"/>
          <table:table-cell ns41:value-type="float" table:style-name="ce28" office:value="38" office:value-type="float">
            <text:p>38</text:p>
          </table:table-cell>
          <table:table-cell table:style-name="ce28"/>
          <table:table-cell ns41:value-type="float" table:style-name="ce28" office:value="544" office:value-type="float">
            <text:p>544</text:p>
          </table:table-cell>
          <table:table-cell table:style-name="ce28"/>
          <table:table-cell ns41:value-type="float" table:style-name="ce28" office:value="6.151" office:value-type="float">
            <text:p>6.151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6.739" office:value-type="float">
            <text:p>6.739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35" office:value="6.81" office:value-type="float">
            <text:p>6.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16" office:value-type="float">
            <text:p>1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67" office:value-type="float">
            <text:p>6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2" office:value="26" office:value-type="float">
            <text:p>26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368" office:value-type="float">
            <text:p>3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3.962" office:value-type="float">
            <text:p>3.962</text:p>
          </table:table-cell>
          <table:table-cell ns41:value-type="float" table:style-name="ce28" office:value="1.631" office:value-type="float">
            <text:p>1.631</text:p>
          </table:table-cell>
          <table:table-cell ns41:value-type="float" table:style-name="ce28" office:value="4.429" office:value-type="float">
            <text:p>4.429</text:p>
          </table:table-cell>
          <table:table-cell ns41:value-type="float" table:style-name="ce28" office:value="1.838" office:value-type="float">
            <text:p>1.838</text:p>
          </table:table-cell>
          <table:table-cell ns41:value-type="float" table:style-name="ce35" office:value="6.267" office:value-type="float">
            <text:p>6.2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406" office:value-type="float">
            <text:p>40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408" office:value-type="float">
            <text:p>40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416" office:value-type="float">
            <text:p>4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74" office:value-type="float">
            <text:p>7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88" office:value-type="float">
            <text:p>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31" office:value-type="float">
            <text:p>231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231" office:value-type="float">
            <text:p>231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35" office:value="273" office:value-type="float">
            <text:p>2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49" office:value-type="float">
            <text:p>49</text:p>
          </table:table-cell>
          <table:table-cell table:style-name="ce28"/>
          <table:table-cell ns41:value-type="float" table:style-name="ce28" office:value="614" office:value-type="float">
            <text:p>61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672" office:value-type="float">
            <text:p>6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264" office:value-type="float">
            <text:p>264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265" office:value-type="float">
            <text:p>26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35" office:value="365" office:value-type="float">
            <text:p>3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51" office:value-type="float">
            <text:p>5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809" office:value-type="float">
            <text:p>809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860" office:value-type="float">
            <text:p>860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35" office:value="901" office:value-type="float">
            <text:p>9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4" office:value-type="float">
            <text:p>14</text:p>
          </table:table-cell>
          <table:table-cell table:style-name="ce28"/>
          <table:table-cell ns41:value-type="float" table:style-name="ce28" office:value="401" office:value-type="float">
            <text:p>401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415" office:value-type="float">
            <text:p>415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35" office:value="434" office:value-type="float">
            <text:p>4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21" office:value-type="float">
            <text:p>221</text:p>
          </table:table-cell>
          <table:table-cell table:style-name="ce28"/>
          <table:table-cell ns41:value-type="float" table:style-name="ce28" office:value="224" office:value-type="float">
            <text:p>224</text:p>
          </table:table-cell>
          <table:table-cell table:style-name="ce28"/>
          <table:table-cell ns41:value-type="float" table:style-name="ce35" office:value="224" office:value-type="float">
            <text:p>2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0" office:value-type="float">
            <text:p>20</text:p>
          </table:table-cell>
          <table:table-cell table:style-name="ce28"/>
          <table:table-cell ns41:value-type="float" table:style-name="ce28" office:value="1.034" office:value-type="float">
            <text:p>1.034</text:p>
          </table:table-cell>
          <table:table-cell table:style-name="ce28"/>
          <table:table-cell ns41:value-type="float" table:style-name="ce28" office:value="1.057" office:value-type="float">
            <text:p>1.057</text:p>
          </table:table-cell>
          <table:table-cell table:style-name="ce28"/>
          <table:table-cell ns41:value-type="float" table:style-name="ce35" office:value="1.057" office:value-type="float">
            <text:p>1.0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60" office:value-type="float">
            <text:p>260</text:p>
          </table:table-cell>
          <table:table-cell table:style-name="ce28"/>
          <table:table-cell ns41:value-type="float" table:style-name="ce28" office:value="262" office:value-type="float">
            <text:p>262</text:p>
          </table:table-cell>
          <table:table-cell table:style-name="ce28"/>
          <table:table-cell ns41:value-type="float" table:style-name="ce35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139" office:value-type="float">
            <text:p>139</text:p>
          </table:table-cell>
          <table:table-cell table:style-name="ce28"/>
          <table:table-cell ns41:value-type="float" table:style-name="ce28" office:value="246" office:value-type="float">
            <text:p>246</text:p>
          </table:table-cell>
          <table:table-cell table:style-name="ce28"/>
          <table:table-cell ns41:value-type="float" table:style-name="ce28" office:value="396" office:value-type="float">
            <text:p>396</text:p>
          </table:table-cell>
          <table:table-cell table:style-name="ce28"/>
          <table:table-cell ns41:value-type="float" table:style-name="ce35" office:value="396" office:value-type="float">
            <text:p>3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474" office:value-type="float">
            <text:p>474</text:p>
          </table:table-cell>
          <table:table-cell table:style-name="ce28"/>
          <table:table-cell ns41:value-type="float" table:style-name="ce28" office:value="481" office:value-type="float">
            <text:p>481</text:p>
          </table:table-cell>
          <table:table-cell table:style-name="ce28"/>
          <table:table-cell ns41:value-type="float" table:style-name="ce35" office:value="481" office:value-type="float">
            <text:p>4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7" office:value-type="float">
            <text:p>27</text:p>
          </table:table-cell>
          <table:table-cell table:style-name="ce28"/>
          <table:table-cell ns41:value-type="float" table:style-name="ce28" office:value="27" office:value-type="float">
            <text:p>27</text:p>
          </table:table-cell>
          <table:table-cell table:style-name="ce28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1.165" office:value-type="float">
            <text:p>1.16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.173" office:value-type="float">
            <text:p>1.173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1.183" office:value-type="float">
            <text:p>1.1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71" office:value-type="float">
            <text:p>17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72" office:value-type="float">
            <text:p>17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73" office:value-type="float">
            <text:p>1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1" office:value-type="float">
            <text:p>4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9" office:value-type="float">
            <text:p>39</text:p>
          </table:table-cell>
          <table:table-cell table:style-name="ce28"/>
          <table:table-cell ns41:value-type="float" table:style-name="ce28" office:value="841" office:value-type="float">
            <text:p>84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5" office:value="897" office:value-type="float">
            <text:p>8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ns41:value-type="float" table:style-name="ce22" office:value="19" office:value-type="float">
            <text:p>19</text:p>
          </table:table-cell>
          <table:table-cell table:style-name="ce28"/>
          <table:table-cell ns41:value-type="float" table:style-name="ce28" office:value="66" office:value-type="float">
            <text:p>6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29" office:value-type="float">
            <text:p>52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.78" office:value-type="float">
            <text:p>1.78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2.394" office:value-type="float">
            <text:p>2.394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35" office:value="2.442" office:value-type="float">
            <text:p>2.4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43" office:value-type="float">
            <text:p>243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49" office:value-type="float">
            <text:p>24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259" office:value-type="float">
            <text:p>2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8" office:value-type="float">
            <text:p>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48" office:value-type="float">
            <text:p>348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356" office:value-type="float">
            <text:p>356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5" office:value="371" office:value-type="float">
            <text:p>3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218" office:value-type="float">
            <text:p>218</text:p>
          </table:table-cell>
          <table:table-cell ns41:value-type="float" table:style-name="ce28" office:value="129" office:value-type="float">
            <text:p>129</text:p>
          </table:table-cell>
          <table:table-cell ns41:value-type="float" table:style-name="ce28" office:value="254" office:value-type="float">
            <text:p>254</text:p>
          </table:table-cell>
          <table:table-cell ns41:value-type="float" table:style-name="ce28" office:value="160" office:value-type="float">
            <text:p>160</text:p>
          </table:table-cell>
          <table:table-cell ns41:value-type="float" table:style-name="ce35" office:value="414" office:value-type="float">
            <text:p>4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31" office:value-type="float">
            <text:p>31</text:p>
          </table:table-cell>
          <table:table-cell table:style-name="ce28"/>
          <table:table-cell ns41:value-type="float" table:style-name="ce28" office:value="752" office:value-type="float">
            <text:p>752</text:p>
          </table:table-cell>
          <table:table-cell table:style-name="ce28"/>
          <table:table-cell ns41:value-type="float" table:style-name="ce28" office:value="12.254" office:value-type="float">
            <text:p>12.254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3.039" office:value-type="float">
            <text:p>13.039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35" office:value="13.058" office:value-type="float">
            <text:p>13.0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140" office:value-type="float">
            <text:p>140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50" office:value-type="float">
            <text:p>150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57" office:value-type="float">
            <text:p>257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260" office:value-type="float">
            <text:p>260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5" office:value="277" office:value-type="float">
            <text:p>2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22" office:value="19" office:value-type="float">
            <text:p>19</text:p>
          </table:table-cell>
          <table:table-cell table:style-name="ce28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28" office:value="251" office:value-type="float">
            <text:p>25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.517" office:value-type="float">
            <text:p>1.517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1.832" office:value-type="float">
            <text:p>1.832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35" office:value="1.872" office:value-type="float">
            <text:p>1.8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.834" office:value-type="float">
            <text:p>1.834</text:p>
          </table:table-cell>
          <table:table-cell ns41:value-type="float" table:style-name="ce28" office:value="302" office:value-type="float">
            <text:p>302</text:p>
          </table:table-cell>
          <table:table-cell ns41:value-type="float" table:style-name="ce28" office:value="1.838" office:value-type="float">
            <text:p>1.838</text:p>
          </table:table-cell>
          <table:table-cell ns41:value-type="float" table:style-name="ce28" office:value="302" office:value-type="float">
            <text:p>302</text:p>
          </table:table-cell>
          <table:table-cell ns41:value-type="float" table:style-name="ce35" office:value="2.14" office:value-type="float">
            <text:p>2.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.054" office:value-type="float">
            <text:p>1.054</text:p>
          </table:table-cell>
          <table:table-cell ns41:value-type="float" table:style-name="ce28" office:value="408" office:value-type="float">
            <text:p>408</text:p>
          </table:table-cell>
          <table:table-cell ns41:value-type="float" table:style-name="ce28" office:value="1.077" office:value-type="float">
            <text:p>1.077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35" office:value="1.493" office:value-type="float">
            <text:p>1.4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96" office:value-type="float">
            <text:p>96</text:p>
          </table:table-cell>
          <table:table-cell table:style-name="ce28"/>
          <table:table-cell ns41:value-type="float" table:style-name="ce28" office:value="968" office:value-type="float">
            <text:p>96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.069" office:value-type="float">
            <text:p>1.069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1.074" office:value-type="float">
            <text:p>1.0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3" office:value-type="float">
            <text:p>93</text:p>
          </table:table-cell>
          <table:table-cell table:style-name="ce28"/>
          <table:table-cell ns41:value-type="float" table:style-name="ce28" office:value="93" office:value-type="float">
            <text:p>93</text:p>
          </table:table-cell>
          <table:table-cell table:style-name="ce28"/>
          <table:table-cell ns41:value-type="float" table:style-name="ce35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6" office:value-type="float">
            <text:p>26</text:p>
          </table:table-cell>
          <table:table-cell table:style-name="ce28"/>
          <table:table-cell ns41:value-type="float" table:style-name="ce28" office:value="26" office:value-type="float">
            <text:p>26</text:p>
          </table:table-cell>
          <table:table-cell table:style-name="ce28"/>
          <table:table-cell ns41:value-type="float" table:style-name="ce35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1" office:value-type="float">
            <text:p>2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213" office:value-type="float">
            <text:p>21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225" office:value-type="float">
            <text:p>2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eteranen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9" office:value-type="float">
            <text:p>39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35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445" office:value-type="float">
            <text:p>445</text:p>
          </table:table-cell>
          <table:table-cell ns41:value-type="float" table:style-name="ce28" office:value="400" office:value-type="float">
            <text:p>400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35" office:value="849" office:value-type="float">
            <text:p>8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4" office:value-type="float">
            <text:p>14</text:p>
          </table:table-cell>
          <table:table-cell table:style-name="ce28"/>
          <table:table-cell ns41:value-type="float" table:style-name="ce28" office:value="116" office:value-type="float">
            <text:p>116</text:p>
          </table:table-cell>
          <table:table-cell table:style-name="ce28"/>
          <table:table-cell ns41:value-type="float" table:style-name="ce28" office:value="1.859" office:value-type="float">
            <text:p>1.85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.989" office:value-type="float">
            <text:p>1.98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1.995" office:value-type="float">
            <text:p>1.9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102" office:value-type="float">
            <text:p>102</text:p>
          </table:table-cell>
          <table:table-cell table:style-name="ce28"/>
          <table:table-cell ns41:value-type="float" table:style-name="ce28" office:value="3.071" office:value-type="float">
            <text:p>3.071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28" office:value="3.18" office:value-type="float">
            <text:p>3.18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35" office:value="3.293" office:value-type="float">
            <text:p>3.2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55" office:value-type="float">
            <text:p>55</text:p>
          </table:table-cell>
          <table:table-cell table:style-name="ce28"/>
          <table:table-cell ns41:value-type="float" table:style-name="ce28" office:value="3.741" office:value-type="float">
            <text:p>3.74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3.8" office:value-type="float">
            <text:p>3.8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35" office:value="3.816" office:value-type="float">
            <text:p>3.8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9" office:value-type="float">
            <text:p>3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7" office:value-type="float">
            <text:p>27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35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78" office:value-type="float">
            <text:p>7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Water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8" office:value-type="float">
            <text:p>2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1" office:value-type="float">
            <text:p>41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35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402" office:value-type="float">
            <text:p>402</text:p>
          </table:table-cell>
          <table:table-cell ns41:value-type="float" table:style-name="ce28" office:value="2" office:value-type="float">
            <text:p>2</text:p>
          </table:table-cell>
          <table:table-cell ns41:value-type="string" table:style-name="ce28" office:value-type="string">
            <text:p>415/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417" office:value-type="float">
            <text:p>4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834" office:value-type="float">
            <text:p>834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841" office:value-type="float">
            <text:p>841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35" office:value="874" office:value-type="float">
            <text:p>8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4" office:value-type="float">
            <text:p>44</text:p>
          </table:table-cell>
          <table:table-cell table:style-name="ce28"/>
          <table:table-cell ns41:value-type="float" table:style-name="ce28" office:value="44" office:value-type="float">
            <text:p>44</text:p>
          </table:table-cell>
          <table:table-cell table:style-name="ce28"/>
          <table:table-cell ns41:value-type="float" table:style-name="ce35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4" office:value-type="float">
            <text:p>44</text:p>
          </table:table-cell>
          <table:table-cell table:style-name="ce28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35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152" office:value-type="float">
            <text:p>15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62" office:value-type="float">
            <text:p>16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.771" office:value-type="float">
            <text:p>1.771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.771" office:value-type="float">
            <text:p>1.771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35" office:value="1.79" office:value-type="float">
            <text:p>1.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5" office:value-type="float">
            <text:p>25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" office:value-type="float">
            <text:p>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64" office:value-type="float">
            <text:p>16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68" office:value-type="float">
            <text:p>16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74" office:value-type="float">
            <text:p>74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28" office:value="90" office:value-type="float">
            <text:p>90</text:p>
          </table:table-cell>
          <table:table-cell table:style-name="ce28"/>
          <table:table-cell ns41:value-type="float" table:style-name="ce35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8" office:value-type="float">
            <text:p>68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35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38" office:value-type="float">
            <text:p>138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39" office:value-type="float">
            <text:p>139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7" office:value-type="float">
            <text:p>17</text:p>
          </table:table-cell>
          <table:table-cell table:style-name="ce28"/>
          <table:table-cell ns41:value-type="float" table:style-name="ce28" office:value="17" office:value-type="float">
            <text:p>17</text:p>
          </table:table-cell>
          <table:table-cell table:style-name="ce28"/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35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4" office:value-type="float">
            <text:p>14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80" office:value-type="float">
            <text:p>80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35" office:value="224" office:value-type="float">
            <text:p>2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2" office:value="90.865" office:value-type="float">
            <text:p>90.865</text:p>
          </table:table-cell>
          <table:table-cell ns41:value-type="float" table:style-name="ce28" office:value="94.918" office:value-type="float">
            <text:p>94.918</text:p>
          </table:table-cell>
          <table:table-cell ns41:value-type="float" table:style-name="ce28" office:value="10.883" office:value-type="float">
            <text:p>10.883</text:p>
          </table:table-cell>
          <table:table-cell ns41:value-type="float" table:style-name="ce28" office:value="13.43" office:value-type="float">
            <text:p>13.43</text:p>
          </table:table-cell>
          <table:table-cell ns41:value-type="float" table:style-name="ce28" office:value="20.004" office:value-type="float">
            <text:p>20.004</text:p>
          </table:table-cell>
          <table:table-cell ns41:value-type="float" table:style-name="ce28" office:value="29.623" office:value-type="float">
            <text:p>29.623</text:p>
          </table:table-cell>
          <table:table-cell ns41:value-type="float" table:style-name="ce28" office:value="46.234" office:value-type="float">
            <text:p>46.234</text:p>
          </table:table-cell>
          <table:table-cell ns41:value-type="float" table:style-name="ce28" office:value="284.211" office:value-type="float">
            <text:p>284.211</text:p>
          </table:table-cell>
          <table:table-cell ns41:value-type="string" table:style-name="ce28" office:value-type="string">
            <text:p>168,008/2</text:p>
          </table:table-cell>
          <table:table-cell ns41:value-type="string" table:style-name="ce28" office:value-type="string">
            <text:p>422,240/5</text:p>
          </table:table-cell>
          <table:table-cell ns41:value-type="float" table:style-name="ce35" office:value="590.248" office:value-type="float">
            <text:p>590.2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ns41:value-type="float" table:style-name="ce28" office:value="7" office:value-type="float">
            <text:p>7</text:p>
          </table:table-cell>
          <table:table-cell ns41:value-type="string" table:style-name="ce28" office:value-type="string">
            <text:p>33/3</text:p>
          </table:table-cell>
          <table:table-cell ns41:value-type="string" table:style-name="ce31" office:value-type="string">
            <text:p>12/6</text:p>
          </table:table-cell>
          <table:table-cell ns41:value-type="float" table:style-name="ce35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ZEVEN EN TACHTIG STEDEN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2" office:value="118.145" office:value-type="float">
            <text:p>118.145</text:p>
          </table:table-cell>
          <table:table-cell ns41:value-type="float" table:style-name="ce28" office:value="118.4" office:value-type="float">
            <text:p>118.4</text:p>
          </table:table-cell>
          <table:table-cell ns41:value-type="float" table:style-name="ce28" office:value="22.637" office:value-type="float">
            <text:p>22.637</text:p>
          </table:table-cell>
          <table:table-cell ns41:value-type="float" table:style-name="ce28" office:value="23.072" office:value-type="float">
            <text:p>23.072</text:p>
          </table:table-cell>
          <table:table-cell ns41:value-type="float" table:style-name="ce28" office:value="42.672" office:value-type="float">
            <text:p>42.672</text:p>
          </table:table-cell>
          <table:table-cell ns41:value-type="float" table:style-name="ce28" office:value="42.916" office:value-type="float">
            <text:p>42.916</text:p>
          </table:table-cell>
          <table:table-cell ns41:value-type="float" table:style-name="ce28" office:value="331.663" office:value-type="float">
            <text:p>331.663</text:p>
          </table:table-cell>
          <table:table-cell ns41:value-type="float" table:style-name="ce28" office:value="400.928" office:value-type="float">
            <text:p>400.928</text:p>
          </table:table-cell>
          <table:table-cell ns41:value-type="string" table:style-name="ce28" office:value-type="string">
            <text:p>515,224/4</text:p>
          </table:table-cell>
          <table:table-cell ns41:value-type="string" table:style-name="ce28" office:value-type="string">
            <text:p>585,387/7</text:p>
          </table:table-cell>
          <table:table-cell ns41:value-type="string" table:style-name="ce35" office:value-type="string">
            <text:p>1,100,6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05" office:value-type="float">
            <text:p>30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05" office:value-type="float">
            <text:p>30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306" office:value-type="float">
            <text:p>3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6" office:value-type="float">
            <text:p>2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04" office:value-type="float">
            <text:p>104</text:p>
          </table:table-cell>
          <table:table-cell table:style-name="ce28"/>
          <table:table-cell ns41:value-type="float" table:style-name="ce28" office:value="104" office:value-type="float">
            <text:p>104</text:p>
          </table:table-cell>
          <table:table-cell table:style-name="ce28"/>
          <table:table-cell ns41:value-type="float" table:style-name="ce35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.657" office:value-type="float">
            <text:p>2.657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.657" office:value-type="float">
            <text:p>2.657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5" office:value="1.672" office:value-type="float">
            <text:p>1.6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6" office:value-type="float">
            <text:p>56</text:p>
          </table:table-cell>
          <table:table-cell table:style-name="ce28"/>
          <table:table-cell ns41:value-type="float" table:style-name="ce28" office:value="56" office:value-type="float">
            <text:p>56</text:p>
          </table:table-cell>
          <table:table-cell table:style-name="ce28"/>
          <table:table-cell ns41:value-type="float" table:style-name="ce35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.546" office:value-type="float">
            <text:p>1.54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.546" office:value-type="float">
            <text:p>1.54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1.548" office:value-type="float">
            <text:p>1.5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33" office:value-type="float">
            <text:p>133</text:p>
          </table:table-cell>
          <table:table-cell table:style-name="ce28"/>
          <table:table-cell ns41:value-type="float" table:style-name="ce28" office:value="133" office:value-type="float">
            <text:p>133</text:p>
          </table:table-cell>
          <table:table-cell table:style-name="ce28"/>
          <table:table-cell ns41:value-type="float" table:style-name="ce35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6" office:value-type="float">
            <text:p>26</text:p>
          </table:table-cell>
          <table:table-cell table:style-name="ce28"/>
          <table:table-cell ns41:value-type="float" table:style-name="ce28" office:value="248" office:value-type="float">
            <text:p>24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74" office:value-type="float">
            <text:p>27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278" office:value-type="float">
            <text:p>2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2" office:value="137" office:value-type="float">
            <text:p>137</text:p>
          </table:table-cell>
          <table:table-cell ns41:value-type="float" table:style-name="ce28" office:value="82" office:value-type="float">
            <text:p>82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272" office:value-type="float">
            <text:p>272</text:p>
          </table:table-cell>
          <table:table-cell ns41:value-type="float" table:style-name="ce28" office:value="6.088" office:value-type="float">
            <text:p>6.088</text:p>
          </table:table-cell>
          <table:table-cell ns41:value-type="float" table:style-name="ce28" office:value="2.61" office:value-type="float">
            <text:p>2.61</text:p>
          </table:table-cell>
          <table:table-cell ns41:value-type="float" table:style-name="ce28" office:value="148.768" office:value-type="float">
            <text:p>148.768</text:p>
          </table:table-cell>
          <table:table-cell ns41:value-type="float" table:style-name="ce28" office:value="59.815" office:value-type="float">
            <text:p>59.815</text:p>
          </table:table-cell>
          <table:table-cell ns41:value-type="string" table:style-name="ce28" office:value-type="string">
            <text:p>155,469/1</text:p>
          </table:table-cell>
          <table:table-cell ns41:value-type="string" table:style-name="ce28" office:value-type="string">
            <text:p>62,782/3</text:p>
          </table:table-cell>
          <table:table-cell ns41:value-type="float" table:style-name="ce35" office:value="218.251" office:value-type="float">
            <text:p>218.2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34" office:value-type="float">
            <text:p>13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3" office:value-type="float">
            <text:p>23</text:p>
          </table:table-cell>
          <table:table-cell table:style-name="ce28"/>
          <table:table-cell ns41:value-type="float" table:style-name="ce28" office:value="24" office:value-type="float">
            <text:p>24</text:p>
          </table:table-cell>
          <table:table-cell table:style-name="ce28"/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426" office:value-type="float">
            <text:p>426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435" office:value-type="float">
            <text:p>43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445" office:value-type="float">
            <text:p>4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ankiers, effectenhandelaars, geldwisselaars, kassi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7" office:value-type="float">
            <text:p>47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0" office:value-type="float">
            <text:p>20</text:p>
          </table:table-cell>
          <table:table-cell table:style-name="ce28"/>
          <table:table-cell ns41:value-type="float" table:style-name="ce28" office:value="21" office:value-type="float">
            <text:p>21</text:p>
          </table:table-cell>
          <table:table-cell table:style-name="ce28"/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1" office:value-type="float">
            <text:p>2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84" office:value-type="float">
            <text:p>384</text:p>
          </table:table-cell>
          <table:table-cell ns41:value-type="float" table:style-name="ce28" office:value="276" office:value-type="float">
            <text:p>276</text:p>
          </table:table-cell>
          <table:table-cell ns41:value-type="float" table:style-name="ce28" office:value="394" office:value-type="float">
            <text:p>394</text:p>
          </table:table-cell>
          <table:table-cell ns41:value-type="float" table:style-name="ce28" office:value="280" office:value-type="float">
            <text:p>280</text:p>
          </table:table-cell>
          <table:table-cell ns41:value-type="float" table:style-name="ce35" office:value="674" office:value-type="float">
            <text:p>6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ezembinders, rietboeren, rijwerkers</text:p>
          </table:table-cell>
          <table:table-cell table:style-name="Default"/>
          <table:table-cell table:style-name="ce22"/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356" office:value-type="float">
            <text:p>356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35" office:value="391" office:value-type="float">
            <text:p>3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522" office:value-type="float">
            <text:p>522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35" office:value="556" office:value-type="float">
            <text:p>5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illardmak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636" office:value-type="float">
            <text:p>636</text:p>
          </table:table-cell>
          <table:table-cell ns41:value-type="float" table:style-name="ce28" office:value="578" office:value-type="float">
            <text:p>57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591" office:value-type="float">
            <text:p>591</text:p>
          </table:table-cell>
          <table:table-cell ns41:value-type="float" table:style-name="ce35" office:value="1.252" office:value-type="float">
            <text:p>1.2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lik-, en pleetwerkers, lampenmak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table:style-name="ce28"/>
          <table:table-cell ns41:value-type="float" table:style-name="ce28" office:value="27" office:value-type="float">
            <text:p>27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7.196" office:value-type="float">
            <text:p>7.196</text:p>
          </table:table-cell>
          <table:table-cell ns41:value-type="float" table:style-name="ce28" office:value="617" office:value-type="float">
            <text:p>617</text:p>
          </table:table-cell>
          <table:table-cell ns41:value-type="float" table:style-name="ce28" office:value="7.527" office:value-type="float">
            <text:p>7.527</text:p>
          </table:table-cell>
          <table:table-cell ns41:value-type="float" table:style-name="ce28" office:value="643" office:value-type="float">
            <text:p>643</text:p>
          </table:table-cell>
          <table:table-cell ns41:value-type="float" table:style-name="ce35" office:value="8.17" office:value-type="float">
            <text:p>8.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91" office:value-type="float">
            <text:p>91</text:p>
          </table:table-cell>
          <table:table-cell table:style-name="ce28"/>
          <table:table-cell ns41:value-type="float" table:style-name="ce28" office:value="100" office:value-type="float">
            <text:p>100</text:p>
          </table:table-cell>
          <table:table-cell table:style-name="ce28"/>
          <table:table-cell ns41:value-type="float" table:style-name="ce35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oek- en dagbladdrukkers en verkoopers, meesters, knechts, letterzetters</text:p>
          </table:table-cell>
          <table:table-cell table:style-name="Default"/>
          <table:table-cell table:style-name="ce22"/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38" office:value-type="float">
            <text:p>13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49" office:value-type="float">
            <text:p>14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159" office:value-type="float">
            <text:p>1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5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33" office:value-type="float">
            <text:p>3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76" office:value-type="float">
            <text:p>17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22" office:value-type="float">
            <text:p>222</text:p>
          </table:table-cell>
          <table:table-cell ns41:value-type="float" table:style-name="ce35" office:value="223" office:value-type="float">
            <text:p>2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orstel-, kaarden-, kammen-, rijven, zeeft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168" office:value-type="float">
            <text:p>16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75" office:value-type="float">
            <text:p>17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ouwmeesters, civiel ingeni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4" office:value-type="float">
            <text:p>34</text:p>
          </table:table-cell>
          <table:table-cell table:style-name="ce28"/>
          <table:table-cell ns41:value-type="float" table:style-name="ce28" office:value="34" office:value-type="float">
            <text:p>34</text:p>
          </table:table-cell>
          <table:table-cell table:style-name="ce28"/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33" office:value-type="float">
            <text:p>23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36" office:value-type="float">
            <text:p>23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244" office:value-type="float">
            <text:p>2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ns41:value-type="float" table:style-name="ce22" office:value="4" office:value-type="float">
            <text:p>4</text:p>
          </table:table-cell>
          <table:table-cell table:style-name="ce28"/>
          <table:table-cell ns41:value-type="float" table:style-name="ce28" office:value="24" office:value-type="float">
            <text:p>24</text:p>
          </table:table-cell>
          <table:table-cell table:style-name="ce28"/>
          <table:table-cell ns41:value-type="float" table:style-name="ce28" office:value="472" office:value-type="float">
            <text:p>472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8.182" office:value-type="float">
            <text:p>8.182</text:p>
          </table:table-cell>
          <table:table-cell ns41:value-type="float" table:style-name="ce28" office:value="545" office:value-type="float">
            <text:p>545</text:p>
          </table:table-cell>
          <table:table-cell ns41:value-type="float" table:style-name="ce28" office:value="8.682" office:value-type="float">
            <text:p>8.682</text:p>
          </table:table-cell>
          <table:table-cell ns41:value-type="float" table:style-name="ce28" office:value="547" office:value-type="float">
            <text:p>547</text:p>
          </table:table-cell>
          <table:table-cell ns41:value-type="float" table:style-name="ce35" office:value="9.229" office:value-type="float">
            <text:p>9.2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2" office:value-type="float">
            <text:p>112</text:p>
          </table:table-cell>
          <table:table-cell table:style-name="ce28"/>
          <table:table-cell ns41:value-type="float" table:style-name="ce28" office:value="112" office:value-type="float">
            <text:p>112</text:p>
          </table:table-cell>
          <table:table-cell table:style-name="ce28"/>
          <table:table-cell ns41:value-type="float" table:style-name="ce35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2" office:value-type="float">
            <text:p>6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3" office:value-type="float">
            <text:p>33</text:p>
          </table:table-cell>
          <table:table-cell table:style-name="ce28"/>
          <table:table-cell ns41:value-type="float" table:style-name="ce28" office:value="33" office:value-type="float">
            <text:p>33</text:p>
          </table:table-cell>
          <table:table-cell table:style-name="ce28"/>
          <table:table-cell ns41:value-type="float" table:style-name="ce35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75" office:value-type="float">
            <text:p>75</text:p>
          </table:table-cell>
          <table:table-cell table:style-name="ce28"/>
          <table:table-cell ns41:value-type="float" table:style-name="ce28" office:value="2.169" office:value-type="float">
            <text:p>2.16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.252" office:value-type="float">
            <text:p>2.252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2.262" office:value-type="float">
            <text:p>2.2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36" office:value-type="float">
            <text:p>236</text:p>
          </table:table-cell>
          <table:table-cell table:style-name="ce28"/>
          <table:table-cell ns41:value-type="float" table:style-name="ce28" office:value="236" office:value-type="float">
            <text:p>236</text:p>
          </table:table-cell>
          <table:table-cell table:style-name="ce28"/>
          <table:table-cell ns41:value-type="float" table:style-name="ce35" office:value="236" office:value-type="float">
            <text:p>2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54" office:value-type="float">
            <text:p>54</text:p>
          </table:table-cell>
          <table:table-cell ns41:value-type="float" table:style-name="ce28" office:value="192" office:value-type="float">
            <text:p>192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.067" office:value-type="float">
            <text:p>4.067</text:p>
          </table:table-cell>
          <table:table-cell ns41:value-type="float" table:style-name="ce28" office:value="12.503" office:value-type="float">
            <text:p>12.503</text:p>
          </table:table-cell>
          <table:table-cell ns41:value-type="float" table:style-name="ce28" office:value="47.809" office:value-type="float">
            <text:p>47.809</text:p>
          </table:table-cell>
          <table:table-cell ns41:value-type="string" table:style-name="ce28" office:value-type="string">
            <text:p>13,459/2</text:p>
          </table:table-cell>
          <table:table-cell ns41:value-type="string" table:style-name="ce28" office:value-type="string">
            <text:p>52,103/4</text:p>
          </table:table-cell>
          <table:table-cell ns41:value-type="float" table:style-name="ce35" office:value="65.562" office:value-type="float">
            <text:p>65.5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Doodgravers, bedienaars van begravenissen, verhuurders van rouwkleede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08" office:value-type="float">
            <text:p>10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08" office:value-type="float">
            <text:p>10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ns41:value-type="float" table:style-name="ce22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5" office:value-type="float">
            <text:p>95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.085" office:value-type="float">
            <text:p>1.085</text:p>
          </table:table-cell>
          <table:table-cell ns41:value-type="float" table:style-name="ce28" office:value="302" office:value-type="float">
            <text:p>302</text:p>
          </table:table-cell>
          <table:table-cell ns41:value-type="float" table:style-name="ce28" office:value="1.209" office:value-type="float">
            <text:p>1.209</text:p>
          </table:table-cell>
          <table:table-cell ns41:value-type="float" table:style-name="ce28" office:value="369" office:value-type="float">
            <text:p>369</text:p>
          </table:table-cell>
          <table:table-cell ns41:value-type="float" table:style-name="ce35" office:value="1.578" office:value-type="float">
            <text:p>1.5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1" office:value-type="float">
            <text:p>3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3" office:value-type="float">
            <text:p>2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1.49" office:value-type="float">
            <text:p>1.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1.498" office:value-type="float">
            <text:p>1.498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35" office:value="1.908" office:value-type="float">
            <text:p>1.9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.177" office:value-type="float">
            <text:p>2.177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2.177" office:value-type="float">
            <text:p>2.177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35" office:value="2.335" office:value-type="float">
            <text:p>2.3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60" office:value-type="float">
            <text:p>16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77" office:value-type="float">
            <text:p>177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181" office:value-type="float">
            <text:p>1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string" table:style-name="ce28" office:value-type="string">
            <text:p>1,364/1</text:p>
          </table:table-cell>
          <table:table-cell table:style-name="ce28"/>
          <table:table-cell ns41:value-type="float" table:style-name="ce28" office:value="1.364" office:value-type="float">
            <text:p>1.364</text:p>
          </table:table-cell>
          <table:table-cell table:style-name="ce28"/>
          <table:table-cell ns41:value-type="float" table:style-name="ce35" office:value="1.364" office:value-type="float">
            <text:p>1.3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8" office:value-type="float">
            <text:p>58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35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.297" office:value-type="float">
            <text:p>1.297</text:p>
          </table:table-cell>
          <table:table-cell table:style-name="ce28"/>
          <table:table-cell ns41:value-type="float" table:style-name="ce28" office:value="1.297" office:value-type="float">
            <text:p>1.297</text:p>
          </table:table-cell>
          <table:table-cell table:style-name="ce28"/>
          <table:table-cell ns41:value-type="float" table:style-name="ce35" office:value="1.297" office:value-type="float">
            <text:p>1.2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132" office:value-type="float">
            <text:p>132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35" office:value="182" office:value-type="float">
            <text:p>18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8" table:number-columns-repeated="4"/>
          <table:table-cell ns41:value-type="float" table:style-name="ce28" office:value="1" office:value-type="float">
            <text:p>1</text:p>
          </table:table-cell>
          <table:table-cell ns41:value-type="float" table:style-name="ce28" office:value="105" office:value-type="float">
            <text:p>105</text:p>
          </table:table-cell>
          <table:table-cell ns41:value-type="float" table:style-name="ce28" office:value="432" office:value-type="float">
            <text:p>432</text:p>
          </table:table-cell>
          <table:table-cell ns41:value-type="float" table:style-name="ce28" office:value="105" office:value-type="float">
            <text:p>105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35" office:value="538" office:value-type="float">
            <text:p>5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1" office:value-type="float">
            <text:p>21</text:p>
          </table:table-cell>
          <table:table-cell table:style-name="ce28"/>
          <table:table-cell ns41:value-type="float" table:style-name="ce28" office:value="21" office:value-type="float">
            <text:p>21</text:p>
          </table:table-cell>
          <table:table-cell table:style-name="ce28"/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06" office:value-type="float">
            <text:p>10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84" office:value-type="float">
            <text:p>84</text:p>
          </table:table-cell>
          <table:table-cell table:style-name="ce28"/>
          <table:table-cell ns41:value-type="float" table:style-name="ce28" office:value="86" office:value-type="float">
            <text:p>86</text:p>
          </table:table-cell>
          <table:table-cell table:style-name="ce28"/>
          <table:table-cell ns41:value-type="float" table:style-name="ce35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104" office:value-type="float">
            <text:p>10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105" office:value-type="float">
            <text:p>105</text:p>
          </table:table-cell>
          <table:table-cell ns41:value-type="float" table:style-name="ce35" office:value="194" office:value-type="float">
            <text:p>1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01" office:value-type="float">
            <text:p>401</text:p>
          </table:table-cell>
          <table:table-cell ns41:value-type="float" table:style-name="ce28" office:value="198" office:value-type="float">
            <text:p>198</text:p>
          </table:table-cell>
          <table:table-cell ns41:value-type="float" table:style-name="ce28" office:value="401" office:value-type="float">
            <text:p>401</text:p>
          </table:table-cell>
          <table:table-cell ns41:value-type="float" table:style-name="ce28" office:value="198" office:value-type="float">
            <text:p>198</text:p>
          </table:table-cell>
          <table:table-cell ns41:value-type="float" table:style-name="ce35" office:value="599" office:value-type="float">
            <text:p>59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32" office:value-type="float">
            <text:p>232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232" office:value-type="float">
            <text:p>232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35" office:value="279" office:value-type="float">
            <text:p>2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8" office:value-type="float">
            <text:p>38</text:p>
          </table:table-cell>
          <table:table-cell table:style-name="ce28"/>
          <table:table-cell ns41:value-type="float" table:style-name="ce28" office:value="996" office:value-type="float">
            <text:p>996</text:p>
          </table:table-cell>
          <table:table-cell ns41:value-type="float" table:style-name="ce28" office:value="75" office:value-type="float">
            <text:p>75</text:p>
          </table:table-cell>
          <table:table-cell ns41:value-type="float" table:style-name="ce28" office:value="1.036" office:value-type="float">
            <text:p>1.036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35" office:value="1.112" office:value-type="float">
            <text:p>1.1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5" office:value-type="float">
            <text:p>3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9" office:value-type="float">
            <text:p>7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52" office:value-type="float">
            <text:p>15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52" office:value-type="float">
            <text:p>15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53" office:value-type="float">
            <text:p>1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89" office:value-type="float">
            <text:p>8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.579" office:value-type="float">
            <text:p>1.579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1.671" office:value-type="float">
            <text:p>1.671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35" office:value="1.705" office:value-type="float">
            <text:p>1.7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8" table:number-columns-repeated="4"/>
          <table:table-cell ns41:value-type="float" table:style-name="ce28" office:value="1" office:value-type="float">
            <text:p>1</text:p>
          </table:table-cell>
          <table:table-cell ns41:value-type="float" table:style-name="ce28" office:value="2.222" office:value-type="float">
            <text:p>2.222</text:p>
          </table:table-cell>
          <table:table-cell ns41:value-type="float" table:style-name="ce28" office:value="644" office:value-type="float">
            <text:p>644</text:p>
          </table:table-cell>
          <table:table-cell ns41:value-type="float" table:style-name="ce28" office:value="2.222" office:value-type="float">
            <text:p>2.222</text:p>
          </table:table-cell>
          <table:table-cell ns41:value-type="float" table:style-name="ce28" office:value="645" office:value-type="float">
            <text:p>645</text:p>
          </table:table-cell>
          <table:table-cell ns41:value-type="float" table:style-name="ce35" office:value="2.867" office:value-type="float">
            <text:p>2.8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erders en veehouders</text:p>
          </table:table-cell>
          <table:table-cell table:style-name="Default"/>
          <table:table-cell ns41:value-type="float" table:style-name="ce22" office:value="24" office:value-type="float">
            <text:p>24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2.122" office:value-type="float">
            <text:p>2.122</text:p>
          </table:table-cell>
          <table:table-cell ns41:value-type="float" table:style-name="ce28" office:value="102" office:value-type="float">
            <text:p>102</text:p>
          </table:table-cell>
          <table:table-cell ns41:value-type="float" table:style-name="ce28" office:value="3.204" office:value-type="float">
            <text:p>3.204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35" office:value="3.427" office:value-type="float">
            <text:p>3.4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6" office:value-type="float">
            <text:p>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32" office:value-type="float">
            <text:p>232</text:p>
          </table:table-cell>
          <table:table-cell ns41:value-type="float" table:style-name="ce28" office:value="169" office:value-type="float">
            <text:p>169</text:p>
          </table:table-cell>
          <table:table-cell ns41:value-type="float" table:style-name="ce28" office:value="238" office:value-type="float">
            <text:p>238</text:p>
          </table:table-cell>
          <table:table-cell ns41:value-type="float" table:style-name="ce28" office:value="171" office:value-type="float">
            <text:p>171</text:p>
          </table:table-cell>
          <table:table-cell ns41:value-type="float" table:style-name="ce35" office:value="409" office:value-type="float">
            <text:p>4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oogleeraren en leeraren aan hooge scholen, athenaea, seminarien, clinische scholen en akademien, seminari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6" office:value-type="float">
            <text:p>46</text:p>
          </table:table-cell>
          <table:table-cell table:style-name="ce28"/>
          <table:table-cell ns41:value-type="float" table:style-name="ce28" office:value="46" office:value-type="float">
            <text:p>46</text:p>
          </table:table-cell>
          <table:table-cell table:style-name="ce28"/>
          <table:table-cell ns41:value-type="float" table:style-name="ce35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34" office:value-type="float">
            <text:p>34</text:p>
          </table:table-cell>
          <table:table-cell table:style-name="ce28"/>
          <table:table-cell ns41:value-type="float" table:style-name="ce28" office:value="223" office:value-type="float">
            <text:p>223</text:p>
          </table:table-cell>
          <table:table-cell table:style-name="ce28"/>
          <table:table-cell ns41:value-type="float" table:style-name="ce28" office:value="270" office:value-type="float">
            <text:p>270</text:p>
          </table:table-cell>
          <table:table-cell table:style-name="ce28"/>
          <table:table-cell ns41:value-type="float" table:style-name="ce35" office:value="270" office:value-type="float">
            <text:p>2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9" office:value-type="float">
            <text:p>29</text:p>
          </table:table-cell>
          <table:table-cell table:style-name="ce28"/>
          <table:table-cell ns41:value-type="float" table:style-name="ce28" office:value="966" office:value-type="float">
            <text:p>96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996" office:value-type="float">
            <text:p>99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998" office:value-type="float">
            <text:p>9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1.189" office:value-type="float">
            <text:p>1.189</text:p>
          </table:table-cell>
          <table:table-cell ns41:value-type="float" table:style-name="ce28" office:value="1.136" office:value-type="float">
            <text:p>1.136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401" office:value-type="float">
            <text:p>401</text:p>
          </table:table-cell>
          <table:table-cell ns41:value-type="float" table:style-name="ce28" office:value="795" office:value-type="float">
            <text:p>795</text:p>
          </table:table-cell>
          <table:table-cell ns41:value-type="float" table:style-name="ce28" office:value="946" office:value-type="float">
            <text:p>946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436" office:value-type="float">
            <text:p>436</text:p>
          </table:table-cell>
          <table:table-cell ns41:value-type="float" table:style-name="ce28" office:value="2.745" office:value-type="float">
            <text:p>2.745</text:p>
          </table:table-cell>
          <table:table-cell ns41:value-type="float" table:style-name="ce28" office:value="2.919" office:value-type="float">
            <text:p>2.919</text:p>
          </table:table-cell>
          <table:table-cell ns41:value-type="float" table:style-name="ce35" office:value="5.664" office:value-type="float">
            <text:p>5.6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4" office:value-type="float">
            <text:p>14</text:p>
          </table:table-cell>
          <table:table-cell table:style-name="ce28"/>
          <table:table-cell ns41:value-type="float" table:style-name="ce28" office:value="114" office:value-type="float">
            <text:p>114</text:p>
          </table:table-cell>
          <table:table-cell table:style-name="ce28"/>
          <table:table-cell ns41:value-type="float" table:style-name="ce35" office:value="114" office:value-type="float">
            <text:p>1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66" office:value-type="float">
            <text:p>166</text:p>
          </table:table-cell>
          <table:table-cell table:style-name="ce28"/>
          <table:table-cell ns41:value-type="float" table:style-name="ce28" office:value="170" office:value-type="float">
            <text:p>170</text:p>
          </table:table-cell>
          <table:table-cell table:style-name="ce28"/>
          <table:table-cell ns41:value-type="float" table:style-name="ce35" office:value="170" office:value-type="float">
            <text:p>1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40" office:value-type="float">
            <text:p>240</text:p>
          </table:table-cell>
          <table:table-cell table:style-name="ce28"/>
          <table:table-cell ns41:value-type="float" table:style-name="ce28" office:value="240" office:value-type="float">
            <text:p>240</text:p>
          </table:table-cell>
          <table:table-cell table:style-name="ce28"/>
          <table:table-cell ns41:value-type="float" table:style-name="ce35" office:value="240" office:value-type="float">
            <text:p>2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3" office:value-type="float">
            <text:p>23</text:p>
          </table:table-cell>
          <table:table-cell table:style-name="ce28"/>
          <table:table-cell ns41:value-type="float" table:style-name="ce28" office:value="349" office:value-type="float">
            <text:p>349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74" office:value-type="float">
            <text:p>37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381" office:value-type="float">
            <text:p>3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7" office:value-type="float">
            <text:p>7</text:p>
          </table:table-cell>
          <table:table-cell ns41:value-type="string" table:style-name="ce28" office:value-type="string">
            <text:p>499/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510" office:value-type="float">
            <text:p>5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70" office:value-type="float">
            <text:p>70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5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43" office:value-type="float">
            <text:p>43</text:p>
          </table:table-cell>
          <table:table-cell table:style-name="ce28"/>
          <table:table-cell ns41:value-type="float" table:style-name="ce28" office:value="839" office:value-type="float">
            <text:p>83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886" office:value-type="float">
            <text:p>88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889" office:value-type="float">
            <text:p>8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20" office:value-type="float">
            <text:p>120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25" office:value-type="float">
            <text:p>12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705" office:value-type="float">
            <text:p>705</text:p>
          </table:table-cell>
          <table:table-cell ns41:value-type="float" table:style-name="ce28" office:value="94" office:value-type="float">
            <text:p>94</text:p>
          </table:table-cell>
          <table:table-cell ns41:value-type="float" table:style-name="ce28" office:value="759" office:value-type="float">
            <text:p>759</text:p>
          </table:table-cell>
          <table:table-cell ns41:value-type="float" table:style-name="ce28" office:value="104" office:value-type="float">
            <text:p>104</text:p>
          </table:table-cell>
          <table:table-cell ns41:value-type="float" table:style-name="ce35" office:value="863" office:value-type="float">
            <text:p>8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ns41:value-type="float" table:style-name="ce22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1" office:value-type="float">
            <text:p>51</text:p>
          </table:table-cell>
          <table:table-cell table:style-name="ce28"/>
          <table:table-cell ns41:value-type="float" table:style-name="ce28" office:value="589" office:value-type="float">
            <text:p>58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9.44" office:value-type="float">
            <text:p>9.44</text:p>
          </table:table-cell>
          <table:table-cell ns41:value-type="float" table:style-name="ce28" office:value="84" office:value-type="float">
            <text:p>84</text:p>
          </table:table-cell>
          <table:table-cell ns41:value-type="float" table:style-name="ce28" office:value="10.087" office:value-type="float">
            <text:p>10.087</text:p>
          </table:table-cell>
          <table:table-cell ns41:value-type="float" table:style-name="ce28" office:value="91" office:value-type="float">
            <text:p>91</text:p>
          </table:table-cell>
          <table:table-cell ns41:value-type="float" table:style-name="ce35" office:value="10.178" office:value-type="float">
            <text:p>10.1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6.035" office:value-type="float">
            <text:p>6.035</text:p>
          </table:table-cell>
          <table:table-cell ns41:value-type="float" table:style-name="ce28" office:value="5.18" office:value-type="float">
            <text:p>5.18</text:p>
          </table:table-cell>
          <table:table-cell ns41:value-type="float" table:style-name="ce28" office:value="6.039" office:value-type="float">
            <text:p>6.039</text:p>
          </table:table-cell>
          <table:table-cell ns41:value-type="float" table:style-name="ce28" office:value="5.191" office:value-type="float">
            <text:p>5.191</text:p>
          </table:table-cell>
          <table:table-cell ns41:value-type="float" table:style-name="ce35" office:value="11.23" office:value-type="float">
            <text:p>11.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4" office:value-type="float">
            <text:p>34</text:p>
          </table:table-cell>
          <table:table-cell table:style-name="ce28"/>
          <table:table-cell ns41:value-type="float" table:style-name="ce28" office:value="704" office:value-type="float">
            <text:p>704</text:p>
          </table:table-cell>
          <table:table-cell table:style-name="ce28"/>
          <table:table-cell ns41:value-type="float" table:style-name="ce28" office:value="740" office:value-type="float">
            <text:p>740</text:p>
          </table:table-cell>
          <table:table-cell table:style-name="ce28"/>
          <table:table-cell ns41:value-type="float" table:style-name="ce35" office:value="740" office:value-type="float">
            <text:p>7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06" office:value-type="float">
            <text:p>106</text:p>
          </table:table-cell>
          <table:table-cell table:style-name="ce28"/>
          <table:table-cell ns41:value-type="float" table:style-name="ce28" office:value="3.177" office:value-type="float">
            <text:p>3.17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.29" office:value-type="float">
            <text:p>3.29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3.295" office:value-type="float">
            <text:p>3.2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9" office:value-type="float">
            <text:p>29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3" office:value-type="float">
            <text:p>23</text:p>
          </table:table-cell>
          <table:table-cell table:style-name="ce28"/>
          <table:table-cell ns41:value-type="float" table:style-name="ce28" office:value="23" office:value-type="float">
            <text:p>23</text:p>
          </table:table-cell>
          <table:table-cell table:style-name="ce28"/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lonisten gewone</text:p>
          </table:table-cell>
          <table:table-cell table:style-name="Default"/>
          <table:table-cell ns41:value-type="float" table:style-name="ce22" office:value="7" office:value-type="float">
            <text:p>7</text:p>
          </table:table-cell>
          <table:table-cell ns41:value-type="float" table:style-name="ce28" office:value="10" office:value-type="float">
            <text:p>10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35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lonisten bedelaars</text:p>
          </table:table-cell>
          <table:table-cell table:style-name="Default"/>
          <table:table-cell ns41:value-type="float" table:style-name="ce22" office:value="63" office:value-type="float">
            <text:p>6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2.166" office:value-type="float">
            <text:p>2.166</text:p>
          </table:table-cell>
          <table:table-cell ns41:value-type="float" table:style-name="ce28" office:value="967" office:value-type="float">
            <text:p>967</text:p>
          </table:table-cell>
          <table:table-cell ns41:value-type="float" table:style-name="ce28" office:value="2.328" office:value-type="float">
            <text:p>2.328</text:p>
          </table:table-cell>
          <table:table-cell ns41:value-type="float" table:style-name="ce28" office:value="1.124" office:value-type="float">
            <text:p>1.124</text:p>
          </table:table-cell>
          <table:table-cell ns41:value-type="float" table:style-name="ce35" office:value="3.452" office:value-type="float">
            <text:p>3.4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lonisten arbeiders</text:p>
          </table:table-cell>
          <table:table-cell table:style-name="Default"/>
          <table:table-cell ns41:value-type="float" table:style-name="ce22" office:value="53" office:value-type="float">
            <text:p>53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53" office:value-type="float">
            <text:p>153</text:p>
          </table:table-cell>
          <table:table-cell ns41:value-type="float" table:style-name="ce28" office:value="121" office:value-type="float">
            <text:p>121</text:p>
          </table:table-cell>
          <table:table-cell ns41:value-type="string" table:style-name="ce28" office:value-type="string">
            <text:p>255/1</text:p>
          </table:table-cell>
          <table:table-cell ns41:value-type="string" table:style-name="ce28" office:value-type="string">
            <text:p>174/2</text:p>
          </table:table-cell>
          <table:table-cell ns41:value-type="float" table:style-name="ce35" office:value="429" office:value-type="float">
            <text:p>4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lonisten hulpbehoevende</text:p>
          </table:table-cell>
          <table:table-cell table:style-name="Default"/>
          <table:table-cell table:style-name="ce22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19" office:value-type="float">
            <text:p>19</text:p>
          </table:table-cell>
          <table:table-cell ns41:value-type="string" table:style-name="ce28" office:value-type="string">
            <text:p>40/3</text:p>
          </table:table-cell>
          <table:table-cell ns41:value-type="float" table:style-name="ce35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87" office:value-type="float">
            <text:p>87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7.514" office:value-type="float">
            <text:p>7.514</text:p>
          </table:table-cell>
          <table:table-cell ns41:value-type="float" table:style-name="ce28" office:value="1.028" office:value-type="float">
            <text:p>1.028</text:p>
          </table:table-cell>
          <table:table-cell ns41:value-type="string" table:style-name="ce28" office:value-type="string">
            <text:p>7,605/4</text:p>
          </table:table-cell>
          <table:table-cell ns41:value-type="float" table:style-name="ce28" office:value="1.047" office:value-type="float">
            <text:p>1.047</text:p>
          </table:table-cell>
          <table:table-cell ns41:value-type="float" table:style-name="ce35" office:value="8.652" office:value-type="float">
            <text:p>8.6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121" office:value-type="float">
            <text:p>121</text:p>
          </table:table-cell>
          <table:table-cell table:style-name="ce28"/>
          <table:table-cell ns41:value-type="float" table:style-name="ce28" office:value="3.215" office:value-type="float">
            <text:p>3.21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3.348" office:value-type="float">
            <text:p>3.348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35" office:value="3.421" office:value-type="float">
            <text:p>3.4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72" office:value-type="float">
            <text:p>72</text:p>
          </table:table-cell>
          <table:table-cell table:style-name="ce28"/>
          <table:table-cell ns41:value-type="float" table:style-name="ce28" office:value="894" office:value-type="float">
            <text:p>89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969" office:value-type="float">
            <text:p>969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977" office:value-type="float">
            <text:p>9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38" office:value-type="float">
            <text:p>38</text:p>
          </table:table-cell>
          <table:table-cell table:style-name="ce28"/>
          <table:table-cell ns41:value-type="float" table:style-name="ce28" office:value="48" office:value-type="float">
            <text:p>48</text:p>
          </table:table-cell>
          <table:table-cell table:style-name="ce28"/>
          <table:table-cell ns41:value-type="float" table:style-name="ce35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2" office:value-type="float">
            <text:p>92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35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22" office:value="126" office:value-type="float">
            <text:p>126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251" office:value-type="float">
            <text:p>251</text:p>
          </table:table-cell>
          <table:table-cell ns41:value-type="float" table:style-name="ce28" office:value="81" office:value-type="float">
            <text:p>81</text:p>
          </table:table-cell>
          <table:table-cell ns41:value-type="float" table:style-name="ce28" office:value="533" office:value-type="float">
            <text:p>533</text:p>
          </table:table-cell>
          <table:table-cell ns41:value-type="float" table:style-name="ce28" office:value="267" office:value-type="float">
            <text:p>267</text:p>
          </table:table-cell>
          <table:table-cell ns41:value-type="float" table:style-name="ce28" office:value="129" office:value-type="float">
            <text:p>129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1.039" office:value-type="float">
            <text:p>1.039</text:p>
          </table:table-cell>
          <table:table-cell ns41:value-type="float" table:style-name="ce28" office:value="548" office:value-type="float">
            <text:p>548</text:p>
          </table:table-cell>
          <table:table-cell ns41:value-type="float" table:style-name="ce35" office:value="1.587" office:value-type="float">
            <text:p>1.58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.536" office:value-type="float">
            <text:p>1.536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1.591" office:value-type="float">
            <text:p>1.591</text:p>
          </table:table-cell>
          <table:table-cell ns41:value-type="float" table:style-name="ce28" office:value="995" office:value-type="float">
            <text:p>995</text:p>
          </table:table-cell>
          <table:table-cell ns41:value-type="float" table:style-name="ce35" office:value="2.586" office:value-type="float">
            <text:p>2.5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71" office:value-type="float">
            <text:p>71</text:p>
          </table:table-cell>
          <table:table-cell table:style-name="ce28"/>
          <table:table-cell ns41:value-type="float" table:style-name="ce28" office:value="1.06" office:value-type="float">
            <text:p>1.06</text:p>
          </table:table-cell>
          <table:table-cell table:style-name="ce28"/>
          <table:table-cell ns41:value-type="float" table:style-name="ce28" office:value="1.132" office:value-type="float">
            <text:p>1.132</text:p>
          </table:table-cell>
          <table:table-cell table:style-name="ce28"/>
          <table:table-cell ns41:value-type="float" table:style-name="ce35" office:value="1.132" office:value-type="float">
            <text:p>1.1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.842" office:value-type="float">
            <text:p>2.842</text:p>
          </table:table-cell>
          <table:table-cell ns41:value-type="float" table:style-name="ce28" office:value="1.057" office:value-type="float">
            <text:p>1.057</text:p>
          </table:table-cell>
          <table:table-cell ns41:value-type="float" table:style-name="ce28" office:value="2.844" office:value-type="float">
            <text:p>2.844</text:p>
          </table:table-cell>
          <table:table-cell ns41:value-type="float" table:style-name="ce28" office:value="1.057" office:value-type="float">
            <text:p>1.057</text:p>
          </table:table-cell>
          <table:table-cell ns41:value-type="float" table:style-name="ce35" office:value="3.901" office:value-type="float">
            <text:p>3.9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661" office:value-type="float">
            <text:p>66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680" office:value-type="float">
            <text:p>68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683" office:value-type="float">
            <text:p>6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42" office:value-type="float">
            <text:p>142</text:p>
          </table:table-cell>
          <table:table-cell table:style-name="ce28"/>
          <table:table-cell ns41:value-type="float" table:style-name="ce28" office:value="142" office:value-type="float">
            <text:p>142</text:p>
          </table:table-cell>
          <table:table-cell table:style-name="ce28"/>
          <table:table-cell ns41:value-type="float" table:style-name="ce35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1.532" office:value-type="float">
            <text:p>1.532</text:p>
          </table:table-cell>
          <table:table-cell table:style-name="ce28"/>
          <table:table-cell ns41:value-type="float" table:style-name="ce28" office:value="1.543" office:value-type="float">
            <text:p>1.543</text:p>
          </table:table-cell>
          <table:table-cell table:style-name="ce28"/>
          <table:table-cell ns41:value-type="float" table:style-name="ce35" office:value="1.543" office:value-type="float">
            <text:p>1.5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149" office:value-type="float">
            <text:p>149</text:p>
          </table:table-cell>
          <table:table-cell table:style-name="ce28"/>
          <table:table-cell ns41:value-type="float" table:style-name="ce28" office:value="2.612" office:value-type="float">
            <text:p>2.612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2.77" office:value-type="float">
            <text:p>2.77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35" office:value="2.8" office:value-type="float">
            <text:p>2.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1" office:value-type="float">
            <text:p>2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200" office:value-type="float">
            <text:p>200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06" office:value-type="float">
            <text:p>20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211" office:value-type="float">
            <text:p>2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69" office:value-type="float">
            <text:p>6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2" office:value="191" office:value-type="float">
            <text:p>191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28" office:value="785" office:value-type="float">
            <text:p>785</text:p>
          </table:table-cell>
          <table:table-cell ns41:value-type="float" table:style-name="ce28" office:value="405" office:value-type="float">
            <text:p>405</text:p>
          </table:table-cell>
          <table:table-cell ns41:value-type="float" table:style-name="ce28" office:value="10.038" office:value-type="float">
            <text:p>10.038</text:p>
          </table:table-cell>
          <table:table-cell ns41:value-type="float" table:style-name="ce28" office:value="5.77" office:value-type="float">
            <text:p>5.77</text:p>
          </table:table-cell>
          <table:table-cell ns41:value-type="float" table:style-name="ce28" office:value="184.246" office:value-type="float">
            <text:p>184.246</text:p>
          </table:table-cell>
          <table:table-cell ns41:value-type="float" table:style-name="ce28" office:value="83.937" office:value-type="float">
            <text:p>83.937</text:p>
          </table:table-cell>
          <table:table-cell ns41:value-type="string" table:style-name="ce28" office:value-type="string">
            <text:p>195,264/5</text:p>
          </table:table-cell>
          <table:table-cell ns41:value-type="float" table:style-name="ce28" office:value="90.226" office:value-type="float">
            <text:p>90.226</text:p>
          </table:table-cell>
          <table:table-cell ns41:value-type="float" table:style-name="ce35" office:value="285.49" office:value-type="float">
            <text:p>285.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71" office:value-type="float">
            <text:p>71</text:p>
          </table:table-cell>
          <table:table-cell table:style-name="ce28"/>
          <table:table-cell ns41:value-type="float" table:style-name="ce28" office:value="80" office:value-type="float">
            <text:p>80</text:p>
          </table:table-cell>
          <table:table-cell table:style-name="ce28"/>
          <table:table-cell ns41:value-type="float" table:style-name="ce35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8" office:value-type="float">
            <text:p>98</text:p>
          </table:table-cell>
          <table:table-cell table:style-name="ce28"/>
          <table:table-cell ns41:value-type="float" table:style-name="ce28" office:value="98" office:value-type="float">
            <text:p>98</text:p>
          </table:table-cell>
          <table:table-cell table:style-name="ce28"/>
          <table:table-cell ns41:value-type="float" table:style-name="ce35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6" office:value-type="float">
            <text:p>36</text:p>
          </table:table-cell>
          <table:table-cell table:style-name="ce28"/>
          <table:table-cell ns41:value-type="float" table:style-name="ce28" office:value="52" office:value-type="float">
            <text:p>52</text:p>
          </table:table-cell>
          <table:table-cell table:style-name="ce28"/>
          <table:table-cell ns41:value-type="float" table:style-name="ce28" office:value="89" office:value-type="float">
            <text:p>89</text:p>
          </table:table-cell>
          <table:table-cell table:style-name="ce28"/>
          <table:table-cell ns41:value-type="float" table:style-name="ce35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1" office:value-type="float">
            <text:p>31</text:p>
          </table:table-cell>
          <table:table-cell table:style-name="ce28"/>
          <table:table-cell ns41:value-type="float" table:style-name="ce28" office:value="1.083" office:value-type="float">
            <text:p>1.083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.114" office:value-type="float">
            <text:p>1.11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35" office:value="1.135" office:value-type="float">
            <text:p>1.1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2" office:value-type="float">
            <text:p>112</text:p>
          </table:table-cell>
          <table:table-cell ns41:value-type="float" table:style-name="ce28" office:value="95" office:value-type="float">
            <text:p>9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95" office:value-type="float">
            <text:p>95</text:p>
          </table:table-cell>
          <table:table-cell ns41:value-type="float" table:style-name="ce35" office:value="207" office:value-type="float">
            <text:p>2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4" office:value-type="float">
            <text:p>54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54" office:value-type="float">
            <text:p>54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35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oodgieters en pomp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93" office:value-type="float">
            <text:p>93</text:p>
          </table:table-cell>
          <table:table-cell table:style-name="ce28"/>
          <table:table-cell ns41:value-type="float" table:style-name="ce28" office:value="96" office:value-type="float">
            <text:p>96</text:p>
          </table:table-cell>
          <table:table-cell table:style-name="ce28"/>
          <table:table-cell ns41:value-type="float" table:style-name="ce35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1" office:value-type="float">
            <text:p>31</text:p>
          </table:table-cell>
          <table:table-cell table:style-name="ce28"/>
          <table:table-cell ns41:value-type="float" table:style-name="ce28" office:value="31" office:value-type="float">
            <text:p>31</text:p>
          </table:table-cell>
          <table:table-cell table:style-name="ce28"/>
          <table:table-cell ns41:value-type="float" table:style-name="ce35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2" office:value-type="float">
            <text:p>32</text:p>
          </table:table-cell>
          <table:table-cell table:style-name="ce28"/>
          <table:table-cell ns41:value-type="float" table:style-name="ce28" office:value="32" office:value-type="float">
            <text:p>32</text:p>
          </table:table-cell>
          <table:table-cell table:style-name="ce28"/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1" office:value-type="float">
            <text:p>3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485" office:value-type="float">
            <text:p>485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5" office:value="539" office:value-type="float">
            <text:p>5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69" office:value-type="float">
            <text:p>269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270" office:value-type="float">
            <text:p>270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5" office:value="284" office:value-type="float">
            <text:p>2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28" table:number-columns-repeated="4"/>
          <table:table-cell ns41:value-type="float" table:style-name="ce28" office:value="1" office:value-type="float">
            <text:p>1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5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607" office:value-type="float">
            <text:p>607</text:p>
          </table:table-cell>
          <table:table-cell ns41:value-type="float" table:style-name="ce28" office:value="558" office:value-type="float">
            <text:p>558</text:p>
          </table:table-cell>
          <table:table-cell ns41:value-type="float" table:style-name="ce28" office:value="702" office:value-type="float">
            <text:p>702</text:p>
          </table:table-cell>
          <table:table-cell ns41:value-type="float" table:style-name="ce35" office:value="1.26" office:value-type="float">
            <text:p>1.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0" office:value-type="float">
            <text:p>80</text:p>
          </table:table-cell>
          <table:table-cell table:style-name="ce28"/>
          <table:table-cell ns41:value-type="float" table:style-name="ce28" office:value="80" office:value-type="float">
            <text:p>80</text:p>
          </table:table-cell>
          <table:table-cell table:style-name="ce28"/>
          <table:table-cell ns41:value-type="float" table:style-name="ce35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1.032" office:value-type="float">
            <text:p>1.032</text:p>
          </table:table-cell>
          <table:table-cell table:style-name="ce28"/>
          <table:table-cell ns41:value-type="float" table:style-name="ce28" office:value="1.045" office:value-type="float">
            <text:p>1.045</text:p>
          </table:table-cell>
          <table:table-cell table:style-name="ce28"/>
          <table:table-cell ns41:value-type="float" table:style-name="ce35" office:value="1.045" office:value-type="float">
            <text:p>1.0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46" office:value-type="float">
            <text:p>4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14" office:value-type="float">
            <text:p>314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363" office:value-type="float">
            <text:p>363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35" office:value="405" office:value-type="float">
            <text:p>4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80" office:value-type="float">
            <text:p>18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83" office:value-type="float">
            <text:p>18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0" office:value-type="float">
            <text:p>4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5" office:value-type="float">
            <text:p>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91" office:value-type="float">
            <text:p>591</text:p>
          </table:table-cell>
          <table:table-cell ns41:value-type="float" table:style-name="ce28" office:value="99" office:value-type="float">
            <text:p>99</text:p>
          </table:table-cell>
          <table:table-cell ns41:value-type="float" table:style-name="ce28" office:value="596" office:value-type="float">
            <text:p>596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35" office:value="696" office:value-type="float">
            <text:p>6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2" office:value-type="float">
            <text:p>42</text:p>
          </table:table-cell>
          <table:table-cell table:style-name="ce28"/>
          <table:table-cell ns41:value-type="float" table:style-name="ce28" office:value="42" office:value-type="float">
            <text:p>42</text:p>
          </table:table-cell>
          <table:table-cell table:style-name="ce28"/>
          <table:table-cell ns41:value-type="float" table:style-name="ce35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7" office:value-type="float">
            <text:p>117</text:p>
          </table:table-cell>
          <table:table-cell ns41:value-type="float" table:style-name="ce28" office:value="69" office:value-type="float">
            <text:p>69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69" office:value-type="float">
            <text:p>69</text:p>
          </table:table-cell>
          <table:table-cell ns41:value-type="float" table:style-name="ce35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52" office:value-type="float">
            <text:p>152</text:p>
          </table:table-cell>
          <table:table-cell table:style-name="ce28"/>
          <table:table-cell ns41:value-type="float" table:style-name="ce28" office:value="5.173" office:value-type="float">
            <text:p>5.173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5.337" office:value-type="float">
            <text:p>5.337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35" office:value="5.357" office:value-type="float">
            <text:p>5.3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28" table:number-columns-repeated="4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95" office:value-type="float">
            <text:p>95</text:p>
          </table:table-cell>
          <table:table-cell table:style-name="ce28"/>
          <table:table-cell ns41:value-type="float" table:style-name="ce28" office:value="97" office:value-type="float">
            <text:p>97</text:p>
          </table:table-cell>
          <table:table-cell ns41:value-type="float" table:style-name="ce35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255" office:value-type="float">
            <text:p>25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66" office:value-type="float">
            <text:p>26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267" office:value-type="float">
            <text:p>2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35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9" office:value-type="float">
            <text:p>29</text:p>
          </table:table-cell>
          <table:table-cell table:style-name="ce28"/>
          <table:table-cell ns41:value-type="float" table:style-name="ce28" office:value="31" office:value-type="float">
            <text:p>31</text:p>
          </table:table-cell>
          <table:table-cell table:style-name="ce28"/>
          <table:table-cell ns41:value-type="float" table:style-name="ce35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308" office:value-type="float">
            <text:p>30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28" office:value="37" office:value-type="float">
            <text:p>37</text:p>
          </table:table-cell>
          <table:table-cell table:style-name="ce28"/>
          <table:table-cell ns41:value-type="float" table:style-name="ce28" office:value="141" office:value-type="float">
            <text:p>141</text:p>
          </table:table-cell>
          <table:table-cell table:style-name="ce28"/>
          <table:table-cell ns41:value-type="float" table:style-name="ce28" office:value="1.189" office:value-type="float">
            <text:p>1.189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6.686" office:value-type="float">
            <text:p>16.68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8.053" office:value-type="float">
            <text:p>18.053</text:p>
          </table:table-cell>
          <table:table-cell ns41:value-type="float" table:style-name="ce35" office:value="18.07" office:value-type="float">
            <text:p>18.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79" office:value-type="float">
            <text:p>379</text:p>
          </table:table-cell>
          <table:table-cell table:style-name="ce28"/>
          <table:table-cell ns41:value-type="float" table:style-name="ce28" office:value="379" office:value-type="float">
            <text:p>379</text:p>
          </table:table-cell>
          <table:table-cell table:style-name="ce28"/>
          <table:table-cell ns41:value-type="float" table:style-name="ce35" office:value="379" office:value-type="float">
            <text:p>3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6" office:value-type="float">
            <text:p>96</text:p>
          </table:table-cell>
          <table:table-cell table:style-name="ce28"/>
          <table:table-cell ns41:value-type="float" table:style-name="ce28" office:value="96" office:value-type="float">
            <text:p>96</text:p>
          </table:table-cell>
          <table:table-cell table:style-name="ce28"/>
          <table:table-cell ns41:value-type="float" table:style-name="ce35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7" office:value-type="float">
            <text:p>37</text:p>
          </table:table-cell>
          <table:table-cell table:style-name="ce28"/>
          <table:table-cell ns41:value-type="float" table:style-name="ce28" office:value="844" office:value-type="float">
            <text:p>844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35" office:value="894" office:value-type="float">
            <text:p>8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6" office:value-type="float">
            <text:p>6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5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4" office:value-type="float">
            <text:p>3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64" office:value-type="float">
            <text:p>6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.366" office:value-type="float">
            <text:p>3.366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3.435" office:value-type="float">
            <text:p>3.435</text:p>
          </table:table-cell>
          <table:table-cell ns41:value-type="float" table:style-name="ce28" office:value="411" office:value-type="float">
            <text:p>411</text:p>
          </table:table-cell>
          <table:table-cell ns41:value-type="float" table:style-name="ce35" office:value="3.846" office:value-type="float">
            <text:p>3.8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18" office:value-type="float">
            <text:p>218</text:p>
          </table:table-cell>
          <table:table-cell table:style-name="ce28"/>
          <table:table-cell ns41:value-type="float" table:style-name="ce28" office:value="218" office:value-type="float">
            <text:p>218</text:p>
          </table:table-cell>
          <table:table-cell table:style-name="ce28"/>
          <table:table-cell ns41:value-type="float" table:style-name="ce35" office:value="218" office:value-type="float">
            <text:p>2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ns41:value-type="float" table:style-name="ce28" office:value="1" office:value-type="float">
            <text:p>1</text:p>
          </table:table-cell>
          <table:table-cell table:style-name="ce28" table:number-columns-repeated="4"/>
          <table:table-cell ns41:value-type="float" table:style-name="ce28" office:value="22" office:value-type="float">
            <text:p>2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6" office:value-type="float">
            <text:p>4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80" office:value-type="float">
            <text:p>80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5.215" office:value-type="float">
            <text:p>5.215</text:p>
          </table:table-cell>
          <table:table-cell ns41:value-type="float" table:style-name="ce28" office:value="1.119" office:value-type="float">
            <text:p>1.119</text:p>
          </table:table-cell>
          <table:table-cell ns41:value-type="float" table:style-name="ce28" office:value="5.303" office:value-type="float">
            <text:p>5.303</text:p>
          </table:table-cell>
          <table:table-cell ns41:value-type="float" table:style-name="ce28" office:value="1.154" office:value-type="float">
            <text:p>1.154</text:p>
          </table:table-cell>
          <table:table-cell ns41:value-type="float" table:style-name="ce35" office:value="6.457" office:value-type="float">
            <text:p>6.4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4" office:value-type="float">
            <text:p>14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style-name="ce28"/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91" office:value-type="float">
            <text:p>9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.282" office:value-type="float">
            <text:p>1.282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28" office:value="1.384" office:value-type="float">
            <text:p>1.384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35" office:value="1.528" office:value-type="float">
            <text:p>1.5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331" office:value-type="float">
            <text:p>33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335" office:value-type="float">
            <text:p>335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346" office:value-type="float">
            <text:p>3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office:value="1" table:style-name="ce28" table:number-columns-repeated="4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9" office:value-type="float">
            <text:p>69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684" office:value-type="float">
            <text:p>684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28" office:value="761" office:value-type="float">
            <text:p>761</text:p>
          </table:table-cell>
          <table:table-cell ns41:value-type="float" table:style-name="ce28" office:value="146" office:value-type="float">
            <text:p>146</text:p>
          </table:table-cell>
          <table:table-cell ns41:value-type="float" table:style-name="ce35" office:value="907" office:value-type="float">
            <text:p>9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.028" office:value-type="float">
            <text:p>2.028</text:p>
          </table:table-cell>
          <table:table-cell table:style-name="ce28"/>
          <table:table-cell ns41:value-type="float" table:style-name="ce28" office:value="2.028" office:value-type="float">
            <text:p>2.028</text:p>
          </table:table-cell>
          <table:table-cell table:style-name="ce28"/>
          <table:table-cell ns41:value-type="float" table:style-name="ce35" office:value="2.028" office:value-type="float">
            <text:p>2.0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0" office:value-type="float">
            <text:p>20</text:p>
          </table:table-cell>
          <table:table-cell table:style-name="ce28"/>
          <table:table-cell ns41:value-type="float" table:style-name="ce28" office:value="20" office:value-type="float">
            <text:p>20</text:p>
          </table:table-cell>
          <table:table-cell table:style-name="ce28"/>
          <table:table-cell ns41:value-type="float" table:style-name="ce35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28" table:number-columns-repeated="6"/>
          <table:table-cell ns41:value-type="float" table:style-name="ce28" office:value="42" office:value-type="float">
            <text:p>42</text:p>
          </table:table-cell>
          <table:table-cell table:style-name="ce28"/>
          <table:table-cell ns41:value-type="float" table:style-name="ce28" office:value="42" office:value-type="float">
            <text:p>42</text:p>
          </table:table-cell>
          <table:table-cell ns41:value-type="float" table:style-name="ce35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4" office:value-type="float">
            <text:p>2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98" office:value-type="float">
            <text:p>198</text:p>
          </table:table-cell>
          <table:table-cell table:style-name="ce28"/>
          <table:table-cell ns41:value-type="float" table:style-name="ce28" office:value="198" office:value-type="float">
            <text:p>198</text:p>
          </table:table-cell>
          <table:table-cell table:style-name="ce28"/>
          <table:table-cell ns41:value-type="float" table:style-name="ce35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.858" office:value-type="float">
            <text:p>1.858</text:p>
          </table:table-cell>
          <table:table-cell ns41:value-type="float" table:style-name="ce28" office:value="1.98" office:value-type="float">
            <text:p>1.98</text:p>
          </table:table-cell>
          <table:table-cell ns41:value-type="float" table:style-name="ce28" office:value="1.858" office:value-type="float">
            <text:p>1.858</text:p>
          </table:table-cell>
          <table:table-cell ns41:value-type="float" table:style-name="ce28" office:value="1.982" office:value-type="float">
            <text:p>1.982</text:p>
          </table:table-cell>
          <table:table-cell ns41:value-type="float" table:style-name="ce35" office:value="3.84" office:value-type="float">
            <text:p>3.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7" office:value-type="float">
            <text:p>6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153" office:value-type="float">
            <text:p>153</text:p>
          </table:table-cell>
          <table:table-cell table:style-name="ce28"/>
          <table:table-cell ns41:value-type="float" table:style-name="ce28" office:value="3.239" office:value-type="float">
            <text:p>3.239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3.404" office:value-type="float">
            <text:p>3.404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35" office:value="3.449" office:value-type="float">
            <text:p>3.4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80" office:value-type="float">
            <text:p>8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81" office:value-type="float">
            <text:p>81</text:p>
          </table:table-cell>
          <table:table-cell table:style-name="ce28"/>
          <table:table-cell ns41:value-type="float" table:style-name="ce28" office:value="82" office:value-type="float">
            <text:p>82</text:p>
          </table:table-cell>
          <table:table-cell table:style-name="ce28"/>
          <table:table-cell ns41:value-type="float" table:style-name="ce35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59" office:value-type="float">
            <text:p>159</text:p>
          </table:table-cell>
          <table:table-cell table:style-name="ce28"/>
          <table:table-cell ns41:value-type="float" table:style-name="ce28" office:value="159" office:value-type="float">
            <text:p>159</text:p>
          </table:table-cell>
          <table:table-cell table:style-name="ce28"/>
          <table:table-cell ns41:value-type="float" table:style-name="ce35" office:value="159" office:value-type="float">
            <text:p>1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194" office:value-type="float">
            <text:p>194</text:p>
          </table:table-cell>
          <table:table-cell table:style-name="ce28"/>
          <table:table-cell ns41:value-type="float" table:style-name="ce28" office:value="2.81" office:value-type="float">
            <text:p>2.81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3.016" office:value-type="float">
            <text:p>3.016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35" office:value="3.037" office:value-type="float">
            <text:p>3.0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106" office:value-type="float">
            <text:p>10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35" office:value-type="float">
            <text:p>13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36" office:value-type="float">
            <text:p>1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207" office:value-type="float">
            <text:p>207</text:p>
          </table:table-cell>
          <table:table-cell table:style-name="ce28"/>
          <table:table-cell ns41:value-type="float" table:style-name="ce28" office:value="3.761" office:value-type="float">
            <text:p>3.761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3.978" office:value-type="float">
            <text:p>3.978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35" office:value="4.02" office:value-type="float">
            <text:p>4.0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2" office:value="11" office:value-type="float">
            <text:p>11</text:p>
          </table:table-cell>
          <table:table-cell table:style-name="ce28"/>
          <table:table-cell ns41:value-type="float" table:style-name="ce28" office:value="42" office:value-type="float">
            <text:p>42</text:p>
          </table:table-cell>
          <table:table-cell table:style-name="ce28"/>
          <table:table-cell ns41:value-type="float" table:style-name="ce28" office:value="641" office:value-type="float">
            <text:p>64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4.33" office:value-type="float">
            <text:p>14.33</text:p>
          </table:table-cell>
          <table:table-cell ns41:value-type="float" table:style-name="ce28" office:value="163" office:value-type="float">
            <text:p>163</text:p>
          </table:table-cell>
          <table:table-cell ns41:value-type="string" table:style-name="ce28" office:value-type="string">
            <text:p>15,030/1</text:p>
          </table:table-cell>
          <table:table-cell ns41:value-type="float" table:style-name="ce28" office:value="164" office:value-type="float">
            <text:p>164</text:p>
          </table:table-cell>
          <table:table-cell ns41:value-type="float" table:style-name="ce35" office:value="15.194" office:value-type="float">
            <text:p>15.1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2" office:value="30" office:value-type="float">
            <text:p>30</text:p>
          </table:table-cell>
          <table:table-cell table:style-name="ce28"/>
          <table:table-cell ns41:value-type="float" table:style-name="ce28" office:value="138" office:value-type="float">
            <text:p>13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.008" office:value-type="float">
            <text:p>1.00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2.877" office:value-type="float">
            <text:p>12.877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14.053" office:value-type="float">
            <text:p>14.053</text:p>
          </table:table-cell>
          <table:table-cell ns41:value-type="float" table:style-name="ce28" office:value="77" office:value-type="float">
            <text:p>77</text:p>
          </table:table-cell>
          <table:table-cell ns41:value-type="float" table:style-name="ce35" office:value="14.13" office:value-type="float">
            <text:p>14.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2" office:value="65.136" office:value-type="float">
            <text:p>65.136</text:p>
          </table:table-cell>
          <table:table-cell ns41:value-type="float" table:style-name="ce28" office:value="58.182" office:value-type="float">
            <text:p>58.182</text:p>
          </table:table-cell>
          <table:table-cell ns41:value-type="float" table:style-name="ce28" office:value="26.395" office:value-type="float">
            <text:p>26.395</text:p>
          </table:table-cell>
          <table:table-cell ns41:value-type="float" table:style-name="ce28" office:value="22.769" office:value-type="float">
            <text:p>22.769</text:p>
          </table:table-cell>
          <table:table-cell ns41:value-type="float" table:style-name="ce28" office:value="18.517" office:value-type="float">
            <text:p>18.517</text:p>
          </table:table-cell>
          <table:table-cell ns41:value-type="float" table:style-name="ce28" office:value="13.752" office:value-type="float">
            <text:p>13.752</text:p>
          </table:table-cell>
          <table:table-cell ns41:value-type="float" table:style-name="ce28" office:value="1.002" office:value-type="float">
            <text:p>1.002</text:p>
          </table:table-cell>
          <table:table-cell ns41:value-type="float" table:style-name="ce28" office:value="640" office:value-type="float">
            <text:p>640</text:p>
          </table:table-cell>
          <table:table-cell ns41:value-type="float" table:style-name="ce28" office:value="111.05" office:value-type="float">
            <text:p>111.05</text:p>
          </table:table-cell>
          <table:table-cell ns41:value-type="float" table:style-name="ce28" office:value="95.343" office:value-type="float">
            <text:p>95.343</text:p>
          </table:table-cell>
          <table:table-cell ns41:value-type="float" table:style-name="ce35" office:value="206.393" office:value-type="float">
            <text:p>206.3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6" office:value-type="float">
            <text:p>56</text:p>
          </table:table-cell>
          <table:table-cell table:style-name="ce28"/>
          <table:table-cell ns41:value-type="float" table:style-name="ce28" office:value="56" office:value-type="float">
            <text:p>56</text:p>
          </table:table-cell>
          <table:table-cell table:style-name="ce28"/>
          <table:table-cell ns41:value-type="float" table:style-name="ce35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06" office:value-type="float">
            <text:p>10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meden (grof-, hoef-, kagchel- en andere)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396" office:value-type="float">
            <text:p>396</text:p>
          </table:table-cell>
          <table:table-cell table:style-name="ce28"/>
          <table:table-cell ns41:value-type="float" table:style-name="ce28" office:value="7.252" office:value-type="float">
            <text:p>7.252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28" office:value="7.672" office:value-type="float">
            <text:p>7.672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35" office:value="7.806" office:value-type="float">
            <text:p>7.8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office:value="2" table:style-name="ce28" table:number-columns-repeated="4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2" office:value="74" office:value-type="float">
            <text:p>74</text:p>
          </table:table-cell>
          <table:table-cell ns41:value-type="float" table:style-name="ce28" office:value="81" office:value-type="float">
            <text:p>81</text:p>
          </table:table-cell>
          <table:table-cell ns41:value-type="float" table:style-name="ce28" office:value="143" office:value-type="float">
            <text:p>143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28" office:value="1.747" office:value-type="float">
            <text:p>1.747</text:p>
          </table:table-cell>
          <table:table-cell ns41:value-type="float" table:style-name="ce28" office:value="962" office:value-type="float">
            <text:p>962</text:p>
          </table:table-cell>
          <table:table-cell ns41:value-type="float" table:style-name="ce28" office:value="15.674" office:value-type="float">
            <text:p>15.674</text:p>
          </table:table-cell>
          <table:table-cell ns41:value-type="float" table:style-name="ce28" office:value="8.565" office:value-type="float">
            <text:p>8.565</text:p>
          </table:table-cell>
          <table:table-cell ns41:value-type="float" table:style-name="ce28" office:value="17.638" office:value-type="float">
            <text:p>17.638</text:p>
          </table:table-cell>
          <table:table-cell ns41:value-type="float" table:style-name="ce28" office:value="9.736" office:value-type="float">
            <text:p>9.736</text:p>
          </table:table-cell>
          <table:table-cell ns41:value-type="float" table:style-name="ce35" office:value="27.374" office:value-type="float">
            <text:p>27.3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83" office:value-type="float">
            <text:p>183</text:p>
          </table:table-cell>
          <table:table-cell table:style-name="ce28"/>
          <table:table-cell ns41:value-type="float" table:style-name="ce28" office:value="185" office:value-type="float">
            <text:p>185</text:p>
          </table:table-cell>
          <table:table-cell table:style-name="ce28"/>
          <table:table-cell ns41:value-type="float" table:style-name="ce35" office:value="185" office:value-type="float">
            <text:p>1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5" office:value-type="float">
            <text:p>8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85" office:value-type="float">
            <text:p>8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9" office:value-type="float">
            <text:p>3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9" office:value-type="float">
            <text:p>4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407" office:value-type="float">
            <text:p>407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35" office:value="428" office:value-type="float">
            <text:p>4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402" office:value-type="float">
            <text:p>402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414" office:value-type="float">
            <text:p>414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35" office:value="442" office:value-type="float">
            <text:p>4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19" office:value-type="float">
            <text:p>41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20" office:value-type="float">
            <text:p>42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421" office:value-type="float">
            <text:p>4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7" office:value-type="float">
            <text:p>67</text:p>
          </table:table-cell>
          <table:table-cell table:style-name="ce28"/>
          <table:table-cell ns41:value-type="float" table:style-name="ce28" office:value="67" office:value-type="float">
            <text:p>67</text:p>
          </table:table-cell>
          <table:table-cell table:style-name="ce28"/>
          <table:table-cell ns41:value-type="float" table:style-name="ce35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4" office:value-type="float">
            <text:p>34</text:p>
          </table:table-cell>
          <table:table-cell table:style-name="ce28"/>
          <table:table-cell ns41:value-type="float" table:style-name="ce28" office:value="34" office:value-type="float">
            <text:p>34</text:p>
          </table:table-cell>
          <table:table-cell table:style-name="ce28"/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310" office:value-type="float">
            <text:p>310</text:p>
          </table:table-cell>
          <table:table-cell table:style-name="ce28"/>
          <table:table-cell ns41:value-type="float" table:style-name="ce28" office:value="779" office:value-type="float">
            <text:p>779</text:p>
          </table:table-cell>
          <table:table-cell table:style-name="ce28"/>
          <table:table-cell ns41:value-type="float" table:style-name="ce28" office:value="1.103" office:value-type="float">
            <text:p>1.103</text:p>
          </table:table-cell>
          <table:table-cell table:style-name="ce28"/>
          <table:table-cell ns41:value-type="float" table:style-name="ce35" office:value="1.103" office:value-type="float">
            <text:p>1.1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19" office:value-type="float">
            <text:p>119</text:p>
          </table:table-cell>
          <table:table-cell table:style-name="ce28"/>
          <table:table-cell ns41:value-type="float" table:style-name="ce28" office:value="122" office:value-type="float">
            <text:p>122</text:p>
          </table:table-cell>
          <table:table-cell table:style-name="ce28"/>
          <table:table-cell ns41:value-type="float" table:style-name="ce35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4" office:value-type="float">
            <text:p>2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6" office:value-type="float">
            <text:p>2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9" office:value-type="float">
            <text:p>6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83" office:value-type="float">
            <text:p>18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3" office:value-type="float">
            <text:p>2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.349" office:value-type="float">
            <text:p>1.349</text:p>
          </table:table-cell>
          <table:table-cell ns41:value-type="float" table:style-name="ce28" office:value="203" office:value-type="float">
            <text:p>203</text:p>
          </table:table-cell>
          <table:table-cell ns41:value-type="float" table:style-name="ce28" office:value="1.372" office:value-type="float">
            <text:p>1.372</text:p>
          </table:table-cell>
          <table:table-cell ns41:value-type="float" table:style-name="ce28" office:value="207" office:value-type="float">
            <text:p>207</text:p>
          </table:table-cell>
          <table:table-cell ns41:value-type="float" table:style-name="ce35" office:value="1.579" office:value-type="float">
            <text:p>1.5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7" office:value-type="float">
            <text:p>17</text:p>
          </table:table-cell>
          <table:table-cell table:style-name="ce28"/>
          <table:table-cell ns41:value-type="float" table:style-name="ce28" office:value="17" office:value-type="float">
            <text:p>17</text:p>
          </table:table-cell>
          <table:table-cell table:style-name="ce28"/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4" office:value-type="float">
            <text:p>14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2" office:value="11" office:value-type="float">
            <text:p>11</text:p>
          </table:table-cell>
          <table:table-cell table:style-name="ce28"/>
          <table:table-cell ns41:value-type="float" table:style-name="ce28" office:value="28" office:value-type="float">
            <text:p>28</text:p>
          </table:table-cell>
          <table:table-cell table:style-name="ce28"/>
          <table:table-cell ns41:value-type="float" table:style-name="ce28" office:value="742" office:value-type="float">
            <text:p>742</text:p>
          </table:table-cell>
          <table:table-cell table:style-name="ce28"/>
          <table:table-cell ns41:value-type="float" table:style-name="ce28" office:value="16.94" office:value-type="float">
            <text:p>16.94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17.721" office:value-type="float">
            <text:p>17.7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35" office:value="17.767" office:value-type="float">
            <text:p>17.7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2" office:value-type="float">
            <text:p>32</text:p>
          </table:table-cell>
          <table:table-cell table:style-name="ce28"/>
          <table:table-cell ns41:value-type="float" table:style-name="ce28" office:value="32" office:value-type="float">
            <text:p>32</text:p>
          </table:table-cell>
          <table:table-cell table:style-name="ce28"/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833" office:value-type="float">
            <text:p>833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834" office:value-type="float">
            <text:p>834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35" office:value="879" office:value-type="float">
            <text:p>8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22" office:value="33" office:value-type="float">
            <text:p>33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1.148" office:value-type="float">
            <text:p>1.148</text:p>
          </table:table-cell>
          <table:table-cell ns41:value-type="float" table:style-name="ce28" office:value="97" office:value-type="float">
            <text:p>97</text:p>
          </table:table-cell>
          <table:table-cell ns41:value-type="float" table:style-name="ce28" office:value="1.409" office:value-type="float">
            <text:p>1.409</text:p>
          </table:table-cell>
          <table:table-cell ns41:value-type="float" table:style-name="ce28" office:value="207" office:value-type="float">
            <text:p>207</text:p>
          </table:table-cell>
          <table:table-cell ns41:value-type="float" table:style-name="ce35" office:value="1.616" office:value-type="float">
            <text:p>1.6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47" office:value-type="float">
            <text:p>14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47" office:value-type="float">
            <text:p>14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5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style-name="ce28"/>
          <table:table-cell ns41:value-type="float" table:style-name="ce28" office:value="35" office:value-type="float">
            <text:p>3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08" office:value-type="float">
            <text:p>308</text:p>
          </table:table-cell>
          <table:table-cell ns41:value-type="float" table:style-name="ce28" office:value="220" office:value-type="float">
            <text:p>220</text:p>
          </table:table-cell>
          <table:table-cell ns41:value-type="float" table:style-name="ce28" office:value="344" office:value-type="float">
            <text:p>344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35" office:value="572" office:value-type="float">
            <text:p>5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24" office:value-type="float">
            <text:p>24</text:p>
          </table:table-cell>
          <table:table-cell table:style-name="ce28"/>
          <table:table-cell ns41:value-type="float" table:style-name="ce28" office:value="721" office:value-type="float">
            <text:p>72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750" office:value-type="float">
            <text:p>75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752" office:value-type="float">
            <text:p>7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35" office:value-type="float">
            <text:p>235</text:p>
          </table:table-cell>
          <table:table-cell table:style-name="ce28"/>
          <table:table-cell ns41:value-type="float" table:style-name="ce28" office:value="236" office:value-type="float">
            <text:p>236</text:p>
          </table:table-cell>
          <table:table-cell table:style-name="ce28"/>
          <table:table-cell ns41:value-type="float" table:style-name="ce35" office:value="236" office:value-type="float">
            <text:p>2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.594" office:value-type="float">
            <text:p>1.594</text:p>
          </table:table-cell>
          <table:table-cell ns41:value-type="float" table:style-name="ce28" office:value="152" office:value-type="float">
            <text:p>152</text:p>
          </table:table-cell>
          <table:table-cell ns41:value-type="float" table:style-name="ce28" office:value="1.67" office:value-type="float">
            <text:p>1.67</text:p>
          </table:table-cell>
          <table:table-cell ns41:value-type="float" table:style-name="ce28" office:value="165" office:value-type="float">
            <text:p>165</text:p>
          </table:table-cell>
          <table:table-cell ns41:value-type="float" table:style-name="ce35" office:value="1.835" office:value-type="float">
            <text:p>1.8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etera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7" office:value-type="float">
            <text:p>97</text:p>
          </table:table-cell>
          <table:table-cell table:style-name="ce28"/>
          <table:table-cell ns41:value-type="float" table:style-name="ce28" office:value="97" office:value-type="float">
            <text:p>97</text:p>
          </table:table-cell>
          <table:table-cell table:style-name="ce28"/>
          <table:table-cell ns41:value-type="float" table:style-name="ce35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6" office:value-type="float">
            <text:p>1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51" office:value-type="float">
            <text:p>451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67" office:value-type="float">
            <text:p>46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35" office:value="844" office:value-type="float">
            <text:p>8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28" office:value-type="float">
            <text:p>28</text:p>
          </table:table-cell>
          <table:table-cell table:style-name="ce28"/>
          <table:table-cell ns41:value-type="float" table:style-name="ce28" office:value="324" office:value-type="float">
            <text:p>324</text:p>
          </table:table-cell>
          <table:table-cell table:style-name="ce28"/>
          <table:table-cell ns41:value-type="float" table:style-name="ce28" office:value="5.176" office:value-type="float">
            <text:p>5.176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5.53" office:value-type="float">
            <text:p>5.53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35" office:value="5.552" office:value-type="float">
            <text:p>5.5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102" office:value-type="float">
            <text:p>102</text:p>
          </table:table-cell>
          <table:table-cell table:style-name="ce28"/>
          <table:table-cell ns41:value-type="float" table:style-name="ce28" office:value="3.444" office:value-type="float">
            <text:p>3.444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3.552" office:value-type="float">
            <text:p>3.552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35" office:value="3.628" office:value-type="float">
            <text:p>3.6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6" office:value-type="float">
            <text:p>1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oerlieden, koetsiers, loopers, postknechten en sl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3" office:value-type="float">
            <text:p>4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.098" office:value-type="float">
            <text:p>3.098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3.142" office:value-type="float">
            <text:p>3.142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35" office:value="3.193" office:value-type="float">
            <text:p>3.1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53" office:value-type="float">
            <text:p>153</text:p>
          </table:table-cell>
          <table:table-cell table:style-name="ce28"/>
          <table:table-cell ns41:value-type="float" table:style-name="ce28" office:value="156" office:value-type="float">
            <text:p>156</text:p>
          </table:table-cell>
          <table:table-cell table:style-name="ce28"/>
          <table:table-cell ns41:value-type="float" table:style-name="ce35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1.431" office:value-type="float">
            <text:p>1.431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.439" office:value-type="float">
            <text:p>1.439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5" office:value="1.456" office:value-type="float">
            <text:p>1.4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Waterverkoopers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5" office:value-type="float">
            <text:p>65</text:p>
          </table:table-cell>
          <table:table-cell table:style-name="ce28"/>
          <table:table-cell ns41:value-type="float" table:style-name="ce28" office:value="66" office:value-type="float">
            <text:p>66</text:p>
          </table:table-cell>
          <table:table-cell table:style-name="ce28"/>
          <table:table-cell ns41:value-type="float" table:style-name="ce35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9" office:value-type="float">
            <text:p>5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2" office:value-type="float">
            <text:p>42</text:p>
          </table:table-cell>
          <table:table-cell table:style-name="ce28"/>
          <table:table-cell ns41:value-type="float" table:style-name="ce28" office:value="43" office:value-type="float">
            <text:p>43</text:p>
          </table:table-cell>
          <table:table-cell table:style-name="ce28"/>
          <table:table-cell ns41:value-type="float" table:style-name="ce35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32" office:value-type="float">
            <text:p>432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435" office:value-type="float">
            <text:p>4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2" office:value-type="float">
            <text:p>3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2" office:value-type="float">
            <text:p>22</text:p>
          </table:table-cell>
          <table:table-cell table:style-name="ce28"/>
          <table:table-cell ns41:value-type="float" table:style-name="ce28" office:value="22" office:value-type="float">
            <text:p>22</text:p>
          </table:table-cell>
          <table:table-cell table:style-name="ce28"/>
          <table:table-cell ns41:value-type="float" table:style-name="ce35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0" office:value-type="float">
            <text:p>30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3" office:value-type="float">
            <text:p>43</text:p>
          </table:table-cell>
          <table:table-cell table:style-name="ce28"/>
          <table:table-cell ns41:value-type="float" table:style-name="ce28" office:value="43" office:value-type="float">
            <text:p>43</text:p>
          </table:table-cell>
          <table:table-cell table:style-name="ce28"/>
          <table:table-cell ns41:value-type="float" table:style-name="ce35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8" office:value-type="float">
            <text:p>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69" office:value-type="float">
            <text:p>69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5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2" office:value="163.196" office:value-type="float">
            <text:p>163.196</text:p>
          </table:table-cell>
          <table:table-cell ns41:value-type="float" table:style-name="ce28" office:value="164.049" office:value-type="float">
            <text:p>164.049</text:p>
          </table:table-cell>
          <table:table-cell ns41:value-type="float" table:style-name="ce28" office:value="16.392" office:value-type="float">
            <text:p>16.392</text:p>
          </table:table-cell>
          <table:table-cell ns41:value-type="float" table:style-name="ce28" office:value="19.717" office:value-type="float">
            <text:p>19.717</text:p>
          </table:table-cell>
          <table:table-cell ns41:value-type="float" table:style-name="ce28" office:value="37.379" office:value-type="float">
            <text:p>37.379</text:p>
          </table:table-cell>
          <table:table-cell ns41:value-type="float" table:style-name="ce28" office:value="52.275" office:value-type="float">
            <text:p>52.275</text:p>
          </table:table-cell>
          <table:table-cell ns41:value-type="float" table:style-name="ce28" office:value="54.285" office:value-type="float">
            <text:p>54.285</text:p>
          </table:table-cell>
          <table:table-cell ns41:value-type="float" table:style-name="ce28" office:value="382.109" office:value-type="float">
            <text:p>382.109</text:p>
          </table:table-cell>
          <table:table-cell ns41:value-type="string" table:style-name="ce28" office:value-type="string">
            <text:p>271,265/1</text:p>
          </table:table-cell>
          <table:table-cell ns41:value-type="string" table:style-name="ce28" office:value-type="string">
            <text:p>618,165/3</text:p>
          </table:table-cell>
          <table:table-cell ns41:value-type="float" table:style-name="ce35" office:value="889.43" office:value-type="float">
            <text:p>889.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ns41:value-type="string" table:style-name="ce8" office:value-type="string">
            <text:p>DE ELF HONDERD TWEE EN TWINTIG GEMEENTEN TEN PLATTEN LANDE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2" office:value="230.346" office:value-type="float">
            <text:p>230.346</text:p>
          </table:table-cell>
          <table:table-cell ns41:value-type="float" table:style-name="ce28" office:value="223.912" office:value-type="float">
            <text:p>223.912</text:p>
          </table:table-cell>
          <table:table-cell ns41:value-type="float" table:style-name="ce28" office:value="45.615" office:value-type="float">
            <text:p>45.615</text:p>
          </table:table-cell>
          <table:table-cell ns41:value-type="float" table:style-name="ce28" office:value="44.222" office:value-type="float">
            <text:p>44.222</text:p>
          </table:table-cell>
          <table:table-cell ns41:value-type="float" table:style-name="ce28" office:value="85.234" office:value-type="float">
            <text:p>85.234</text:p>
          </table:table-cell>
          <table:table-cell ns41:value-type="float" table:style-name="ce28" office:value="82.501" office:value-type="float">
            <text:p>82.501</text:p>
          </table:table-cell>
          <table:table-cell ns41:value-type="float" table:style-name="ce28" office:value="622.364" office:value-type="float">
            <text:p>622.364</text:p>
          </table:table-cell>
          <table:table-cell ns41:value-type="float" table:style-name="ce28" office:value="622.02" office:value-type="float">
            <text:p>622.02</text:p>
          </table:table-cell>
          <table:table-cell ns41:value-type="string" table:style-name="ce28" office:value-type="string">
            <text:p>983,587/2</text:p>
          </table:table-cell>
          <table:table-cell ns41:value-type="string" table:style-name="ce28" office:value-type="string">
            <text:p>972,681/4</text:p>
          </table:table-cell>
          <table:table-cell ns41:value-type="string" table:style-name="ce35" office:value-type="string">
            <text:p>1,956,26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48" office:value-type="float">
            <text:p>448</text:p>
          </table:table-cell>
          <table:table-cell ns41:value-type="float" table:style-name="ce28" office:value="2" office:value-type="float">
            <text:p>2</text:p>
          </table:table-cell>
          <table:table-cell ns41:value-type="string" table:style-name="ce28" office:value-type="string">
            <text:p>449/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451" office:value-type="float">
            <text:p>4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00" office:value-type="float">
            <text:p>100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03" office:value-type="float">
            <text:p>103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35" office:value="129" office:value-type="float">
            <text:p>1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9" office:value-type="float">
            <text:p>39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5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65" office:value-type="float">
            <text:p>665</text:p>
          </table:table-cell>
          <table:table-cell table:style-name="ce28"/>
          <table:table-cell ns41:value-type="float" table:style-name="ce28" office:value="665" office:value-type="float">
            <text:p>665</text:p>
          </table:table-cell>
          <table:table-cell table:style-name="ce28"/>
          <table:table-cell ns41:value-type="float" table:style-name="ce35" office:value="665" office:value-type="float">
            <text:p>6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5.435" office:value-type="float">
            <text:p>5.43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28" office:value-type="string">
            <text:p>5,438/2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35" office:value="5.463" office:value-type="float">
            <text:p>5.4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49" office:value-type="float">
            <text:p>34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49" office:value-type="float">
            <text:p>34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352" office:value-type="float">
            <text:p>3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.016" office:value-type="float">
            <text:p>3.016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3.016" office:value-type="float">
            <text:p>3.016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35" office:value="3.029" office:value-type="float">
            <text:p>3.0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96" office:value-type="float">
            <text:p>796</text:p>
          </table:table-cell>
          <table:table-cell table:style-name="ce28"/>
          <table:table-cell ns41:value-type="float" table:style-name="ce28" office:value="796" office:value-type="float">
            <text:p>796</text:p>
          </table:table-cell>
          <table:table-cell table:style-name="ce28"/>
          <table:table-cell ns41:value-type="float" table:style-name="ce35" office:value="796" office:value-type="float">
            <text:p>7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98" office:value-type="float">
            <text:p>98</text:p>
          </table:table-cell>
          <table:table-cell table:style-name="ce28"/>
          <table:table-cell ns41:value-type="float" table:style-name="ce28" office:value="2.081" office:value-type="float">
            <text:p>2.081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2.185" office:value-type="float">
            <text:p>2.185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35" office:value="2.218" office:value-type="float">
            <text:p>2.2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2" office:value="155" office:value-type="float">
            <text:p>155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538" office:value-type="float">
            <text:p>538</text:p>
          </table:table-cell>
          <table:table-cell ns41:value-type="float" table:style-name="ce28" office:value="290" office:value-type="float">
            <text:p>290</text:p>
          </table:table-cell>
          <table:table-cell ns41:value-type="float" table:style-name="ce28" office:value="6.86" office:value-type="float">
            <text:p>6.86</text:p>
          </table:table-cell>
          <table:table-cell ns41:value-type="float" table:style-name="ce28" office:value="2.812" office:value-type="float">
            <text:p>2.812</text:p>
          </table:table-cell>
          <table:table-cell ns41:value-type="float" table:style-name="ce28" office:value="174.389" office:value-type="float">
            <text:p>174.389</text:p>
          </table:table-cell>
          <table:table-cell ns41:value-type="float" table:style-name="ce28" office:value="66.263" office:value-type="float">
            <text:p>66.263</text:p>
          </table:table-cell>
          <table:table-cell ns41:value-type="string" table:style-name="ce28" office:value-type="string">
            <text:p>181,943/3</text:p>
          </table:table-cell>
          <table:table-cell ns41:value-type="string" table:style-name="ce28" office:value-type="string">
            <text:p>69,458/4</text:p>
          </table:table-cell>
          <table:table-cell ns41:value-type="float" table:style-name="ce35" office:value="251.401" office:value-type="float">
            <text:p>251.4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522" office:value-type="float">
            <text:p>522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531" office:value-type="float">
            <text:p>53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538" office:value-type="float">
            <text:p>5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2" office:value-type="float">
            <text:p>32</text:p>
          </table:table-cell>
          <table:table-cell table:style-name="ce28"/>
          <table:table-cell ns41:value-type="float" table:style-name="ce28" office:value="86" office:value-type="float">
            <text:p>8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88" office:value-type="float">
            <text:p>88</text:p>
          </table:table-cell>
          <table:table-cell table:style-name="ce28"/>
          <table:table-cell ns41:value-type="float" table:style-name="ce28" office:value="2.114" office:value-type="float">
            <text:p>2.114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2.209" office:value-type="float">
            <text:p>2.209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35" office:value="2.25" office:value-type="float">
            <text:p>2.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72" office:value-type="float">
            <text:p>17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72" office:value-type="float">
            <text:p>17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75" office:value-type="float">
            <text:p>17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7" office:value-type="float">
            <text:p>6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.506" office:value-type="float">
            <text:p>1.506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.575" office:value-type="float">
            <text:p>1.575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35" office:value="1.621" office:value-type="float">
            <text:p>1.6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28" office:value="214" office:value-type="float">
            <text:p>214</text:p>
          </table:table-cell>
          <table:table-cell table:style-name="ce28"/>
          <table:table-cell ns41:value-type="float" table:style-name="ce28" office:value="240" office:value-type="float">
            <text:p>240</text:p>
          </table:table-cell>
          <table:table-cell table:style-name="ce28"/>
          <table:table-cell ns41:value-type="float" table:style-name="ce35" office:value="240" office:value-type="float">
            <text:p>2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47" office:value-type="float">
            <text:p>147</text:p>
          </table:table-cell>
          <table:table-cell ns41:value-type="float" table:style-name="ce28" office:value="85" office:value-type="float">
            <text:p>85</text:p>
          </table:table-cell>
          <table:table-cell ns41:value-type="float" table:style-name="ce28" office:value="147" office:value-type="float">
            <text:p>147</text:p>
          </table:table-cell>
          <table:table-cell ns41:value-type="float" table:style-name="ce28" office:value="85" office:value-type="float">
            <text:p>85</text:p>
          </table:table-cell>
          <table:table-cell ns41:value-type="float" table:style-name="ce35" office:value="232" office:value-type="float">
            <text:p>2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7" office:value-type="float">
            <text:p>37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35" office:value="143" office:value-type="float">
            <text:p>1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.166" office:value-type="float">
            <text:p>1.166</text:p>
          </table:table-cell>
          <table:table-cell ns41:value-type="float" table:style-name="ce28" office:value="364" office:value-type="float">
            <text:p>364</text:p>
          </table:table-cell>
          <table:table-cell ns41:value-type="float" table:style-name="ce28" office:value="1.217" office:value-type="float">
            <text:p>1.217</text:p>
          </table:table-cell>
          <table:table-cell ns41:value-type="float" table:style-name="ce28" office:value="384" office:value-type="float">
            <text:p>384</text:p>
          </table:table-cell>
          <table:table-cell ns41:value-type="float" table:style-name="ce35" office:value="1.601" office:value-type="float">
            <text:p>1.6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704" office:value-type="float">
            <text:p>704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753" office:value-type="float">
            <text:p>753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35" office:value="808" office:value-type="float">
            <text:p>8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984" office:value-type="float">
            <text:p>984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988" office:value-type="float">
            <text:p>988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35" office:value="1.038" office:value-type="float">
            <text:p>1.0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llard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.259" office:value-type="float">
            <text:p>1.259</text:p>
          </table:table-cell>
          <table:table-cell ns41:value-type="float" table:style-name="ce28" office:value="905" office:value-type="float">
            <text:p>905</text:p>
          </table:table-cell>
          <table:table-cell ns41:value-type="float" table:style-name="ce28" office:value="1.302" office:value-type="float">
            <text:p>1.302</text:p>
          </table:table-cell>
          <table:table-cell ns41:value-type="float" table:style-name="ce28" office:value="927" office:value-type="float">
            <text:p>927</text:p>
          </table:table-cell>
          <table:table-cell ns41:value-type="float" table:style-name="ce35" office:value="2.229" office:value-type="float">
            <text:p>2.2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7" office:value-type="float">
            <text:p>3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table:style-name="ce28"/>
          <table:table-cell ns41:value-type="float" table:style-name="ce28" office:value="42" office:value-type="float">
            <text:p>4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513" office:value-type="float">
            <text:p>513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11.255" office:value-type="float">
            <text:p>11.255</text:p>
          </table:table-cell>
          <table:table-cell ns41:value-type="float" table:style-name="ce28" office:value="913" office:value-type="float">
            <text:p>913</text:p>
          </table:table-cell>
          <table:table-cell ns41:value-type="float" table:style-name="ce28" office:value="11.816" office:value-type="float">
            <text:p>11.816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35" office:value="12.765" office:value-type="float">
            <text:p>12.7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21" office:value-type="float">
            <text:p>21</text:p>
          </table:table-cell>
          <table:table-cell table:style-name="ce28"/>
          <table:table-cell ns41:value-type="float" table:style-name="ce28" office:value="219" office:value-type="float">
            <text:p>219</text:p>
          </table:table-cell>
          <table:table-cell table:style-name="ce28"/>
          <table:table-cell ns41:value-type="float" table:style-name="ce28" office:value="1.103" office:value-type="float">
            <text:p>1.10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.345" office:value-type="float">
            <text:p>1.34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.348" office:value-type="float">
            <text:p>1.3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ek- en dagbladdrukkers en verkoopers, meesters, knechts, letterzett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23" office:value-type="float">
            <text:p>223</text:p>
          </table:table-cell>
          <table:table-cell table:style-name="ce28"/>
          <table:table-cell ns41:value-type="float" table:style-name="ce28" office:value="2.664" office:value-type="float">
            <text:p>2.664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2.907" office:value-type="float">
            <text:p>2.907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35" office:value="2.97" office:value-type="float">
            <text:p>2.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108" office:value-type="float">
            <text:p>10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119" office:value-type="float">
            <text:p>1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9" office:value-type="float">
            <text:p>1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22" office:value-type="float">
            <text:p>122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35" office:value="180" office:value-type="float">
            <text:p>1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427" office:value-type="float">
            <text:p>427</text:p>
          </table:table-cell>
          <table:table-cell ns41:value-type="float" table:style-name="ce35" office:value="456" office:value-type="float">
            <text:p>4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76" office:value-type="float">
            <text:p>76</text:p>
          </table:table-cell>
          <table:table-cell table:style-name="ce28"/>
          <table:table-cell ns41:value-type="float" table:style-name="ce28" office:value="800" office:value-type="float">
            <text:p>800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887" office:value-type="float">
            <text:p>887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35" office:value="912" office:value-type="float">
            <text:p>9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70" office:value-type="float">
            <text:p>170</text:p>
          </table:table-cell>
          <table:table-cell table:style-name="ce28"/>
          <table:table-cell ns41:value-type="float" table:style-name="ce28" office:value="172" office:value-type="float">
            <text:p>172</text:p>
          </table:table-cell>
          <table:table-cell table:style-name="ce28"/>
          <table:table-cell ns41:value-type="float" table:style-name="ce35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.256" office:value-type="float">
            <text:p>1.256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.265" office:value-type="float">
            <text:p>1.265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35" office:value="1.281" office:value-type="float">
            <text:p>1.2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55" office:value-type="float">
            <text:p>55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35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ns41:value-type="float" table:style-name="ce22" office:value="8" office:value-type="float">
            <text:p>8</text:p>
          </table:table-cell>
          <table:table-cell table:style-name="ce28"/>
          <table:table-cell ns41:value-type="float" table:style-name="ce28" office:value="43" office:value-type="float">
            <text:p>43</text:p>
          </table:table-cell>
          <table:table-cell table:style-name="ce28"/>
          <table:table-cell ns41:value-type="float" table:style-name="ce28" office:value="846" office:value-type="float">
            <text:p>84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5.562" office:value-type="float">
            <text:p>15.562</text:p>
          </table:table-cell>
          <table:table-cell ns41:value-type="float" table:style-name="ce28" office:value="892" office:value-type="float">
            <text:p>892</text:p>
          </table:table-cell>
          <table:table-cell ns41:value-type="float" table:style-name="ce28" office:value="16.459" office:value-type="float">
            <text:p>16.459</text:p>
          </table:table-cell>
          <table:table-cell ns41:value-type="float" table:style-name="ce28" office:value="894" office:value-type="float">
            <text:p>894</text:p>
          </table:table-cell>
          <table:table-cell ns41:value-type="float" table:style-name="ce35" office:value="17.353" office:value-type="float">
            <text:p>17.3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7" office:value-type="float">
            <text:p>117</text:p>
          </table:table-cell>
          <table:table-cell table:style-name="ce28"/>
          <table:table-cell ns41:value-type="float" table:style-name="ce28" office:value="117" office:value-type="float">
            <text:p>117</text:p>
          </table:table-cell>
          <table:table-cell table:style-name="ce28"/>
          <table:table-cell ns41:value-type="float" table:style-name="ce35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83" office:value-type="float">
            <text:p>8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85" office:value-type="float">
            <text:p>8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88" office:value-type="float">
            <text:p>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5" office:value-type="float">
            <text:p>3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6" office:value-type="float">
            <text:p>6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256" office:value-type="float">
            <text:p>25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57" office:value-type="float">
            <text:p>257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264" office:value-type="float">
            <text:p>2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81" office:value-type="float">
            <text:p>81</text:p>
          </table:table-cell>
          <table:table-cell table:style-name="ce28"/>
          <table:table-cell ns41:value-type="float" table:style-name="ce28" office:value="2.481" office:value-type="float">
            <text:p>2.48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.57" office:value-type="float">
            <text:p>2.5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2.581" office:value-type="float">
            <text:p>2.5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36" office:value-type="float">
            <text:p>536</text:p>
          </table:table-cell>
          <table:table-cell table:style-name="ce28"/>
          <table:table-cell ns41:value-type="float" table:style-name="ce28" office:value="536" office:value-type="float">
            <text:p>536</text:p>
          </table:table-cell>
          <table:table-cell table:style-name="ce28"/>
          <table:table-cell ns41:value-type="float" table:style-name="ce35" office:value="536" office:value-type="float">
            <text:p>5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22" office:value="14" office:value-type="float">
            <text:p>14</text:p>
          </table:table-cell>
          <table:table-cell ns41:value-type="float" table:style-name="ce28" office:value="56" office:value-type="float">
            <text:p>56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303" office:value-type="float">
            <text:p>303</text:p>
          </table:table-cell>
          <table:table-cell ns41:value-type="float" table:style-name="ce28" office:value="1.112" office:value-type="float">
            <text:p>1.112</text:p>
          </table:table-cell>
          <table:table-cell ns41:value-type="float" table:style-name="ce28" office:value="5.896" office:value-type="float">
            <text:p>5.896</text:p>
          </table:table-cell>
          <table:table-cell ns41:value-type="float" table:style-name="ce28" office:value="18.398" office:value-type="float">
            <text:p>18.398</text:p>
          </table:table-cell>
          <table:table-cell ns41:value-type="float" table:style-name="ce28" office:value="97.46" office:value-type="float">
            <text:p>97.46</text:p>
          </table:table-cell>
          <table:table-cell ns41:value-type="string" table:style-name="ce28" office:value-type="string">
            <text:p>19,601/5</text:p>
          </table:table-cell>
          <table:table-cell ns41:value-type="string" table:style-name="ce28" office:value-type="string">
            <text:p>103,725/6</text:p>
          </table:table-cell>
          <table:table-cell ns41:value-type="float" table:style-name="ce35" office:value="123.326" office:value-type="float">
            <text:p>123.3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19" office:value-type="float">
            <text:p>719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719" office:value-type="float">
            <text:p>719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35" office:value="738" office:value-type="float">
            <text:p>7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ns41:value-type="float" table:style-name="ce22" office:value="23" office:value-type="float">
            <text:p>23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392" office:value-type="float">
            <text:p>392</text:p>
          </table:table-cell>
          <table:table-cell ns41:value-type="float" table:style-name="ce28" office:value="141" office:value-type="float">
            <text:p>141</text:p>
          </table:table-cell>
          <table:table-cell ns41:value-type="float" table:style-name="ce28" office:value="2.471" office:value-type="float">
            <text:p>2.471</text:p>
          </table:table-cell>
          <table:table-cell ns41:value-type="float" table:style-name="ce28" office:value="643" office:value-type="float">
            <text:p>643</text:p>
          </table:table-cell>
          <table:table-cell ns41:value-type="float" table:style-name="ce28" office:value="2.957" office:value-type="float">
            <text:p>2.957</text:p>
          </table:table-cell>
          <table:table-cell ns41:value-type="float" table:style-name="ce28" office:value="823" office:value-type="float">
            <text:p>823</text:p>
          </table:table-cell>
          <table:table-cell ns41:value-type="float" table:style-name="ce35" office:value="3.78" office:value-type="float">
            <text:p>3.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35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205" office:value-type="float">
            <text:p>205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209" office:value-type="float">
            <text:p>209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35" office:value="274" office:value-type="float">
            <text:p>2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87" office:value-type="float">
            <text:p>87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35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35" office:value-type="float">
            <text:p>35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35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6" office:value-type="float">
            <text:p>76</text:p>
          </table:table-cell>
          <table:table-cell table:style-name="ce28"/>
          <table:table-cell ns41:value-type="float" table:style-name="ce28" office:value="76" office:value-type="float">
            <text:p>76</text:p>
          </table:table-cell>
          <table:table-cell table:style-name="ce28"/>
          <table:table-cell ns41:value-type="float" table:style-name="ce35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2.787" office:value-type="float">
            <text:p>2.787</text:p>
          </table:table-cell>
          <table:table-cell ns41:value-type="float" table:style-name="ce28" office:value="692" office:value-type="float">
            <text:p>692</text:p>
          </table:table-cell>
          <table:table-cell ns41:value-type="float" table:style-name="ce28" office:value="2.801" office:value-type="float">
            <text:p>2.801</text:p>
          </table:table-cell>
          <table:table-cell ns41:value-type="float" table:style-name="ce28" office:value="692" office:value-type="float">
            <text:p>692</text:p>
          </table:table-cell>
          <table:table-cell ns41:value-type="float" table:style-name="ce35" office:value="3.493" office:value-type="float">
            <text:p>3.4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.994" office:value-type="float">
            <text:p>4.994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4.994" office:value-type="float">
            <text:p>4.994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35" office:value="5.596" office:value-type="float">
            <text:p>5.5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8" office:value-type="float">
            <text:p>38</text:p>
          </table:table-cell>
          <table:table-cell table:style-name="ce28"/>
          <table:table-cell ns41:value-type="float" table:style-name="ce28" office:value="324" office:value-type="float">
            <text:p>324</text:p>
          </table:table-cell>
          <table:table-cell table:style-name="ce28"/>
          <table:table-cell ns41:value-type="float" table:style-name="ce28" office:value="363" office:value-type="float">
            <text:p>363</text:p>
          </table:table-cell>
          <table:table-cell table:style-name="ce28"/>
          <table:table-cell ns41:value-type="float" table:style-name="ce35" office:value="363" office:value-type="float">
            <text:p>3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8" office:value-type="float">
            <text:p>28</text:p>
          </table:table-cell>
          <table:table-cell table:style-name="ce28"/>
          <table:table-cell ns41:value-type="string" table:style-name="ce31" office:value-type="string">
            <text:p>31/1</text:p>
          </table:table-cell>
          <table:table-cell table:style-name="ce28"/>
          <table:table-cell ns41:value-type="float" table:style-name="ce35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7" office:value-type="float">
            <text:p>2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11" office:value-type="float">
            <text:p>21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42" office:value-type="float">
            <text:p>24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string" table:style-name="ce28" office:value-type="string">
            <text:p>1,880/2</text:p>
          </table:table-cell>
          <table:table-cell table:style-name="ce28"/>
          <table:table-cell ns41:value-type="float" table:style-name="ce28" office:value="1.88" office:value-type="float">
            <text:p>1.88</text:p>
          </table:table-cell>
          <table:table-cell table:style-name="ce28"/>
          <table:table-cell ns41:value-type="float" table:style-name="ce35" office:value="1.88" office:value-type="float">
            <text:p>1.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51" office:value-type="float">
            <text:p>251</text:p>
          </table:table-cell>
          <table:table-cell ns41:value-type="float" table:style-name="ce28" office:value="140" office:value-type="float">
            <text:p>140</text:p>
          </table:table-cell>
          <table:table-cell ns41:value-type="float" table:style-name="ce28" office:value="251" office:value-type="float">
            <text:p>251</text:p>
          </table:table-cell>
          <table:table-cell ns41:value-type="float" table:style-name="ce28" office:value="140" office:value-type="float">
            <text:p>140</text:p>
          </table:table-cell>
          <table:table-cell ns41:value-type="float" table:style-name="ce35" office:value="391" office:value-type="float">
            <text:p>3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.757" office:value-type="float">
            <text:p>1.757</text:p>
          </table:table-cell>
          <table:table-cell table:style-name="ce28"/>
          <table:table-cell ns41:value-type="float" table:style-name="ce28" office:value="1.757" office:value-type="float">
            <text:p>1.757</text:p>
          </table:table-cell>
          <table:table-cell table:style-name="ce28"/>
          <table:table-cell ns41:value-type="float" table:style-name="ce35" office:value="1.757" office:value-type="float">
            <text:p>1.7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196" office:value-type="float">
            <text:p>196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198" office:value-type="float">
            <text:p>198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35" office:value="268" office:value-type="float">
            <text:p>26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8" table:number-columns-repeated="4"/>
          <table:table-cell ns41:value-type="float" table:style-name="ce28" office:value="1" office:value-type="float">
            <text:p>1</text:p>
          </table:table-cell>
          <table:table-cell ns41:value-type="float" table:style-name="ce28" office:value="159" office:value-type="float">
            <text:p>15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159" office:value-type="float">
            <text:p>159</text:p>
          </table:table-cell>
          <table:table-cell ns41:value-type="float" table:style-name="ce28" office:value="863" office:value-type="float">
            <text:p>863</text:p>
          </table:table-cell>
          <table:table-cell ns41:value-type="float" table:style-name="ce35" office:value="1.022" office:value-type="float">
            <text:p>1.0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7" office:value-type="float">
            <text:p>27</text:p>
          </table:table-cell>
          <table:table-cell table:style-name="ce28"/>
          <table:table-cell ns41:value-type="float" table:style-name="ce28" office:value="27" office:value-type="float">
            <text:p>27</text:p>
          </table:table-cell>
          <table:table-cell table:style-name="ce28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06" office:value-type="float">
            <text:p>106</text:p>
          </table:table-cell>
          <table:table-cell table:style-name="ce28"/>
          <table:table-cell ns41:value-type="float" table:style-name="ce28" office:value="106" office:value-type="float">
            <text:p>106</text:p>
          </table:table-cell>
          <table:table-cell table:style-name="ce28"/>
          <table:table-cell ns41:value-type="float" table:style-name="ce35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5" office:value-type="float">
            <text:p>55</text:p>
          </table:table-cell>
          <table:table-cell table:style-name="ce28"/>
          <table:table-cell ns41:value-type="float" table:style-name="ce28" office:value="367" office:value-type="float">
            <text:p>367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428" office:value-type="float">
            <text:p>428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5" office:value="443" office:value-type="float">
            <text:p>4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71" office:value-type="float">
            <text:p>371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373" office:value-type="float">
            <text:p>373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5" office:value="391" office:value-type="float">
            <text:p>3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28" office:value-type="float">
            <text:p>128</text:p>
          </table:table-cell>
          <table:table-cell table:style-name="ce28"/>
          <table:table-cell ns41:value-type="float" table:style-name="ce28" office:value="132" office:value-type="float">
            <text:p>132</text:p>
          </table:table-cell>
          <table:table-cell table:style-name="ce28"/>
          <table:table-cell ns41:value-type="float" table:style-name="ce35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92" office:value-type="float">
            <text:p>92</text:p>
          </table:table-cell>
          <table:table-cell table:style-name="ce28"/>
          <table:table-cell ns41:value-type="float" table:style-name="ce28" office:value="94" office:value-type="float">
            <text:p>94</text:p>
          </table:table-cell>
          <table:table-cell table:style-name="ce28"/>
          <table:table-cell ns41:value-type="float" table:style-name="ce35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1.004" office:value-type="float">
            <text:p>1.004</text:p>
          </table:table-cell>
          <table:table-cell ns41:value-type="float" table:style-name="ce28" office:value="385" office:value-type="float">
            <text:p>385</text:p>
          </table:table-cell>
          <table:table-cell ns41:value-type="float" table:style-name="ce28" office:value="1.016" office:value-type="float">
            <text:p>1.016</text:p>
          </table:table-cell>
          <table:table-cell ns41:value-type="float" table:style-name="ce35" office:value="1.401" office:value-type="float">
            <text:p>1.4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80" office:value-type="float">
            <text:p>580</text:p>
          </table:table-cell>
          <table:table-cell ns41:value-type="float" table:style-name="ce28" office:value="234" office:value-type="float">
            <text:p>234</text:p>
          </table:table-cell>
          <table:table-cell ns41:value-type="float" table:style-name="ce28" office:value="580" office:value-type="float">
            <text:p>580</text:p>
          </table:table-cell>
          <table:table-cell ns41:value-type="float" table:style-name="ce28" office:value="234" office:value-type="float">
            <text:p>234</text:p>
          </table:table-cell>
          <table:table-cell ns41:value-type="float" table:style-name="ce35" office:value="814" office:value-type="float">
            <text:p>8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571" office:value-type="float">
            <text:p>571</text:p>
          </table:table-cell>
          <table:table-cell ns41:value-type="float" table:style-name="ce28" office:value="149" office:value-type="float">
            <text:p>149</text:p>
          </table:table-cell>
          <table:table-cell ns41:value-type="float" table:style-name="ce28" office:value="573" office:value-type="float">
            <text:p>573</text:p>
          </table:table-cell>
          <table:table-cell ns41:value-type="float" table:style-name="ce28" office:value="149" office:value-type="float">
            <text:p>149</text:p>
          </table:table-cell>
          <table:table-cell ns41:value-type="float" table:style-name="ce35" office:value="722" office:value-type="float">
            <text:p>7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5" office:value-type="float">
            <text:p>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00" office:value-type="float">
            <text:p>100</text:p>
          </table:table-cell>
          <table:table-cell table:style-name="ce28"/>
          <table:table-cell ns41:value-type="float" table:style-name="ce28" office:value="2.445" office:value-type="float">
            <text:p>2.445</text:p>
          </table:table-cell>
          <table:table-cell ns41:value-type="float" table:style-name="ce28" office:value="219" office:value-type="float">
            <text:p>219</text:p>
          </table:table-cell>
          <table:table-cell ns41:value-type="float" table:style-name="ce28" office:value="2.55" office:value-type="float">
            <text:p>2.55</text:p>
          </table:table-cell>
          <table:table-cell ns41:value-type="float" table:style-name="ce28" office:value="220" office:value-type="float">
            <text:p>220</text:p>
          </table:table-cell>
          <table:table-cell ns41:value-type="float" table:style-name="ce35" office:value="2.77" office:value-type="float">
            <text:p>2.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6" office:value-type="float">
            <text:p>2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8" office:value-type="float">
            <text:p>28</text:p>
          </table:table-cell>
          <table:table-cell table:style-name="ce28"/>
          <table:table-cell ns41:value-type="float" table:style-name="ce28" office:value="180" office:value-type="float">
            <text:p>18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08" office:value-type="float">
            <text:p>20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209" office:value-type="float">
            <text:p>2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30" office:value-type="float">
            <text:p>33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30" office:value-type="float">
            <text:p>33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331" office:value-type="float">
            <text:p>3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0" office:value-type="float">
            <text:p>50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29" office:value-type="float">
            <text:p>12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29" office:value-type="float">
            <text:p>12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04" office:value-type="float">
            <text:p>20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04" office:value-type="float">
            <text:p>20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205" office:value-type="float">
            <text:p>2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.587" office:value-type="float">
            <text:p>1.587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.683" office:value-type="float">
            <text:p>1.683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35" office:value="1.743" office:value-type="float">
            <text:p>1.7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.644" office:value-type="float">
            <text:p>3.644</text:p>
          </table:table-cell>
          <table:table-cell ns41:value-type="float" table:style-name="ce28" office:value="1.091" office:value-type="float">
            <text:p>1.091</text:p>
          </table:table-cell>
          <table:table-cell ns41:value-type="float" table:style-name="ce28" office:value="3.646" office:value-type="float">
            <text:p>3.646</text:p>
          </table:table-cell>
          <table:table-cell ns41:value-type="float" table:style-name="ce28" office:value="1.094" office:value-type="float">
            <text:p>1.094</text:p>
          </table:table-cell>
          <table:table-cell ns41:value-type="float" table:style-name="ce35" office:value="4.74" office:value-type="float">
            <text:p>4.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ns41:value-type="float" table:style-name="ce22" office:value="26" office:value-type="float">
            <text:p>2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99" office:value-type="float">
            <text:p>99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.029" office:value-type="float">
            <text:p>1.029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2.318" office:value-type="float">
            <text:p>2.318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.472" office:value-type="float">
            <text:p>3.472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35" office:value="3.7" office:value-type="float">
            <text:p>3.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60" office:value-type="float">
            <text:p>60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.23" office:value-type="float">
            <text:p>1.23</text:p>
          </table:table-cell>
          <table:table-cell ns41:value-type="float" table:style-name="ce28" office:value="408" office:value-type="float">
            <text:p>408</text:p>
          </table:table-cell>
          <table:table-cell ns41:value-type="float" table:style-name="ce28" office:value="1.298" office:value-type="float">
            <text:p>1.298</text:p>
          </table:table-cell>
          <table:table-cell ns41:value-type="float" table:style-name="ce28" office:value="422" office:value-type="float">
            <text:p>422</text:p>
          </table:table-cell>
          <table:table-cell ns41:value-type="float" table:style-name="ce35" office:value="1.72" office:value-type="float">
            <text:p>1.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ogleeraren en leeraren aan hooge scholen, athenaea, seminarien, clinische scholen en akademien, seminari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22" office:value-type="float">
            <text:p>222</text:p>
          </table:table-cell>
          <table:table-cell table:style-name="ce28"/>
          <table:table-cell ns41:value-type="float" table:style-name="ce28" office:value="222" office:value-type="float">
            <text:p>222</text:p>
          </table:table-cell>
          <table:table-cell table:style-name="ce28"/>
          <table:table-cell ns41:value-type="float" table:style-name="ce35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35" office:value-type="float">
            <text:p>35</text:p>
          </table:table-cell>
          <table:table-cell table:style-name="ce28"/>
          <table:table-cell ns41:value-type="float" table:style-name="ce28" office:value="229" office:value-type="float">
            <text:p>229</text:p>
          </table:table-cell>
          <table:table-cell table:style-name="ce28"/>
          <table:table-cell ns41:value-type="float" table:style-name="ce28" office:value="277" office:value-type="float">
            <text:p>277</text:p>
          </table:table-cell>
          <table:table-cell table:style-name="ce28"/>
          <table:table-cell ns41:value-type="float" table:style-name="ce35" office:value="277" office:value-type="float">
            <text:p>2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59" office:value-type="float">
            <text:p>59</text:p>
          </table:table-cell>
          <table:table-cell table:style-name="ce28"/>
          <table:table-cell ns41:value-type="float" table:style-name="ce28" office:value="2.062" office:value-type="float">
            <text:p>2.06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.123" office:value-type="float">
            <text:p>2.12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2.134" office:value-type="float">
            <text:p>2.1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1.838" office:value-type="float">
            <text:p>1.838</text:p>
          </table:table-cell>
          <table:table-cell ns41:value-type="float" table:style-name="ce28" office:value="1.769" office:value-type="float">
            <text:p>1.769</text:p>
          </table:table-cell>
          <table:table-cell ns41:value-type="float" table:style-name="ce28" office:value="600" office:value-type="float">
            <text:p>600</text:p>
          </table:table-cell>
          <table:table-cell ns41:value-type="float" table:style-name="ce28" office:value="719" office:value-type="float">
            <text:p>719</text:p>
          </table:table-cell>
          <table:table-cell ns41:value-type="float" table:style-name="ce28" office:value="1.183" office:value-type="float">
            <text:p>1.183</text:p>
          </table:table-cell>
          <table:table-cell ns41:value-type="float" table:style-name="ce28" office:value="1.459" office:value-type="float">
            <text:p>1.459</text:p>
          </table:table-cell>
          <table:table-cell ns41:value-type="float" table:style-name="ce28" office:value="651" office:value-type="float">
            <text:p>651</text:p>
          </table:table-cell>
          <table:table-cell ns41:value-type="float" table:style-name="ce28" office:value="792" office:value-type="float">
            <text:p>792</text:p>
          </table:table-cell>
          <table:table-cell ns41:value-type="float" table:style-name="ce28" office:value="4.272" office:value-type="float">
            <text:p>4.272</text:p>
          </table:table-cell>
          <table:table-cell ns41:value-type="float" table:style-name="ce28" office:value="4.739" office:value-type="float">
            <text:p>4.739</text:p>
          </table:table-cell>
          <table:table-cell ns41:value-type="float" table:style-name="ce35" office:value="9.011" office:value-type="float">
            <text:p>9.0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98" office:value-type="float">
            <text:p>298</text:p>
          </table:table-cell>
          <table:table-cell table:style-name="ce28"/>
          <table:table-cell ns41:value-type="float" table:style-name="ce28" office:value="299" office:value-type="float">
            <text:p>299</text:p>
          </table:table-cell>
          <table:table-cell table:style-name="ce28"/>
          <table:table-cell ns41:value-type="float" table:style-name="ce35" office:value="299" office:value-type="float">
            <text:p>29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191" office:value-type="float">
            <text:p>191</text:p>
          </table:table-cell>
          <table:table-cell table:style-name="ce28"/>
          <table:table-cell ns41:value-type="float" table:style-name="ce28" office:value="196" office:value-type="float">
            <text:p>196</text:p>
          </table:table-cell>
          <table:table-cell table:style-name="ce28"/>
          <table:table-cell ns41:value-type="float" table:style-name="ce35" office:value="196" office:value-type="float">
            <text:p>1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65" office:value-type="float">
            <text:p>265</text:p>
          </table:table-cell>
          <table:table-cell table:style-name="ce28"/>
          <table:table-cell ns41:value-type="float" table:style-name="ce28" office:value="265" office:value-type="float">
            <text:p>265</text:p>
          </table:table-cell>
          <table:table-cell table:style-name="ce28"/>
          <table:table-cell ns41:value-type="float" table:style-name="ce35" office:value="265" office:value-type="float">
            <text:p>2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188" office:value-type="float">
            <text:p>18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.279" office:value-type="float">
            <text:p>2.279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2.487" office:value-type="float">
            <text:p>2.487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5" office:value="2.528" office:value-type="float">
            <text:p>2.5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836" office:value-type="float">
            <text:p>836</text:p>
          </table:table-cell>
          <table:table-cell ns41:value-type="float" table:style-name="ce28" office:value="36" office:value-type="float">
            <text:p>36</text:p>
          </table:table-cell>
          <table:table-cell ns41:value-type="string" table:style-name="ce28" office:value-type="string">
            <text:p>893/3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35" office:value="933" office:value-type="float">
            <text:p>9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296" office:value-type="float">
            <text:p>296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307" office:value-type="float">
            <text:p>30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5" office:value="325" office:value-type="float">
            <text:p>3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22" office:value-type="float">
            <text:p>22</text:p>
          </table:table-cell>
          <table:table-cell table:style-name="ce28"/>
          <table:table-cell ns41:value-type="float" table:style-name="ce28" office:value="381" office:value-type="float">
            <text:p>381</text:p>
          </table:table-cell>
          <table:table-cell table:style-name="ce28"/>
          <table:table-cell ns41:value-type="float" table:style-name="ce28" office:value="4.434" office:value-type="float">
            <text:p>4.434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4.84" office:value-type="float">
            <text:p>4.84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5" office:value="4.854" office:value-type="float">
            <text:p>4.8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39" office:value-type="float">
            <text:p>139</text:p>
          </table:table-cell>
          <table:table-cell table:style-name="ce28"/>
          <table:table-cell ns41:value-type="float" table:style-name="ce28" office:value="150" office:value-type="float">
            <text:p>150</text:p>
          </table:table-cell>
          <table:table-cell table:style-name="ce28"/>
          <table:table-cell ns41:value-type="float" table:style-name="ce35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0" office:value-type="float">
            <text:p>30</text:p>
          </table:table-cell>
          <table:table-cell table:style-name="ce28"/>
          <table:table-cell ns41:value-type="float" table:style-name="ce28" office:value="77" office:value-type="float">
            <text:p>77</text:p>
          </table:table-cell>
          <table:table-cell table:style-name="ce28"/>
          <table:table-cell ns41:value-type="float" table:style-name="ce28" office:value="107" office:value-type="float">
            <text:p>107</text:p>
          </table:table-cell>
          <table:table-cell table:style-name="ce28"/>
          <table:table-cell ns41:value-type="float" table:style-name="ce35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183" office:value-type="float">
            <text:p>18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89" office:value-type="float">
            <text:p>189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5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6" office:value-type="float">
            <text:p>1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7.3" office:value-type="float">
            <text:p>7.3</text:p>
          </table:table-cell>
          <table:table-cell ns41:value-type="float" table:style-name="ce28" office:value="1.043" office:value-type="float">
            <text:p>1.043</text:p>
          </table:table-cell>
          <table:table-cell ns41:value-type="float" table:style-name="ce28" office:value="7.589" office:value-type="float">
            <text:p>7.589</text:p>
          </table:table-cell>
          <table:table-cell ns41:value-type="float" table:style-name="ce28" office:value="1.072" office:value-type="float">
            <text:p>1.072</text:p>
          </table:table-cell>
          <table:table-cell ns41:value-type="float" table:style-name="ce35" office:value="8.661" office:value-type="float">
            <text:p>8.6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ns41:value-type="float" table:style-name="ce22" office:value="17" office:value-type="float">
            <text:p>1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29" office:value-type="float">
            <text:p>129</text:p>
          </table:table-cell>
          <table:table-cell table:style-name="ce28"/>
          <table:table-cell ns41:value-type="float" table:style-name="ce28" office:value="1.554" office:value-type="float">
            <text:p>1.55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9.734" office:value-type="float">
            <text:p>19.734</text:p>
          </table:table-cell>
          <table:table-cell ns41:value-type="float" table:style-name="ce28" office:value="109" office:value-type="float">
            <text:p>109</text:p>
          </table:table-cell>
          <table:table-cell ns41:value-type="float" table:style-name="ce28" office:value="21.434" office:value-type="float">
            <text:p>21.434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35" office:value="21.55" office:value-type="float">
            <text:p>21.5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4" office:value-type="float">
            <text:p>44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2.375" office:value-type="float">
            <text:p>12.375</text:p>
          </table:table-cell>
          <table:table-cell ns41:value-type="float" table:style-name="ce28" office:value="11.006" office:value-type="float">
            <text:p>11.006</text:p>
          </table:table-cell>
          <table:table-cell ns41:value-type="float" table:style-name="ce28" office:value="12.383" office:value-type="float">
            <text:p>12.383</text:p>
          </table:table-cell>
          <table:table-cell ns41:value-type="float" table:style-name="ce28" office:value="11.02" office:value-type="float">
            <text:p>11.02</text:p>
          </table:table-cell>
          <table:table-cell ns41:value-type="float" table:style-name="ce35" office:value="23.403" office:value-type="float">
            <text:p>23.4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71" office:value-type="float">
            <text:p>71</text:p>
          </table:table-cell>
          <table:table-cell table:style-name="ce28"/>
          <table:table-cell ns41:value-type="float" table:style-name="ce28" office:value="1.693" office:value-type="float">
            <text:p>1.693</text:p>
          </table:table-cell>
          <table:table-cell table:style-name="ce28"/>
          <table:table-cell ns41:value-type="float" table:style-name="ce28" office:value="1.766" office:value-type="float">
            <text:p>1.766</text:p>
          </table:table-cell>
          <table:table-cell table:style-name="ce28"/>
          <table:table-cell ns41:value-type="float" table:style-name="ce35" office:value="1.766" office:value-type="float">
            <text:p>1.7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16" office:value-type="float">
            <text:p>116</text:p>
          </table:table-cell>
          <table:table-cell table:style-name="ce28"/>
          <table:table-cell ns41:value-type="float" table:style-name="ce28" office:value="3.617" office:value-type="float">
            <text:p>3.617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.74" office:value-type="float">
            <text:p>3.7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3.747" office:value-type="float">
            <text:p>3.7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88" office:value-type="float">
            <text:p>188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03" office:value-type="float">
            <text:p>203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35" office:value="215" office:value-type="float">
            <text:p>2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style-name="ce28"/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lonisten gewone</text:p>
          </table:table-cell>
          <table:table-cell table:style-name="Default"/>
          <table:table-cell ns41:value-type="float" table:style-name="ce22" office:value="7" office:value-type="float">
            <text:p>7</text:p>
          </table:table-cell>
          <table:table-cell ns41:value-type="float" table:style-name="ce28" office:value="10" office:value-type="float">
            <text:p>10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35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lonisten bedelaars</text:p>
          </table:table-cell>
          <table:table-cell table:style-name="Default"/>
          <table:table-cell ns41:value-type="float" table:style-name="ce22" office:value="63" office:value-type="float">
            <text:p>6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2.166" office:value-type="float">
            <text:p>2.166</text:p>
          </table:table-cell>
          <table:table-cell ns41:value-type="float" table:style-name="ce28" office:value="967" office:value-type="float">
            <text:p>967</text:p>
          </table:table-cell>
          <table:table-cell ns41:value-type="float" table:style-name="ce28" office:value="2.328" office:value-type="float">
            <text:p>2.328</text:p>
          </table:table-cell>
          <table:table-cell ns41:value-type="float" table:style-name="ce28" office:value="1.124" office:value-type="float">
            <text:p>1.124</text:p>
          </table:table-cell>
          <table:table-cell ns41:value-type="float" table:style-name="ce35" office:value="3.452" office:value-type="float">
            <text:p>3.4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lonisten arbeiders</text:p>
          </table:table-cell>
          <table:table-cell table:style-name="Default"/>
          <table:table-cell ns41:value-type="float" table:style-name="ce22" office:value="53" office:value-type="float">
            <text:p>53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53" office:value-type="float">
            <text:p>153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255" office:value-type="float">
            <text:p>255</text:p>
          </table:table-cell>
          <table:table-cell ns41:value-type="string" table:style-name="ce28" office:value-type="string">
            <text:p>174/1</text:p>
          </table:table-cell>
          <table:table-cell ns41:value-type="float" table:style-name="ce35" office:value="429" office:value-type="float">
            <text:p>4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lonisten hulpbehoevende</text:p>
          </table:table-cell>
          <table:table-cell table:style-name="Default"/>
          <table:table-cell table:style-name="ce22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31" office:value-type="string">
            <text:p>19/2</text:p>
          </table:table-cell>
          <table:table-cell ns41:value-type="string" table:style-name="ce28" office:value-type="string">
            <text:p>40/3</text:p>
          </table:table-cell>
          <table:table-cell ns41:value-type="float" table:style-name="ce35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69" office:value-type="float">
            <text:p>69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5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148" office:value-type="float">
            <text:p>148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16.564" office:value-type="float">
            <text:p>16.564</text:p>
          </table:table-cell>
          <table:table-cell ns41:value-type="float" table:style-name="ce28" office:value="2.999" office:value-type="float">
            <text:p>2.999</text:p>
          </table:table-cell>
          <table:table-cell ns41:value-type="string" table:style-name="ce28" office:value-type="string">
            <text:p>16,722/4</text:p>
          </table:table-cell>
          <table:table-cell ns41:value-type="float" table:style-name="ce28" office:value="3.027" office:value-type="float">
            <text:p>3.027</text:p>
          </table:table-cell>
          <table:table-cell ns41:value-type="float" table:style-name="ce35" office:value="19.749" office:value-type="float">
            <text:p>19.7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167" office:value-type="float">
            <text:p>167</text:p>
          </table:table-cell>
          <table:table-cell table:style-name="ce28"/>
          <table:table-cell ns41:value-type="float" table:style-name="ce28" office:value="4.668" office:value-type="float">
            <text:p>4.668</text:p>
          </table:table-cell>
          <table:table-cell ns41:value-type="float" table:style-name="ce28" office:value="99" office:value-type="float">
            <text:p>99</text:p>
          </table:table-cell>
          <table:table-cell ns41:value-type="float" table:style-name="ce28" office:value="4.848" office:value-type="float">
            <text:p>4.848</text:p>
          </table:table-cell>
          <table:table-cell ns41:value-type="float" table:style-name="ce28" office:value="99" office:value-type="float">
            <text:p>99</text:p>
          </table:table-cell>
          <table:table-cell ns41:value-type="float" table:style-name="ce35" office:value="4.947" office:value-type="float">
            <text:p>4.9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6" office:value-type="float">
            <text:p>9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28" office:value-type="float">
            <text:p>28</text:p>
          </table:table-cell>
          <table:table-cell table:style-name="ce28"/>
          <table:table-cell ns41:value-type="float" table:style-name="ce28" office:value="319" office:value-type="float">
            <text:p>319</text:p>
          </table:table-cell>
          <table:table-cell table:style-name="ce28"/>
          <table:table-cell ns41:value-type="float" table:style-name="ce28" office:value="3.074" office:value-type="float">
            <text:p>3.074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3.422" office:value-type="float">
            <text:p>3.422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35" office:value="3.453" office:value-type="float">
            <text:p>3.4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33" office:value-type="float">
            <text:p>33</text:p>
          </table:table-cell>
          <table:table-cell table:style-name="ce28"/>
          <table:table-cell ns41:value-type="float" table:style-name="ce28" office:value="250" office:value-type="float">
            <text:p>25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84" office:value-type="float">
            <text:p>28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287" office:value-type="float">
            <text:p>28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72" office:value-type="float">
            <text:p>172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72" office:value-type="float">
            <text:p>172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35" office:value="279" office:value-type="float">
            <text:p>2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22" office:value="165" office:value-type="float">
            <text:p>165</text:p>
          </table:table-cell>
          <table:table-cell ns41:value-type="float" table:style-name="ce28" office:value="75" office:value-type="float">
            <text:p>75</text:p>
          </table:table-cell>
          <table:table-cell ns41:value-type="float" table:style-name="ce28" office:value="373" office:value-type="float">
            <text:p>373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28" office:value="982" office:value-type="float">
            <text:p>982</text:p>
          </table:table-cell>
          <table:table-cell ns41:value-type="float" table:style-name="ce28" office:value="480" office:value-type="float">
            <text:p>480</text:p>
          </table:table-cell>
          <table:table-cell ns41:value-type="float" table:style-name="ce28" office:value="304" office:value-type="float">
            <text:p>304</text:p>
          </table:table-cell>
          <table:table-cell ns41:value-type="float" table:style-name="ce28" office:value="362" office:value-type="float">
            <text:p>362</text:p>
          </table:table-cell>
          <table:table-cell ns41:value-type="string" table:style-name="ce28" office:value-type="string">
            <text:p>1,825/5</text:p>
          </table:table-cell>
          <table:table-cell ns41:value-type="float" table:style-name="ce28" office:value="1.051" office:value-type="float">
            <text:p>1.051</text:p>
          </table:table-cell>
          <table:table-cell ns41:value-type="float" table:style-name="ce35" office:value="2.876" office:value-type="float">
            <text:p>2.8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ns41:value-type="float" table:style-name="ce22" office:value="4" office:value-type="float">
            <text:p>4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2.17" office:value-type="float">
            <text:p>2.17</text:p>
          </table:table-cell>
          <table:table-cell ns41:value-type="float" table:style-name="ce28" office:value="1.244" office:value-type="float">
            <text:p>1.244</text:p>
          </table:table-cell>
          <table:table-cell ns41:value-type="float" table:style-name="ce28" office:value="2.249" office:value-type="float">
            <text:p>2.249</text:p>
          </table:table-cell>
          <table:table-cell ns41:value-type="float" table:style-name="ce28" office:value="1.28" office:value-type="float">
            <text:p>1.28</text:p>
          </table:table-cell>
          <table:table-cell ns41:value-type="float" table:style-name="ce35" office:value="3.529" office:value-type="float">
            <text:p>3.5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4" office:value-type="float">
            <text:p>1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28" office:value="12" office:value-type="float">
            <text:p>12</text:p>
          </table:table-cell>
          <table:table-cell table:style-name="ce28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83" office:value-type="float">
            <text:p>83</text:p>
          </table:table-cell>
          <table:table-cell table:style-name="ce28"/>
          <table:table-cell ns41:value-type="float" table:style-name="ce28" office:value="1.52" office:value-type="float">
            <text:p>1.52</text:p>
          </table:table-cell>
          <table:table-cell table:style-name="ce28"/>
          <table:table-cell ns41:value-type="float" table:style-name="ce28" office:value="1.606" office:value-type="float">
            <text:p>1.606</text:p>
          </table:table-cell>
          <table:table-cell table:style-name="ce28"/>
          <table:table-cell ns41:value-type="float" table:style-name="ce35" office:value="1.606" office:value-type="float">
            <text:p>1.6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4.988" office:value-type="float">
            <text:p>4.988</text:p>
          </table:table-cell>
          <table:table-cell ns41:value-type="float" table:style-name="ce28" office:value="2.691" office:value-type="float">
            <text:p>2.691</text:p>
          </table:table-cell>
          <table:table-cell ns41:value-type="float" table:style-name="ce28" office:value="4.991" office:value-type="float">
            <text:p>4.991</text:p>
          </table:table-cell>
          <table:table-cell ns41:value-type="float" table:style-name="ce28" office:value="2.693" office:value-type="float">
            <text:p>2.693</text:p>
          </table:table-cell>
          <table:table-cell ns41:value-type="float" table:style-name="ce35" office:value="7.684" office:value-type="float">
            <text:p>7.6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00" office:value-type="float">
            <text:p>10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0.151" office:value-type="float">
            <text:p>10.151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10.262" office:value-type="float">
            <text:p>10.262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35" office:value="10.328" office:value-type="float">
            <text:p>10.3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.564" office:value-type="float">
            <text:p>1.564</text:p>
          </table:table-cell>
          <table:table-cell table:style-name="ce28"/>
          <table:table-cell ns41:value-type="string" table:style-name="ce28" office:value-type="string">
            <text:p>1,565/6</text:p>
          </table:table-cell>
          <table:table-cell table:style-name="ce28"/>
          <table:table-cell ns41:value-type="float" table:style-name="ce35" office:value="1.565" office:value-type="float">
            <text:p>1.5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26" office:value-type="float">
            <text:p>26</text:p>
          </table:table-cell>
          <table:table-cell table:style-name="ce28"/>
          <table:table-cell ns41:value-type="float" table:style-name="ce28" office:value="211" office:value-type="float">
            <text:p>211</text:p>
          </table:table-cell>
          <table:table-cell table:style-name="ce28"/>
          <table:table-cell ns41:value-type="float" table:style-name="ce28" office:value="17.864" office:value-type="float">
            <text:p>17.864</text:p>
          </table:table-cell>
          <table:table-cell table:style-name="ce28"/>
          <table:table-cell ns41:value-type="string" table:style-name="ce28" office:value-type="string">
            <text:p>18,105/7</text:p>
          </table:table-cell>
          <table:table-cell table:style-name="ce28"/>
          <table:table-cell ns41:value-type="float" table:style-name="ce35" office:value="18.105" office:value-type="float">
            <text:p>18.1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23" office:value-type="float">
            <text:p>23</text:p>
          </table:table-cell>
          <table:table-cell table:style-name="ce28"/>
          <table:table-cell ns41:value-type="float" table:style-name="ce28" office:value="357" office:value-type="float">
            <text:p>357</text:p>
          </table:table-cell>
          <table:table-cell table:style-name="ce28"/>
          <table:table-cell ns41:value-type="float" table:style-name="ce28" office:value="4.947" office:value-type="float">
            <text:p>4.947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5.329" office:value-type="float">
            <text:p>5.329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35" office:value="5.379" office:value-type="float">
            <text:p>5.3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56" office:value-type="float">
            <text:p>5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35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5" office:value-type="float">
            <text:p>1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4" office:value-type="float">
            <text:p>14</text:p>
          </table:table-cell>
          <table:table-cell table:style-name="ce28"/>
          <table:table-cell ns41:value-type="float" table:style-name="ce28" office:value="137" office:value-type="float">
            <text:p>13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51" office:value-type="float">
            <text:p>15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153" office:value-type="float">
            <text:p>1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.194" office:value-type="float">
            <text:p>1.194</text:p>
          </table:table-cell>
          <table:table-cell ns41:value-type="float" table:style-name="ce28" office:value="78" office:value-type="float">
            <text:p>78</text:p>
          </table:table-cell>
          <table:table-cell ns41:value-type="float" table:style-name="ce28" office:value="1.228" office:value-type="float">
            <text:p>1.228</text:p>
          </table:table-cell>
          <table:table-cell ns41:value-type="float" table:style-name="ce28" office:value="85" office:value-type="float">
            <text:p>85</text:p>
          </table:table-cell>
          <table:table-cell ns41:value-type="float" table:style-name="ce35" office:value="1.313" office:value-type="float">
            <text:p>1.3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518" office:value-type="float">
            <text:p>518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531" office:value-type="float">
            <text:p>53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35" office:value="543" office:value-type="float">
            <text:p>5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teekenaars, teekenmeesters, daguerrcotypeurs, decorateu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03" office:value-type="float">
            <text:p>10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04" office:value-type="float">
            <text:p>10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17" office:value-type="float">
            <text:p>217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220" office:value-type="float">
            <text:p>220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35" office:value="310" office:value-type="float">
            <text:p>3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9" office:value-type="float">
            <text:p>3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79" office:value-type="float">
            <text:p>7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69" office:value-type="float">
            <text:p>69</text:p>
          </table:table-cell>
          <table:table-cell table:style-name="ce28"/>
          <table:table-cell ns41:value-type="float" table:style-name="ce28" office:value="70" office:value-type="float">
            <text:p>70</text:p>
          </table:table-cell>
          <table:table-cell table:style-name="ce28"/>
          <table:table-cell ns41:value-type="float" table:style-name="ce35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2" office:value="195" office:value-type="float">
            <text:p>195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28" office:value="817" office:value-type="float">
            <text:p>817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10.485" office:value-type="float">
            <text:p>10.485</text:p>
          </table:table-cell>
          <table:table-cell ns41:value-type="float" table:style-name="ce28" office:value="5.835" office:value-type="float">
            <text:p>5.835</text:p>
          </table:table-cell>
          <table:table-cell ns41:value-type="float" table:style-name="ce28" office:value="194.386" office:value-type="float">
            <text:p>194.386</text:p>
          </table:table-cell>
          <table:table-cell ns41:value-type="float" table:style-name="ce28" office:value="85.912" office:value-type="float">
            <text:p>85.912</text:p>
          </table:table-cell>
          <table:table-cell ns41:value-type="string" table:style-name="ce28" office:value-type="string">
            <text:p>205,887/8</text:p>
          </table:table-cell>
          <table:table-cell ns41:value-type="float" table:style-name="ce28" office:value="92.281" office:value-type="float">
            <text:p>92.281</text:p>
          </table:table-cell>
          <table:table-cell ns41:value-type="float" table:style-name="ce35" office:value="298.168" office:value-type="float">
            <text:p>298.16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98" office:value-type="float">
            <text:p>98</text:p>
          </table:table-cell>
          <table:table-cell table:style-name="ce28"/>
          <table:table-cell ns41:value-type="float" table:style-name="ce28" office:value="107" office:value-type="float">
            <text:p>107</text:p>
          </table:table-cell>
          <table:table-cell table:style-name="ce28"/>
          <table:table-cell ns41:value-type="float" table:style-name="ce35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89" office:value-type="float">
            <text:p>189</text:p>
          </table:table-cell>
          <table:table-cell table:style-name="ce28"/>
          <table:table-cell ns41:value-type="float" table:style-name="ce28" office:value="189" office:value-type="float">
            <text:p>189</text:p>
          </table:table-cell>
          <table:table-cell table:style-name="ce28"/>
          <table:table-cell ns41:value-type="float" table:style-name="ce35" office:value="189" office:value-type="float">
            <text:p>1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03" office:value-type="float">
            <text:p>103</text:p>
          </table:table-cell>
          <table:table-cell table:style-name="ce28"/>
          <table:table-cell ns41:value-type="float" table:style-name="ce28" office:value="103" office:value-type="float">
            <text:p>103</text:p>
          </table:table-cell>
          <table:table-cell table:style-name="ce28"/>
          <table:table-cell ns41:value-type="float" table:style-name="ce35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48" office:value-type="float">
            <text:p>148</text:p>
          </table:table-cell>
          <table:table-cell table:style-name="ce28"/>
          <table:table-cell ns41:value-type="float" table:style-name="ce28" office:value="149" office:value-type="float">
            <text:p>149</text:p>
          </table:table-cell>
          <table:table-cell table:style-name="ce28"/>
          <table:table-cell ns41:value-type="float" table:style-name="ce35" office:value="149" office:value-type="float">
            <text:p>1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table:style-name="ce28"/>
          <table:table-cell ns41:value-type="float" table:style-name="ce28" office:value="145" office:value-type="float">
            <text:p>145</text:p>
          </table:table-cell>
          <table:table-cell table:style-name="ce28"/>
          <table:table-cell ns41:value-type="float" table:style-name="ce28" office:value="181" office:value-type="float">
            <text:p>181</text:p>
          </table:table-cell>
          <table:table-cell table:style-name="ce28"/>
          <table:table-cell ns41:value-type="float" table:style-name="ce28" office:value="339" office:value-type="float">
            <text:p>339</text:p>
          </table:table-cell>
          <table:table-cell table:style-name="ce28"/>
          <table:table-cell ns41:value-type="float" table:style-name="ce35" office:value="339" office:value-type="float">
            <text:p>3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55" office:value-type="float">
            <text:p>55</text:p>
          </table:table-cell>
          <table:table-cell table:style-name="ce28"/>
          <table:table-cell ns41:value-type="float" table:style-name="ce28" office:value="2.123" office:value-type="float">
            <text:p>2.123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2.179" office:value-type="float">
            <text:p>2.179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35" office:value="2.219" office:value-type="float">
            <text:p>2.2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92" office:value-type="float">
            <text:p>92</text:p>
          </table:table-cell>
          <table:table-cell table:style-name="ce28"/>
          <table:table-cell ns41:value-type="float" table:style-name="ce28" office:value="100" office:value-type="float">
            <text:p>100</text:p>
          </table:table-cell>
          <table:table-cell table:style-name="ce28"/>
          <table:table-cell ns41:value-type="float" table:style-name="ce35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51" office:value-type="float">
            <text:p>351</text:p>
          </table:table-cell>
          <table:table-cell ns41:value-type="float" table:style-name="ce28" office:value="341" office:value-type="float">
            <text:p>341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41" office:value-type="float">
            <text:p>341</text:p>
          </table:table-cell>
          <table:table-cell ns41:value-type="float" table:style-name="ce35" office:value="692" office:value-type="float">
            <text:p>69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72" office:value-type="float">
            <text:p>372</text:p>
          </table:table-cell>
          <table:table-cell ns41:value-type="float" table:style-name="ce28" office:value="623" office:value-type="float">
            <text:p>623</text:p>
          </table:table-cell>
          <table:table-cell ns41:value-type="float" table:style-name="ce28" office:value="372" office:value-type="float">
            <text:p>372</text:p>
          </table:table-cell>
          <table:table-cell ns41:value-type="float" table:style-name="ce28" office:value="623" office:value-type="float">
            <text:p>623</text:p>
          </table:table-cell>
          <table:table-cell ns41:value-type="float" table:style-name="ce35" office:value="995" office:value-type="float">
            <text:p>9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28" office:value="20" office:value-type="float">
            <text:p>20</text:p>
          </table:table-cell>
          <table:table-cell table:style-name="ce28"/>
          <table:table-cell ns41:value-type="float" table:style-name="ce35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oodgieters en pomp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7" office:value-type="float">
            <text:p>47</text:p>
          </table:table-cell>
          <table:table-cell table:style-name="ce28"/>
          <table:table-cell ns41:value-type="float" table:style-name="ce28" office:value="901" office:value-type="float">
            <text:p>901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35" office:value="962" office:value-type="float">
            <text:p>9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0" office:value-type="float">
            <text:p>50</text:p>
          </table:table-cell>
          <table:table-cell table:style-name="ce28"/>
          <table:table-cell ns41:value-type="float" table:style-name="ce28" office:value="50" office:value-type="float">
            <text:p>50</text:p>
          </table:table-cell>
          <table:table-cell table:style-name="ce28"/>
          <table:table-cell ns41:value-type="float" table:style-name="ce35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0" office:value-type="float">
            <text:p>7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1" office:value-type="float">
            <text:p>61</text:p>
          </table:table-cell>
          <table:table-cell table:style-name="ce28"/>
          <table:table-cell ns41:value-type="float" table:style-name="ce28" office:value="61" office:value-type="float">
            <text:p>61</text:p>
          </table:table-cell>
          <table:table-cell table:style-name="ce28"/>
          <table:table-cell ns41:value-type="float" table:style-name="ce35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13" office:value-type="float">
            <text:p>61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13" office:value-type="float">
            <text:p>61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614" office:value-type="float">
            <text:p>6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ns41:value-type="float" table:style-name="ce22" office:value="8" office:value-type="float">
            <text:p>8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134" office:value-type="float">
            <text:p>13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.504" office:value-type="float">
            <text:p>1.504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.661" office:value-type="float">
            <text:p>1.661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35" office:value="1.696" office:value-type="float">
            <text:p>1.6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70" office:value-type="float">
            <text:p>470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35" office:value="493" office:value-type="float">
            <text:p>4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04" office:value-type="float">
            <text:p>404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407" office:value-type="float">
            <text:p>407</text:p>
          </table:table-cell>
          <table:table-cell ns41:value-type="float" table:style-name="ce28" office:value="77" office:value-type="float">
            <text:p>77</text:p>
          </table:table-cell>
          <table:table-cell ns41:value-type="float" table:style-name="ce35" office:value="484" office:value-type="float">
            <text:p>4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ns41:value-type="float" table:style-name="ce22" office:value="22" office:value-type="float">
            <text:p>22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28" office:value="1.085" office:value-type="float">
            <text:p>1.085</text:p>
          </table:table-cell>
          <table:table-cell ns41:value-type="float" table:style-name="ce28" office:value="876" office:value-type="float">
            <text:p>876</text:p>
          </table:table-cell>
          <table:table-cell ns41:value-type="float" table:style-name="ce28" office:value="1.298" office:value-type="float">
            <text:p>1.298</text:p>
          </table:table-cell>
          <table:table-cell ns41:value-type="float" table:style-name="ce28" office:value="1.031" office:value-type="float">
            <text:p>1.031</text:p>
          </table:table-cell>
          <table:table-cell ns41:value-type="float" table:style-name="ce35" office:value="2.329" office:value-type="float">
            <text:p>2.3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65" office:value-type="float">
            <text:p>265</text:p>
          </table:table-cell>
          <table:table-cell table:style-name="ce28"/>
          <table:table-cell ns41:value-type="float" table:style-name="ce28" office:value="265" office:value-type="float">
            <text:p>265</text:p>
          </table:table-cell>
          <table:table-cell table:style-name="ce28"/>
          <table:table-cell ns41:value-type="float" table:style-name="ce35" office:value="265" office:value-type="float">
            <text:p>2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4" office:value-type="float">
            <text:p>44</text:p>
          </table:table-cell>
          <table:table-cell table:style-name="ce28"/>
          <table:table-cell ns41:value-type="float" table:style-name="ce28" office:value="2.278" office:value-type="float">
            <text:p>2.278</text:p>
          </table:table-cell>
          <table:table-cell table:style-name="ce28"/>
          <table:table-cell ns41:value-type="float" table:style-name="ce28" office:value="2.323" office:value-type="float">
            <text:p>2.323</text:p>
          </table:table-cell>
          <table:table-cell table:style-name="ce28"/>
          <table:table-cell ns41:value-type="float" table:style-name="ce35" office:value="2.323" office:value-type="float">
            <text:p>2.3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415" office:value-type="float">
            <text:p>415</text:p>
          </table:table-cell>
          <table:table-cell ns41:value-type="float" table:style-name="ce28" office:value="69" office:value-type="float">
            <text:p>69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35" office:value="552" office:value-type="float">
            <text:p>5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5" office:value-type="float">
            <text:p>5</text:p>
          </table:table-cell>
          <table:table-cell table:style-name="ce28"/>
          <table:table-cell ns41:value-type="float" table:style-name="ce28" office:value="196" office:value-type="float">
            <text:p>19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1" office:value-type="float">
            <text:p>20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204" office:value-type="float">
            <text:p>20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58" office:value-type="float">
            <text:p>35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58" office:value-type="float">
            <text:p>35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364" office:value-type="float">
            <text:p>3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3" office:value-type="float">
            <text:p>2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.676" office:value-type="float">
            <text:p>1.676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1.699" office:value-type="float">
            <text:p>1.699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35" office:value="2.077" office:value-type="float">
            <text:p>2.0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03" office:value-type="float">
            <text:p>103</text:p>
          </table:table-cell>
          <table:table-cell table:style-name="ce28"/>
          <table:table-cell ns41:value-type="float" table:style-name="ce28" office:value="104" office:value-type="float">
            <text:p>104</text:p>
          </table:table-cell>
          <table:table-cell table:style-name="ce28"/>
          <table:table-cell ns41:value-type="float" table:style-name="ce35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26" office:value-type="float">
            <text:p>626</text:p>
          </table:table-cell>
          <table:table-cell ns41:value-type="float" table:style-name="ce28" office:value="210" office:value-type="float">
            <text:p>210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210" office:value-type="float">
            <text:p>210</text:p>
          </table:table-cell>
          <table:table-cell ns41:value-type="float" table:style-name="ce35" office:value="837" office:value-type="float">
            <text:p>8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style-name="ce28"/>
          <table:table-cell ns41:value-type="float" table:style-name="ce28" office:value="227" office:value-type="float">
            <text:p>227</text:p>
          </table:table-cell>
          <table:table-cell table:style-name="ce28"/>
          <table:table-cell ns41:value-type="float" table:style-name="ce28" office:value="10.933" office:value-type="float">
            <text:p>10.933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1.176" office:value-type="float">
            <text:p>11.176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35" office:value="11.208" office:value-type="float">
            <text:p>11.2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40" office:value-type="float">
            <text:p>4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962" office:value-type="float">
            <text:p>962</text:p>
          </table:table-cell>
          <table:table-cell ns41:value-type="float" table:style-name="ce35" office:value="966" office:value-type="float">
            <text:p>9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3" office:value-type="float">
            <text:p>23</text:p>
          </table:table-cell>
          <table:table-cell table:style-name="ce28"/>
          <table:table-cell ns41:value-type="float" table:style-name="ce28" office:value="448" office:value-type="float">
            <text:p>44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72" office:value-type="float">
            <text:p>47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473" office:value-type="float">
            <text:p>4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28" office:value="45" office:value-type="float">
            <text:p>45</text:p>
          </table:table-cell>
          <table:table-cell table:style-name="ce28"/>
          <table:table-cell ns41:value-type="float" table:style-name="ce35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272" office:value-type="float">
            <text:p>27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91" office:value-type="float">
            <text:p>29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296" office:value-type="float">
            <text:p>2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308" office:value-type="float">
            <text:p>30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28" office:value="136" office:value-type="float">
            <text:p>136</text:p>
          </table:table-cell>
          <table:table-cell table:style-name="ce28"/>
          <table:table-cell ns41:value-type="float" table:style-name="ce28" office:value="391" office:value-type="float">
            <text:p>391</text:p>
          </table:table-cell>
          <table:table-cell table:style-name="ce28"/>
          <table:table-cell ns41:value-type="float" table:style-name="ce28" office:value="3.127" office:value-type="float">
            <text:p>3.127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46.182" office:value-type="float">
            <text:p>46.182</text:p>
          </table:table-cell>
          <table:table-cell ns41:value-type="float" table:style-name="ce28" office:value="48" office:value-type="float">
            <text:p>48</text:p>
          </table:table-cell>
          <table:table-cell ns41:value-type="string" table:style-name="ce28" office:value-type="string">
            <text:p>49,839/1</text:p>
          </table:table-cell>
          <table:table-cell ns41:value-type="float" table:style-name="ce35" office:value="49.887" office:value-type="float">
            <text:p>49.88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6" office:value-type="float">
            <text:p>1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76" office:value-type="float">
            <text:p>676</text:p>
          </table:table-cell>
          <table:table-cell table:style-name="ce28"/>
          <table:table-cell ns41:value-type="float" table:style-name="ce28" office:value="676" office:value-type="float">
            <text:p>676</text:p>
          </table:table-cell>
          <table:table-cell table:style-name="ce28"/>
          <table:table-cell ns41:value-type="float" table:style-name="ce35" office:value="676" office:value-type="float">
            <text:p>6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01" office:value-type="float">
            <text:p>201</text:p>
          </table:table-cell>
          <table:table-cell table:style-name="ce28"/>
          <table:table-cell ns41:value-type="float" table:style-name="ce28" office:value="201" office:value-type="float">
            <text:p>201</text:p>
          </table:table-cell>
          <table:table-cell table:style-name="ce28"/>
          <table:table-cell ns41:value-type="float" table:style-name="ce35" office:value="201" office:value-type="float">
            <text:p>2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52" office:value-type="float">
            <text:p>52</text:p>
          </table:table-cell>
          <table:table-cell table:style-name="ce28"/>
          <table:table-cell ns41:value-type="float" table:style-name="ce28" office:value="1.414" office:value-type="float">
            <text:p>1.414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.468" office:value-type="float">
            <text:p>1.468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5" office:value="1.485" office:value-type="float">
            <text:p>1.4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38" office:value-type="float">
            <text:p>138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38" office:value-type="float">
            <text:p>138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35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3" office:value-type="float">
            <text:p>53</text:p>
          </table:table-cell>
          <table:table-cell table:style-name="ce28"/>
          <table:table-cell ns41:value-type="float" table:style-name="ce28" office:value="53" office:value-type="float">
            <text:p>53</text:p>
          </table:table-cell>
          <table:table-cell table:style-name="ce28"/>
          <table:table-cell ns41:value-type="float" table:style-name="ce35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2" office:value-type="float">
            <text:p>52</text:p>
          </table:table-cell>
          <table:table-cell table:style-name="ce28"/>
          <table:table-cell ns41:value-type="float" table:style-name="ce28" office:value="52" office:value-type="float">
            <text:p>52</text:p>
          </table:table-cell>
          <table:table-cell table:style-name="ce28"/>
          <table:table-cell ns41:value-type="float" table:style-name="ce35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57" office:value-type="float">
            <text:p>157</text:p>
          </table:table-cell>
          <table:table-cell table:style-name="ce28"/>
          <table:table-cell ns41:value-type="float" table:style-name="ce28" office:value="157" office:value-type="float">
            <text:p>157</text:p>
          </table:table-cell>
          <table:table-cell table:style-name="ce28"/>
          <table:table-cell ns41:value-type="float" table:style-name="ce35" office:value="157" office:value-type="float">
            <text:p>1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9" office:value-type="float">
            <text:p>99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99" office:value-type="float">
            <text:p>99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5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193" office:value-type="float">
            <text:p>19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5.648" office:value-type="float">
            <text:p>5.648</text:p>
          </table:table-cell>
          <table:table-cell ns41:value-type="float" table:style-name="ce28" office:value="1.609" office:value-type="float">
            <text:p>1.609</text:p>
          </table:table-cell>
          <table:table-cell ns41:value-type="float" table:style-name="ce28" office:value="5.851" office:value-type="float">
            <text:p>5.851</text:p>
          </table:table-cell>
          <table:table-cell ns41:value-type="float" table:style-name="ce28" office:value="1.62" office:value-type="float">
            <text:p>1.62</text:p>
          </table:table-cell>
          <table:table-cell ns41:value-type="float" table:style-name="ce35" office:value="7.471" office:value-type="float">
            <text:p>7.4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29" office:value-type="float">
            <text:p>529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529" office:value-type="float">
            <text:p>529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534" office:value-type="float">
            <text:p>5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style-name="ce28"/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02" office:value-type="float">
            <text:p>102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35" office:value="135" office:value-type="float">
            <text:p>1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54" office:value-type="float">
            <text:p>154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35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5.802" office:value-type="float">
            <text:p>5.802</text:p>
          </table:table-cell>
          <table:table-cell ns41:value-type="float" table:style-name="ce28" office:value="1.194" office:value-type="float">
            <text:p>1.194</text:p>
          </table:table-cell>
          <table:table-cell ns41:value-type="float" table:style-name="ce28" office:value="5.897" office:value-type="float">
            <text:p>5.897</text:p>
          </table:table-cell>
          <table:table-cell ns41:value-type="float" table:style-name="ce28" office:value="1.229" office:value-type="float">
            <text:p>1.229</text:p>
          </table:table-cell>
          <table:table-cell ns41:value-type="float" table:style-name="ce35" office:value="7.126" office:value-type="float">
            <text:p>7.1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4" office:value-type="float">
            <text:p>24</text:p>
          </table:table-cell>
          <table:table-cell table:style-name="ce28"/>
          <table:table-cell ns41:value-type="float" table:style-name="ce28" office:value="24" office:value-type="float">
            <text:p>24</text:p>
          </table:table-cell>
          <table:table-cell table:style-name="ce28"/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ns41:value-type="float" table:style-name="ce22" office:value="9" office:value-type="float">
            <text:p>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56" office:value-type="float">
            <text:p>256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2.817" office:value-type="float">
            <text:p>2.817</text:p>
          </table:table-cell>
          <table:table-cell ns41:value-type="float" table:style-name="ce28" office:value="744" office:value-type="float">
            <text:p>744</text:p>
          </table:table-cell>
          <table:table-cell ns41:value-type="float" table:style-name="ce28" office:value="3.11" office:value-type="float">
            <text:p>3.11</text:p>
          </table:table-cell>
          <table:table-cell ns41:value-type="float" table:style-name="ce28" office:value="796" office:value-type="float">
            <text:p>796</text:p>
          </table:table-cell>
          <table:table-cell ns41:value-type="float" table:style-name="ce35" office:value="3.906" office:value-type="float">
            <text:p>3.9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372" office:value-type="float">
            <text:p>372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35" office:value="388" office:value-type="float">
            <text:p>3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3" office:value-type="float">
            <text:p>2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78" office:value-type="float">
            <text:p>78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735" office:value-type="float">
            <text:p>73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164" office:value-type="float">
            <text:p>164</text:p>
          </table:table-cell>
          <table:table-cell ns41:value-type="float" table:style-name="ce35" office:value="985" office:value-type="float">
            <text:p>9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36" office:value-type="float">
            <text:p>136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40" office:value-type="float">
            <text:p>140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4" office:value-type="float">
            <text:p>24</text:p>
          </table:table-cell>
          <table:table-cell table:style-name="ce28"/>
          <table:table-cell ns41:value-type="float" table:style-name="ce28" office:value="24" office:value-type="float">
            <text:p>24</text:p>
          </table:table-cell>
          <table:table-cell table:style-name="ce28"/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0" office:value-type="float">
            <text:p>30</text:p>
          </table:table-cell>
          <table:table-cell table:style-name="ce28"/>
          <table:table-cell ns41:value-type="float" table:style-name="ce28" office:value="294" office:value-type="float">
            <text:p>29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327" office:value-type="float">
            <text:p>3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70" office:value-type="float">
            <text:p>7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.336" office:value-type="float">
            <text:p>3.33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.336" office:value-type="float">
            <text:p>3.33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3.34" office:value-type="float">
            <text:p>3.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64" office:value-type="float">
            <text:p>164</text:p>
          </table:table-cell>
          <table:table-cell table:style-name="ce28"/>
          <table:table-cell ns41:value-type="float" table:style-name="ce28" office:value="164" office:value-type="float">
            <text:p>164</text:p>
          </table:table-cell>
          <table:table-cell table:style-name="ce28"/>
          <table:table-cell ns41:value-type="float" table:style-name="ce35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" office:value-type="float">
            <text:p>8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35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35" office:value-type="float">
            <text:p>35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35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88" office:value-type="float">
            <text:p>8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88" office:value-type="float">
            <text:p>8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774" office:value-type="float">
            <text:p>774</text:p>
          </table:table-cell>
          <table:table-cell table:style-name="ce28"/>
          <table:table-cell ns41:value-type="float" table:style-name="ce28" office:value="774" office:value-type="float">
            <text:p>774</text:p>
          </table:table-cell>
          <table:table-cell table:style-name="ce28"/>
          <table:table-cell ns41:value-type="float" table:style-name="ce35" office:value="774" office:value-type="float">
            <text:p>7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28" table:number-columns-repeated="4"/>
          <table:table-cell ns41:value-type="float" table:style-name="ce28" office:value="5" office:value-type="float">
            <text:p>5</text:p>
          </table:table-cell>
          <table:table-cell ns41:value-type="float" table:style-name="ce28" office:value="3.071" office:value-type="float">
            <text:p>3.071</text:p>
          </table:table-cell>
          <table:table-cell ns41:value-type="float" table:style-name="ce28" office:value="3.754" office:value-type="float">
            <text:p>3.754</text:p>
          </table:table-cell>
          <table:table-cell ns41:value-type="string" table:style-name="ce28" office:value-type="string">
            <text:p>3,076/1</text:p>
          </table:table-cell>
          <table:table-cell ns41:value-type="float" table:style-name="ce28" office:value="3.759" office:value-type="float">
            <text:p>3.759</text:p>
          </table:table-cell>
          <table:table-cell ns41:value-type="float" table:style-name="ce35" office:value="6.835" office:value-type="float">
            <text:p>6.8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6" office:value-type="float">
            <text:p>96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35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28" office:value="375" office:value-type="float">
            <text:p>375</text:p>
          </table:table-cell>
          <table:table-cell table:style-name="ce28"/>
          <table:table-cell ns41:value-type="float" table:style-name="ce28" office:value="5.297" office:value-type="float">
            <text:p>5.297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5.691" office:value-type="float">
            <text:p>5.691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35" office:value="5.761" office:value-type="float">
            <text:p>5.7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210" office:value-type="float">
            <text:p>21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20" office:value-type="float">
            <text:p>22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90" office:value-type="float">
            <text:p>19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92" office:value-type="float">
            <text:p>19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ut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16" office:value-type="float">
            <text:p>21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216" office:value-type="float">
            <text:p>21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224" office:value-type="float">
            <text:p>2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ep-, blok-, mast- en zeilmakers, refactiemeesters, scheepsloopers, takelaars</text:p>
          </table:table-cell>
          <table:table-cell table:style-name="Default"/>
          <table:table-cell ns41:value-type="float" table:style-name="ce22" office:value="4" office:value-type="float">
            <text:p>4</text:p>
          </table:table-cell>
          <table:table-cell table:style-name="ce28"/>
          <table:table-cell ns41:value-type="float" table:style-name="ce28" office:value="16" office:value-type="float">
            <text:p>16</text:p>
          </table:table-cell>
          <table:table-cell table:style-name="ce28"/>
          <table:table-cell ns41:value-type="float" table:style-name="ce28" office:value="366" office:value-type="float">
            <text:p>366</text:p>
          </table:table-cell>
          <table:table-cell table:style-name="ce28"/>
          <table:table-cell ns41:value-type="float" table:style-name="ce28" office:value="5.931" office:value-type="float">
            <text:p>5.931</text:p>
          </table:table-cell>
          <table:table-cell ns41:value-type="float" table:style-name="ce28" office:value="32" office:value-type="float">
            <text:p>32</text:p>
          </table:table-cell>
          <table:table-cell ns41:value-type="string" table:style-name="ce28" office:value-type="string">
            <text:p>6,318/2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35" office:value="6.35" office:value-type="float">
            <text:p>6.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160" office:value-type="float">
            <text:p>160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178" office:value-type="float">
            <text:p>1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35" office:value-type="float">
            <text:p>13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36" office:value-type="float">
            <text:p>1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28" office:value="19" office:value-type="float">
            <text:p>19</text:p>
          </table:table-cell>
          <table:table-cell table:style-name="ce28"/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ns41:value-type="float" table:style-name="ce22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6" office:value-type="float">
            <text:p>26</text:p>
          </table:table-cell>
          <table:table-cell table:style-name="ce28"/>
          <table:table-cell ns41:value-type="float" table:style-name="ce28" office:value="520" office:value-type="float">
            <text:p>520</text:p>
          </table:table-cell>
          <table:table-cell table:style-name="ce28"/>
          <table:table-cell ns41:value-type="float" table:style-name="ce28" office:value="9.685" office:value-type="float">
            <text:p>9.685</text:p>
          </table:table-cell>
          <table:table-cell ns41:value-type="float" table:style-name="ce28" office:value="78" office:value-type="float">
            <text:p>78</text:p>
          </table:table-cell>
          <table:table-cell ns41:value-type="string" table:style-name="ce28" office:value-type="string">
            <text:p>10,236/3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35" office:value="10.315" office:value-type="float">
            <text:p>10.3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2" office:value="28" office:value-type="float">
            <text:p>28</text:p>
          </table:table-cell>
          <table:table-cell table:style-name="ce28"/>
          <table:table-cell ns41:value-type="float" table:style-name="ce28" office:value="112" office:value-type="float">
            <text:p>112</text:p>
          </table:table-cell>
          <table:table-cell table:style-name="ce28"/>
          <table:table-cell ns41:value-type="float" table:style-name="ce28" office:value="1.178" office:value-type="float">
            <text:p>1.17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7.779" office:value-type="float">
            <text:p>27.779</text:p>
          </table:table-cell>
          <table:table-cell ns41:value-type="float" table:style-name="ce28" office:value="276" office:value-type="float">
            <text:p>276</text:p>
          </table:table-cell>
          <table:table-cell ns41:value-type="string" table:style-name="ce28" office:value-type="string">
            <text:p>29,149/4</text:p>
          </table:table-cell>
          <table:table-cell ns41:value-type="float" table:style-name="ce28" office:value="277" office:value-type="float">
            <text:p>277</text:p>
          </table:table-cell>
          <table:table-cell ns41:value-type="float" table:style-name="ce35" office:value="29.426" office:value-type="float">
            <text:p>29.4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2" office:value="46" office:value-type="float">
            <text:p>46</text:p>
          </table:table-cell>
          <table:table-cell table:style-name="ce28"/>
          <table:table-cell ns41:value-type="float" table:style-name="ce28" office:value="229" office:value-type="float">
            <text:p>22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.976" office:value-type="float">
            <text:p>1.97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3.801" office:value-type="float">
            <text:p>23.801</text:p>
          </table:table-cell>
          <table:table-cell ns41:value-type="float" table:style-name="ce28" office:value="162" office:value-type="float">
            <text:p>162</text:p>
          </table:table-cell>
          <table:table-cell ns41:value-type="string" table:style-name="ce28" office:value-type="string">
            <text:p>26,053/5</text:p>
          </table:table-cell>
          <table:table-cell ns41:value-type="float" table:style-name="ce28" office:value="166" office:value-type="float">
            <text:p>166</text:p>
          </table:table-cell>
          <table:table-cell ns41:value-type="float" table:style-name="ce35" office:value="26.219" office:value-type="float">
            <text:p>26.2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2" office:value="91.463" office:value-type="float">
            <text:p>91.463</text:p>
          </table:table-cell>
          <table:table-cell ns41:value-type="float" table:style-name="ce28" office:value="80.799" office:value-type="float">
            <text:p>80.799</text:p>
          </table:table-cell>
          <table:table-cell ns41:value-type="float" table:style-name="ce28" office:value="36.649" office:value-type="float">
            <text:p>36.649</text:p>
          </table:table-cell>
          <table:table-cell ns41:value-type="float" table:style-name="ce28" office:value="31.561" office:value-type="float">
            <text:p>31.561</text:p>
          </table:table-cell>
          <table:table-cell ns41:value-type="float" table:style-name="ce28" office:value="27.432" office:value-type="float">
            <text:p>27.432</text:p>
          </table:table-cell>
          <table:table-cell ns41:value-type="float" table:style-name="ce28" office:value="21.68" office:value-type="float">
            <text:p>21.68</text:p>
          </table:table-cell>
          <table:table-cell ns41:value-type="float" table:style-name="ce28" office:value="2.086" office:value-type="float">
            <text:p>2.086</text:p>
          </table:table-cell>
          <table:table-cell ns41:value-type="float" table:style-name="ce28" office:value="1.619" office:value-type="float">
            <text:p>1.619</text:p>
          </table:table-cell>
          <table:table-cell ns41:value-type="float" table:style-name="ce28" office:value="157.63" office:value-type="float">
            <text:p>157.63</text:p>
          </table:table-cell>
          <table:table-cell ns41:value-type="float" table:style-name="ce28" office:value="135.659" office:value-type="float">
            <text:p>135.659</text:p>
          </table:table-cell>
          <table:table-cell ns41:value-type="float" table:style-name="ce35" office:value="293.289" office:value-type="float">
            <text:p>293.2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 table:number-columns-repeated="3"/>
          <table:table-cell ns41:value-type="float" table:style-name="ce28" office:value="18" office:value-type="float">
            <text:p>18</text:p>
          </table:table-cell>
          <table:table-cell table:style-name="ce28"/>
          <table:table-cell ns41:value-type="float" table:style-name="ce28" office:value="280" office:value-type="float">
            <text:p>28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00" office:value-type="float">
            <text:p>30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303" office:value-type="float">
            <text:p>3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38" office:value-type="float">
            <text:p>3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.06" office:value-type="float">
            <text:p>1.06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1.102" office:value-type="float">
            <text:p>1.102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35" office:value="1.15" office:value-type="float">
            <text:p>1.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meden (grof-, hoef-, kagchel- en andere)</text:p>
          </table:table-cell>
          <table:table-cell table:style-name="Default"/>
          <table:table-cell ns41:value-type="float" table:style-name="ce22" office:value="12" office:value-type="float">
            <text:p>12</text:p>
          </table:table-cell>
          <table:table-cell table:style-name="ce28"/>
          <table:table-cell ns41:value-type="float" table:style-name="ce28" office:value="56" office:value-type="float">
            <text:p>56</text:p>
          </table:table-cell>
          <table:table-cell table:style-name="ce28"/>
          <table:table-cell ns41:value-type="float" table:style-name="ce28" office:value="940" office:value-type="float">
            <text:p>940</text:p>
          </table:table-cell>
          <table:table-cell table:style-name="ce28"/>
          <table:table-cell ns41:value-type="float" table:style-name="ce28" office:value="13.403" office:value-type="float">
            <text:p>13.403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4.411" office:value-type="float">
            <text:p>14.411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35" office:value="14.616" office:value-type="float">
            <text:p>14.6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19" office:value-type="float">
            <text:p>1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69" office:value-type="float">
            <text:p>6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2" office:value="100" office:value-type="float">
            <text:p>100</text:p>
          </table:table-cell>
          <table:table-cell ns41:value-type="float" table:style-name="ce28" office:value="97" office:value-type="float">
            <text:p>97</text:p>
          </table:table-cell>
          <table:table-cell ns41:value-type="float" table:style-name="ce28" office:value="216" office:value-type="float">
            <text:p>216</text:p>
          </table:table-cell>
          <table:table-cell ns41:value-type="float" table:style-name="ce28" office:value="149" office:value-type="float">
            <text:p>149</text:p>
          </table:table-cell>
          <table:table-cell ns41:value-type="float" table:style-name="ce28" office:value="2.115" office:value-type="float">
            <text:p>2.115</text:p>
          </table:table-cell>
          <table:table-cell ns41:value-type="float" table:style-name="ce28" office:value="1.132" office:value-type="float">
            <text:p>1.132</text:p>
          </table:table-cell>
          <table:table-cell ns41:value-type="float" table:style-name="ce28" office:value="19.636" office:value-type="float">
            <text:p>19.636</text:p>
          </table:table-cell>
          <table:table-cell ns41:value-type="float" table:style-name="ce28" office:value="10.196" office:value-type="float">
            <text:p>10.196</text:p>
          </table:table-cell>
          <table:table-cell ns41:value-type="float" table:style-name="ce28" office:value="22.067" office:value-type="float">
            <text:p>22.067</text:p>
          </table:table-cell>
          <table:table-cell ns41:value-type="float" table:style-name="ce28" office:value="11.574" office:value-type="float">
            <text:p>11.574</text:p>
          </table:table-cell>
          <table:table-cell ns41:value-type="float" table:style-name="ce35" office:value="33.641" office:value-type="float">
            <text:p>33.6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589" office:value-type="float">
            <text:p>589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593" office:value-type="float">
            <text:p>593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601" office:value-type="float">
            <text:p>6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79" office:value-type="float">
            <text:p>7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16" office:value-type="float">
            <text:p>316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316" office:value-type="float">
            <text:p>316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35" office:value="368" office:value-type="float">
            <text:p>36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50" office:value-type="float">
            <text:p>50</text:p>
          </table:table-cell>
          <table:table-cell table:style-name="ce28"/>
          <table:table-cell ns41:value-type="float" table:style-name="ce28" office:value="653" office:value-type="float">
            <text:p>653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705" office:value-type="float">
            <text:p>70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713" office:value-type="float">
            <text:p>7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313" office:value-type="float">
            <text:p>313</text:p>
          </table:table-cell>
          <table:table-cell ns41:value-type="float" table:style-name="ce28" office:value="110" office:value-type="float">
            <text:p>110</text:p>
          </table:table-cell>
          <table:table-cell ns41:value-type="float" table:style-name="ce28" office:value="314" office:value-type="float">
            <text:p>314</text:p>
          </table:table-cell>
          <table:table-cell ns41:value-type="float" table:style-name="ce28" office:value="110" office:value-type="float">
            <text:p>110</text:p>
          </table:table-cell>
          <table:table-cell ns41:value-type="float" table:style-name="ce35" office:value="424" office:value-type="float">
            <text:p>4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2" office:value-type="float">
            <text:p>6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.204" office:value-type="float">
            <text:p>1.204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1.267" office:value-type="float">
            <text:p>1.267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35" office:value="1.329" office:value-type="float">
            <text:p>1.3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6" office:value-type="float">
            <text:p>26</text:p>
          </table:table-cell>
          <table:table-cell table:style-name="ce28"/>
          <table:table-cell ns41:value-type="float" table:style-name="ce28" office:value="803" office:value-type="float">
            <text:p>803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829" office:value-type="float">
            <text:p>829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35" office:value="876" office:value-type="float">
            <text:p>8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640" office:value-type="float">
            <text:p>64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44" office:value-type="float">
            <text:p>64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645" office:value-type="float">
            <text:p>6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0" office:value-type="float">
            <text:p>20</text:p>
          </table:table-cell>
          <table:table-cell table:style-name="ce28"/>
          <table:table-cell ns41:value-type="float" table:style-name="ce28" office:value="1.101" office:value-type="float">
            <text:p>1.101</text:p>
          </table:table-cell>
          <table:table-cell table:style-name="ce28"/>
          <table:table-cell ns41:value-type="float" table:style-name="ce28" office:value="1.124" office:value-type="float">
            <text:p>1.124</text:p>
          </table:table-cell>
          <table:table-cell table:style-name="ce28"/>
          <table:table-cell ns41:value-type="float" table:style-name="ce35" office:value="1.124" office:value-type="float">
            <text:p>1.1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94" office:value-type="float">
            <text:p>294</text:p>
          </table:table-cell>
          <table:table-cell table:style-name="ce28"/>
          <table:table-cell ns41:value-type="float" table:style-name="ce28" office:value="296" office:value-type="float">
            <text:p>296</text:p>
          </table:table-cell>
          <table:table-cell table:style-name="ce28"/>
          <table:table-cell ns41:value-type="float" table:style-name="ce35" office:value="296" office:value-type="float">
            <text:p>2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23" office:value-type="float">
            <text:p>23</text:p>
          </table:table-cell>
          <table:table-cell table:style-name="ce28"/>
          <table:table-cell ns41:value-type="float" table:style-name="ce28" office:value="449" office:value-type="float">
            <text:p>449</text:p>
          </table:table-cell>
          <table:table-cell table:style-name="ce28"/>
          <table:table-cell ns41:value-type="float" table:style-name="ce28" office:value="1.025" office:value-type="float">
            <text:p>1.025</text:p>
          </table:table-cell>
          <table:table-cell table:style-name="ce28"/>
          <table:table-cell ns41:value-type="float" table:style-name="ce28" office:value="1.499" office:value-type="float">
            <text:p>1.499</text:p>
          </table:table-cell>
          <table:table-cell table:style-name="ce28"/>
          <table:table-cell ns41:value-type="float" table:style-name="ce35" office:value="1.499" office:value-type="float">
            <text:p>1.49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593" office:value-type="float">
            <text:p>593</text:p>
          </table:table-cell>
          <table:table-cell table:style-name="ce28"/>
          <table:table-cell ns41:value-type="float" table:style-name="ce28" office:value="603" office:value-type="float">
            <text:p>603</text:p>
          </table:table-cell>
          <table:table-cell table:style-name="ce28"/>
          <table:table-cell ns41:value-type="float" table:style-name="ce35" office:value="603" office:value-type="float">
            <text:p>6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51" office:value-type="float">
            <text:p>5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8" office:value-type="float">
            <text:p>8</text:p>
          </table:table-cell>
          <table:table-cell table:style-name="ce28"/>
          <table:table-cell ns41:value-type="float" table:style-name="ce28" office:value="1.191" office:value-type="float">
            <text:p>1.191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.199" office:value-type="float">
            <text:p>1.199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5" office:value="1.213" office:value-type="float">
            <text:p>1.2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78" office:value-type="float">
            <text:p>17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180" office:value-type="float">
            <text:p>1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2" office:value-type="float">
            <text:p>4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5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40" office:value-type="float">
            <text:p>40</text:p>
          </table:table-cell>
          <table:table-cell table:style-name="ce28"/>
          <table:table-cell ns41:value-type="float" table:style-name="ce28" office:value="910" office:value-type="float">
            <text:p>910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952" office:value-type="float">
            <text:p>952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5" office:value="970" office:value-type="float">
            <text:p>9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ns41:value-type="float" table:style-name="ce22" office:value="19" office:value-type="float">
            <text:p>19</text:p>
          </table:table-cell>
          <table:table-cell table:style-name="ce28"/>
          <table:table-cell ns41:value-type="float" table:style-name="ce28" office:value="69" office:value-type="float">
            <text:p>6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561" office:value-type="float">
            <text:p>56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.928" office:value-type="float">
            <text:p>1.928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2.577" office:value-type="float">
            <text:p>2.577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35" office:value="2.628" office:value-type="float">
            <text:p>2.6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23" office:value-type="float">
            <text:p>2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.538" office:value-type="float">
            <text:p>1.538</text:p>
          </table:table-cell>
          <table:table-cell ns41:value-type="float" table:style-name="ce28" office:value="213" office:value-type="float">
            <text:p>213</text:p>
          </table:table-cell>
          <table:table-cell ns41:value-type="float" table:style-name="ce28" office:value="1.621" office:value-type="float">
            <text:p>1.621</text:p>
          </table:table-cell>
          <table:table-cell ns41:value-type="float" table:style-name="ce28" office:value="217" office:value-type="float">
            <text:p>217</text:p>
          </table:table-cell>
          <table:table-cell ns41:value-type="float" table:style-name="ce35" office:value="1.838" office:value-type="float">
            <text:p>1.8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8" office:value-type="float">
            <text:p>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65" office:value-type="float">
            <text:p>365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373" office:value-type="float">
            <text:p>373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5" office:value="388" office:value-type="float">
            <text:p>3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232" office:value-type="float">
            <text:p>232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28" office:value="268" office:value-type="float">
            <text:p>268</text:p>
          </table:table-cell>
          <table:table-cell ns41:value-type="float" table:style-name="ce28" office:value="162" office:value-type="float">
            <text:p>162</text:p>
          </table:table-cell>
          <table:table-cell ns41:value-type="float" table:style-name="ce35" office:value="430" office:value-type="float">
            <text:p>4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2" office:value="13" office:value-type="float">
            <text:p>13</text:p>
          </table:table-cell>
          <table:table-cell table:style-name="ce28"/>
          <table:table-cell ns41:value-type="float" table:style-name="ce28" office:value="59" office:value-type="float">
            <text:p>59</text:p>
          </table:table-cell>
          <table:table-cell table:style-name="ce28"/>
          <table:table-cell ns41:value-type="float" table:style-name="ce28" office:value="1.494" office:value-type="float">
            <text:p>1.494</text:p>
          </table:table-cell>
          <table:table-cell table:style-name="ce28"/>
          <table:table-cell ns41:value-type="float" table:style-name="ce28" office:value="29.194" office:value-type="float">
            <text:p>29.194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30.76" office:value-type="float">
            <text:p>30.76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35" office:value="30.825" office:value-type="float">
            <text:p>30.8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172" office:value-type="float">
            <text:p>17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82" office:value-type="float">
            <text:p>18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188" office:value-type="float">
            <text:p>1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.09" office:value-type="float">
            <text:p>1.09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1.094" office:value-type="float">
            <text:p>1.094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35" office:value="1.156" office:value-type="float">
            <text:p>1.1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22" office:value="52" office:value-type="float">
            <text:p>52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438" office:value-type="float">
            <text:p>438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2.665" office:value-type="float">
            <text:p>2.665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28" office:value="3.241" office:value-type="float">
            <text:p>3.241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35" office:value="3.488" office:value-type="float">
            <text:p>3.4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.981" office:value-type="float">
            <text:p>1.981</text:p>
          </table:table-cell>
          <table:table-cell ns41:value-type="float" table:style-name="ce28" office:value="320" office:value-type="float">
            <text:p>320</text:p>
          </table:table-cell>
          <table:table-cell ns41:value-type="float" table:style-name="ce28" office:value="1.985" office:value-type="float">
            <text:p>1.985</text:p>
          </table:table-cell>
          <table:table-cell ns41:value-type="float" table:style-name="ce28" office:value="320" office:value-type="float">
            <text:p>320</text:p>
          </table:table-cell>
          <table:table-cell ns41:value-type="float" table:style-name="ce35" office:value="2.305" office:value-type="float">
            <text:p>2.3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.362" office:value-type="float">
            <text:p>1.362</text:p>
          </table:table-cell>
          <table:table-cell ns41:value-type="float" table:style-name="ce28" office:value="628" office:value-type="float">
            <text:p>628</text:p>
          </table:table-cell>
          <table:table-cell ns41:value-type="float" table:style-name="ce28" office:value="1.421" office:value-type="float">
            <text:p>1.421</text:p>
          </table:table-cell>
          <table:table-cell ns41:value-type="float" table:style-name="ce28" office:value="644" office:value-type="float">
            <text:p>644</text:p>
          </table:table-cell>
          <table:table-cell ns41:value-type="float" table:style-name="ce35" office:value="2.065" office:value-type="float">
            <text:p>2.0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120" office:value-type="float">
            <text:p>120</text:p>
          </table:table-cell>
          <table:table-cell table:style-name="ce28"/>
          <table:table-cell ns41:value-type="float" table:style-name="ce28" office:value="1.689" office:value-type="float">
            <text:p>1.689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.819" office:value-type="float">
            <text:p>1.819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1.826" office:value-type="float">
            <text:p>1.8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328" office:value-type="float">
            <text:p>328</text:p>
          </table:table-cell>
          <table:table-cell table:style-name="ce28"/>
          <table:table-cell ns41:value-type="float" table:style-name="ce28" office:value="329" office:value-type="float">
            <text:p>329</text:p>
          </table:table-cell>
          <table:table-cell table:style-name="ce28"/>
          <table:table-cell ns41:value-type="float" table:style-name="ce35" office:value="329" office:value-type="float">
            <text:p>3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8" office:value-type="float">
            <text:p>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.62" office:value-type="float">
            <text:p>1.62</text:p>
          </table:table-cell>
          <table:table-cell ns41:value-type="float" table:style-name="ce28" office:value="152" office:value-type="float">
            <text:p>152</text:p>
          </table:table-cell>
          <table:table-cell ns41:value-type="float" table:style-name="ce28" office:value="1.696" office:value-type="float">
            <text:p>1.696</text:p>
          </table:table-cell>
          <table:table-cell ns41:value-type="float" table:style-name="ce28" office:value="165" office:value-type="float">
            <text:p>165</text:p>
          </table:table-cell>
          <table:table-cell ns41:value-type="float" table:style-name="ce35" office:value="1.861" office:value-type="float">
            <text:p>1.8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1" office:value-type="float">
            <text:p>2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215" office:value-type="float">
            <text:p>21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227" office:value-type="float">
            <text:p>2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teranen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7" office:value-type="float">
            <text:p>97</text:p>
          </table:table-cell>
          <table:table-cell table:style-name="ce28"/>
          <table:table-cell ns41:value-type="float" table:style-name="ce28" office:value="97" office:value-type="float">
            <text:p>97</text:p>
          </table:table-cell>
          <table:table-cell table:style-name="ce28"/>
          <table:table-cell ns41:value-type="float" table:style-name="ce35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style-name="ce28"/>
          <table:table-cell ns41:value-type="float" table:style-name="ce28" office:value="15" office:value-type="float">
            <text:p>15</text:p>
          </table:table-cell>
          <table:table-cell table:style-name="ce28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48" office:value-type="float">
            <text:p>48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35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6" office:value-type="float">
            <text:p>2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840" office:value-type="float">
            <text:p>840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7" office:value-type="float">
            <text:p>867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35" office:value="1.693" office:value-type="float">
            <text:p>1.6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42" office:value-type="float">
            <text:p>42</text:p>
          </table:table-cell>
          <table:table-cell table:style-name="ce28"/>
          <table:table-cell ns41:value-type="float" table:style-name="ce28" office:value="440" office:value-type="float">
            <text:p>440</text:p>
          </table:table-cell>
          <table:table-cell table:style-name="ce28"/>
          <table:table-cell ns41:value-type="float" table:style-name="ce28" office:value="7.035" office:value-type="float">
            <text:p>7.035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7.519" office:value-type="float">
            <text:p>7.519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35" office:value="7.547" office:value-type="float">
            <text:p>7.5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204" office:value-type="float">
            <text:p>204</text:p>
          </table:table-cell>
          <table:table-cell table:style-name="ce28"/>
          <table:table-cell ns41:value-type="float" table:style-name="ce28" office:value="6.515" office:value-type="float">
            <text:p>6.515</text:p>
          </table:table-cell>
          <table:table-cell ns41:value-type="float" table:style-name="ce28" office:value="189" office:value-type="float">
            <text:p>189</text:p>
          </table:table-cell>
          <table:table-cell ns41:value-type="float" table:style-name="ce28" office:value="6.732" office:value-type="float">
            <text:p>6.732</text:p>
          </table:table-cell>
          <table:table-cell ns41:value-type="float" table:style-name="ce28" office:value="189" office:value-type="float">
            <text:p>189</text:p>
          </table:table-cell>
          <table:table-cell ns41:value-type="float" table:style-name="ce35" office:value="6.921" office:value-type="float">
            <text:p>6.9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7" office:value-type="float">
            <text:p>2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98" office:value-type="float">
            <text:p>9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6.839" office:value-type="float">
            <text:p>6.839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6.942" office:value-type="float">
            <text:p>6.942</text:p>
          </table:table-cell>
          <table:table-cell ns41:value-type="float" table:style-name="ce28" office:value="67" office:value-type="float">
            <text:p>67</text:p>
          </table:table-cell>
          <table:table-cell ns41:value-type="float" table:style-name="ce35" office:value="7.009" office:value-type="float">
            <text:p>7.0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ogelverkoopers, koolboer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92" office:value-type="float">
            <text:p>192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95" office:value-type="float">
            <text:p>19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35" office:value="205" office:value-type="float">
            <text:p>2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31" office:value-type="float">
            <text:p>31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35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9" office:value-type="float">
            <text:p>9</text:p>
          </table:table-cell>
          <table:table-cell table:style-name="ce28"/>
          <table:table-cell ns41:value-type="float" table:style-name="ce28" office:value="1.509" office:value-type="float">
            <text:p>1.509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.518" office:value-type="float">
            <text:p>1.518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35" office:value="1.537" office:value-type="float">
            <text:p>1.5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ater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8" office:value-type="float">
            <text:p>2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3" office:value-type="float">
            <text:p>43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35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3" office:value-type="float">
            <text:p>13</text:p>
          </table:table-cell>
          <table:table-cell table:style-name="ce28"/>
          <table:table-cell ns41:value-type="float" table:style-name="ce28" office:value="467" office:value-type="float">
            <text:p>467</text:p>
          </table:table-cell>
          <table:table-cell ns41:value-type="float" table:style-name="ce28" office:value="2" office:value-type="float">
            <text:p>2</text:p>
          </table:table-cell>
          <table:table-cell ns41:value-type="string" table:style-name="ce28" office:value-type="string">
            <text:p>481/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483" office:value-type="float">
            <text:p>4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893" office:value-type="float">
            <text:p>893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900" office:value-type="float">
            <text:p>900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35" office:value="939" office:value-type="float">
            <text:p>9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59" office:value-type="float">
            <text:p>59</text:p>
          </table:table-cell>
          <table:table-cell table:style-name="ce28"/>
          <table:table-cell ns41:value-type="float" table:style-name="ce28" office:value="59" office:value-type="float">
            <text:p>59</text:p>
          </table:table-cell>
          <table:table-cell table:style-name="ce28"/>
          <table:table-cell ns41:value-type="float" table:style-name="ce35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52" office:value-type="float">
            <text:p>52</text:p>
          </table:table-cell>
          <table:table-cell table:style-name="ce28"/>
          <table:table-cell ns41:value-type="float" table:style-name="ce28" office:value="53" office:value-type="float">
            <text:p>53</text:p>
          </table:table-cell>
          <table:table-cell table:style-name="ce28"/>
          <table:table-cell ns41:value-type="float" table:style-name="ce35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1" office:value-type="float">
            <text:p>11</text:p>
          </table:table-cell>
          <table:table-cell table:style-name="ce28"/>
          <table:table-cell ns41:value-type="float" table:style-name="ce28" office:value="194" office:value-type="float">
            <text:p>19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208" office:value-type="float">
            <text:p>2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" office:value-type="float">
            <text:p>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akwaarnemers, commissionai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.203" office:value-type="float">
            <text:p>2.203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2.204" office:value-type="float">
            <text:p>2.20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35" office:value="2.225" office:value-type="float">
            <text:p>2.2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57" office:value-type="float">
            <text:p>5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5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9" office:value-type="float">
            <text:p>19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86" office:value-type="float">
            <text:p>18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90" office:value-type="float">
            <text:p>19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5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74" office:value-type="float">
            <text:p>74</text:p>
          </table:table-cell>
          <table:table-cell table:style-name="ce28"/>
          <table:table-cell ns41:value-type="float" table:style-name="ce28" office:value="17" office:value-type="float">
            <text:p>17</text:p>
          </table:table-cell>
          <table:table-cell table:style-name="ce28"/>
          <table:table-cell ns41:value-type="float" table:style-name="ce28" office:value="91" office:value-type="float">
            <text:p>91</text:p>
          </table:table-cell>
          <table:table-cell table:style-name="ce28"/>
          <table:table-cell ns41:value-type="float" table:style-name="ce35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98" office:value-type="float">
            <text:p>98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35" office:value="141" office:value-type="float">
            <text:p>1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81" office:value-type="float">
            <text:p>18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82" office:value-type="float">
            <text:p>182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5" office:value="189" office:value-type="float">
            <text:p>1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21" office:value-type="float">
            <text:p>21</text:p>
          </table:table-cell>
          <table:table-cell table:style-name="ce28"/>
          <table:table-cell ns41:value-type="float" table:style-name="ce28" office:value="21" office:value-type="float">
            <text:p>21</text:p>
          </table:table-cell>
          <table:table-cell table:style-name="ce28"/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35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8" table:number-columns-repeated="5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28"/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28" office:value-type="float">
            <text:p>28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163" office:value-type="float">
            <text:p>163</text:p>
          </table:table-cell>
          <table:table-cell ns41:value-type="float" table:style-name="ce28" office:value="93" office:value-type="float">
            <text:p>93</text:p>
          </table:table-cell>
          <table:table-cell ns41:value-type="float" table:style-name="ce28" office:value="195" office:value-type="float">
            <text:p>195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35" office:value="310" office:value-type="float">
            <text:p>3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2" office:value="254.061" office:value-type="float">
            <text:p>254.061</text:p>
          </table:table-cell>
          <table:table-cell ns41:value-type="float" table:style-name="ce28" office:value="258.967" office:value-type="float">
            <text:p>258.967</text:p>
          </table:table-cell>
          <table:table-cell ns41:value-type="float" table:style-name="ce28" office:value="27.275" office:value-type="float">
            <text:p>27.275</text:p>
          </table:table-cell>
          <table:table-cell ns41:value-type="float" table:style-name="ce28" office:value="33.147" office:value-type="float">
            <text:p>33.147</text:p>
          </table:table-cell>
          <table:table-cell ns41:value-type="float" table:style-name="ce28" office:value="57.383" office:value-type="float">
            <text:p>57.383</text:p>
          </table:table-cell>
          <table:table-cell ns41:value-type="float" table:style-name="ce28" office:value="81.898" office:value-type="float">
            <text:p>81.898</text:p>
          </table:table-cell>
          <table:table-cell ns41:value-type="float" table:style-name="ce28" office:value="100.519" office:value-type="float">
            <text:p>100.519</text:p>
          </table:table-cell>
          <table:table-cell ns41:value-type="float" table:style-name="ce28" office:value="666.32" office:value-type="float">
            <text:p>666.32</text:p>
          </table:table-cell>
          <table:table-cell ns41:value-type="string" table:style-name="ce28" office:value-type="string">
            <text:p>439,273/2</text:p>
          </table:table-cell>
          <table:table-cell ns41:value-type="string" table:style-name="ce28" office:value-type="string">
            <text:p>1,040,405/3</text:p>
          </table:table-cell>
          <table:table-cell ns41:value-type="string" table:style-name="ce35" office:value-type="string">
            <text:p>1,479,6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1" office:value-type="float">
            <text:p>11</text:p>
          </table:table-cell>
          <table:table-cell ns41:value-type="float" table:style-name="ce28" office:value="7" office:value-type="float">
            <text:p>7</text:p>
          </table:table-cell>
          <table:table-cell ns41:value-type="string" table:style-name="ce28" office:value-type="string">
            <text:p>33/4</text:p>
          </table:table-cell>
          <table:table-cell ns41:value-type="date" table:style-name="ce32" office:date-value="2000-05-12" office:value-type="date">
            <text:p>12-May</text:p>
          </table:table-cell>
          <table:table-cell ns41:value-type="float" table:style-name="ce35" office:value="45" office:value-type="float">
            <text:p>45</text:p>
          </table:table-cell>
          <table:table-cell table:number-columns-repeated="1010"/>
        </table:table-row>
        <table:table-row table:style-name="ro1">
          <table:table-cell ns41:value-type="string" table:style-name="ce9" office:value-type="string">
            <text:p>DE STEDEN EN HET PLATTE LAND VEREENIGD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23" office:value="348.491" office:value-type="float">
            <text:p>348.491</text:p>
          </table:table-cell>
          <table:table-cell ns41:value-type="float" table:style-name="ce29" office:value="342.312" office:value-type="float">
            <text:p>342.312</text:p>
          </table:table-cell>
          <table:table-cell ns41:value-type="float" table:style-name="ce29" office:value="68.252" office:value-type="float">
            <text:p>68.252</text:p>
          </table:table-cell>
          <table:table-cell ns41:value-type="float" table:style-name="ce29" office:value="67.294" office:value-type="float">
            <text:p>67.294</text:p>
          </table:table-cell>
          <table:table-cell ns41:value-type="float" table:style-name="ce29" office:value="127.906" office:value-type="float">
            <text:p>127.906</text:p>
          </table:table-cell>
          <table:table-cell ns41:value-type="float" table:style-name="ce29" office:value="125.417" office:value-type="float">
            <text:p>125.417</text:p>
          </table:table-cell>
          <table:table-cell ns41:value-type="float" table:style-name="ce29" office:value="954.027" office:value-type="float">
            <text:p>954.027</text:p>
          </table:table-cell>
          <table:table-cell ns41:value-type="string" table:style-name="ce29" office:value-type="string">
            <text:p>1,022,948</text:p>
          </table:table-cell>
          <table:table-cell ns41:value-type="string" table:style-name="ce29" office:value-type="string">
            <text:p>1,498,811/6</text:p>
          </table:table-cell>
          <table:table-cell ns41:value-type="string" table:style-name="ce29" office:value-type="string">
            <text:p>1,558,068/7</text:p>
          </table:table-cell>
          <table:table-cell ns41:value-type="string" table:style-name="ce36" office:value-type="string">
            <text:p>3,056,879</text:p>
          </table:table-cell>
          <table:table-cell table:number-columns-repeated="1010"/>
        </table:table-row>
        <table:table-row table:style-name="ro4" table:number-rows-repeated="10476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11" table:default-cell-style-name="Default" table:number-columns-repeated="2"/>
        <table:table-column table:style-name="co12" table:default-cell-style-name="ce10"/>
        <table:table-column table:style-name="co11" table:default-cell-style-name="Default" table:number-columns-repeated="1021"/>
        <table:table-row table:style-name="ro4">
          <table:table-cell table:number-columns-repeated="1024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40" office:value-type="string">
            <text:p>Rolnummer</text:p>
          </table:table-cell>
          <table:table-cell table:style-name="TL Metadata" table:number-columns-repeated="2"/>
          <table:table-cell ns41:value-type="string" table:style-name="ce40" table:number-columns-repeated="3" office:value-type="string">
            <text:p>Noten in de bron</text:p>
          </table:table-cell>
          <table:table-cell table:number-columns-repeated="1016"/>
        </table:table-row>
        <table:table-row table:style-name="ro4">
          <table:table-cell table:style-name="ce37" table:number-columns-repeated="3"/>
          <table:table-cell table:style-name="TL Metadata" table:number-columns-repeated="2"/>
          <table:table-cell table:style-name="ce41" table:number-columns-repeated="180"/>
          <table:table-cell table:number-columns-repeated="83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38" office:value="17205" office:value-type="float">
            <text:p>172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01" office:value-type="float">
            <text:p>380382001001001</text:p>
          </table:table-cell>
          <table:table-cell table:style-name="TL Metadata" table:number-columns-repeated="7"/>
          <table:table-cell ns41:value-type="string" table:style-name="ce42" office:value-type="string">
            <text:p>3803820010010011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06" office:value-type="float">
            <text:p>172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02" office:value-type="float">
            <text:p>3803820010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07" office:value-type="float">
            <text:p>172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03" office:value-type="float">
            <text:p>3803820010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08" office:value-type="float">
            <text:p>172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04" office:value-type="float">
            <text:p>3803820010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09" office:value-type="float">
            <text:p>172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05" office:value-type="float">
            <text:p>3803820010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0" office:value-type="float">
            <text:p>172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06" office:value-type="float">
            <text:p>3803820010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1" office:value-type="float">
            <text:p>172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07" office:value-type="float">
            <text:p>380382001001007</text:p>
          </table:table-cell>
          <table:table-cell table:style-name="TL Metadata" table:number-columns-repeated="7"/>
          <table:table-cell ns41:value-type="string" table:style-name="ce42" office:value-type="string">
            <text:p>3803820010010072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2" office:value-type="float">
            <text:p>172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08" office:value-type="float">
            <text:p>3803820010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3" office:value-type="float">
            <text:p>172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09" office:value-type="float">
            <text:p>3803820010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4" office:value-type="float">
            <text:p>172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0" office:value-type="float">
            <text:p>3803820010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5" office:value-type="float">
            <text:p>172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1" office:value-type="float">
            <text:p>3803820010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6" office:value-type="float">
            <text:p>172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2" office:value-type="float">
            <text:p>3803820010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7" office:value-type="float">
            <text:p>172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3" office:value-type="float">
            <text:p>3803820010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8" office:value-type="float">
            <text:p>172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4" office:value-type="float">
            <text:p>3803820010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9" office:value-type="float">
            <text:p>172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5" office:value-type="float">
            <text:p>3803820010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0" office:value-type="float">
            <text:p>172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6" office:value-type="float">
            <text:p>3803820010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1" office:value-type="float">
            <text:p>172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7" office:value-type="float">
            <text:p>3803820010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2" office:value-type="float">
            <text:p>172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8" office:value-type="float">
            <text:p>3803820010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3" office:value-type="float">
            <text:p>172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19" office:value-type="float">
            <text:p>3803820010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4" office:value-type="float">
            <text:p>172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0" office:value-type="float">
            <text:p>3803820010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5" office:value-type="float">
            <text:p>172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1" office:value-type="float">
            <text:p>3803820010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6" office:value-type="float">
            <text:p>172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2" office:value-type="float">
            <text:p>3803820010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7" office:value-type="float">
            <text:p>172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3" office:value-type="float">
            <text:p>3803820010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8" office:value-type="float">
            <text:p>172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4" office:value-type="float">
            <text:p>3803820010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9" office:value-type="float">
            <text:p>172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5" office:value-type="float">
            <text:p>3803820010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0" office:value-type="float">
            <text:p>172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6" office:value-type="float">
            <text:p>3803820010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1" office:value-type="float">
            <text:p>172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7" office:value-type="float">
            <text:p>3803820010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2" office:value-type="float">
            <text:p>172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8" office:value-type="float">
            <text:p>3803820010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3" office:value-type="float">
            <text:p>172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29" office:value-type="float">
            <text:p>3803820010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4" office:value-type="float">
            <text:p>172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0" office:value-type="float">
            <text:p>3803820010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5" office:value-type="float">
            <text:p>172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1" office:value-type="float">
            <text:p>3803820010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6" office:value-type="float">
            <text:p>172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2" office:value-type="float">
            <text:p>3803820010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7" office:value-type="float">
            <text:p>172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3" office:value-type="float">
            <text:p>3803820010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8" office:value-type="float">
            <text:p>172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4" office:value-type="float">
            <text:p>3803820010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9" office:value-type="float">
            <text:p>172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5" office:value-type="float">
            <text:p>3803820010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0" office:value-type="float">
            <text:p>172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6" office:value-type="float">
            <text:p>3803820010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1" office:value-type="float">
            <text:p>172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7" office:value-type="float">
            <text:p>3803820010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2" office:value-type="float">
            <text:p>172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8" office:value-type="float">
            <text:p>3803820010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3" office:value-type="float">
            <text:p>172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39" office:value-type="float">
            <text:p>3803820010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4" office:value-type="float">
            <text:p>172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0" office:value-type="float">
            <text:p>3803820010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5" office:value-type="float">
            <text:p>172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1" office:value-type="float">
            <text:p>3803820010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6" office:value-type="float">
            <text:p>172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2" office:value-type="float">
            <text:p>3803820010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7" office:value-type="float">
            <text:p>172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3" office:value-type="float">
            <text:p>3803820010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8" office:value-type="float">
            <text:p>172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4" office:value-type="float">
            <text:p>3803820010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9" office:value-type="float">
            <text:p>172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5" office:value-type="float">
            <text:p>3803820010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0" office:value-type="float">
            <text:p>172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6" office:value-type="float">
            <text:p>3803820010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1" office:value-type="float">
            <text:p>172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7" office:value-type="float">
            <text:p>3803820010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2" office:value-type="float">
            <text:p>172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8" office:value-type="float">
            <text:p>380382001001048</text:p>
          </table:table-cell>
          <table:table-cell table:style-name="TL Metadata" table:number-columns-repeated="7"/>
          <table:table-cell ns41:value-type="string" table:style-name="ce42" office:value-type="string">
            <text:p>3803820010010483 <text:s/>Hieronder vijf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3" office:value-type="float">
            <text:p>172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49" office:value-type="float">
            <text:p>3803820010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4" office:value-type="float">
            <text:p>172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50" office:value-type="float">
            <text:p>3803820010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5" office:value-type="float">
            <text:p>172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51" office:value-type="float">
            <text:p>3803820010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6" office:value-type="float">
            <text:p>172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52" office:value-type="float">
            <text:p>3803820010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7" office:value-type="float">
            <text:p>172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001053" office:value-type="float">
            <text:p>38038200100105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8" office:value-type="float">
            <text:p>172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01" office:value-type="float">
            <text:p>3803820011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9" office:value-type="float">
            <text:p>172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02" office:value-type="float">
            <text:p>3803820011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0" office:value-type="float">
            <text:p>172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03" office:value-type="float">
            <text:p>3803820011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1" office:value-type="float">
            <text:p>172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04" office:value-type="float">
            <text:p>3803820011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2" office:value-type="float">
            <text:p>172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05" office:value-type="float">
            <text:p>3803820011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3" office:value-type="float">
            <text:p>172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06" office:value-type="float">
            <text:p>380382001101006</text:p>
          </table:table-cell>
          <table:table-cell table:style-name="TL Metadata" table:number-columns-repeated="7"/>
          <table:table-cell ns41:value-type="string" table:style-name="ce42" office:value-type="string">
            <text:p>3803820011010061 <text:s/>Hieronder drie van onbekenden ouderdom.</text:p>
          </table:table-cell>
          <table:table-cell ns41:value-type="string" table:style-name="ce42" office:value-type="string">
            <text:p>x</text:p>
          </table:table-cell>
          <table:table-cell table:style-name="TL Metadata" table:number-columns-repeated="2"/>
          <table:table-cell ns41:value-type="string" table:style-name="ce42" office:value-type="string">
            <text:p>Kolom P: er staat 28-jan; Dit moet zijn 28/1</text:p>
          </table:table-cell>
          <table:table-cell table:number-columns-repeated="1009"/>
        </table:table-row>
        <table:table-row table:style-name="ro4">
          <table:table-cell ns41:value-type="float" table:style-name="ce38" office:value="17264" office:value-type="float">
            <text:p>172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07" office:value-type="float">
            <text:p>3803820011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5" office:value-type="float">
            <text:p>172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08" office:value-type="float">
            <text:p>3803820011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6" office:value-type="float">
            <text:p>172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09" office:value-type="float">
            <text:p>3803820011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7" office:value-type="float">
            <text:p>172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0" office:value-type="float">
            <text:p>3803820011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8" office:value-type="float">
            <text:p>172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1" office:value-type="float">
            <text:p>3803820011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9" office:value-type="float">
            <text:p>172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2" office:value-type="float">
            <text:p>3803820011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0" office:value-type="float">
            <text:p>172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3" office:value-type="float">
            <text:p>3803820011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1" office:value-type="float">
            <text:p>172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4" office:value-type="float">
            <text:p>3803820011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2" office:value-type="float">
            <text:p>172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5" office:value-type="float">
            <text:p>3803820011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3" office:value-type="float">
            <text:p>172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6" office:value-type="float">
            <text:p>3803820011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4" office:value-type="float">
            <text:p>172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7" office:value-type="float">
            <text:p>3803820011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5" office:value-type="float">
            <text:p>172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8" office:value-type="float">
            <text:p>3803820011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6" office:value-type="float">
            <text:p>172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19" office:value-type="float">
            <text:p>3803820011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7" office:value-type="float">
            <text:p>172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0" office:value-type="float">
            <text:p>3803820011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8" office:value-type="float">
            <text:p>172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1" office:value-type="float">
            <text:p>3803820011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9" office:value-type="float">
            <text:p>172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2" office:value-type="float">
            <text:p>3803820011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0" office:value-type="float">
            <text:p>172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3" office:value-type="float">
            <text:p>3803820011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1" office:value-type="float">
            <text:p>172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4" office:value-type="float">
            <text:p>3803820011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2" office:value-type="float">
            <text:p>172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5" office:value-type="float">
            <text:p>3803820011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3" office:value-type="float">
            <text:p>172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6" office:value-type="float">
            <text:p>3803820011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4" office:value-type="float">
            <text:p>172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7" office:value-type="float">
            <text:p>3803820011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5" office:value-type="float">
            <text:p>172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8" office:value-type="float">
            <text:p>3803820011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6" office:value-type="float">
            <text:p>172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29" office:value-type="float">
            <text:p>3803820011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7" office:value-type="float">
            <text:p>172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0" office:value-type="float">
            <text:p>3803820011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8" office:value-type="float">
            <text:p>172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1" office:value-type="float">
            <text:p>3803820011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9" office:value-type="float">
            <text:p>172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2" office:value-type="float">
            <text:p>3803820011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0" office:value-type="float">
            <text:p>172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3" office:value-type="float">
            <text:p>3803820011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1" office:value-type="float">
            <text:p>172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4" office:value-type="float">
            <text:p>3803820011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2" office:value-type="float">
            <text:p>172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5" office:value-type="float">
            <text:p>3803820011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3" office:value-type="float">
            <text:p>172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6" office:value-type="float">
            <text:p>3803820011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4" office:value-type="float">
            <text:p>172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7" office:value-type="float">
            <text:p>3803820011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5" office:value-type="float">
            <text:p>172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8" office:value-type="float">
            <text:p>3803820011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6" office:value-type="float">
            <text:p>172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39" office:value-type="float">
            <text:p>3803820011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7" office:value-type="float">
            <text:p>172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0" office:value-type="float">
            <text:p>3803820011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8" office:value-type="float">
            <text:p>172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1" office:value-type="float">
            <text:p>3803820011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9" office:value-type="float">
            <text:p>172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2" office:value-type="float">
            <text:p>3803820011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0" office:value-type="float">
            <text:p>173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3" office:value-type="float">
            <text:p>3803820011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1" office:value-type="float">
            <text:p>173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4" office:value-type="float">
            <text:p>3803820011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2" office:value-type="float">
            <text:p>173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5" office:value-type="float">
            <text:p>3803820011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3" office:value-type="float">
            <text:p>173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6" office:value-type="float">
            <text:p>3803820011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4" office:value-type="float">
            <text:p>173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7" office:value-type="float">
            <text:p>3803820011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5" office:value-type="float">
            <text:p>173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8" office:value-type="float">
            <text:p>3803820011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6" office:value-type="float">
            <text:p>173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49" office:value-type="float">
            <text:p>3803820011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7" office:value-type="float">
            <text:p>173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50" office:value-type="float">
            <text:p>3803820011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8" office:value-type="float">
            <text:p>173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51" office:value-type="float">
            <text:p>3803820011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9" office:value-type="float">
            <text:p>173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2001101052" office:value-type="float">
            <text:p>3803820011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0" office:value-type="float">
            <text:p>173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01" office:value-type="float">
            <text:p>3803840012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1" office:value-type="float">
            <text:p>173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02" office:value-type="float">
            <text:p>3803840012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2" office:value-type="float">
            <text:p>173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03" office:value-type="float">
            <text:p>3803840012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3" office:value-type="float">
            <text:p>173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04" office:value-type="float">
            <text:p>3803840012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4" office:value-type="float">
            <text:p>173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05" office:value-type="float">
            <text:p>3803840012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5" office:value-type="float">
            <text:p>173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06" office:value-type="float">
            <text:p>3803840012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6" office:value-type="float">
            <text:p>173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07" office:value-type="float">
            <text:p>3803840012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7" office:value-type="float">
            <text:p>173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08" office:value-type="float">
            <text:p>3803840012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8" office:value-type="float">
            <text:p>173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09" office:value-type="float">
            <text:p>3803840012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9" office:value-type="float">
            <text:p>173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0" office:value-type="float">
            <text:p>3803840012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0" office:value-type="float">
            <text:p>173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1" office:value-type="float">
            <text:p>3803840012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1" office:value-type="float">
            <text:p>173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2" office:value-type="float">
            <text:p>3803840012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2" office:value-type="float">
            <text:p>173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3" office:value-type="float">
            <text:p>3803840012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3" office:value-type="float">
            <text:p>173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4" office:value-type="float">
            <text:p>3803840012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4" office:value-type="float">
            <text:p>173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5" office:value-type="float">
            <text:p>3803840012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5" office:value-type="float">
            <text:p>173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6" office:value-type="float">
            <text:p>380384001201016</text:p>
          </table:table-cell>
          <table:table-cell table:style-name="TL Metadata" table:number-columns-repeated="7"/>
          <table:table-cell ns41:value-type="string" table:style-name="ce42" office:value-type="string">
            <text:p>3803840012010161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6" office:value-type="float">
            <text:p>173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7" office:value-type="float">
            <text:p>3803840012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7" office:value-type="float">
            <text:p>173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8" office:value-type="float">
            <text:p>3803840012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8" office:value-type="float">
            <text:p>173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19" office:value-type="float">
            <text:p>3803840012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9" office:value-type="float">
            <text:p>173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0" office:value-type="float">
            <text:p>3803840012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0" office:value-type="float">
            <text:p>173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1" office:value-type="float">
            <text:p>3803840012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1" office:value-type="float">
            <text:p>173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2" office:value-type="float">
            <text:p>3803840012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2" office:value-type="float">
            <text:p>173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3" office:value-type="float">
            <text:p>3803840012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3" office:value-type="float">
            <text:p>173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4" office:value-type="float">
            <text:p>380384001201024</text:p>
          </table:table-cell>
          <table:table-cell table:style-name="TL Metadata" table:number-columns-repeated="7"/>
          <table:table-cell ns41:value-type="string" table:style-name="ce42" office:value-type="string">
            <text:p>3803840012010242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4" office:value-type="float">
            <text:p>173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5" office:value-type="float">
            <text:p>380384001201025</text:p>
          </table:table-cell>
          <table:table-cell table:style-name="TL Metadata" table:number-columns-repeated="7"/>
          <table:table-cell ns41:value-type="string" table:style-name="ce42" office:value-type="string">
            <text:p>3803840012010253 <text:s/>Hieronder twee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5" office:value-type="float">
            <text:p>173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6" office:value-type="float">
            <text:p>3803840012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6" office:value-type="float">
            <text:p>173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7" office:value-type="float">
            <text:p>3803840012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7" office:value-type="float">
            <text:p>173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8" office:value-type="float">
            <text:p>3803840012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8" office:value-type="float">
            <text:p>173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29" office:value-type="float">
            <text:p>3803840012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9" office:value-type="float">
            <text:p>173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0" office:value-type="float">
            <text:p>3803840012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0" office:value-type="float">
            <text:p>173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1" office:value-type="float">
            <text:p>3803840012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1" office:value-type="float">
            <text:p>173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2" office:value-type="float">
            <text:p>3803840012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2" office:value-type="float">
            <text:p>173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3" office:value-type="float">
            <text:p>3803840012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3" office:value-type="float">
            <text:p>173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4" office:value-type="float">
            <text:p>3803840012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4" office:value-type="float">
            <text:p>173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5" office:value-type="float">
            <text:p>3803840012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5" office:value-type="float">
            <text:p>173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6" office:value-type="float">
            <text:p>3803840012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6" office:value-type="float">
            <text:p>173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7" office:value-type="float">
            <text:p>3803840012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7" office:value-type="float">
            <text:p>173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8" office:value-type="float">
            <text:p>3803840012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8" office:value-type="float">
            <text:p>173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39" office:value-type="float">
            <text:p>3803840012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9" office:value-type="float">
            <text:p>173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0" office:value-type="float">
            <text:p>3803840012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0" office:value-type="float">
            <text:p>173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1" office:value-type="float">
            <text:p>3803840012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1" office:value-type="float">
            <text:p>173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2" office:value-type="float">
            <text:p>3803840012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2" office:value-type="float">
            <text:p>173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3" office:value-type="float">
            <text:p>3803840012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3" office:value-type="float">
            <text:p>173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4" office:value-type="float">
            <text:p>3803840012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4" office:value-type="float">
            <text:p>173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5" office:value-type="float">
            <text:p>3803840012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5" office:value-type="float">
            <text:p>173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6" office:value-type="float">
            <text:p>3803840012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6" office:value-type="float">
            <text:p>173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7" office:value-type="float">
            <text:p>3803840012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7" office:value-type="float">
            <text:p>173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8" office:value-type="float">
            <text:p>3803840012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8" office:value-type="float">
            <text:p>173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49" office:value-type="float">
            <text:p>3803840012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9" office:value-type="float">
            <text:p>173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50" office:value-type="float">
            <text:p>3803840012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0" office:value-type="float">
            <text:p>173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51" office:value-type="float">
            <text:p>3803840012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1" office:value-type="float">
            <text:p>173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52" office:value-type="float">
            <text:p>3803840012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2" office:value-type="float">
            <text:p>173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201053" office:value-type="float">
            <text:p>38038400120105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3" office:value-type="float">
            <text:p>173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01" office:value-type="float">
            <text:p>3803840013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4" office:value-type="float">
            <text:p>173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02" office:value-type="float">
            <text:p>3803840013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5" office:value-type="float">
            <text:p>173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03" office:value-type="float">
            <text:p>3803840013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6" office:value-type="float">
            <text:p>173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04" office:value-type="float">
            <text:p>380384001301004</text:p>
          </table:table-cell>
          <table:table-cell table:style-name="TL Metadata" table:number-columns-repeated="7"/>
          <table:table-cell ns41:value-type="string" table:style-name="ce42" office:value-type="string">
            <text:p>380384001301004* <text:s/>Hieronder begrepen de fabrijkanten van katoen, hennep, vlas, wol en zijde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7" office:value-type="float">
            <text:p>173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05" office:value-type="float">
            <text:p>3803840013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8" office:value-type="float">
            <text:p>173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06" office:value-type="float">
            <text:p>3803840013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9" office:value-type="float">
            <text:p>173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07" office:value-type="float">
            <text:p>3803840013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0" office:value-type="float">
            <text:p>173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08" office:value-type="float">
            <text:p>3803840013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1" office:value-type="float">
            <text:p>173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09" office:value-type="float">
            <text:p>3803840013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2" office:value-type="float">
            <text:p>173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0" office:value-type="float">
            <text:p>3803840013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3" office:value-type="float">
            <text:p>173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1" office:value-type="float">
            <text:p>3803840013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4" office:value-type="float">
            <text:p>173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2" office:value-type="float">
            <text:p>3803840013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5" office:value-type="float">
            <text:p>173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3" office:value-type="float">
            <text:p>3803840013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6" office:value-type="float">
            <text:p>173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4" office:value-type="float">
            <text:p>3803840013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7" office:value-type="float">
            <text:p>173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5" office:value-type="float">
            <text:p>3803840013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8" office:value-type="float">
            <text:p>173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6" office:value-type="float">
            <text:p>3803840013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9" office:value-type="float">
            <text:p>173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7" office:value-type="float">
            <text:p>3803840013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0" office:value-type="float">
            <text:p>173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8" office:value-type="float">
            <text:p>3803840013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1" office:value-type="float">
            <text:p>173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19" office:value-type="float">
            <text:p>3803840013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2" office:value-type="float">
            <text:p>173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0" office:value-type="float">
            <text:p>3803840013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3" office:value-type="float">
            <text:p>173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1" office:value-type="float">
            <text:p>380384001301021</text:p>
          </table:table-cell>
          <table:table-cell table:style-name="TL Metadata" table:number-columns-repeated="7"/>
          <table:table-cell ns41:value-type="string" table:style-name="ce42" office:value-type="string">
            <text:p>3803840013010211 <text:s/>Hieronder drie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4" office:value-type="float">
            <text:p>173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2" office:value-type="float">
            <text:p>3803840013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5" office:value-type="float">
            <text:p>173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3" office:value-type="float">
            <text:p>3803840013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6" office:value-type="float">
            <text:p>173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4" office:value-type="float">
            <text:p>3803840013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7" office:value-type="float">
            <text:p>173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5" office:value-type="float">
            <text:p>3803840013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8" office:value-type="float">
            <text:p>173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6" office:value-type="float">
            <text:p>3803840013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9" office:value-type="float">
            <text:p>173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7" office:value-type="float">
            <text:p>380384001301027</text:p>
          </table:table-cell>
          <table:table-cell table:style-name="TL Metadata" table:number-columns-repeated="7"/>
          <table:table-cell ns41:value-type="string" table:style-name="ce42" office:value-type="string">
            <text:p>380384001301027? <text:s/>De boden zijn hieronder begrepen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0" office:value-type="float">
            <text:p>173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8" office:value-type="float">
            <text:p>3803840013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1" office:value-type="float">
            <text:p>173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29" office:value-type="float">
            <text:p>380384001301029</text:p>
          </table:table-cell>
          <table:table-cell table:style-name="TL Metadata" table:number-columns-repeated="7"/>
          <table:table-cell ns41:value-type="string" table:style-name="ce42" office:value-type="string">
            <text:p>380384001301027? <text:s/>De boden zijn hieronder begrepen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2" office:value-type="float">
            <text:p>173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0" office:value-type="float">
            <text:p>3803840013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3" office:value-type="float">
            <text:p>173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1" office:value-type="float">
            <text:p>3803840013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4" office:value-type="float">
            <text:p>173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2" office:value-type="float">
            <text:p>3803840013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5" office:value-type="float">
            <text:p>173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3" office:value-type="float">
            <text:p>3803840013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6" office:value-type="float">
            <text:p>173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4" office:value-type="float">
            <text:p>3803840013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7" office:value-type="float">
            <text:p>173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5" office:value-type="float">
            <text:p>3803840013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8" office:value-type="float">
            <text:p>173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6" office:value-type="float">
            <text:p>3803840013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9" office:value-type="float">
            <text:p>173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7" office:value-type="float">
            <text:p>3803840013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0" office:value-type="float">
            <text:p>174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8" office:value-type="float">
            <text:p>3803840013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1" office:value-type="float">
            <text:p>174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39" office:value-type="float">
            <text:p>3803840013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2" office:value-type="float">
            <text:p>174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0" office:value-type="float">
            <text:p>3803840013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3" office:value-type="float">
            <text:p>174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1" office:value-type="float">
            <text:p>3803840013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4" office:value-type="float">
            <text:p>174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2" office:value-type="float">
            <text:p>3803840013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5" office:value-type="float">
            <text:p>174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3" office:value-type="float">
            <text:p>3803840013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6" office:value-type="float">
            <text:p>174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4" office:value-type="float">
            <text:p>3803840013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7" office:value-type="float">
            <text:p>174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5" office:value-type="float">
            <text:p>3803840013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8" office:value-type="float">
            <text:p>174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6" office:value-type="float">
            <text:p>3803840013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9" office:value-type="float">
            <text:p>174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7" office:value-type="float">
            <text:p>3803840013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0" office:value-type="float">
            <text:p>174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8" office:value-type="float">
            <text:p>3803840013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1" office:value-type="float">
            <text:p>174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49" office:value-type="float">
            <text:p>3803840013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2" office:value-type="float">
            <text:p>174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4001301050" office:value-type="float">
            <text:p>3803840013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3" office:value-type="float">
            <text:p>174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01" office:value-type="float">
            <text:p>3803850014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4" office:value-type="float">
            <text:p>174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02" office:value-type="float">
            <text:p>3803850014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5" office:value-type="float">
            <text:p>174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03" office:value-type="float">
            <text:p>3803850014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6" office:value-type="float">
            <text:p>174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04" office:value-type="float">
            <text:p>380385001401004</text:p>
          </table:table-cell>
          <table:table-cell table:style-name="TL Metadata" table:number-columns-repeated="7"/>
          <table:table-cell ns41:value-type="string" table:style-name="ce42" office:value-type="string">
            <text:p>3803850014010041 <text:s/>Hieronder vijf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7" office:value-type="float">
            <text:p>174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05" office:value-type="float">
            <text:p>3803850014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8" office:value-type="float">
            <text:p>174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06" office:value-type="float">
            <text:p>3803850014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9" office:value-type="float">
            <text:p>174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07" office:value-type="float">
            <text:p>3803850014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0" office:value-type="float">
            <text:p>174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08" office:value-type="float">
            <text:p>3803850014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1" office:value-type="float">
            <text:p>174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09" office:value-type="float">
            <text:p>3803850014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2" office:value-type="float">
            <text:p>174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0" office:value-type="float">
            <text:p>380385001401010</text:p>
          </table:table-cell>
          <table:table-cell table:style-name="TL Metadata" table:number-columns-repeated="7"/>
          <table:table-cell ns41:value-type="string" table:style-name="ce42" office:value-type="string">
            <text:p>3803850014010102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3" office:value-type="float">
            <text:p>174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1" office:value-type="float">
            <text:p>3803850014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4" office:value-type="float">
            <text:p>174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2" office:value-type="float">
            <text:p>3803850014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5" office:value-type="float">
            <text:p>174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3" office:value-type="float">
            <text:p>3803850014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6" office:value-type="float">
            <text:p>174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4" office:value-type="float">
            <text:p>3803850014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7" office:value-type="float">
            <text:p>174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5" office:value-type="float">
            <text:p>3803850014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8" office:value-type="float">
            <text:p>174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6" office:value-type="float">
            <text:p>380385001401016</text:p>
          </table:table-cell>
          <table:table-cell table:style-name="TL Metadata" table:number-columns-repeated="7"/>
          <table:table-cell ns41:value-type="string" table:style-name="ce42" office:value-type="string">
            <text:p>3803850014010163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9" office:value-type="float">
            <text:p>174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7" office:value-type="float">
            <text:p>380385001401017</text:p>
          </table:table-cell>
          <table:table-cell table:style-name="TL Metadata" table:number-columns-repeated="7"/>
          <table:table-cell ns41:value-type="string" table:style-name="ce42" office:value-type="string">
            <text:p>3803850014010174 <text:s/>Hieronder zes en veertig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0" office:value-type="float">
            <text:p>174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8" office:value-type="float">
            <text:p>380385001401018</text:p>
          </table:table-cell>
          <table:table-cell table:style-name="TL Metadata" table:number-columns-repeated="7"/>
          <table:table-cell ns41:value-type="string" table:style-name="ce42" office:value-type="string">
            <text:p>3803850014010185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1" office:value-type="float">
            <text:p>174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19" office:value-type="float">
            <text:p>3803850014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2" office:value-type="float">
            <text:p>174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0" office:value-type="float">
            <text:p>3803850014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3" office:value-type="float">
            <text:p>174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1" office:value-type="float">
            <text:p>3803850014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4" office:value-type="float">
            <text:p>174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2" office:value-type="float">
            <text:p>3803850014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5" office:value-type="float">
            <text:p>174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3" office:value-type="float">
            <text:p>3803850014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6" office:value-type="float">
            <text:p>174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4" office:value-type="float">
            <text:p>3803850014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7" office:value-type="float">
            <text:p>174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5" office:value-type="float">
            <text:p>3803850014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8" office:value-type="float">
            <text:p>174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6" office:value-type="float">
            <text:p>3803850014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9" office:value-type="float">
            <text:p>174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7" office:value-type="float">
            <text:p>3803850014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0" office:value-type="float">
            <text:p>174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8" office:value-type="float">
            <text:p>3803850014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1" office:value-type="float">
            <text:p>174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29" office:value-type="float">
            <text:p>3803850014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2" office:value-type="float">
            <text:p>174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0" office:value-type="float">
            <text:p>3803850014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3" office:value-type="float">
            <text:p>174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1" office:value-type="float">
            <text:p>3803850014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4" office:value-type="float">
            <text:p>174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2" office:value-type="float">
            <text:p>3803850014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5" office:value-type="float">
            <text:p>174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3" office:value-type="float">
            <text:p>3803850014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6" office:value-type="float">
            <text:p>174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4" office:value-type="float">
            <text:p>3803850014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7" office:value-type="float">
            <text:p>174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5" office:value-type="float">
            <text:p>3803850014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8" office:value-type="float">
            <text:p>174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6" office:value-type="float">
            <text:p>3803850014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9" office:value-type="float">
            <text:p>174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7" office:value-type="float">
            <text:p>3803850014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0" office:value-type="float">
            <text:p>174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8" office:value-type="float">
            <text:p>3803850014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1" office:value-type="float">
            <text:p>174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39" office:value-type="float">
            <text:p>3803850014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2" office:value-type="float">
            <text:p>174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0" office:value-type="float">
            <text:p>3803850014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3" office:value-type="float">
            <text:p>174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1" office:value-type="float">
            <text:p>3803850014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4" office:value-type="float">
            <text:p>174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2" office:value-type="float">
            <text:p>3803850014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5" office:value-type="float">
            <text:p>174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3" office:value-type="float">
            <text:p>3803850014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6" office:value-type="float">
            <text:p>174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4" office:value-type="float">
            <text:p>3803850014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7" office:value-type="float">
            <text:p>174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5" office:value-type="float">
            <text:p>3803850014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8" office:value-type="float">
            <text:p>174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6" office:value-type="float">
            <text:p>3803850014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9" office:value-type="float">
            <text:p>174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7" office:value-type="float">
            <text:p>3803850014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0" office:value-type="float">
            <text:p>174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8" office:value-type="float">
            <text:p>3803850014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1" office:value-type="float">
            <text:p>174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49" office:value-type="float">
            <text:p>3803850014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2" office:value-type="float">
            <text:p>174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50" office:value-type="float">
            <text:p>3803850014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3" office:value-type="float">
            <text:p>174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51" office:value-type="float">
            <text:p>3803850014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4" office:value-type="float">
            <text:p>174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52" office:value-type="float">
            <text:p>3803850014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5" office:value-type="float">
            <text:p>174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401053" office:value-type="float">
            <text:p>38038500140105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6" office:value-type="float">
            <text:p>174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01" office:value-type="float">
            <text:p>3803850015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7" office:value-type="float">
            <text:p>174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02" office:value-type="float">
            <text:p>3803850015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8" office:value-type="float">
            <text:p>174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03" office:value-type="float">
            <text:p>3803850015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9" office:value-type="float">
            <text:p>174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04" office:value-type="float">
            <text:p>3803850015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0" office:value-type="float">
            <text:p>174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05" office:value-type="float">
            <text:p>3803850015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1" office:value-type="float">
            <text:p>174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06" office:value-type="float">
            <text:p>3803850015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2" office:value-type="float">
            <text:p>174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07" office:value-type="float">
            <text:p>3803850015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3" office:value-type="float">
            <text:p>174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08" office:value-type="float">
            <text:p>3803850015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4" office:value-type="float">
            <text:p>174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09" office:value-type="float">
            <text:p>3803850015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5" office:value-type="float">
            <text:p>174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0" office:value-type="float">
            <text:p>3803850015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6" office:value-type="float">
            <text:p>174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1" office:value-type="float">
            <text:p>3803850015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7" office:value-type="float">
            <text:p>174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2" office:value-type="float">
            <text:p>3803850015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8" office:value-type="float">
            <text:p>174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3" office:value-type="float">
            <text:p>3803850015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9" office:value-type="float">
            <text:p>174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4" office:value-type="float">
            <text:p>3803850015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0" office:value-type="float">
            <text:p>174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5" office:value-type="float">
            <text:p>3803850015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1" office:value-type="float">
            <text:p>174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6" office:value-type="float">
            <text:p>3803850015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2" office:value-type="float">
            <text:p>174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7" office:value-type="float">
            <text:p>3803850015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3" office:value-type="float">
            <text:p>174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8" office:value-type="float">
            <text:p>3803850015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4" office:value-type="float">
            <text:p>174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19" office:value-type="float">
            <text:p>3803850015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5" office:value-type="float">
            <text:p>174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0" office:value-type="float">
            <text:p>3803850015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6" office:value-type="float">
            <text:p>174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1" office:value-type="float">
            <text:p>380385001501021</text:p>
          </table:table-cell>
          <table:table-cell table:style-name="TL Metadata" table:number-columns-repeated="7"/>
          <table:table-cell ns41:value-type="string" table:style-name="ce42" office:value-type="string">
            <text:p>3803850015010211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7" office:value-type="float">
            <text:p>174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2" office:value-type="float">
            <text:p>3803850015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8" office:value-type="float">
            <text:p>174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3" office:value-type="float">
            <text:p>3803850015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9" office:value-type="float">
            <text:p>174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4" office:value-type="float">
            <text:p>3803850015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0" office:value-type="float">
            <text:p>174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5" office:value-type="float">
            <text:p>3803850015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1" office:value-type="float">
            <text:p>174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6" office:value-type="float">
            <text:p>3803850015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2" office:value-type="float">
            <text:p>174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7" office:value-type="float">
            <text:p>3803850015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3" office:value-type="float">
            <text:p>174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8" office:value-type="float">
            <text:p>3803850015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4" office:value-type="float">
            <text:p>174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29" office:value-type="float">
            <text:p>3803850015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5" office:value-type="float">
            <text:p>174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0" office:value-type="float">
            <text:p>3803850015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6" office:value-type="float">
            <text:p>174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1" office:value-type="float">
            <text:p>3803850015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7" office:value-type="float">
            <text:p>174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2" office:value-type="float">
            <text:p>3803850015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8" office:value-type="float">
            <text:p>174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3" office:value-type="float">
            <text:p>3803850015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9" office:value-type="float">
            <text:p>174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4" office:value-type="float">
            <text:p>3803850015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0" office:value-type="float">
            <text:p>175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5" office:value-type="float">
            <text:p>3803850015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1" office:value-type="float">
            <text:p>175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6" office:value-type="float">
            <text:p>3803850015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2" office:value-type="float">
            <text:p>175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7" office:value-type="float">
            <text:p>3803850015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3" office:value-type="float">
            <text:p>175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8" office:value-type="float">
            <text:p>3803850015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4" office:value-type="float">
            <text:p>175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39" office:value-type="float">
            <text:p>3803850015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5" office:value-type="float">
            <text:p>175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40" office:value-type="float">
            <text:p>380385001501040</text:p>
          </table:table-cell>
          <table:table-cell table:style-name="TL Metadata" table:number-columns-repeated="7"/>
          <table:table-cell ns41:value-type="string" table:style-name="ce42" office:value-type="string">
            <text:p>3803850015010402 <text:s/>Hieronder twee en twintig van onbekenden ouderdom.</text:p>
          </table:table-cell>
          <table:table-cell ns41:value-type="string" table:style-name="ce42" office:value-type="string">
            <text:p>3803850015010405 <text:s/>Hieronder acht en vijftig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506" office:value-type="float">
            <text:p>175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41" office:value-type="float">
            <text:p>380385001501041</text:p>
          </table:table-cell>
          <table:table-cell table:style-name="TL Metadata" table:number-columns-repeated="7"/>
          <table:table-cell ns41:value-type="string" table:style-name="ce42" office:value-type="string">
            <text:p>3803850015010413 <text:s/>Hieronder een en twintig van onbekenden ouderdom.</text:p>
          </table:table-cell>
          <table:table-cell ns41:value-type="string" table:style-name="ce42" office:value-type="string">
            <text:p>3803850015010416 <text:s/>Hieronder vijf van onbekenden ouderdom.</text:p>
          </table:table-cell>
          <table:table-cell table:style-name="TL Metadata" table:number-columns-repeated="2"/>
          <table:table-cell ns41:value-type="string" table:style-name="ce42" office:value-type="string">
            <text:p>Kolom Q: er staat 12-jun; Dit moet zijn 12/6.</text:p>
          </table:table-cell>
          <table:table-cell table:number-columns-repeated="1009"/>
        </table:table-row>
        <table:table-row table:style-name="ro4">
          <table:table-cell ns41:value-type="float" table:style-name="ce38" office:value="17507" office:value-type="float">
            <text:p>175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5001501042" office:value-type="float">
            <text:p>380385001501042</text:p>
          </table:table-cell>
          <table:table-cell table:style-name="TL Metadata" table:number-columns-repeated="7"/>
          <table:table-cell ns41:value-type="string" table:style-name="ce42" office:value-type="string">
            <text:p>3803850015010424 <text:s/>Hieronder honderd zeven van onbekenden ouderdom.</text:p>
          </table:table-cell>
          <table:table-cell ns41:value-type="string" table:style-name="ce42" office:value-type="string">
            <text:p>3803850015010427 <text:s/>Hieronder een en zeventig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508" office:value-type="float">
            <text:p>175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01" office:value-type="float">
            <text:p>3803860016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9" office:value-type="float">
            <text:p>175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02" office:value-type="float">
            <text:p>3803860016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0" office:value-type="float">
            <text:p>175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03" office:value-type="float">
            <text:p>3803860016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1" office:value-type="float">
            <text:p>175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04" office:value-type="float">
            <text:p>3803860016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2" office:value-type="float">
            <text:p>175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05" office:value-type="float">
            <text:p>3803860016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3" office:value-type="float">
            <text:p>175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06" office:value-type="float">
            <text:p>3803860016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4" office:value-type="float">
            <text:p>175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07" office:value-type="float">
            <text:p>3803860016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5" office:value-type="float">
            <text:p>175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08" office:value-type="float">
            <text:p>3803860016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6" office:value-type="float">
            <text:p>175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09" office:value-type="float">
            <text:p>3803860016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7" office:value-type="float">
            <text:p>175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0" office:value-type="float">
            <text:p>3803860016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8" office:value-type="float">
            <text:p>175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1" office:value-type="float">
            <text:p>3803860016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9" office:value-type="float">
            <text:p>175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2" office:value-type="float">
            <text:p>380386001601012</text:p>
          </table:table-cell>
          <table:table-cell table:style-name="TL Metadata" table:number-columns-repeated="7"/>
          <table:table-cell ns41:value-type="string" table:style-name="ce42" office:value-type="string">
            <text:p>3803860016010121 <text:s/>Hieronder een van onbekenden ouderdom.</text:p>
          </table:table-cell>
          <table:table-cell ns41:value-type="string" table:style-name="ce42" office:value-type="string">
            <text:p>3803860016010123 <text:s/>Hieronder drie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520" office:value-type="float">
            <text:p>175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3" office:value-type="float">
            <text:p>3803860016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1" office:value-type="float">
            <text:p>175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4" office:value-type="float">
            <text:p>3803860016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2" office:value-type="float">
            <text:p>175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5" office:value-type="float">
            <text:p>3803860016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3" office:value-type="float">
            <text:p>175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6" office:value-type="float">
            <text:p>3803860016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4" office:value-type="float">
            <text:p>175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7" office:value-type="float">
            <text:p>3803860016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5" office:value-type="float">
            <text:p>175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8" office:value-type="float">
            <text:p>3803860016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6" office:value-type="float">
            <text:p>175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19" office:value-type="float">
            <text:p>3803860016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7" office:value-type="float">
            <text:p>175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0" office:value-type="float">
            <text:p>3803860016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8" office:value-type="float">
            <text:p>175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1" office:value-type="float">
            <text:p>3803860016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9" office:value-type="float">
            <text:p>175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2" office:value-type="float">
            <text:p>3803860016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0" office:value-type="float">
            <text:p>175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3" office:value-type="float">
            <text:p>3803860016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1" office:value-type="float">
            <text:p>175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4" office:value-type="float">
            <text:p>3803860016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2" office:value-type="float">
            <text:p>175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5" office:value-type="float">
            <text:p>3803860016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3" office:value-type="float">
            <text:p>175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6" office:value-type="float">
            <text:p>3803860016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4" office:value-type="float">
            <text:p>175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7" office:value-type="float">
            <text:p>3803860016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5" office:value-type="float">
            <text:p>175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8" office:value-type="float">
            <text:p>3803860016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6" office:value-type="float">
            <text:p>175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29" office:value-type="float">
            <text:p>3803860016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7" office:value-type="float">
            <text:p>175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0" office:value-type="float">
            <text:p>3803860016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8" office:value-type="float">
            <text:p>175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1" office:value-type="float">
            <text:p>3803860016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9" office:value-type="float">
            <text:p>175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2" office:value-type="float">
            <text:p>3803860016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0" office:value-type="float">
            <text:p>175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3" office:value-type="float">
            <text:p>3803860016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1" office:value-type="float">
            <text:p>175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4" office:value-type="float">
            <text:p>3803860016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2" office:value-type="float">
            <text:p>175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5" office:value-type="float">
            <text:p>3803860016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3" office:value-type="float">
            <text:p>175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6" office:value-type="float">
            <text:p>3803860016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4" office:value-type="float">
            <text:p>175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7" office:value-type="float">
            <text:p>3803860016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5" office:value-type="float">
            <text:p>175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8" office:value-type="float">
            <text:p>3803860016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6" office:value-type="float">
            <text:p>175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39" office:value-type="float">
            <text:p>3803860016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7" office:value-type="float">
            <text:p>175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0" office:value-type="float">
            <text:p>3803860016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8" office:value-type="float">
            <text:p>175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1" office:value-type="float">
            <text:p>3803860016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9" office:value-type="float">
            <text:p>175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2" office:value-type="float">
            <text:p>3803860016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0" office:value-type="float">
            <text:p>175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3" office:value-type="float">
            <text:p>3803860016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1" office:value-type="float">
            <text:p>175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4" office:value-type="float">
            <text:p>3803860016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2" office:value-type="float">
            <text:p>175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5" office:value-type="float">
            <text:p>3803860016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3" office:value-type="float">
            <text:p>175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6" office:value-type="float">
            <text:p>3803860016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4" office:value-type="float">
            <text:p>175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7" office:value-type="float">
            <text:p>3803860016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5" office:value-type="float">
            <text:p>175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8" office:value-type="float">
            <text:p>380386001601048</text:p>
          </table:table-cell>
          <table:table-cell table:style-name="TL Metadata" table:number-columns-repeated="7"/>
          <table:table-cell ns41:value-type="string" table:style-name="ce42" office:value-type="string">
            <text:p>3803860016010482 <text:s/>Hieronder een van onbekenden ouderdom.</text:p>
          </table:table-cell>
          <table:table-cell ns41:value-type="string" table:style-name="ce42" office:value-type="string">
            <text:p>3803860016010484 <text:s/>Hieronder vijf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556" office:value-type="float">
            <text:p>175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49" office:value-type="float">
            <text:p>3803860016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7" office:value-type="float">
            <text:p>175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50" office:value-type="float">
            <text:p>3803860016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8" office:value-type="float">
            <text:p>175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51" office:value-type="float">
            <text:p>3803860016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9" office:value-type="float">
            <text:p>175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52" office:value-type="float">
            <text:p>3803860016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0" office:value-type="float">
            <text:p>175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601053" office:value-type="float">
            <text:p>38038600160105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1" office:value-type="float">
            <text:p>175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01" office:value-type="float">
            <text:p>3803860017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2" office:value-type="float">
            <text:p>175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02" office:value-type="float">
            <text:p>3803860017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3" office:value-type="float">
            <text:p>175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03" office:value-type="float">
            <text:p>3803860017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4" office:value-type="float">
            <text:p>175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04" office:value-type="float">
            <text:p>3803860017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5" office:value-type="float">
            <text:p>175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05" office:value-type="float">
            <text:p>3803860017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6" office:value-type="float">
            <text:p>175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06" office:value-type="float">
            <text:p>3803860017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7" office:value-type="float">
            <text:p>175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07" office:value-type="float">
            <text:p>3803860017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8" office:value-type="float">
            <text:p>175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08" office:value-type="float">
            <text:p>380386001701008</text:p>
          </table:table-cell>
          <table:table-cell table:style-name="TL Metadata" table:number-columns-repeated="7"/>
          <table:table-cell ns41:value-type="string" table:style-name="ce42" office:value-type="string">
            <text:p>3803860017010081 <text:s/>Hieronder twee welke worden opgeleid tot leeraren bij de christelijke afgescheidene gemeente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9" office:value-type="float">
            <text:p>175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09" office:value-type="float">
            <text:p>3803860017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0" office:value-type="float">
            <text:p>175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0" office:value-type="float">
            <text:p>3803860017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1" office:value-type="float">
            <text:p>175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1" office:value-type="float">
            <text:p>3803860017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2" office:value-type="float">
            <text:p>175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2" office:value-type="float">
            <text:p>3803860017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3" office:value-type="float">
            <text:p>175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3" office:value-type="float">
            <text:p>3803860017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4" office:value-type="float">
            <text:p>175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4" office:value-type="float">
            <text:p>3803860017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5" office:value-type="float">
            <text:p>175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5" office:value-type="float">
            <text:p>3803860017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6" office:value-type="float">
            <text:p>175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6" office:value-type="float">
            <text:p>3803860017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7" office:value-type="float">
            <text:p>175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7" office:value-type="float">
            <text:p>3803860017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8" office:value-type="float">
            <text:p>175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8" office:value-type="float">
            <text:p>3803860017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9" office:value-type="float">
            <text:p>175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19" office:value-type="float">
            <text:p>3803860017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0" office:value-type="float">
            <text:p>175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0" office:value-type="float">
            <text:p>3803860017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1" office:value-type="float">
            <text:p>175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1" office:value-type="float">
            <text:p>3803860017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2" office:value-type="float">
            <text:p>175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2" office:value-type="float">
            <text:p>3803860017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3" office:value-type="float">
            <text:p>175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3" office:value-type="float">
            <text:p>3803860017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4" office:value-type="float">
            <text:p>175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4" office:value-type="float">
            <text:p>3803860017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5" office:value-type="float">
            <text:p>175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5" office:value-type="float">
            <text:p>3803860017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6" office:value-type="float">
            <text:p>175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6" office:value-type="float">
            <text:p>3803860017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7" office:value-type="float">
            <text:p>175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7" office:value-type="float">
            <text:p>3803860017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8" office:value-type="float">
            <text:p>175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8" office:value-type="float">
            <text:p>3803860017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9" office:value-type="float">
            <text:p>175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29" office:value-type="float">
            <text:p>3803860017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0" office:value-type="float">
            <text:p>175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0" office:value-type="float">
            <text:p>3803860017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1" office:value-type="float">
            <text:p>175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1" office:value-type="float">
            <text:p>3803860017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2" office:value-type="float">
            <text:p>175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2" office:value-type="float">
            <text:p>3803860017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3" office:value-type="float">
            <text:p>175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3" office:value-type="float">
            <text:p>3803860017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4" office:value-type="float">
            <text:p>175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4" office:value-type="float">
            <text:p>3803860017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5" office:value-type="float">
            <text:p>175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5" office:value-type="float">
            <text:p>3803860017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6" office:value-type="float">
            <text:p>175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6" office:value-type="float">
            <text:p>3803860017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7" office:value-type="float">
            <text:p>175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7" office:value-type="float">
            <text:p>3803860017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8" office:value-type="float">
            <text:p>175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8" office:value-type="float">
            <text:p>3803860017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9" office:value-type="float">
            <text:p>175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39" office:value-type="float">
            <text:p>3803860017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0" office:value-type="float">
            <text:p>176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0" office:value-type="float">
            <text:p>3803860017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1" office:value-type="float">
            <text:p>176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1" office:value-type="float">
            <text:p>3803860017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2" office:value-type="float">
            <text:p>176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2" office:value-type="float">
            <text:p>3803860017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3" office:value-type="float">
            <text:p>176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3" office:value-type="float">
            <text:p>380386001701043</text:p>
          </table:table-cell>
          <table:table-cell table:style-name="TL Metadata" table:number-columns-repeated="7"/>
          <table:table-cell ns41:value-type="string" table:style-name="ce42" office:value-type="string">
            <text:p>(2) Hieronder éen van onbekenden ouderdom.</text:p>
          </table:table-cell>
          <table:table-cell ns41:value-type="string" table:style-name="ce42" office:value-type="string">
            <text:p>x</text:p>
          </table:table-cell>
          <table:table-cell table:style-name="TL Metadata" table:number-columns-repeated="2"/>
          <table:table-cell ns41:value-type="string" table:style-name="ce42" office:value-type="string">
            <text:p>In de noten is noot 2 van kolom P niet opgenomen. Hier is de correctie aangebracht.</text:p>
          </table:table-cell>
          <table:table-cell table:number-columns-repeated="1009"/>
        </table:table-row>
        <table:table-row table:style-name="ro4">
          <table:table-cell ns41:value-type="float" table:style-name="ce38" office:value="17604" office:value-type="float">
            <text:p>176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4" office:value-type="float">
            <text:p>3803860017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5" office:value-type="float">
            <text:p>176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5" office:value-type="float">
            <text:p>3803860017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6" office:value-type="float">
            <text:p>176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6" office:value-type="float">
            <text:p>3803860017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7" office:value-type="float">
            <text:p>176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7" office:value-type="float">
            <text:p>3803860017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8" office:value-type="float">
            <text:p>176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8" office:value-type="float">
            <text:p>3803860017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9" office:value-type="float">
            <text:p>176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49" office:value-type="float">
            <text:p>3803860017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0" office:value-type="float">
            <text:p>176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50" office:value-type="float">
            <text:p>3803860017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1" office:value-type="float">
            <text:p>176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51" office:value-type="float">
            <text:p>3803860017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2" office:value-type="float">
            <text:p>176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6001701052" office:value-type="float">
            <text:p>3803860017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3" office:value-type="float">
            <text:p>176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01" office:value-type="float">
            <text:p>3803870018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4" office:value-type="float">
            <text:p>176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02" office:value-type="float">
            <text:p>3803870018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5" office:value-type="float">
            <text:p>176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03" office:value-type="float">
            <text:p>3803870018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6" office:value-type="float">
            <text:p>176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04" office:value-type="float">
            <text:p>3803870018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7" office:value-type="float">
            <text:p>176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05" office:value-type="float">
            <text:p>3803870018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8" office:value-type="float">
            <text:p>176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06" office:value-type="float">
            <text:p>3803870018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9" office:value-type="float">
            <text:p>176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07" office:value-type="float">
            <text:p>380387001801007</text:p>
          </table:table-cell>
          <table:table-cell table:style-name="TL Metadata" table:number-columns-repeated="7"/>
          <table:table-cell ns41:value-type="string" table:style-name="ce42" office:value-type="string">
            <text:p>3803870018010071 <text:s/>Hieronder een van onbekenden ouderdom.</text:p>
          </table:table-cell>
          <table:table-cell ns41:value-type="string" table:style-name="ce42" office:value-type="string">
            <text:p>3803870018010072 <text:s/>Hieronder eene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620" office:value-type="float">
            <text:p>176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08" office:value-type="float">
            <text:p>380387001801008</text:p>
          </table:table-cell>
          <table:table-cell table:style-name="TL Metadata" table:number-columns-repeated="7"/>
          <table:table-cell ns41:value-type="string" table:style-name="ce42" office:value-type="string">
            <text:p>3803870018010083 <text:s/>Hieronder twee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1" office:value-type="float">
            <text:p>176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09" office:value-type="float">
            <text:p>3803870018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2" office:value-type="float">
            <text:p>176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0" office:value-type="float">
            <text:p>380387001801010</text:p>
          </table:table-cell>
          <table:table-cell table:style-name="TL Metadata" table:number-columns-repeated="7"/>
          <table:table-cell ns41:value-type="string" table:style-name="ce42" office:value-type="string">
            <text:p>3803870018010104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3" office:value-type="float">
            <text:p>176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1" office:value-type="float">
            <text:p>3803870018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4" office:value-type="float">
            <text:p>176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2" office:value-type="float">
            <text:p>3803870018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5" office:value-type="float">
            <text:p>176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3" office:value-type="float">
            <text:p>3803870018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6" office:value-type="float">
            <text:p>176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4" office:value-type="float">
            <text:p>3803870018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7" office:value-type="float">
            <text:p>176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5" office:value-type="float">
            <text:p>3803870018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8" office:value-type="float">
            <text:p>176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6" office:value-type="float">
            <text:p>3803870018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9" office:value-type="float">
            <text:p>176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7" office:value-type="float">
            <text:p>3803870018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0" office:value-type="float">
            <text:p>176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8" office:value-type="float">
            <text:p>3803870018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1" office:value-type="float">
            <text:p>176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19" office:value-type="float">
            <text:p>3803870018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2" office:value-type="float">
            <text:p>176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0" office:value-type="float">
            <text:p>3803870018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3" office:value-type="float">
            <text:p>176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1" office:value-type="float">
            <text:p>3803870018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4" office:value-type="float">
            <text:p>176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2" office:value-type="float">
            <text:p>3803870018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5" office:value-type="float">
            <text:p>176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3" office:value-type="float">
            <text:p>3803870018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6" office:value-type="float">
            <text:p>176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4" office:value-type="float">
            <text:p>3803870018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7" office:value-type="float">
            <text:p>176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5" office:value-type="float">
            <text:p>3803870018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8" office:value-type="float">
            <text:p>176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6" office:value-type="float">
            <text:p>3803870018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9" office:value-type="float">
            <text:p>176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7" office:value-type="float">
            <text:p>3803870018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0" office:value-type="float">
            <text:p>176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8" office:value-type="float">
            <text:p>3803870018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1" office:value-type="float">
            <text:p>176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29" office:value-type="float">
            <text:p>3803870018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2" office:value-type="float">
            <text:p>176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0" office:value-type="float">
            <text:p>3803870018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3" office:value-type="float">
            <text:p>176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1" office:value-type="float">
            <text:p>3803870018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4" office:value-type="float">
            <text:p>176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2" office:value-type="float">
            <text:p>3803870018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5" office:value-type="float">
            <text:p>176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3" office:value-type="float">
            <text:p>3803870018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6" office:value-type="float">
            <text:p>176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4" office:value-type="float">
            <text:p>3803870018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7" office:value-type="float">
            <text:p>176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5" office:value-type="float">
            <text:p>3803870018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8" office:value-type="float">
            <text:p>176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6" office:value-type="float">
            <text:p>3803870018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9" office:value-type="float">
            <text:p>176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7" office:value-type="float">
            <text:p>3803870018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0" office:value-type="float">
            <text:p>176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8" office:value-type="float">
            <text:p>380387001801038</text:p>
          </table:table-cell>
          <table:table-cell table:style-name="TL Metadata" table:number-columns-repeated="7"/>
          <table:table-cell ns41:value-type="string" table:style-name="ce42" office:value-type="string">
            <text:p>3803870018010385 <text:s/>Hieronder vier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1" office:value-type="float">
            <text:p>176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39" office:value-type="float">
            <text:p>3803870018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2" office:value-type="float">
            <text:p>176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0" office:value-type="float">
            <text:p>3803870018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3" office:value-type="float">
            <text:p>176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1" office:value-type="float">
            <text:p>3803870018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4" office:value-type="float">
            <text:p>176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2" office:value-type="float">
            <text:p>3803870018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5" office:value-type="float">
            <text:p>176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3" office:value-type="float">
            <text:p>3803870018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6" office:value-type="float">
            <text:p>176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4" office:value-type="float">
            <text:p>3803870018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7" office:value-type="float">
            <text:p>176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5" office:value-type="float">
            <text:p>3803870018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8" office:value-type="float">
            <text:p>176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6" office:value-type="float">
            <text:p>3803870018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9" office:value-type="float">
            <text:p>176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7" office:value-type="float">
            <text:p>3803870018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0" office:value-type="float">
            <text:p>176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8" office:value-type="float">
            <text:p>3803870018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1" office:value-type="float">
            <text:p>176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49" office:value-type="float">
            <text:p>3803870018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2" office:value-type="float">
            <text:p>176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50" office:value-type="float">
            <text:p>3803870018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3" office:value-type="float">
            <text:p>176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51" office:value-type="float">
            <text:p>3803870018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4" office:value-type="float">
            <text:p>176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52" office:value-type="float">
            <text:p>3803870018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5" office:value-type="float">
            <text:p>176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801053" office:value-type="float">
            <text:p>38038700180105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6" office:value-type="float">
            <text:p>176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01" office:value-type="float">
            <text:p>3803870019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7" office:value-type="float">
            <text:p>176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02" office:value-type="float">
            <text:p>3803870019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8" office:value-type="float">
            <text:p>176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03" office:value-type="float">
            <text:p>3803870019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9" office:value-type="float">
            <text:p>176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04" office:value-type="float">
            <text:p>380387001901004</text:p>
          </table:table-cell>
          <table:table-cell table:style-name="TL Metadata" table:number-columns-repeated="7"/>
          <table:table-cell ns41:value-type="string" table:style-name="ce42" office:value-type="string">
            <text:p>380387001901004* <text:s/>Hieronder begrepen de fabrijkanten van katoen, hennep, vlas, wol en zijde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0" office:value-type="float">
            <text:p>176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05" office:value-type="float">
            <text:p>3803870019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1" office:value-type="float">
            <text:p>176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06" office:value-type="float">
            <text:p>3803870019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2" office:value-type="float">
            <text:p>176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07" office:value-type="float">
            <text:p>3803870019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3" office:value-type="float">
            <text:p>176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08" office:value-type="float">
            <text:p>3803870019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4" office:value-type="float">
            <text:p>176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09" office:value-type="float">
            <text:p>3803870019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5" office:value-type="float">
            <text:p>176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0" office:value-type="float">
            <text:p>3803870019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6" office:value-type="float">
            <text:p>176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1" office:value-type="float">
            <text:p>3803870019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7" office:value-type="float">
            <text:p>176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2" office:value-type="float">
            <text:p>3803870019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8" office:value-type="float">
            <text:p>176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3" office:value-type="float">
            <text:p>3803870019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9" office:value-type="float">
            <text:p>176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4" office:value-type="float">
            <text:p>3803870019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0" office:value-type="float">
            <text:p>176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5" office:value-type="float">
            <text:p>3803870019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1" office:value-type="float">
            <text:p>176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6" office:value-type="float">
            <text:p>3803870019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2" office:value-type="float">
            <text:p>176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7" office:value-type="float">
            <text:p>3803870019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3" office:value-type="float">
            <text:p>176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8" office:value-type="float">
            <text:p>3803870019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4" office:value-type="float">
            <text:p>176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19" office:value-type="float">
            <text:p>3803870019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5" office:value-type="float">
            <text:p>176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0" office:value-type="float">
            <text:p>3803870019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6" office:value-type="float">
            <text:p>176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1" office:value-type="float">
            <text:p>3803870019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7" office:value-type="float">
            <text:p>176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2" office:value-type="float">
            <text:p>3803870019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8" office:value-type="float">
            <text:p>176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3" office:value-type="float">
            <text:p>3803870019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9" office:value-type="float">
            <text:p>176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4" office:value-type="float">
            <text:p>3803870019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0" office:value-type="float">
            <text:p>176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5" office:value-type="float">
            <text:p>3803870019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1" office:value-type="float">
            <text:p>176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6" office:value-type="float">
            <text:p>3803870019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2" office:value-type="float">
            <text:p>176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7" office:value-type="float">
            <text:p>380387001901027</text:p>
          </table:table-cell>
          <table:table-cell table:style-name="TL Metadata" table:number-columns-repeated="7"/>
          <table:table-cell ns41:value-type="string" table:style-name="ce42" office:value-type="string">
            <text:p>? De boden zijn hieronder begrepen.</text:p>
          </table:table-cell>
          <table:table-cell ns41:value-type="string" table:style-name="ce42" office:value-type="string">
            <text:p>x</text:p>
          </table:table-cell>
          <table:table-cell table:style-name="TL Metadata" table:number-columns-repeated="3"/>
          <table:table-cell ns41:value-type="string" table:style-name="ce10" office:value-type="string">
            <text:p>In de gedrukte bron is de inhoud van de noot niet vermeld. De inhoud ligt voor de hand, daarom is dit gegeven hier gecorrigeerd.</text:p>
          </table:table-cell>
          <table:table-cell table:number-columns-repeated="1008"/>
        </table:table-row>
        <table:table-row table:style-name="ro4">
          <table:table-cell ns41:value-type="float" table:style-name="ce38" office:value="17693" office:value-type="float">
            <text:p>176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8" office:value-type="float">
            <text:p>3803870019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4" office:value-type="float">
            <text:p>176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29" office:value-type="float">
            <text:p>380387001901029</text:p>
          </table:table-cell>
          <table:table-cell table:style-name="TL Metadata" table:number-columns-repeated="7"/>
          <table:table-cell ns41:value-type="string" table:style-name="ce42" office:value-type="string">
            <text:p>? De boden zijn hieronder begrepen.</text:p>
          </table:table-cell>
          <table:table-cell ns41:value-type="string" table:style-name="ce42" office:value-type="string">
            <text:p>x</text:p>
          </table:table-cell>
          <table:table-cell table:style-name="TL Metadata" table:number-columns-repeated="3"/>
          <table:table-cell ns41:value-type="string" table:style-name="ce10" office:value-type="string">
            <text:p>In de gedrukte bron is de inhoud van de noot niet vermeld. De inhoud ligt voor de hand, daarom is dit gegeven hier gecorrigeerd.</text:p>
          </table:table-cell>
          <table:table-cell table:number-columns-repeated="1008"/>
        </table:table-row>
        <table:table-row table:style-name="ro4">
          <table:table-cell ns41:value-type="float" table:style-name="ce38" office:value="17695" office:value-type="float">
            <text:p>176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0" office:value-type="float">
            <text:p>3803870019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6" office:value-type="float">
            <text:p>176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1" office:value-type="float">
            <text:p>3803870019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7" office:value-type="float">
            <text:p>176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2" office:value-type="float">
            <text:p>3803870019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8" office:value-type="float">
            <text:p>176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3" office:value-type="float">
            <text:p>3803870019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9" office:value-type="float">
            <text:p>176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4" office:value-type="float">
            <text:p>3803870019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0" office:value-type="float">
            <text:p>177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5" office:value-type="float">
            <text:p>3803870019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1" office:value-type="float">
            <text:p>177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6" office:value-type="float">
            <text:p>3803870019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2" office:value-type="float">
            <text:p>177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7" office:value-type="float">
            <text:p>3803870019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3" office:value-type="float">
            <text:p>177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8" office:value-type="float">
            <text:p>3803870019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4" office:value-type="float">
            <text:p>177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39" office:value-type="float">
            <text:p>3803870019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5" office:value-type="float">
            <text:p>177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0" office:value-type="float">
            <text:p>3803870019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6" office:value-type="float">
            <text:p>177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1" office:value-type="float">
            <text:p>3803870019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7" office:value-type="float">
            <text:p>177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2" office:value-type="float">
            <text:p>3803870019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8" office:value-type="float">
            <text:p>177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3" office:value-type="float">
            <text:p>3803870019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9" office:value-type="float">
            <text:p>177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4" office:value-type="float">
            <text:p>3803870019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0" office:value-type="float">
            <text:p>177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5" office:value-type="float">
            <text:p>3803870019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1" office:value-type="float">
            <text:p>177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6" office:value-type="float">
            <text:p>3803870019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2" office:value-type="float">
            <text:p>177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7" office:value-type="float">
            <text:p>3803870019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3" office:value-type="float">
            <text:p>177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8" office:value-type="float">
            <text:p>3803870019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4" office:value-type="float">
            <text:p>177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49" office:value-type="float">
            <text:p>3803870019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5" office:value-type="float">
            <text:p>177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7001901050" office:value-type="float">
            <text:p>3803870019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6" office:value-type="float">
            <text:p>177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01" office:value-type="float">
            <text:p>3803880020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7" office:value-type="float">
            <text:p>177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02" office:value-type="float">
            <text:p>3803880020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8" office:value-type="float">
            <text:p>177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03" office:value-type="float">
            <text:p>3803880020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9" office:value-type="float">
            <text:p>177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04" office:value-type="float">
            <text:p>3803880020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0" office:value-type="float">
            <text:p>177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05" office:value-type="float">
            <text:p>3803880020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1" office:value-type="float">
            <text:p>177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06" office:value-type="float">
            <text:p>3803880020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2" office:value-type="float">
            <text:p>177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07" office:value-type="float">
            <text:p>3803880020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3" office:value-type="float">
            <text:p>177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08" office:value-type="float">
            <text:p>3803880020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4" office:value-type="float">
            <text:p>177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09" office:value-type="float">
            <text:p>3803880020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5" office:value-type="float">
            <text:p>177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0" office:value-type="float">
            <text:p>3803880020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6" office:value-type="float">
            <text:p>177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1" office:value-type="float">
            <text:p>3803880020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7" office:value-type="float">
            <text:p>177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2" office:value-type="float">
            <text:p>3803880020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8" office:value-type="float">
            <text:p>177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3" office:value-type="float">
            <text:p>3803880020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9" office:value-type="float">
            <text:p>177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4" office:value-type="float">
            <text:p>3803880020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0" office:value-type="float">
            <text:p>177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5" office:value-type="float">
            <text:p>3803880020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1" office:value-type="float">
            <text:p>177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6" office:value-type="float">
            <text:p>3803880020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2" office:value-type="float">
            <text:p>177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7" office:value-type="float">
            <text:p>380388002001017</text:p>
          </table:table-cell>
          <table:table-cell table:style-name="TL Metadata" table:number-columns-repeated="7"/>
          <table:table-cell ns41:value-type="string" table:style-name="ce42" office:value-type="string">
            <text:p>3803880020010171 <text:s/>Hieronder zes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3" office:value-type="float">
            <text:p>177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8" office:value-type="float">
            <text:p>3803880020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4" office:value-type="float">
            <text:p>177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19" office:value-type="float">
            <text:p>3803880020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5" office:value-type="float">
            <text:p>177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0" office:value-type="float">
            <text:p>3803880020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6" office:value-type="float">
            <text:p>177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1" office:value-type="float">
            <text:p>3803880020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7" office:value-type="float">
            <text:p>177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2" office:value-type="float">
            <text:p>3803880020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8" office:value-type="float">
            <text:p>177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3" office:value-type="float">
            <text:p>3803880020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9" office:value-type="float">
            <text:p>177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4" office:value-type="float">
            <text:p>3803880020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0" office:value-type="float">
            <text:p>177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5" office:value-type="float">
            <text:p>3803880020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1" office:value-type="float">
            <text:p>177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6" office:value-type="float">
            <text:p>3803880020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2" office:value-type="float">
            <text:p>177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7" office:value-type="float">
            <text:p>3803880020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3" office:value-type="float">
            <text:p>177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8" office:value-type="float">
            <text:p>3803880020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4" office:value-type="float">
            <text:p>177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29" office:value-type="float">
            <text:p>3803880020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5" office:value-type="float">
            <text:p>177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0" office:value-type="float">
            <text:p>3803880020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6" office:value-type="float">
            <text:p>177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1" office:value-type="float">
            <text:p>3803880020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7" office:value-type="float">
            <text:p>177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2" office:value-type="float">
            <text:p>3803880020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8" office:value-type="float">
            <text:p>177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3" office:value-type="float">
            <text:p>3803880020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9" office:value-type="float">
            <text:p>177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4" office:value-type="float">
            <text:p>3803880020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0" office:value-type="float">
            <text:p>177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5" office:value-type="float">
            <text:p>3803880020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1" office:value-type="float">
            <text:p>177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6" office:value-type="float">
            <text:p>3803880020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2" office:value-type="float">
            <text:p>177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7" office:value-type="float">
            <text:p>3803880020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3" office:value-type="float">
            <text:p>177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8" office:value-type="float">
            <text:p>3803880020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4" office:value-type="float">
            <text:p>177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39" office:value-type="float">
            <text:p>3803880020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5" office:value-type="float">
            <text:p>177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0" office:value-type="float">
            <text:p>3803880020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6" office:value-type="float">
            <text:p>177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1" office:value-type="float">
            <text:p>3803880020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7" office:value-type="float">
            <text:p>177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2" office:value-type="float">
            <text:p>3803880020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8" office:value-type="float">
            <text:p>177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3" office:value-type="float">
            <text:p>3803880020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9" office:value-type="float">
            <text:p>177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4" office:value-type="float">
            <text:p>3803880020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0" office:value-type="float">
            <text:p>177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5" office:value-type="float">
            <text:p>3803880020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1" office:value-type="float">
            <text:p>177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6" office:value-type="float">
            <text:p>3803880020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2" office:value-type="float">
            <text:p>177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7" office:value-type="float">
            <text:p>3803880020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3" office:value-type="float">
            <text:p>177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8" office:value-type="float">
            <text:p>3803880020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4" office:value-type="float">
            <text:p>177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49" office:value-type="float">
            <text:p>3803880020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5" office:value-type="float">
            <text:p>177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50" office:value-type="float">
            <text:p>3803880020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6" office:value-type="float">
            <text:p>177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51" office:value-type="float">
            <text:p>3803880020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7" office:value-type="float">
            <text:p>177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52" office:value-type="float">
            <text:p>3803880020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8" office:value-type="float">
            <text:p>177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001053" office:value-type="float">
            <text:p>38038800200105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9" office:value-type="float">
            <text:p>177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01" office:value-type="float">
            <text:p>3803880021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0" office:value-type="float">
            <text:p>177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02" office:value-type="float">
            <text:p>3803880021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1" office:value-type="float">
            <text:p>177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03" office:value-type="float">
            <text:p>3803880021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2" office:value-type="float">
            <text:p>177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04" office:value-type="float">
            <text:p>3803880021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3" office:value-type="float">
            <text:p>177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05" office:value-type="float">
            <text:p>3803880021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4" office:value-type="float">
            <text:p>177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06" office:value-type="float">
            <text:p>3803880021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5" office:value-type="float">
            <text:p>177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07" office:value-type="float">
            <text:p>3803880021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6" office:value-type="float">
            <text:p>177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08" office:value-type="float">
            <text:p>3803880021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7" office:value-type="float">
            <text:p>177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09" office:value-type="float">
            <text:p>3803880021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8" office:value-type="float">
            <text:p>177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0" office:value-type="float">
            <text:p>3803880021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9" office:value-type="float">
            <text:p>177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1" office:value-type="float">
            <text:p>3803880021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0" office:value-type="float">
            <text:p>177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2" office:value-type="float">
            <text:p>3803880021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1" office:value-type="float">
            <text:p>177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3" office:value-type="float">
            <text:p>3803880021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2" office:value-type="float">
            <text:p>177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4" office:value-type="float">
            <text:p>3803880021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3" office:value-type="float">
            <text:p>177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5" office:value-type="float">
            <text:p>3803880021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4" office:value-type="float">
            <text:p>177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6" office:value-type="float">
            <text:p>3803880021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5" office:value-type="float">
            <text:p>177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7" office:value-type="float">
            <text:p>3803880021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6" office:value-type="float">
            <text:p>177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8" office:value-type="float">
            <text:p>3803880021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7" office:value-type="float">
            <text:p>177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19" office:value-type="float">
            <text:p>3803880021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8" office:value-type="float">
            <text:p>177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0" office:value-type="float">
            <text:p>3803880021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9" office:value-type="float">
            <text:p>177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1" office:value-type="float">
            <text:p>3803880021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0" office:value-type="float">
            <text:p>177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2" office:value-type="float">
            <text:p>3803880021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1" office:value-type="float">
            <text:p>177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3" office:value-type="float">
            <text:p>3803880021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2" office:value-type="float">
            <text:p>177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4" office:value-type="float">
            <text:p>3803880021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3" office:value-type="float">
            <text:p>177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5" office:value-type="float">
            <text:p>3803880021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4" office:value-type="float">
            <text:p>177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6" office:value-type="float">
            <text:p>3803880021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5" office:value-type="float">
            <text:p>177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7" office:value-type="float">
            <text:p>3803880021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6" office:value-type="float">
            <text:p>177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8" office:value-type="float">
            <text:p>3803880021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7" office:value-type="float">
            <text:p>177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29" office:value-type="float">
            <text:p>3803880021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8" office:value-type="float">
            <text:p>177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0" office:value-type="float">
            <text:p>3803880021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9" office:value-type="float">
            <text:p>177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1" office:value-type="float">
            <text:p>3803880021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0" office:value-type="float">
            <text:p>178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2" office:value-type="float">
            <text:p>3803880021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1" office:value-type="float">
            <text:p>178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3" office:value-type="float">
            <text:p>3803880021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2" office:value-type="float">
            <text:p>178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4" office:value-type="float">
            <text:p>3803880021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3" office:value-type="float">
            <text:p>178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5" office:value-type="float">
            <text:p>3803880021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4" office:value-type="float">
            <text:p>178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6" office:value-type="float">
            <text:p>3803880021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5" office:value-type="float">
            <text:p>178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7" office:value-type="float">
            <text:p>3803880021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6" office:value-type="float">
            <text:p>178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8" office:value-type="float">
            <text:p>3803880021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7" office:value-type="float">
            <text:p>178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39" office:value-type="float">
            <text:p>3803880021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8" office:value-type="float">
            <text:p>178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40" office:value-type="float">
            <text:p>380388002101040</text:p>
          </table:table-cell>
          <table:table-cell table:style-name="TL Metadata" table:number-columns-repeated="7"/>
          <table:table-cell ns41:value-type="string" table:style-name="ce42" office:value-type="string">
            <text:p>3803880021010401 <text:s/>Hieronder dertien van onbekenden ouderdom.</text:p>
          </table:table-cell>
          <table:table-cell ns41:value-type="string" table:style-name="ce42" office:value-type="string">
            <text:p>3803880021010403 <text:s/>Hieronder vijftien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809" office:value-type="float">
            <text:p>178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41" office:value-type="float">
            <text:p>3803880021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0" office:value-type="float">
            <text:p>178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8002101042" office:value-type="float">
            <text:p>380388002101042</text:p>
          </table:table-cell>
          <table:table-cell table:style-name="TL Metadata" table:number-columns-repeated="7"/>
          <table:table-cell ns41:value-type="string" table:style-name="ce42" office:value-type="string">
            <text:p>3803880021010422 <text:s/>Hieronder acht en twintig van onbekenden ouderdom.</text:p>
          </table:table-cell>
          <table:table-cell ns41:value-type="string" table:style-name="ce42" office:value-type="string">
            <text:p>3803880021010424 <text:s/>Hieronder zes en twintig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811" office:value-type="float">
            <text:p>178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01" office:value-type="float">
            <text:p>380389002201001</text:p>
          </table:table-cell>
          <table:table-cell table:style-name="TL Metadata" table:number-columns-repeated="7"/>
          <table:table-cell ns41:value-type="string" table:style-name="ce42" office:value-type="string">
            <text:p>3803890022010011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2" office:value-type="float">
            <text:p>178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02" office:value-type="float">
            <text:p>3803890022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3" office:value-type="float">
            <text:p>178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03" office:value-type="float">
            <text:p>3803890022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4" office:value-type="float">
            <text:p>178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04" office:value-type="float">
            <text:p>3803890022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5" office:value-type="float">
            <text:p>178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05" office:value-type="float">
            <text:p>3803890022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6" office:value-type="float">
            <text:p>178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06" office:value-type="float">
            <text:p>3803890022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7" office:value-type="float">
            <text:p>178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07" office:value-type="float">
            <text:p>380389002201007</text:p>
          </table:table-cell>
          <table:table-cell table:style-name="TL Metadata" table:number-columns-repeated="7"/>
          <table:table-cell ns41:value-type="string" table:style-name="ce42" office:value-type="string">
            <text:p>3803890022010072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8" office:value-type="float">
            <text:p>178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08" office:value-type="float">
            <text:p>3803890022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9" office:value-type="float">
            <text:p>178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09" office:value-type="float">
            <text:p>3803890022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0" office:value-type="float">
            <text:p>178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0" office:value-type="float">
            <text:p>3803890022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1" office:value-type="float">
            <text:p>178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1" office:value-type="float">
            <text:p>3803890022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2" office:value-type="float">
            <text:p>178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2" office:value-type="float">
            <text:p>380389002201012</text:p>
          </table:table-cell>
          <table:table-cell table:style-name="TL Metadata" table:number-columns-repeated="7"/>
          <table:table-cell ns41:value-type="string" table:style-name="ce42" office:value-type="string">
            <text:p>3803890022010123 <text:s/>Hieronder een van onbekenden ouderdom.</text:p>
          </table:table-cell>
          <table:table-cell ns41:value-type="string" table:style-name="ce42" office:value-type="string">
            <text:p>3803890022010124 <text:s/>Hieronder drie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823" office:value-type="float">
            <text:p>178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3" office:value-type="float">
            <text:p>3803890022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4" office:value-type="float">
            <text:p>178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4" office:value-type="float">
            <text:p>3803890022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5" office:value-type="float">
            <text:p>178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5" office:value-type="float">
            <text:p>3803890022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6" office:value-type="float">
            <text:p>178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6" office:value-type="float">
            <text:p>3803890022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7" office:value-type="float">
            <text:p>178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7" office:value-type="float">
            <text:p>3803890022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8" office:value-type="float">
            <text:p>178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8" office:value-type="float">
            <text:p>3803890022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9" office:value-type="float">
            <text:p>178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19" office:value-type="float">
            <text:p>3803890022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0" office:value-type="float">
            <text:p>178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0" office:value-type="float">
            <text:p>3803890022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1" office:value-type="float">
            <text:p>178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1" office:value-type="float">
            <text:p>3803890022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2" office:value-type="float">
            <text:p>178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2" office:value-type="float">
            <text:p>3803890022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3" office:value-type="float">
            <text:p>178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3" office:value-type="float">
            <text:p>3803890022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4" office:value-type="float">
            <text:p>178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4" office:value-type="float">
            <text:p>3803890022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5" office:value-type="float">
            <text:p>178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5" office:value-type="float">
            <text:p>3803890022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6" office:value-type="float">
            <text:p>178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6" office:value-type="float">
            <text:p>3803890022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7" office:value-type="float">
            <text:p>178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7" office:value-type="float">
            <text:p>3803890022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8" office:value-type="float">
            <text:p>178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8" office:value-type="float">
            <text:p>3803890022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9" office:value-type="float">
            <text:p>178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29" office:value-type="float">
            <text:p>3803890022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0" office:value-type="float">
            <text:p>178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0" office:value-type="float">
            <text:p>3803890022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1" office:value-type="float">
            <text:p>178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1" office:value-type="float">
            <text:p>3803890022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2" office:value-type="float">
            <text:p>178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2" office:value-type="float">
            <text:p>3803890022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3" office:value-type="float">
            <text:p>178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3" office:value-type="float">
            <text:p>3803890022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4" office:value-type="float">
            <text:p>178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4" office:value-type="float">
            <text:p>3803890022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5" office:value-type="float">
            <text:p>178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5" office:value-type="float">
            <text:p>3803890022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6" office:value-type="float">
            <text:p>178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6" office:value-type="float">
            <text:p>3803890022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7" office:value-type="float">
            <text:p>178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7" office:value-type="float">
            <text:p>3803890022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8" office:value-type="float">
            <text:p>178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8" office:value-type="float">
            <text:p>3803890022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9" office:value-type="float">
            <text:p>178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39" office:value-type="float">
            <text:p>3803890022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0" office:value-type="float">
            <text:p>178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0" office:value-type="float">
            <text:p>3803890022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1" office:value-type="float">
            <text:p>178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1" office:value-type="float">
            <text:p>3803890022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2" office:value-type="float">
            <text:p>178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2" office:value-type="float">
            <text:p>3803890022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3" office:value-type="float">
            <text:p>178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3" office:value-type="float">
            <text:p>3803890022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4" office:value-type="float">
            <text:p>178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4" office:value-type="float">
            <text:p>3803890022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5" office:value-type="float">
            <text:p>178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5" office:value-type="float">
            <text:p>3803890022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6" office:value-type="float">
            <text:p>178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6" office:value-type="float">
            <text:p>3803890022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7" office:value-type="float">
            <text:p>178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7" office:value-type="float">
            <text:p>3803890022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8" office:value-type="float">
            <text:p>178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8" office:value-type="float">
            <text:p>380389002201048</text:p>
          </table:table-cell>
          <table:table-cell table:style-name="TL Metadata" table:number-columns-repeated="7"/>
          <table:table-cell ns41:value-type="string" table:style-name="ce42" office:value-type="string">
            <text:p>3803890022010485 <text:s/>Hieronder een van onbekenden ouderdom.</text:p>
          </table:table-cell>
          <table:table-cell ns41:value-type="string" table:style-name="ce42" office:value-type="string">
            <text:p>3803890022010486 <text:s/>Hieronder tien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859" office:value-type="float">
            <text:p>178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49" office:value-type="float">
            <text:p>3803890022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0" office:value-type="float">
            <text:p>178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50" office:value-type="float">
            <text:p>3803890022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1" office:value-type="float">
            <text:p>178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51" office:value-type="float">
            <text:p>3803890022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2" office:value-type="float">
            <text:p>178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52" office:value-type="float">
            <text:p>3803890022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3" office:value-type="float">
            <text:p>178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201053" office:value-type="float">
            <text:p>38038900220105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4" office:value-type="float">
            <text:p>178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01" office:value-type="float">
            <text:p>3803890023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5" office:value-type="float">
            <text:p>178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02" office:value-type="float">
            <text:p>3803890023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6" office:value-type="float">
            <text:p>178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03" office:value-type="float">
            <text:p>3803890023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7" office:value-type="float">
            <text:p>178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04" office:value-type="float">
            <text:p>3803890023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8" office:value-type="float">
            <text:p>178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05" office:value-type="float">
            <text:p>3803890023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9" office:value-type="float">
            <text:p>178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06" office:value-type="float">
            <text:p>380389002301006</text:p>
          </table:table-cell>
          <table:table-cell table:style-name="TL Metadata" table:number-columns-repeated="7"/>
          <table:table-cell ns41:value-type="string" table:style-name="ce42" office:value-type="string">
            <text:p>3803890023010061 <text:s/>Hieronder drie van onbekenden ouderdom.</text:p>
          </table:table-cell>
          <table:table-cell ns41:value-type="string" table:style-name="ce42" office:value-type="string">
            <text:p>x</text:p>
          </table:table-cell>
          <table:table-cell table:style-name="TL Metadata" table:number-columns-repeated="2"/>
          <table:table-cell ns41:value-type="string" table:style-name="ce42" office:value-type="string">
            <text:p>Kolom P: er staat 31-jan; Dit moet zijn 31/1.</text:p>
          </table:table-cell>
          <table:table-cell table:number-columns-repeated="1009"/>
        </table:table-row>
        <table:table-row table:style-name="ro4">
          <table:table-cell ns41:value-type="float" table:style-name="ce38" office:value="17870" office:value-type="float">
            <text:p>178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07" office:value-type="float">
            <text:p>3803890023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1" office:value-type="float">
            <text:p>178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08" office:value-type="float">
            <text:p>380389002301008</text:p>
          </table:table-cell>
          <table:table-cell table:style-name="TL Metadata" table:number-columns-repeated="7"/>
          <table:table-cell ns41:value-type="string" table:style-name="ce43" office:value-type="string">
            <text:p>(2) Hieronder twee welke worden opgeleid tot leeraren bij de christelijke afgescheidene gemeente.</text:p>
          </table:table-cell>
          <table:table-cell ns41:value-type="string" table:style-name="ce42" office:value-type="string">
            <text:p>x</text:p>
          </table:table-cell>
          <table:table-cell table:style-name="TL Metadata" table:number-columns-repeated="2"/>
          <table:table-cell ns41:value-type="string" table:style-name="ce42" office:value-type="string">
            <text:p>De noot bij kolom N niet ingevoerd. Hier is de inhoud wel weergegeven.</text:p>
          </table:table-cell>
          <table:table-cell table:number-columns-repeated="1009"/>
        </table:table-row>
        <table:table-row table:style-name="ro4">
          <table:table-cell ns41:value-type="float" table:style-name="ce38" office:value="17872" office:value-type="float">
            <text:p>178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09" office:value-type="float">
            <text:p>3803890023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3" office:value-type="float">
            <text:p>178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0" office:value-type="float">
            <text:p>3803890023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4" office:value-type="float">
            <text:p>178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1" office:value-type="float">
            <text:p>3803890023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5" office:value-type="float">
            <text:p>178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2" office:value-type="float">
            <text:p>3803890023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6" office:value-type="float">
            <text:p>178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3" office:value-type="float">
            <text:p>3803890023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7" office:value-type="float">
            <text:p>178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4" office:value-type="float">
            <text:p>3803890023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8" office:value-type="float">
            <text:p>178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5" office:value-type="float">
            <text:p>3803890023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9" office:value-type="float">
            <text:p>178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6" office:value-type="float">
            <text:p>3803890023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0" office:value-type="float">
            <text:p>178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7" office:value-type="float">
            <text:p>3803890023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1" office:value-type="float">
            <text:p>178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8" office:value-type="float">
            <text:p>3803890023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2" office:value-type="float">
            <text:p>178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19" office:value-type="float">
            <text:p>3803890023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3" office:value-type="float">
            <text:p>178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0" office:value-type="float">
            <text:p>3803890023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4" office:value-type="float">
            <text:p>178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1" office:value-type="float">
            <text:p>3803890023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5" office:value-type="float">
            <text:p>178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2" office:value-type="float">
            <text:p>3803890023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6" office:value-type="float">
            <text:p>178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3" office:value-type="float">
            <text:p>3803890023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7" office:value-type="float">
            <text:p>178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4" office:value-type="float">
            <text:p>3803890023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8" office:value-type="float">
            <text:p>178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5" office:value-type="float">
            <text:p>3803890023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9" office:value-type="float">
            <text:p>178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6" office:value-type="float">
            <text:p>3803890023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0" office:value-type="float">
            <text:p>178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7" office:value-type="float">
            <text:p>3803890023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1" office:value-type="float">
            <text:p>178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8" office:value-type="float">
            <text:p>3803890023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2" office:value-type="float">
            <text:p>178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29" office:value-type="float">
            <text:p>3803890023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3" office:value-type="float">
            <text:p>178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0" office:value-type="float">
            <text:p>3803890023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4" office:value-type="float">
            <text:p>178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1" office:value-type="float">
            <text:p>3803890023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5" office:value-type="float">
            <text:p>178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2" office:value-type="float">
            <text:p>3803890023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6" office:value-type="float">
            <text:p>178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3" office:value-type="float">
            <text:p>3803890023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7" office:value-type="float">
            <text:p>178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4" office:value-type="float">
            <text:p>3803890023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8" office:value-type="float">
            <text:p>178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5" office:value-type="float">
            <text:p>3803890023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9" office:value-type="float">
            <text:p>178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6" office:value-type="float">
            <text:p>3803890023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0" office:value-type="float">
            <text:p>179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7" office:value-type="float">
            <text:p>3803890023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1" office:value-type="float">
            <text:p>179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8" office:value-type="float">
            <text:p>3803890023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2" office:value-type="float">
            <text:p>179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39" office:value-type="float">
            <text:p>3803890023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3" office:value-type="float">
            <text:p>179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0" office:value-type="float">
            <text:p>3803890023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4" office:value-type="float">
            <text:p>179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1" office:value-type="float">
            <text:p>3803890023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5" office:value-type="float">
            <text:p>179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2" office:value-type="float">
            <text:p>3803890023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6" office:value-type="float">
            <text:p>179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3" office:value-type="float">
            <text:p>380389002301043</text:p>
          </table:table-cell>
          <table:table-cell table:style-name="TL Metadata" table:number-columns-repeated="7"/>
          <table:table-cell ns41:value-type="string" table:style-name="ce42" office:value-type="string">
            <text:p>3803890023010433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7" office:value-type="float">
            <text:p>179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4" office:value-type="float">
            <text:p>3803890023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8" office:value-type="float">
            <text:p>179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5" office:value-type="float">
            <text:p>3803890023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9" office:value-type="float">
            <text:p>179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6" office:value-type="float">
            <text:p>3803890023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0" office:value-type="float">
            <text:p>179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7" office:value-type="float">
            <text:p>3803890023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1" office:value-type="float">
            <text:p>179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8" office:value-type="float">
            <text:p>3803890023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2" office:value-type="float">
            <text:p>179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49" office:value-type="float">
            <text:p>3803890023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3" office:value-type="float">
            <text:p>179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50" office:value-type="float">
            <text:p>3803890023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4" office:value-type="float">
            <text:p>179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51" office:value-type="float">
            <text:p>3803890023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5" office:value-type="float">
            <text:p>179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89002301052" office:value-type="float">
            <text:p>3803890023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6" office:value-type="float">
            <text:p>179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01" office:value-type="float">
            <text:p>3803900024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7" office:value-type="float">
            <text:p>179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02" office:value-type="float">
            <text:p>3803900024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8" office:value-type="float">
            <text:p>179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03" office:value-type="float">
            <text:p>3803900024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9" office:value-type="float">
            <text:p>179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04" office:value-type="float">
            <text:p>3803900024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0" office:value-type="float">
            <text:p>179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05" office:value-type="float">
            <text:p>3803900024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1" office:value-type="float">
            <text:p>179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06" office:value-type="float">
            <text:p>3803900024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2" office:value-type="float">
            <text:p>179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07" office:value-type="float">
            <text:p>380390002401007</text:p>
          </table:table-cell>
          <table:table-cell table:style-name="TL Metadata" table:number-columns-repeated="7"/>
          <table:table-cell ns41:value-type="string" table:style-name="ce42" office:value-type="string">
            <text:p>3803900024010071 <text:s/>Hieronder eene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3" office:value-type="float">
            <text:p>179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08" office:value-type="float">
            <text:p>380390002401008</text:p>
          </table:table-cell>
          <table:table-cell table:style-name="TL Metadata" table:number-columns-repeated="7"/>
          <table:table-cell ns41:value-type="string" table:style-name="ce42" office:value-type="string">
            <text:p>3803900024010082 <text:s/>Hieronder een van onbekenden ouderdom.</text:p>
          </table:table-cell>
          <table:table-cell ns41:value-type="string" table:style-name="ce42" office:value-type="string">
            <text:p>3803900024010083 <text:s/>Hieronder twee van onbekenden ouderdom.</text:p>
          </table:table-cell>
          <table:table-cell table:style-name="TL Metadata" table:number-columns-repeated="2"/>
          <table:table-cell ns41:value-type="string" table:style-name="ce42" office:value-type="string">
            <text:p>Kolom P: er staat 19-feb; Dit moet zijn 19/2.</text:p>
          </table:table-cell>
          <table:table-cell table:number-columns-repeated="1009"/>
        </table:table-row>
        <table:table-row table:style-name="ro4">
          <table:table-cell ns41:value-type="float" table:style-name="ce38" office:value="17924" office:value-type="float">
            <text:p>179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09" office:value-type="float">
            <text:p>3803900024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5" office:value-type="float">
            <text:p>179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0" office:value-type="float">
            <text:p>380390002401010</text:p>
          </table:table-cell>
          <table:table-cell table:style-name="TL Metadata" table:number-columns-repeated="7"/>
          <table:table-cell ns41:value-type="string" table:style-name="ce42" office:value-type="string">
            <text:p>3803900024010104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6" office:value-type="float">
            <text:p>179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1" office:value-type="float">
            <text:p>3803900024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7" office:value-type="float">
            <text:p>179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2" office:value-type="float">
            <text:p>3803900024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8" office:value-type="float">
            <text:p>179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3" office:value-type="float">
            <text:p>3803900024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9" office:value-type="float">
            <text:p>179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4" office:value-type="float">
            <text:p>3803900024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0" office:value-type="float">
            <text:p>179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5" office:value-type="float">
            <text:p>3803900024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1" office:value-type="float">
            <text:p>179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6" office:value-type="float">
            <text:p>380390002401016</text:p>
          </table:table-cell>
          <table:table-cell table:style-name="TL Metadata" table:number-columns-repeated="7"/>
          <table:table-cell ns41:value-type="string" table:style-name="ce42" office:value-type="string">
            <text:p>3803900024010165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2" office:value-type="float">
            <text:p>179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7" office:value-type="float">
            <text:p>3803900024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3" office:value-type="float">
            <text:p>179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8" office:value-type="float">
            <text:p>3803900024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4" office:value-type="float">
            <text:p>179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19" office:value-type="float">
            <text:p>3803900024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5" office:value-type="float">
            <text:p>179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0" office:value-type="float">
            <text:p>3803900024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6" office:value-type="float">
            <text:p>179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1" office:value-type="float">
            <text:p>3803900024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7" office:value-type="float">
            <text:p>179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2" office:value-type="float">
            <text:p>3803900024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8" office:value-type="float">
            <text:p>179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3" office:value-type="float">
            <text:p>3803900024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9" office:value-type="float">
            <text:p>179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4" office:value-type="float">
            <text:p>380390002401024</text:p>
          </table:table-cell>
          <table:table-cell table:style-name="TL Metadata" table:number-columns-repeated="7"/>
          <table:table-cell ns41:value-type="string" table:style-name="ce42" office:value-type="string">
            <text:p>3803900024010246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0" office:value-type="float">
            <text:p>179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5" office:value-type="float">
            <text:p>380390002401025</text:p>
          </table:table-cell>
          <table:table-cell table:style-name="TL Metadata" table:number-columns-repeated="7"/>
          <table:table-cell ns41:value-type="string" table:style-name="ce42" office:value-type="string">
            <text:p>3803900024010104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1" office:value-type="float">
            <text:p>179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6" office:value-type="float">
            <text:p>3803900024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2" office:value-type="float">
            <text:p>179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7" office:value-type="float">
            <text:p>3803900024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3" office:value-type="float">
            <text:p>179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8" office:value-type="float">
            <text:p>3803900024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4" office:value-type="float">
            <text:p>179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29" office:value-type="float">
            <text:p>3803900024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5" office:value-type="float">
            <text:p>179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0" office:value-type="float">
            <text:p>3803900024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6" office:value-type="float">
            <text:p>179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1" office:value-type="float">
            <text:p>3803900024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7" office:value-type="float">
            <text:p>179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2" office:value-type="float">
            <text:p>3803900024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8" office:value-type="float">
            <text:p>179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3" office:value-type="float">
            <text:p>3803900024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9" office:value-type="float">
            <text:p>179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4" office:value-type="float">
            <text:p>3803900024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0" office:value-type="float">
            <text:p>179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5" office:value-type="float">
            <text:p>3803900024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1" office:value-type="float">
            <text:p>179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6" office:value-type="float">
            <text:p>3803900024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2" office:value-type="float">
            <text:p>179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7" office:value-type="float">
            <text:p>3803900024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3" office:value-type="float">
            <text:p>179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8" office:value-type="float">
            <text:p>380390002401038</text:p>
          </table:table-cell>
          <table:table-cell table:style-name="TL Metadata" table:number-columns-repeated="7"/>
          <table:table-cell ns41:value-type="string" table:style-name="ce42" office:value-type="string">
            <text:p>3803900024010388 <text:s/>Hieronder vier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4" office:value-type="float">
            <text:p>179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39" office:value-type="float">
            <text:p>3803900024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5" office:value-type="float">
            <text:p>179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0" office:value-type="float">
            <text:p>3803900024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6" office:value-type="float">
            <text:p>179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1" office:value-type="float">
            <text:p>3803900024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7" office:value-type="float">
            <text:p>179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2" office:value-type="float">
            <text:p>3803900024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8" office:value-type="float">
            <text:p>179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3" office:value-type="float">
            <text:p>3803900024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9" office:value-type="float">
            <text:p>179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4" office:value-type="float">
            <text:p>3803900024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0" office:value-type="float">
            <text:p>179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5" office:value-type="float">
            <text:p>3803900024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1" office:value-type="float">
            <text:p>179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6" office:value-type="float">
            <text:p>3803900024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2" office:value-type="float">
            <text:p>179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7" office:value-type="float">
            <text:p>3803900024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3" office:value-type="float">
            <text:p>179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8" office:value-type="float">
            <text:p>3803900024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4" office:value-type="float">
            <text:p>179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49" office:value-type="float">
            <text:p>3803900024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5" office:value-type="float">
            <text:p>179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50" office:value-type="float">
            <text:p>3803900024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6" office:value-type="float">
            <text:p>179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51" office:value-type="float">
            <text:p>3803900024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7" office:value-type="float">
            <text:p>179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52" office:value-type="float">
            <text:p>3803900024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8" office:value-type="float">
            <text:p>179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401053" office:value-type="float">
            <text:p>38039000240105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9" office:value-type="float">
            <text:p>179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01" office:value-type="float">
            <text:p>3803900025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0" office:value-type="float">
            <text:p>179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02" office:value-type="float">
            <text:p>3803900025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1" office:value-type="float">
            <text:p>179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03" office:value-type="float">
            <text:p>3803900025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2" office:value-type="float">
            <text:p>179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04" office:value-type="float">
            <text:p>380390002501004</text:p>
          </table:table-cell>
          <table:table-cell table:style-name="TL Metadata" table:number-columns-repeated="7"/>
          <table:table-cell ns41:value-type="string" table:style-name="ce42" office:value-type="string">
            <text:p>380390002501004* <text:s/>Hieronder begrepen de fabrijkanten van katoen, hennep, vlas, wol en zijde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3" office:value-type="float">
            <text:p>179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05" office:value-type="float">
            <text:p>3803900025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4" office:value-type="float">
            <text:p>179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06" office:value-type="float">
            <text:p>3803900025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5" office:value-type="float">
            <text:p>179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07" office:value-type="float">
            <text:p>3803900025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6" office:value-type="float">
            <text:p>179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08" office:value-type="float">
            <text:p>3803900025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7" office:value-type="float">
            <text:p>179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09" office:value-type="float">
            <text:p>3803900025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8" office:value-type="float">
            <text:p>179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0" office:value-type="float">
            <text:p>3803900025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9" office:value-type="float">
            <text:p>179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1" office:value-type="float">
            <text:p>3803900025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0" office:value-type="float">
            <text:p>179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2" office:value-type="float">
            <text:p>3803900025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1" office:value-type="float">
            <text:p>179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3" office:value-type="float">
            <text:p>3803900025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2" office:value-type="float">
            <text:p>179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4" office:value-type="float">
            <text:p>3803900025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3" office:value-type="float">
            <text:p>179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5" office:value-type="float">
            <text:p>3803900025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4" office:value-type="float">
            <text:p>179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6" office:value-type="float">
            <text:p>3803900025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5" office:value-type="float">
            <text:p>179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7" office:value-type="float">
            <text:p>3803900025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6" office:value-type="float">
            <text:p>179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8" office:value-type="float">
            <text:p>3803900025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7" office:value-type="float">
            <text:p>179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19" office:value-type="float">
            <text:p>3803900025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8" office:value-type="float">
            <text:p>179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0" office:value-type="float">
            <text:p>3803900025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9" office:value-type="float">
            <text:p>179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1" office:value-type="float">
            <text:p>380390002501021</text:p>
          </table:table-cell>
          <table:table-cell table:style-name="TL Metadata" table:number-columns-repeated="7"/>
          <table:table-cell ns41:value-type="string" table:style-name="ce42" office:value-type="string">
            <text:p>3803900025010211 <text:s/>Hieronder drie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0" office:value-type="float">
            <text:p>179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2" office:value-type="float">
            <text:p>3803900025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1" office:value-type="float">
            <text:p>179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3" office:value-type="float">
            <text:p>3803900025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2" office:value-type="float">
            <text:p>179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4" office:value-type="float">
            <text:p>3803900025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3" office:value-type="float">
            <text:p>179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5" office:value-type="float">
            <text:p>3803900025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4" office:value-type="float">
            <text:p>179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6" office:value-type="float">
            <text:p>3803900025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5" office:value-type="float">
            <text:p>179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7" office:value-type="float">
            <text:p>380390002501027</text:p>
          </table:table-cell>
          <table:table-cell table:style-name="TL Metadata" table:number-columns-repeated="7"/>
          <table:table-cell ns41:value-type="string" table:style-name="ce42" office:value-type="string">
            <text:p>380390002501027? <text:s/>De boden zijn hieronder begrepen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6" office:value-type="float">
            <text:p>179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8" office:value-type="float">
            <text:p>3803900025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7" office:value-type="float">
            <text:p>179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29" office:value-type="float">
            <text:p>380390002501029</text:p>
          </table:table-cell>
          <table:table-cell table:style-name="TL Metadata" table:number-columns-repeated="7"/>
          <table:table-cell ns41:value-type="string" table:style-name="ce42" office:value-type="string">
            <text:p>380390002501027? <text:s/>De boden zijn hieronder begrepen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8" office:value-type="float">
            <text:p>179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0" office:value-type="float">
            <text:p>3803900025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9" office:value-type="float">
            <text:p>179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1" office:value-type="float">
            <text:p>3803900025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0" office:value-type="float">
            <text:p>180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2" office:value-type="float">
            <text:p>3803900025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1" office:value-type="float">
            <text:p>180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3" office:value-type="float">
            <text:p>3803900025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2" office:value-type="float">
            <text:p>180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4" office:value-type="float">
            <text:p>3803900025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3" office:value-type="float">
            <text:p>180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5" office:value-type="float">
            <text:p>3803900025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4" office:value-type="float">
            <text:p>180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6" office:value-type="float">
            <text:p>3803900025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5" office:value-type="float">
            <text:p>180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7" office:value-type="float">
            <text:p>3803900025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6" office:value-type="float">
            <text:p>180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8" office:value-type="float">
            <text:p>3803900025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7" office:value-type="float">
            <text:p>180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39" office:value-type="float">
            <text:p>3803900025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8" office:value-type="float">
            <text:p>180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0" office:value-type="float">
            <text:p>3803900025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9" office:value-type="float">
            <text:p>180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1" office:value-type="float">
            <text:p>3803900025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0" office:value-type="float">
            <text:p>180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2" office:value-type="float">
            <text:p>3803900025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1" office:value-type="float">
            <text:p>180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3" office:value-type="float">
            <text:p>3803900025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2" office:value-type="float">
            <text:p>180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4" office:value-type="float">
            <text:p>3803900025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3" office:value-type="float">
            <text:p>180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5" office:value-type="float">
            <text:p>3803900025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4" office:value-type="float">
            <text:p>180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6" office:value-type="float">
            <text:p>3803900025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5" office:value-type="float">
            <text:p>180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7" office:value-type="float">
            <text:p>3803900025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6" office:value-type="float">
            <text:p>180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8" office:value-type="float">
            <text:p>3803900025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7" office:value-type="float">
            <text:p>180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49" office:value-type="float">
            <text:p>3803900025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8" office:value-type="float">
            <text:p>180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0002501050" office:value-type="float">
            <text:p>3803900025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9" office:value-type="float">
            <text:p>180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01" office:value-type="float">
            <text:p>3803910026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0" office:value-type="float">
            <text:p>180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02" office:value-type="float">
            <text:p>3803910026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1" office:value-type="float">
            <text:p>180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03" office:value-type="float">
            <text:p>3803910026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2" office:value-type="float">
            <text:p>180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04" office:value-type="float">
            <text:p>380391002601004</text:p>
          </table:table-cell>
          <table:table-cell table:style-name="TL Metadata" table:number-columns-repeated="7"/>
          <table:table-cell ns41:value-type="string" table:style-name="ce42" office:value-type="string">
            <text:p>3803910026010041 <text:s/>Hieronder vijf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3" office:value-type="float">
            <text:p>180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05" office:value-type="float">
            <text:p>3803910026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4" office:value-type="float">
            <text:p>180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06" office:value-type="float">
            <text:p>3803910026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5" office:value-type="float">
            <text:p>180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07" office:value-type="float">
            <text:p>3803910026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6" office:value-type="float">
            <text:p>180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08" office:value-type="float">
            <text:p>3803910026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7" office:value-type="float">
            <text:p>180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09" office:value-type="float">
            <text:p>3803910026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8" office:value-type="float">
            <text:p>180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0" office:value-type="float">
            <text:p>380391002601010</text:p>
          </table:table-cell>
          <table:table-cell table:style-name="TL Metadata" table:number-columns-repeated="7"/>
          <table:table-cell ns41:value-type="string" table:style-name="ce42" office:value-type="string">
            <text:p>3803910026010102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9" office:value-type="float">
            <text:p>180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1" office:value-type="float">
            <text:p>3803910026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0" office:value-type="float">
            <text:p>180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2" office:value-type="float">
            <text:p>3803910026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1" office:value-type="float">
            <text:p>180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3" office:value-type="float">
            <text:p>3803910026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2" office:value-type="float">
            <text:p>180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4" office:value-type="float">
            <text:p>3803910026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3" office:value-type="float">
            <text:p>180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5" office:value-type="float">
            <text:p>3803910026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4" office:value-type="float">
            <text:p>180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6" office:value-type="float">
            <text:p>380391002601016</text:p>
          </table:table-cell>
          <table:table-cell table:style-name="TL Metadata" table:number-columns-repeated="7"/>
          <table:table-cell ns41:value-type="string" table:style-name="ce42" office:value-type="string">
            <text:p>3803910026010163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5" office:value-type="float">
            <text:p>180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7" office:value-type="float">
            <text:p>380391002601017</text:p>
          </table:table-cell>
          <table:table-cell table:style-name="TL Metadata" table:number-columns-repeated="7"/>
          <table:table-cell ns41:value-type="string" table:style-name="ce42" office:value-type="string">
            <text:p>3803910026010174 <text:s/>Hieronder twee en vijftig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6" office:value-type="float">
            <text:p>180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8" office:value-type="float">
            <text:p>380391002601018</text:p>
          </table:table-cell>
          <table:table-cell table:style-name="TL Metadata" table:number-columns-repeated="7"/>
          <table:table-cell ns41:value-type="string" table:style-name="ce42" office:value-type="string">
            <text:p>3803910026010185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7" office:value-type="float">
            <text:p>180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19" office:value-type="float">
            <text:p>3803910026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8" office:value-type="float">
            <text:p>180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0" office:value-type="float">
            <text:p>3803910026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9" office:value-type="float">
            <text:p>180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1" office:value-type="float">
            <text:p>38039100260102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0" office:value-type="float">
            <text:p>180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2" office:value-type="float">
            <text:p>3803910026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1" office:value-type="float">
            <text:p>180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3" office:value-type="float">
            <text:p>3803910026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2" office:value-type="float">
            <text:p>180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4" office:value-type="float">
            <text:p>3803910026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3" office:value-type="float">
            <text:p>180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5" office:value-type="float">
            <text:p>3803910026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4" office:value-type="float">
            <text:p>180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6" office:value-type="float">
            <text:p>3803910026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5" office:value-type="float">
            <text:p>180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7" office:value-type="float">
            <text:p>3803910026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6" office:value-type="float">
            <text:p>180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8" office:value-type="float">
            <text:p>3803910026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7" office:value-type="float">
            <text:p>180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29" office:value-type="float">
            <text:p>3803910026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8" office:value-type="float">
            <text:p>180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0" office:value-type="float">
            <text:p>3803910026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9" office:value-type="float">
            <text:p>180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1" office:value-type="float">
            <text:p>3803910026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0" office:value-type="float">
            <text:p>180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2" office:value-type="float">
            <text:p>3803910026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1" office:value-type="float">
            <text:p>180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3" office:value-type="float">
            <text:p>3803910026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2" office:value-type="float">
            <text:p>180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4" office:value-type="float">
            <text:p>3803910026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3" office:value-type="float">
            <text:p>180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5" office:value-type="float">
            <text:p>3803910026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4" office:value-type="float">
            <text:p>180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6" office:value-type="float">
            <text:p>3803910026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5" office:value-type="float">
            <text:p>180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7" office:value-type="float">
            <text:p>3803910026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6" office:value-type="float">
            <text:p>180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8" office:value-type="float">
            <text:p>3803910026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7" office:value-type="float">
            <text:p>180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39" office:value-type="float">
            <text:p>3803910026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8" office:value-type="float">
            <text:p>180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0" office:value-type="float">
            <text:p>38039100260104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9" office:value-type="float">
            <text:p>180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1" office:value-type="float">
            <text:p>38039100260104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0" office:value-type="float">
            <text:p>180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2" office:value-type="float">
            <text:p>38039100260104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1" office:value-type="float">
            <text:p>180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3" office:value-type="float">
            <text:p>38039100260104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2" office:value-type="float">
            <text:p>180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4" office:value-type="float">
            <text:p>38039100260104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3" office:value-type="float">
            <text:p>180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5" office:value-type="float">
            <text:p>38039100260104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4" office:value-type="float">
            <text:p>180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6" office:value-type="float">
            <text:p>38039100260104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5" office:value-type="float">
            <text:p>180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7" office:value-type="float">
            <text:p>38039100260104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6" office:value-type="float">
            <text:p>180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8" office:value-type="float">
            <text:p>38039100260104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7" office:value-type="float">
            <text:p>180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49" office:value-type="float">
            <text:p>38039100260104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8" office:value-type="float">
            <text:p>180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50" office:value-type="float">
            <text:p>38039100260105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9" office:value-type="float">
            <text:p>180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51" office:value-type="float">
            <text:p>38039100260105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0" office:value-type="float">
            <text:p>180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52" office:value-type="float">
            <text:p>38039100260105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1" office:value-type="float">
            <text:p>180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601053" office:value-type="float">
            <text:p>38039100260105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2" office:value-type="float">
            <text:p>180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01" office:value-type="float">
            <text:p>38039100270100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3" office:value-type="float">
            <text:p>180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02" office:value-type="float">
            <text:p>38039100270100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4" office:value-type="float">
            <text:p>180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03" office:value-type="float">
            <text:p>38039100270100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5" office:value-type="float">
            <text:p>180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04" office:value-type="float">
            <text:p>38039100270100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6" office:value-type="float">
            <text:p>180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05" office:value-type="float">
            <text:p>38039100270100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7" office:value-type="float">
            <text:p>180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06" office:value-type="float">
            <text:p>38039100270100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8" office:value-type="float">
            <text:p>180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07" office:value-type="float">
            <text:p>38039100270100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9" office:value-type="float">
            <text:p>180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08" office:value-type="float">
            <text:p>38039100270100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0" office:value-type="float">
            <text:p>180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09" office:value-type="float">
            <text:p>38039100270100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1" office:value-type="float">
            <text:p>180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0" office:value-type="float">
            <text:p>38039100270101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2" office:value-type="float">
            <text:p>180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1" office:value-type="float">
            <text:p>38039100270101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3" office:value-type="float">
            <text:p>180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2" office:value-type="float">
            <text:p>38039100270101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4" office:value-type="float">
            <text:p>180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3" office:value-type="float">
            <text:p>38039100270101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5" office:value-type="float">
            <text:p>180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4" office:value-type="float">
            <text:p>38039100270101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6" office:value-type="float">
            <text:p>180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5" office:value-type="float">
            <text:p>38039100270101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7" office:value-type="float">
            <text:p>180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6" office:value-type="float">
            <text:p>38039100270101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8" office:value-type="float">
            <text:p>180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7" office:value-type="float">
            <text:p>38039100270101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9" office:value-type="float">
            <text:p>180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8" office:value-type="float">
            <text:p>38039100270101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0" office:value-type="float">
            <text:p>180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19" office:value-type="float">
            <text:p>38039100270101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1" office:value-type="float">
            <text:p>180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0" office:value-type="float">
            <text:p>38039100270102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2" office:value-type="float">
            <text:p>180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1" office:value-type="float">
            <text:p>380391002701021</text:p>
          </table:table-cell>
          <table:table-cell table:style-name="TL Metadata" table:number-columns-repeated="7"/>
          <table:table-cell ns41:value-type="string" table:style-name="ce42" office:value-type="string">
            <text:p>3803910027010211 <text:s/>Hieronder een van onbekenden ouderdom.</text:p>
          </table:table-cell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3" office:value-type="float">
            <text:p>180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2" office:value-type="float">
            <text:p>38039100270102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4" office:value-type="float">
            <text:p>180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3" office:value-type="float">
            <text:p>38039100270102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5" office:value-type="float">
            <text:p>180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4" office:value-type="float">
            <text:p>38039100270102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6" office:value-type="float">
            <text:p>180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5" office:value-type="float">
            <text:p>38039100270102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7" office:value-type="float">
            <text:p>180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6" office:value-type="float">
            <text:p>38039100270102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8" office:value-type="float">
            <text:p>180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7" office:value-type="float">
            <text:p>38039100270102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9" office:value-type="float">
            <text:p>180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8" office:value-type="float">
            <text:p>38039100270102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0" office:value-type="float">
            <text:p>181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29" office:value-type="float">
            <text:p>38039100270102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1" office:value-type="float">
            <text:p>181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0" office:value-type="float">
            <text:p>380391002701030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2" office:value-type="float">
            <text:p>181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1" office:value-type="float">
            <text:p>380391002701031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3" office:value-type="float">
            <text:p>181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2" office:value-type="float">
            <text:p>380391002701032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4" office:value-type="float">
            <text:p>181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3" office:value-type="float">
            <text:p>380391002701033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5" office:value-type="float">
            <text:p>181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4" office:value-type="float">
            <text:p>380391002701034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6" office:value-type="float">
            <text:p>181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5" office:value-type="float">
            <text:p>380391002701035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7" office:value-type="float">
            <text:p>181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6" office:value-type="float">
            <text:p>380391002701036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8" office:value-type="float">
            <text:p>181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7" office:value-type="float">
            <text:p>380391002701037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9" office:value-type="float">
            <text:p>181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8" office:value-type="float">
            <text:p>380391002701038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10" office:value-type="float">
            <text:p>181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39" office:value-type="float">
            <text:p>380391002701039</text:p>
          </table:table-cell>
          <table:table-cell table:style-name="TL Metadata" table:number-columns-repeated="8"/>
          <table:table-cell ns41:value-type="string" table:style-name="ce42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11" office:value-type="float">
            <text:p>181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40" office:value-type="float">
            <text:p>380391002701040</text:p>
          </table:table-cell>
          <table:table-cell table:style-name="TL Metadata" table:number-columns-repeated="7"/>
          <table:table-cell ns41:value-type="string" table:style-name="ce42" office:value-type="string">
            <text:p>3803910027010402 <text:s/>Hieronder vijf en dertig van onbekenden ouderdom.</text:p>
          </table:table-cell>
          <table:table-cell ns41:value-type="string" table:style-name="ce42" office:value-type="string">
            <text:p>3803910027010403 <text:s/>Hieronder drie en zeventig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8112" office:value-type="float">
            <text:p>181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41" office:value-type="float">
            <text:p>380391002701041</text:p>
          </table:table-cell>
          <table:table-cell table:style-name="TL Metadata" table:number-columns-repeated="7"/>
          <table:table-cell ns41:value-type="string" table:style-name="ce42" office:value-type="string">
            <text:p>3803910027010414 <text:s/>Hieronder een en twintig van onbekenden ouderdom.</text:p>
          </table:table-cell>
          <table:table-cell ns41:value-type="string" table:style-name="ce42" office:value-type="string">
            <text:p>3803910027010415 <text:s/>Hieronder vijf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8113" office:value-type="float">
            <text:p>181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ce39" office:value="380391002701042" office:value-type="float">
            <text:p>380391002701042</text:p>
          </table:table-cell>
          <table:table-cell table:style-name="TL Metadata" table:number-columns-repeated="7"/>
          <table:table-cell ns41:value-type="string" table:style-name="ce42" office:value-type="string">
            <text:p>3803910027010426 <text:s/>Hieronder honderd vijf en dertig van onbekenden ouderdom.</text:p>
          </table:table-cell>
          <table:table-cell ns41:value-type="string" table:style-name="ce42" office:value-type="string">
            <text:p>3803910027010427 <text:s/>Hieronder zeven en negentig van onbekenden ouderdom.</text:p>
          </table:table-cell>
          <table:table-cell table:number-columns-repeated="1012"/>
        </table:table-row>
        <table:table-row table:style-name="ro4" table:number-rows-repeated="10476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volatile="true" style:name="N141P0">
      <number:text>Yes</number:text>
    </number:number-style>
    <number:number-style style:volatile="true" style:name="N141P1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volatile="true" style:name="N142P0">
      <number:text>True</number:text>
    </number:number-style>
    <number:number-style style:volatile="true" style:name="N142P1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volatile="true" style:name="N143P0">
      <number:text>On</number:text>
    </number:number-style>
    <number:number-style style:volatile="true" style:name="N143P1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volatile="true" style:name="N144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44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44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2:49</meta:creation-date>
    <dc:creator>Helpdesk</dc:creator>
    <dc:date>2004-12-20T18:21:31</dc:date>
    <meta:document-statistic meta:object-count="0" meta:cell-count="10705" meta:table-count="2"/>
    <meta:generator>ODFPY/1.3.0dev</meta:generator>
  </office:meta>
</office:document-meta>
</file>